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bdings" svg:font-family="Webdings"/>
  </office:font-face-decls>
  <office:automatic-styles>
    <style:style style:name="co1" style:family="table-column">
      <style:table-column-properties fo:break-before="auto" style:column-width="5.292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1.499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84cm" fo:break-before="auto" style:use-optimal-row-height="false"/>
    </style:style>
    <style:style style:name="ro9" style:family="table-row">
      <style:table-row-properties style:row-height="2.395cm" fo:break-before="auto" style:use-optimal-row-height="false"/>
    </style:style>
    <style:style style:name="ro10" style:family="table-row">
      <style:table-row-properties style:row-height="1.778cm" fo:break-before="auto" style:use-optimal-row-height="true"/>
    </style:style>
    <style:style style:name="ro11" style:family="table-row">
      <style:table-row-properties style:row-height="3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2" number:automatic-order="true">
      <number:month number:style="long"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fo:color="#9400d3" fo:font-size="16pt" fo:font-style="italic" fo:font-weight="bold" style:font-size-asian="16pt" style:font-style-asian="italic" style:font-size-complex="16pt" style:font-style-complex="italic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fo:color="#0000ff" fo:font-size="12pt" fo:font-weight="bold" style:font-size-asian="12pt" style:font-size-complex="12pt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#48d1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ff" style:cell-protect="protected" style:print-content="true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32">
      <style:table-cell-properties style:glyph-orientation-vertical="0" style:cell-protect="protected" style:print-content="true" style:text-align-source="fix" style:repeat-content="false" fo:background-color="transparent" fo:wrap-option="no-wrap" fo:border="0.06pt solid #000000" style:direction="ltr" style:rotation-angle="0" style:rotation-align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 fo:border="none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="none"/>
      <style:text-properties fo:font-size="12pt" style:font-size-asian="12pt" style:font-size-complex="12pt"/>
    </style:style>
    <style:style style:name="ce88" style:family="table-cell" style:parent-style-name="Default">
      <style:table-cell-properties style:cell-protect="protected" style:print-content="true" fo:background-color="transparent" style:vertical-align="middle"/>
      <style:text-properties fo:color="#0000ff" fo:font-size="12pt" style:font-size-asian="12pt" style:font-size-complex="12pt"/>
    </style:style>
    <style:style style:name="ce89" style:family="table-cell" style:parent-style-name="Default" style:data-style-name="N198">
      <style:table-cell-properties fo:background-color="#ff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14" style:family="table-cell" style:parent-style-name="Default" style:data-style-name="N197">
      <style:table-cell-properties fo:background-color="#48d1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15" style:family="table-cell" style:parent-style-name="Default" style:data-style-name="N197">
      <style:table-cell-properties fo:background-color="#ffffff" style:cell-protect="protected" style:print-content="true" style:text-align-source="fix" style:repeat-content="false"/>
      <style:paragraph-properties fo:text-align="center" fo:margin-left="0cm"/>
      <style:text-properties fo:color="#000000" fo:font-size="12pt" style:font-size-asian="12pt" style:font-size-complex="12pt"/>
    </style:style>
    <style:style style:name="ce24" style:family="table-cell" style:parent-style-name="Default">
      <style:table-cell-properties style:glyph-orientation-vertical="0" fo:background-color="#ff6633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Default">
      <style:table-cell-properties fo:background-color="#81aca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size-complex="12pt"/>
    </style:style>
    <style:style style:name="ce94" style:family="table-cell" style:parent-style-name="Default">
      <style:table-cell-properties fo:background-color="#00ffff"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direction="ttb" style:rotation-angle="90" style:rotation-align="bottom" style:shrink-to-fit="true" style:vertical-align="middle"/>
      <style:paragraph-properties fo:text-align="center" fo:margin-left="0cm"/>
      <style:text-properties fo:color="#333333" style:font-name="Arial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ackground-color="#00ffff" fo:border="none"/>
      <style:text-properties fo:font-size="12pt" style:font-size-asian="12pt" style:font-size-complex="12pt"/>
    </style:style>
    <style:style style:name="ce13" style:family="table-cell" style:parent-style-name="Default" style:data-style-name="N198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1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ackground-color="#ffcc99"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ackground-color="#00ffff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direction="ttb" style:rotation-angle="90" style:rotation-align="bottom" style:shrink-to-fit="true" style:vertical-align="middle"/>
      <style:paragraph-properties fo:text-align="center" fo:margin-left="0cm"/>
      <style:text-properties fo:color="#ffffff" style:font-name="Arial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style:cell-protect="none" style:print-content="true" fo:border="none"/>
      <style:text-properties fo:font-size="12pt" style:font-size-asian="12pt" style:font-size-complex="12pt"/>
    </style:style>
    <style:style style:name="ce1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size-complex="12pt"/>
    </style:style>
    <style:style style:name="ce112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9966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size-complex="12pt"/>
    </style:style>
    <style:style style:name="ce30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#687ec5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fo:background-color="transparent" fo:border="non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 style:data-style-name="N0">
      <style:table-cell-properties fo:background-color="#faebd7" style:cell-protect="none" style:print-content="true" style:text-align-source="fix" style:repeat-content="false" style:vertical-align="middle"/>
      <style:paragraph-properties fo:text-align="center" fo:margin-left="0cm"/>
      <style:text-properties fo:color="#0000f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ce34" style:family="table-cell" style:parent-style-name="Default" style:data-style-name="N202">
      <style:table-cell-properties fo:background-color="#ffff99" style:cell-protect="protected" style:print-content="true" style:text-align-source="fix" style:repeat-content="false" style:vertical-align="middle"/>
      <style:paragraph-properties fo:text-align="center" fo:margin-left="0cm"/>
      <style:text-properties fo:color="#0000ff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ttb" style:rotation-angle="90" style:rotation-align="bottom" style:shrink-to-fit="tru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style:font-size-asian="12pt" style:font-size-complex="12pt"/>
    </style:style>
    <style:style style:name="ce133" style:family="table-cell" style:parent-style-name="Default">
      <style:table-cell-properties style:cell-protect="protected" style:print-content="true" fo:background-color="transparent" style:vertical-align="middle"/>
      <style:text-properties fo:color="#0000ff" fo:font-size="12pt" fo:font-weight="bold" style:font-size-asian="12pt" style:font-size-complex="12pt"/>
    </style:style>
    <style:style style:name="ce12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 style:data-style-name="N37">
      <style:table-cell-properties style:text-align-source="fix" style:repeat-content="false" fo:background-color="transparent" fo:border="0.06pt solid #000000" style:direction="ttb" style:rotation-angle="90" style:rotation-align="bottom" style:shrink-to-fit="true" style:vertical-align="middle"/>
      <style:paragraph-properties fo:text-align="center" fo:margin-left="0cm"/>
      <style:text-properties fo:color="#ffffff" style:font-name="Arial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" style:family="table-cell" style:parent-style-name="Default">
      <style:table-cell-properties style:cell-protect="none" style:print-content="true" fo:background-color="transparent" fo:border="none"/>
      <style:text-properties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style:cell-protect="none" style:print-content="true" fo:background-color="transparent" fo:border="none"/>
      <style:text-properties fo:font-size="12pt" style:font-size-asian="12pt" style:font-size-complex="12pt"/>
    </style:style>
    <style:style style:name="ce42" style:family="table-cell" style:parent-style-name="Default" style:data-style-name="N19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" style:family="table-cell" style:parent-style-name="Default">
      <style:table-cell-properties fo:background-color="transparent" fo:border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transparent" fo:border="none"/>
      <style:text-properties style:font-name="Times New Roman" fo:font-size="12pt" style:font-size-asian="12pt" style:font-size-complex="12pt"/>
    </style:style>
    <style:style style:name="ce4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2pt" fo:font-weight="bold" style:font-size-asian="12pt" style:font-size-complex="12pt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transparent" fo:border="none"/>
      <style:text-properties fo:color="#7da647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ffff" style:font-name="Arial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direction="ttb" style:rotation-angle="90" style:rotation-align="bottom" style:shrink-to-fit="true" style:vertical-align="middle"/>
      <style:paragraph-properties fo:text-align="center" fo:margin-left="0cm"/>
      <style:text-properties fo:color="#006600" style:font-name="Arial"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 style:data-style-name="N19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" style:family="table-cell" style:parent-style-name="Default" style:data-style-name="N19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5" style:family="table-cell" style:parent-style-name="Default">
      <style:table-cell-properties fo:background-color="transparent" fo:border="0.06pt solid #000000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>
      <style:table-cell-properties fo:background-color="#ffffff" fo:border="0.06pt solid #000000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>
      <style:table-cell-properties fo:background-color="#98fb98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197">
      <style:table-cell-properties fo:background-color="#98fb98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15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size-complex="12pt"/>
    </style:style>
    <style:style style:name="ce1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58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ackground-color="#687ec5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6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63" style:family="table-cell" style:parent-style-name="Default" style:data-style-name="N198">
      <style:table-cell-properties fo:background-color="#778899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164" style:family="table-cell" style:parent-style-name="Default" style:data-style-name="N197">
      <style:table-cell-properties fo:background-color="#778899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165" style:family="table-cell" style:parent-style-name="Default" style:data-style-name="N197">
      <style:table-cell-properties fo:background-color="#778899" style:cell-protect="protected" style:print-content="true" style:text-align-source="fix" style:repeat-content="false"/>
      <style:paragraph-properties fo:text-align="center" fo:margin-left="0cm"/>
      <style:text-properties fo:color="#000000" fo:font-size="12pt" style:font-size-asian="12pt" style:font-size-complex="12pt"/>
    </style:style>
    <style:style style:name="ce59" style:family="table-cell" style:parent-style-name="Default">
      <style:table-cell-properties style:vertical-align="middle"/>
    </style:style>
    <style:style style:name="ce60" style:family="table-cell" style:parent-style-name="Default">
      <style:table-cell-properties fo:background-color="#f2cbf8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97">
      <style:table-cell-properties fo:background-color="#f2cbf8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62" style:family="table-cell" style:parent-style-name="Default">
      <style:table-cell-properties fo:background-color="#fde9a9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197">
      <style:table-cell-properties fo:background-color="#fde9a9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1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Webdings" fo:font-size="42pt" style:font-name-asian="Webdings" style:font-size-asian="42pt" style:font-name-complex="Webdings" style:font-size-complex="42pt"/>
    </style:style>
    <style:style style:name="ce161" style:family="table-cell" style:parent-style-name="Default" style:data-style-name="N37">
      <style:table-cell-properties style:text-align-source="fix" style:repeat-content="false" fo:background-color="transparent" fo:border="0.06pt solid #000000" style:direction="ttb" style:rotation-angle="90" style:rotation-align="bottom" style:shrink-to-fit="true" style:vertical-align="middle"/>
      <style:paragraph-properties fo:text-align="center" fo:margin-left="0cm"/>
      <style:text-properties style:use-window-font-color="true" style:font-name="Arial" fo:font-size="12pt" fo:font-weight="normal" style:font-size-asian="12pt" style:font-weight-asian="normal" style:font-size-complex="12pt" style:font-weight-complex="normal"/>
    </style:style>
    <style:style style:name="ce176" style:family="table-cell" style:parent-style-name="Default">
      <style:table-cell-properties fo:background-color="#00ffff" style:text-align-source="fix" style:repeat-content="false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77" style:family="table-cell" style:parent-style-name="Default">
      <style:table-cell-properties fo:background-color="#00ffff"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ackground-color="#ffd74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197">
      <style:table-cell-properties fo:background-color="#ffd74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66" style:family="table-cell" style:parent-style-name="Default">
      <style:table-cell-properties fo:background-color="#43c33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197">
      <style:table-cell-properties fo:background-color="#43c33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68" style:family="table-cell" style:parent-style-name="Default">
      <style:table-cell-properties fo:background-color="#fc5c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197">
      <style:table-cell-properties fo:background-color="#fc5c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70" style:family="table-cell" style:parent-style-name="Default">
      <style:table-cell-properties fo:background-color="#63bbee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197">
      <style:table-cell-properties fo:background-color="#63bbee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95" style:family="table-cell" style:parent-style-name="Default">
      <style:table-cell-properties fo:background-color="#00ffff"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>
      <style:table-cell-properties fo:background-color="#bdbdb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197">
      <style:table-cell-properties fo:background-color="#bdbdb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74" style:family="table-cell" style:parent-style-name="Default">
      <style:table-cell-properties fo:background-color="#fff176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97">
      <style:table-cell-properties fo:background-color="#fff176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76" style:family="table-cell" style:parent-style-name="Default">
      <style:table-cell-properties fo:background-color="#76ff03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197">
      <style:table-cell-properties fo:background-color="#76ff03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78" style:family="table-cell" style:parent-style-name="Default">
      <style:table-cell-properties fo:background-color="#ff5252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97">
      <style:table-cell-properties fo:background-color="#ff5252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Février.G1">
          <table:help-message table:title="Inscrire l'année au format NNNN" table:display="true">
            <text:p>ex : 2019</text:p>
          </table:help-message>
          <table:error-message table:message-type="stop" table:display="true"/>
        </table:content-validation>
        <table:content-validation table:name="val2" table:base-cell-address="Février.A1">
          <table:help-message table:title="tapez ici la date 01/01/......." table:display="true">
            <text:p>tapez ici la date 01/01/.......</text:p>
          </table:help-message>
          <table:error-message table:message-type="stop" table:display="true"/>
        </table:content-validation>
      </table:content-validations>
      <table:table table:name="Janvier" table:style-name="ta1" table:print-ranges="Janvier.A1:Janvier.AF17">
        <table:table-column table:style-name="co1" table:default-cell-style-name="ce11"/>
        <table:table-column table:style-name="co2" table:number-columns-repeated="31" table:default-cell-style-name="ce11"/>
        <table:table-column table:style-name="co3" table:number-columns-repeated="992" table:default-cell-style-name="ce11"/>
        <table:table-row table:style-name="ro1">
          <table:table-cell table:style-name="ce1" office:value-type="string" calcext:value-type="string" table:number-columns-spanned="6" table:number-rows-spanned="2">
            <text:p>D E S I D E R A T A</text:p>
            <text:p>CCPD TOURNAI</text:p>
          </table:table-cell>
          <table:covered-table-cell table:number-columns-repeated="5" table:style-name="ce88"/>
          <table:table-cell table:style-name="ce33" table:content-validation-name="val1" office:value-type="float" office:value="2026" calcext:value-type="float" table:number-columns-spanned="7" table:number-rows-spanned="2">
            <text:p>2026</text:p>
          </table:table-cell>
          <table:covered-table-cell table:style-name="ce88"/>
          <table:covered-table-cell table:number-columns-repeated="5" table:style-name="ce133"/>
          <table:table-cell table:style-name="ce42" table:number-columns-repeated="19"/>
          <table:table-cell table:style-name="ce53"/>
          <table:table-cell table:style-name="ce55" table:number-columns-repeated="991"/>
        </table:table-row>
        <table:table-row table:style-name="ro1">
          <table:covered-table-cell table:style-name="ce2"/>
          <table:covered-table-cell table:number-columns-repeated="5" table:style-name="ce88"/>
          <table:covered-table-cell table:style-name="ce34" table:content-validation-name="val2"/>
          <table:covered-table-cell table:style-name="ce88"/>
          <table:covered-table-cell table:number-columns-repeated="5" table:style-name="ce133"/>
          <table:table-cell table:style-name="ce42" table:number-columns-repeated="19"/>
          <table:table-cell table:style-name="ce53"/>
          <table:table-cell table:style-name="ce55" table:number-columns-repeated="991"/>
        </table:table-row>
        <table:table-row table:style-name="ro2">
          <table:table-cell table:style-name="ce3"/>
          <table:table-cell table:style-name="ce89" table:formula="of:=TEXT([.B4];&quot;NN&quot;)" office:value-type="string" office:string-value="jeu." calcext:value-type="string">
            <text:p>jeu.</text:p>
          </table:table-cell>
          <table:table-cell table:style-name="ce13" table:formula="of:=TEXT([.C4];&quot;NN&quot;)" office:value-type="string" office:string-value="ven." calcext:value-type="string">
            <text:p>ven.</text:p>
          </table:table-cell>
          <table:table-cell table:style-name="ce13" table:formula="of:=TEXT([.D4];&quot;NN&quot;)" office:value-type="string" office:string-value="sam." calcext:value-type="string">
            <text:p>sam.</text:p>
          </table:table-cell>
          <table:table-cell table:style-name="ce13" table:formula="of:=TEXT([.E4];&quot;NN&quot;)" office:value-type="string" office:string-value="dim." calcext:value-type="string">
            <text:p>dim.</text:p>
          </table:table-cell>
          <table:table-cell table:style-name="ce13" table:formula="of:=TEXT([.F4];&quot;NN&quot;)" office:value-type="string" office:string-value="lun." calcext:value-type="string">
            <text:p>lun.</text:p>
          </table:table-cell>
          <table:table-cell table:style-name="ce13" table:formula="of:=TEXT([.G4];&quot;NN&quot;)" office:value-type="string" office:string-value="mar." calcext:value-type="string">
            <text:p>mar.</text:p>
          </table:table-cell>
          <table:table-cell table:style-name="ce13" table:formula="of:=TEXT([.H4];&quot;NN&quot;)" office:value-type="string" office:string-value="mer." calcext:value-type="string">
            <text:p>mer.</text:p>
          </table:table-cell>
          <table:table-cell table:style-name="ce13" table:formula="of:=TEXT([.I4];&quot;NN&quot;)" office:value-type="string" office:string-value="jeu." calcext:value-type="string">
            <text:p>jeu.</text:p>
          </table:table-cell>
          <table:table-cell table:style-name="ce13" table:formula="of:=TEXT([.J4];&quot;NN&quot;)" office:value-type="string" office:string-value="ven." calcext:value-type="string">
            <text:p>ven.</text:p>
          </table:table-cell>
          <table:table-cell table:style-name="ce13" table:formula="of:=TEXT([.K4];&quot;NN&quot;)" office:value-type="string" office:string-value="sam." calcext:value-type="string">
            <text:p>sam.</text:p>
          </table:table-cell>
          <table:table-cell table:style-name="ce13" table:formula="of:=TEXT([.L4];&quot;NN&quot;)" office:value-type="string" office:string-value="dim." calcext:value-type="string">
            <text:p>dim.</text:p>
          </table:table-cell>
          <table:table-cell table:style-name="ce13" table:formula="of:=TEXT([.M4];&quot;NN&quot;)" office:value-type="string" office:string-value="lun." calcext:value-type="string">
            <text:p>lun.</text:p>
          </table:table-cell>
          <table:table-cell table:style-name="ce13" table:formula="of:=TEXT([.N4];&quot;NN&quot;)" office:value-type="string" office:string-value="mar." calcext:value-type="string">
            <text:p>mar.</text:p>
          </table:table-cell>
          <table:table-cell table:style-name="ce13" table:formula="of:=TEXT([.O4];&quot;NN&quot;)" office:value-type="string" office:string-value="mer." calcext:value-type="string">
            <text:p>mer.</text:p>
          </table:table-cell>
          <table:table-cell table:style-name="ce13" table:formula="of:=TEXT([.P4];&quot;NN&quot;)" office:value-type="string" office:string-value="jeu." calcext:value-type="string">
            <text:p>jeu.</text:p>
          </table:table-cell>
          <table:table-cell table:style-name="ce13" table:formula="of:=TEXT([.Q4];&quot;NN&quot;)" office:value-type="string" office:string-value="ven." calcext:value-type="string">
            <text:p>ven.</text:p>
          </table:table-cell>
          <table:table-cell table:style-name="ce13" table:formula="of:=TEXT([.R4];&quot;NN&quot;)" office:value-type="string" office:string-value="sam." calcext:value-type="string">
            <text:p>sam.</text:p>
          </table:table-cell>
          <table:table-cell table:style-name="ce13" table:formula="of:=TEXT([.S4];&quot;NN&quot;)" office:value-type="string" office:string-value="dim." calcext:value-type="string">
            <text:p>dim.</text:p>
          </table:table-cell>
          <table:table-cell table:style-name="ce13" table:formula="of:=TEXT([.T4];&quot;NN&quot;)" office:value-type="string" office:string-value="lun." calcext:value-type="string">
            <text:p>lun.</text:p>
          </table:table-cell>
          <table:table-cell table:style-name="ce13" table:formula="of:=TEXT([.U4];&quot;NN&quot;)" office:value-type="string" office:string-value="mar." calcext:value-type="string">
            <text:p>mar.</text:p>
          </table:table-cell>
          <table:table-cell table:style-name="ce13" table:formula="of:=TEXT([.V4];&quot;NN&quot;)" office:value-type="string" office:string-value="mer." calcext:value-type="string">
            <text:p>mer.</text:p>
          </table:table-cell>
          <table:table-cell table:style-name="ce13" table:formula="of:=TEXT([.W4];&quot;NN&quot;)" office:value-type="string" office:string-value="jeu." calcext:value-type="string">
            <text:p>jeu.</text:p>
          </table:table-cell>
          <table:table-cell table:style-name="ce13" table:formula="of:=TEXT([.X4];&quot;NN&quot;)" office:value-type="string" office:string-value="ven." calcext:value-type="string">
            <text:p>ven.</text:p>
          </table:table-cell>
          <table:table-cell table:style-name="ce13" table:formula="of:=TEXT([.Y4];&quot;NN&quot;)" office:value-type="string" office:string-value="sam." calcext:value-type="string">
            <text:p>sam.</text:p>
          </table:table-cell>
          <table:table-cell table:style-name="ce13" table:formula="of:=TEXT([.Z4];&quot;NN&quot;)" office:value-type="string" office:string-value="dim." calcext:value-type="string">
            <text:p>dim.</text:p>
          </table:table-cell>
          <table:table-cell table:style-name="ce13" table:formula="of:=TEXT([.AA4];&quot;NN&quot;)" office:value-type="string" office:string-value="lun." calcext:value-type="string">
            <text:p>lun.</text:p>
          </table:table-cell>
          <table:table-cell table:style-name="ce13" table:formula="of:=TEXT([.AB4];&quot;NN&quot;)" office:value-type="string" office:string-value="mar." calcext:value-type="string">
            <text:p>mar.</text:p>
          </table:table-cell>
          <table:table-cell table:style-name="ce13" table:formula="of:=TEXT([.AC4];&quot;NN&quot;)" office:value-type="string" office:string-value="mer." calcext:value-type="string">
            <text:p>mer.</text:p>
          </table:table-cell>
          <table:table-cell table:style-name="ce13" table:formula="of:=TEXT([.AD4];&quot;NN&quot;)" office:value-type="string" office:string-value="jeu." calcext:value-type="string">
            <text:p>jeu.</text:p>
          </table:table-cell>
          <table:table-cell table:style-name="ce13" table:formula="of:=TEXT([.AE4];&quot;NN&quot;)" office:value-type="string" office:string-value="ven." calcext:value-type="string">
            <text:p>ven.</text:p>
          </table:table-cell>
          <table:table-cell table:style-name="ce13" table:formula="of:=TEXT([.AF4];&quot;NN&quot;)" office:value-type="string" office:string-value="sam." calcext:value-type="string">
            <text:p>sam.</text:p>
          </table:table-cell>
          <table:table-cell table:style-name="ce53"/>
          <table:table-cell table:style-name="ce16" table:number-columns-repeated="991"/>
        </table:table-row>
        <table:table-row table:style-name="ro2">
          <table:table-cell table:style-name="ce4" office:value-type="string" calcext:value-type="string">
            <text:p>JANVIER</text:p>
          </table:table-cell>
          <table:table-cell table:style-name="ce14" table:formula="of:=DATE([.G1];1;1)" office:value-type="date" office:date-value="2026-01-01" calcext:value-type="date">
            <text:p>01</text:p>
          </table:table-cell>
          <table:table-cell table:style-name="ce14" table:formula="of:=[.B4]+1" office:value-type="date" office:date-value="2026-01-02" calcext:value-type="date">
            <text:p>02</text:p>
          </table:table-cell>
          <table:table-cell table:style-name="ce14" table:formula="of:=[.C4]+1" office:value-type="date" office:date-value="2026-01-03" calcext:value-type="date">
            <text:p>03</text:p>
          </table:table-cell>
          <table:table-cell table:style-name="ce14" table:formula="of:=[.D4]+1" office:value-type="date" office:date-value="2026-01-04" calcext:value-type="date">
            <text:p>04</text:p>
          </table:table-cell>
          <table:table-cell table:style-name="ce14" table:formula="of:=[.E4]+1" office:value-type="date" office:date-value="2026-01-05" calcext:value-type="date">
            <text:p>05</text:p>
          </table:table-cell>
          <table:table-cell table:style-name="ce14" table:formula="of:=[.F4]+1" office:value-type="date" office:date-value="2026-01-06" calcext:value-type="date">
            <text:p>06</text:p>
          </table:table-cell>
          <table:table-cell table:style-name="ce14" table:formula="of:=[.G4]+1" office:value-type="date" office:date-value="2026-01-07" calcext:value-type="date">
            <text:p>07</text:p>
          </table:table-cell>
          <table:table-cell table:style-name="ce14" table:formula="of:=[.H4]+1" office:value-type="date" office:date-value="2026-01-08" calcext:value-type="date">
            <text:p>08</text:p>
          </table:table-cell>
          <table:table-cell table:style-name="ce14" table:formula="of:=[.I4]+1" office:value-type="date" office:date-value="2026-01-09" calcext:value-type="date">
            <text:p>09</text:p>
          </table:table-cell>
          <table:table-cell table:style-name="ce14" table:formula="of:=[.J4]+1" office:value-type="date" office:date-value="2026-01-10" calcext:value-type="date">
            <text:p>10</text:p>
          </table:table-cell>
          <table:table-cell table:style-name="ce14" table:formula="of:=[.K4]+1" office:value-type="date" office:date-value="2026-01-11" calcext:value-type="date">
            <text:p>11</text:p>
          </table:table-cell>
          <table:table-cell table:style-name="ce14" table:formula="of:=[.L4]+1" office:value-type="date" office:date-value="2026-01-12" calcext:value-type="date">
            <text:p>12</text:p>
          </table:table-cell>
          <table:table-cell table:style-name="ce14" table:formula="of:=[.M4]+1" office:value-type="date" office:date-value="2026-01-13" calcext:value-type="date">
            <text:p>13</text:p>
          </table:table-cell>
          <table:table-cell table:style-name="ce14" table:formula="of:=[.N4]+1" office:value-type="date" office:date-value="2026-01-14" calcext:value-type="date">
            <text:p>14</text:p>
          </table:table-cell>
          <table:table-cell table:style-name="ce14" table:formula="of:=[.O4]+1" office:value-type="date" office:date-value="2026-01-15" calcext:value-type="date">
            <text:p>15</text:p>
          </table:table-cell>
          <table:table-cell table:style-name="ce14" table:formula="of:=[.P4]+1" office:value-type="date" office:date-value="2026-01-16" calcext:value-type="date">
            <text:p>16</text:p>
          </table:table-cell>
          <table:table-cell table:style-name="ce14" table:formula="of:=[.Q4]+1" office:value-type="date" office:date-value="2026-01-17" calcext:value-type="date">
            <text:p>17</text:p>
          </table:table-cell>
          <table:table-cell table:style-name="ce14" table:formula="of:=[.R4]+1" office:value-type="date" office:date-value="2026-01-18" calcext:value-type="date">
            <text:p>18</text:p>
          </table:table-cell>
          <table:table-cell table:style-name="ce14" table:formula="of:=[.S4]+1" office:value-type="date" office:date-value="2026-01-19" calcext:value-type="date">
            <text:p>19</text:p>
          </table:table-cell>
          <table:table-cell table:style-name="ce14" table:formula="of:=[.T4]+1" office:value-type="date" office:date-value="2026-01-20" calcext:value-type="date">
            <text:p>20</text:p>
          </table:table-cell>
          <table:table-cell table:style-name="ce14" table:formula="of:=[.U4]+1" office:value-type="date" office:date-value="2026-01-21" calcext:value-type="date">
            <text:p>21</text:p>
          </table:table-cell>
          <table:table-cell table:style-name="ce14" table:formula="of:=[.V4]+1" office:value-type="date" office:date-value="2026-01-22" calcext:value-type="date">
            <text:p>22</text:p>
          </table:table-cell>
          <table:table-cell table:style-name="ce14" table:formula="of:=[.W4]+1" office:value-type="date" office:date-value="2026-01-23" calcext:value-type="date">
            <text:p>23</text:p>
          </table:table-cell>
          <table:table-cell table:style-name="ce14" table:formula="of:=[.X4]+1" office:value-type="date" office:date-value="2026-01-24" calcext:value-type="date">
            <text:p>24</text:p>
          </table:table-cell>
          <table:table-cell table:style-name="ce14" table:formula="of:=[.Y4]+1" office:value-type="date" office:date-value="2026-01-25" calcext:value-type="date">
            <text:p>25</text:p>
          </table:table-cell>
          <table:table-cell table:style-name="ce14" table:formula="of:=[.Z4]+1" office:value-type="date" office:date-value="2026-01-26" calcext:value-type="date">
            <text:p>26</text:p>
          </table:table-cell>
          <table:table-cell table:style-name="ce14" table:formula="of:=[.AA4]+1" office:value-type="date" office:date-value="2026-01-27" calcext:value-type="date">
            <text:p>27</text:p>
          </table:table-cell>
          <table:table-cell table:style-name="ce14" table:formula="of:=[.AB4]+1" office:value-type="date" office:date-value="2026-01-28" calcext:value-type="date">
            <text:p>28</text:p>
          </table:table-cell>
          <table:table-cell table:style-name="ce14" table:formula="of:=[.AC4]+1" office:value-type="date" office:date-value="2026-01-29" calcext:value-type="date">
            <text:p>29</text:p>
          </table:table-cell>
          <table:table-cell table:style-name="ce14" table:formula="of:=[.AD4]+1" office:value-type="date" office:date-value="2026-01-30" calcext:value-type="date">
            <text:p>30</text:p>
          </table:table-cell>
          <table:table-cell table:style-name="ce14" table:formula="of:=[.AE4]+1" office:value-type="date" office:date-value="2026-01-31" calcext:value-type="date">
            <text:p>31</text:p>
          </table:table-cell>
          <table:table-cell table:style-name="ce53"/>
          <table:table-cell table:style-name="ce16" table:number-columns-repeated="991"/>
        </table:table-row>
        <table:table-row table:style-name="ro3">
          <table:table-cell table:style-name="ce5"/>
          <table:table-cell table:style-name="ce15" table:number-columns-repeated="31"/>
          <table:table-cell table:style-name="ce54"/>
          <table:table-cell table:style-name="ce56" table:number-columns-repeated="991"/>
        </table:table-row>
        <table:table-row table:style-name="ro4">
          <table:table-cell table:style-name="ce6" office:value-type="string" calcext:value-type="string">
            <text:p>MOREAU Philippe</text:p>
          </table:table-cell>
          <table:table-cell table:style-name="ce24" office:value-type="string" calcext:value-type="string">
            <office:annotation draw:style-name="gr1" draw:text-style-name="P2" svg:width="2.899cm" svg:height="1.799cm" svg:x="7.251cm" svg:y="1.444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124"/>
          <table:table-cell table:number-columns-repeated="2" table:style-name="ce120" office:value-type="string" calcext:value-type="string">
            <text:p>RH</text:p>
          </table:table-cell>
          <table:table-cell table:style-name="ce124" table:number-columns-repeated="3"/>
          <table:table-cell table:style-name="ce127" table:number-columns-repeated="2"/>
          <table:table-cell table:number-columns-repeated="2" table:style-name="ce120" office:value-type="string" calcext:value-type="string">
            <text:p>RH</text:p>
          </table:table-cell>
          <table:table-cell table:style-name="ce124" table:number-columns-repeated="3"/>
          <table:table-cell table:style-name="ce127" table:number-columns-repeated="2"/>
          <table:table-cell table:number-columns-repeated="2" table:style-name="ce120" office:value-type="string" calcext:value-type="string">
            <text:p>RH</text:p>
          </table:table-cell>
          <table:table-cell table:style-name="ce124" table:number-columns-repeated="3"/>
          <table:table-cell table:style-name="ce127" table:number-columns-repeated="2"/>
          <table:table-cell table:number-columns-repeated="2" table:style-name="ce120" office:value-type="string" calcext:value-type="string">
            <text:p>RH</text:p>
          </table:table-cell>
          <table:table-cell table:style-name="ce124" table:number-columns-repeated="3"/>
          <table:table-cell table:style-name="ce127" table:number-columns-repeated="2"/>
          <table:table-cell table:style-name="ce120" office:value-type="string" calcext:value-type="string">
            <text:p>RH</text:p>
          </table:table-cell>
          <table:table-cell table:style-name="ce16" table:number-columns-repeated="992"/>
        </table:table-row>
        <table:table-row table:style-name="ro4">
          <table:table-cell table:style-name="ce6" office:value-type="string" calcext:value-type="string">
            <text:p>DEMERVAL Coralie</text:p>
          </table:table-cell>
          <table:table-cell table:style-name="ce28" office:value-type="string" calcext:value-type="string">
            <office:annotation draw:style-name="gr1" draw:text-style-name="P2" svg:width="2.899cm" svg:height="1.799cm" svg:x="7.251cm" svg:y="2.285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RC</text:p>
          </table:table-cell>
          <table:table-cell table:style-name="ce24" office:value-type="string" calcext:value-type="string">
            <office:annotation draw:style-name="gr1" draw:text-style-name="P2" svg:width="2.899cm" svg:height="1.799cm" svg:x="8.611cm" svg:y="2.285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number-columns-repeated="2" table:style-name="ce120" office:value-type="string" calcext:value-type="string">
            <text:p>RH</text:p>
          </table:table-cell>
          <table:table-cell table:number-columns-repeated="5" table:style-name="ce125" office:value-type="string" calcext:value-type="string">
            <text:p>J</text:p>
          </table:table-cell>
          <table:table-cell table:number-columns-repeated="2" table:style-name="ce120" office:value-type="string" calcext:value-type="string">
            <text:p>RH</text:p>
          </table:table-cell>
          <table:table-cell table:number-columns-repeated="5" table:style-name="ce125" office:value-type="string" calcext:value-type="string">
            <text:p>J</text:p>
          </table:table-cell>
          <table:table-cell table:number-columns-repeated="2" table:style-name="ce120" office:value-type="string" calcext:value-type="string">
            <text:p>RH</text:p>
          </table:table-cell>
          <table:table-cell table:number-columns-repeated="5" table:style-name="ce125" office:value-type="string" calcext:value-type="string">
            <text:p>J</text:p>
          </table:table-cell>
          <table:table-cell table:number-columns-repeated="2" table:style-name="ce120" office:value-type="string" calcext:value-type="string">
            <text:p>RH</text:p>
          </table:table-cell>
          <table:table-cell table:number-columns-repeated="5" table:style-name="ce125" office:value-type="string" calcext:value-type="string">
            <text:p>J</text:p>
          </table:table-cell>
          <table:table-cell table:style-name="ce120" office:value-type="string" calcext:value-type="string">
            <text:p>RH</text:p>
          </table:table-cell>
          <table:table-cell table:style-name="ce16" table:number-columns-repeated="992"/>
        </table:table-row>
        <table:table-row table:style-name="ro4">
          <table:table-cell table:style-name="ce6" office:value-type="string" calcext:value-type="string">
            <text:p>LOIN Bruno</text:p>
          </table:table-cell>
          <table:table-cell table:style-name="ce28" office:value-type="string" calcext:value-type="string">
            <text:p>RC</text:p>
          </table:table-cell>
          <table:table-cell table:style-name="ce25" office:value-type="string" calcext:value-type="string">
            <office:annotation draw:style-name="gr1" draw:text-style-name="P2" svg:width="2.899cm" svg:height="1.799cm" svg:x="8.611cm" svg:y="3.126cm" draw:caption-point-x="-0.609cm" draw:caption-point-y="1.511cm">
              <dc:date>2024-02-21T00:00:00</dc:date>
              <text:p text:style-name="P1"><text:span text:style-name="T1">Journée Non Cotée (récupération horaire)</text:span></text:p>
            </office:annotation>
            <text:p>NC</text:p>
          </table:table-cell>
          <table:table-cell table:number-columns-repeated="2" table:style-name="ce120" office:value-type="string" calcext:value-type="string">
            <text:p>RH</text:p>
          </table:table-cell>
          <table:table-cell table:style-name="ce102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102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20" office:value-type="string" calcext:value-type="string">
            <text:p>RH</text:p>
          </table:table-cell>
          <table:table-cell table:style-name="ce25" office:value-type="string" calcext:value-type="string">
            <office:annotation draw:style-name="gr1" draw:text-style-name="P2" svg:width="2.899cm" svg:height="1.799cm" svg:x="22.21cm" svg:y="3.126cm" draw:caption-point-x="-0.609cm" draw:caption-point-y="1.511cm">
              <dc:date>2024-02-21T00:00:00</dc:date>
              <text:p text:style-name="P1"><text:span text:style-name="T1">Journée Non Cotée (récupération horaire)</text:span></text:p>
            </office:annotation>
            <text:p>NC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102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20" office:value-type="string" calcext:value-type="string">
            <text:p>RH</text:p>
          </table:table-cell>
          <table:table-cell table:style-name="ce102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102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20" office:value-type="string" calcext:value-type="string">
            <text:p>RH</text:p>
          </table:table-cell>
          <table:table-cell table:style-name="ce102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102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style-name="ce120" office:value-type="string" calcext:value-type="string">
            <text:p>RH</text:p>
          </table:table-cell>
          <table:table-cell table:style-name="ce16" table:number-columns-repeated="992"/>
        </table:table-row>
        <table:table-row table:style-name="ro5">
          <table:table-cell table:style-name="ce6"/>
          <table:table-cell table:style-name="ce94" office:value-type="string" calcext:value-type="string" table:number-columns-spanned="4" table:number-rows-spanned="1">
            <text:p>Zone B</text:p>
          </table:table-cell>
          <table:covered-table-cell table:style-name="ce105"/>
          <table:covered-table-cell table:number-columns-repeated="2" table:style-name="ce112"/>
          <table:table-cell table:style-name="ce16" table:number-columns-repeated="4"/>
          <table:table-cell table:style-name="ce39" table:number-columns-repeated="3"/>
          <table:table-cell table:style-name="ce16" table:number-columns-repeated="1012"/>
        </table:table-row>
        <table:table-row table:style-name="ro6">
          <table:table-cell table:style-name="ce7" office:value-type="string" calcext:value-type="string">
            <text:p>OBSERVATIONS</text:p>
          </table:table-cell>
          <table:table-cell table:style-name="ce17"/>
          <table:table-cell table:style-name="ce22" table:number-columns-repeated="3"/>
          <table:table-cell table:style-name="ce16" table:number-columns-repeated="2"/>
          <table:table-cell table:style-name="ce35"/>
          <table:table-cell table:style-name="ce38"/>
          <table:table-cell table:style-name="ce22" table:number-columns-repeated="20"/>
          <table:table-cell table:style-name="ce51"/>
          <table:table-cell table:style-name="ce52"/>
          <table:table-cell table:style-name="ce51"/>
          <table:table-cell table:style-name="ce16" table:number-columns-repeated="992"/>
        </table:table-row>
        <table:table-row table:style-name="ro7">
          <table:table-cell table:style-name="ce8" table:number-columns-repeated="1024"/>
        </table:table-row>
        <table:table-row table:style-name="ro8">
          <table:table-cell table:style-name="ce8"/>
          <table:table-cell table:style-name="ce18" office:value-type="string" calcext:value-type="string">
            <office:annotation draw:style-name="gr1" draw:text-style-name="P2" svg:width="2.899cm" svg:height="1.799cm" svg:x="7.251cm" svg:y="6.575cm" draw:caption-point-x="-0.609cm" draw:caption-point-y="1.51cm">
              <dc:date>2024-02-21T00:00:00</dc:date>
              <text:p text:style-name="P1"><text:span text:style-name="T1">Horaire de journée (8h30-16h30)</text:span></text:p>
            </office:annotation>
            <text:p>J</text:p>
          </table:table-cell>
          <table:table-cell table:style-name="ce23"/>
          <table:table-cell table:style-name="ce24" office:value-type="string" calcext:value-type="string">
            <office:annotation draw:style-name="gr1" draw:text-style-name="P2" svg:width="2.899cm" svg:height="1.799cm" svg:x="9.971cm" svg:y="6.575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11.331cm" svg:y="6.575cm" draw:caption-point-x="-0.609cm" draw:caption-point-y="1.51cm">
              <dc:date>2024-02-21T00:00:00</dc:date>
              <text:p text:style-name="P1"><text:span text:style-name="T1">Compte Epargne Temps</text:span></text:p>
            </office:annotation>
            <text:p>CET</text:p>
          </table:table-cell>
          <table:table-cell table:style-name="ce8" table:number-columns-repeated="12"/>
          <table:table-cell table:style-name="ce45"/>
          <table:table-cell table:style-name="ce41"/>
          <table:table-cell table:style-name="ce48" table:number-columns-repeated="2"/>
          <table:table-cell table:style-name="ce8" table:number-columns-repeated="1003"/>
        </table:table-row>
        <table:table-row table:style-name="ro8">
          <table:table-cell table:style-name="ce8"/>
          <table:table-cell table:style-name="ce19" office:value-type="string" calcext:value-type="string">
            <office:annotation draw:style-name="gr1" draw:text-style-name="P2" svg:width="2.899cm" svg:height="1.799cm" svg:x="7.251cm" svg:y="7.414cm" draw:caption-point-x="-0.609cm" draw:caption-point-y="1.511cm">
              <dc:date>2024-02-21T00:00:00</dc:date>
              <text:p text:style-name="P1"><text:span text:style-name="T1">Horaire Matin 6h30-14h30</text:span></text:p>
            </office:annotation>
            <text:p>M</text:p>
          </table:table-cell>
          <table:table-cell table:style-name="ce23"/>
          <table:table-cell table:style-name="ce25" office:value-type="string" calcext:value-type="string">
            <office:annotation draw:style-name="gr1" draw:text-style-name="P2" svg:width="2.899cm" svg:height="1.799cm" svg:x="9.971cm" svg:y="7.414cm" draw:caption-point-x="-0.609cm" draw:caption-point-y="1.511cm">
              <dc:date>2024-02-21T00:00:00</dc:date>
              <text:p text:style-name="P1"><text:span text:style-name="T1">Journée Non Cotée (récupération horaire)</text:span></text:p>
            </office:annotation>
            <text:p>NC</text:p>
          </table:table-cell>
          <table:table-cell table:style-name="ce30"/>
          <table:table-cell table:style-name="ce8" table:number-columns-repeated="12"/>
          <table:table-cell table:style-name="ce46"/>
          <table:table-cell table:style-name="ce41"/>
          <table:table-cell table:style-name="ce49"/>
          <table:table-cell table:style-name="ce8" table:number-columns-repeated="1004"/>
        </table:table-row>
        <table:table-row table:style-name="ro8">
          <table:table-cell table:style-name="ce9"/>
          <table:table-cell table:style-name="ce20" office:value-type="string" calcext:value-type="string">
            <office:annotation draw:style-name="gr1" draw:text-style-name="P2" svg:width="2.899cm" svg:height="1.799cm" svg:x="7.251cm" svg:y="8.254cm" draw:caption-point-x="-0.609cm" draw:caption-point-y="1.51cm">
              <dc:date>2024-02-21T00:00:00</dc:date>
              <text:p text:style-name="P1"><text:span text:style-name="T1">Horaire Après-Midi 12h30-20h00</text:span></text:p>
              <text:p text:style-name="P1"><text:span text:style-name="T1"/></text:p>
            </office:annotation>
            <text:p>AM</text:p>
          </table:table-cell>
          <table:table-cell table:style-name="ce23"/>
          <table:table-cell table:style-name="ce26" office:value-type="string" calcext:value-type="string">
            <office:annotation draw:style-name="gr1" draw:text-style-name="P2" svg:width="2.899cm" svg:height="1.799cm" svg:x="9.971cm" svg:y="8.254cm" draw:caption-point-x="-0.609cm" draw:caption-point-y="1.51cm">
              <dc:date>2024-02-21T00:00:00</dc:date>
              <text:p text:style-name="P1"><text:span text:style-name="T1">Congé Maladie</text:span></text:p>
            </office:annotation>
            <text:p>CM</text:p>
          </table:table-cell>
          <table:table-cell table:style-name="ce26" office:value-type="string" calcext:value-type="string">
            <office:annotation draw:style-name="gr1" draw:text-style-name="P2" svg:width="2.899cm" svg:height="1.799cm" svg:x="11.331cm" svg:y="8.254cm" draw:caption-point-x="-0.609cm" draw:caption-point-y="1.51cm">
              <dc:date>2024-02-21T00:00:00</dc:date>
              <text:p text:style-name="P1"><text:span text:style-name="T1">Garde Enfant Malade</text:span></text:p>
            </office:annotation>
            <text:p>GEM</text:p>
          </table:table-cell>
          <table:table-cell table:style-name="ce32" table:number-columns-repeated="4"/>
          <table:table-cell table:style-name="ce40" table:number-columns-repeated="2"/>
          <table:table-cell table:style-name="ce41" table:number-columns-repeated="5"/>
          <table:table-cell table:style-name="ce8"/>
          <table:table-cell table:style-name="ce47"/>
          <table:table-cell table:style-name="ce41"/>
          <table:table-cell table:style-name="ce48" table:number-columns-repeated="2"/>
          <table:table-cell table:style-name="ce8" table:number-columns-repeated="2"/>
          <table:table-cell table:style-name="ce10"/>
          <table:table-cell table:style-name="ce50"/>
          <table:table-cell table:style-name="ce10" table:number-columns-repeated="4"/>
          <table:table-cell table:style-name="ce8" table:number-columns-repeated="995"/>
        </table:table-row>
        <table:table-row table:style-name="ro8">
          <table:table-cell table:style-name="ce10"/>
          <table:table-cell table:number-columns-repeated="2"/>
          <table:table-cell table:style-name="ce27" office:value-type="string" calcext:value-type="string">
            <office:annotation draw:style-name="gr1" draw:text-style-name="P2" svg:width="2.899cm" svg:height="1.799cm" svg:x="9.971cm" svg:y="9.093cm" draw:caption-point-x="-0.609cm" draw:caption-point-y="1.511cm">
              <dc:date>2024-02-21T00:00:00</dc:date>
              <text:p text:style-name="P1"><text:span text:style-name="T1">Autorisation Exceptionnelle d’Absence</text:span></text:p>
            </office:annotation>
            <text:p>AEA</text:p>
          </table:table-cell>
          <table:table-cell table:style-name="ce31"/>
          <table:table-cell table:style-name="ce8" table:number-columns-repeated="14"/>
          <table:table-cell table:style-name="ce48"/>
          <table:table-cell table:style-name="ce10"/>
          <table:table-cell table:style-name="ce43"/>
          <table:table-cell table:style-name="ce8" table:number-columns-repeated="1002"/>
        </table:table-row>
        <table:table-row table:style-name="ro8">
          <table:table-cell table:style-name="ce8"/>
          <table:table-cell table:style-name="ce100" office:value-type="string" calcext:value-type="string">
            <text:p>Zone B</text:p>
          </table:table-cell>
          <table:table-cell/>
          <table:table-cell table:style-name="ce28" office:value-type="string" calcext:value-type="string">
            <office:annotation draw:style-name="gr1" draw:text-style-name="P2" svg:width="2.899cm" svg:height="1.799cm" svg:x="9.971cm" svg:y="9.933cm" draw:caption-point-x="-0.609cm" draw:caption-point-y="1.51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/>
          <table:table-cell table:style-name="ce8" table:number-columns-repeated="14"/>
          <table:table-cell table:style-name="ce46"/>
          <table:table-cell table:style-name="ce8" table:number-columns-repeated="1004"/>
        </table:table-row>
        <table:table-row table:style-name="ro8">
          <table:table-cell table:style-name="ce8"/>
          <table:table-cell table:number-columns-repeated="2"/>
          <table:table-cell table:style-name="ce106" office:value-type="string" calcext:value-type="string">
            <office:annotation draw:style-name="gr1" draw:text-style-name="P2" svg:width="2.899cm" svg:height="1.799cm" svg:x="9.971cm" svg:y="10.773cm" draw:caption-point-x="-0.609cm" draw:caption-point-y="1.51cm">
              <dc:date>2024-02-21T00:00:00</dc:date>
              <text:p text:style-name="P1"><text:span text:style-name="T1">Repos Hebdomadaire</text:span></text:p>
            </office:annotation>
            <text:p>RH</text:p>
          </table:table-cell>
          <table:table-cell/>
          <table:table-cell table:style-name="ce8" table:number-columns-repeated="9"/>
          <table:table-cell table:style-name="ce43"/>
          <table:table-cell table:style-name="ce44" table:number-columns-repeated="2"/>
          <table:table-cell table:style-name="ce8" table:number-columns-repeated="2"/>
          <table:table-cell table:style-name="ce46"/>
          <table:table-cell table:style-name="ce8" table:number-columns-repeated="1004"/>
        </table:table-row>
        <table:table-row table:style-name="ro7" table:number-rows-repeated="7">
          <table:table-cell table:style-name="ce8" table:number-columns-repeated="1024"/>
        </table:table-row>
        <table:table-row table:style-name="ro7">
          <table:table-cell table:style-name="ce8" table:number-columns-repeated="7"/>
          <table:table-cell table:style-name="ce36"/>
          <table:table-cell table:style-name="ce8" table:number-columns-repeated="1016"/>
        </table:table-row>
        <table:table-row table:style-name="ro7" table:number-rows-repeated="5">
          <table:table-cell table:style-name="ce8" table:number-columns-repeated="1024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Janvier.R6:Janvier.S8 Janvier.Y6:Janvier.Z8 Janvier.C6:Janvier.E6 Janvier.J7:Janvier.J7 Janvier.D8:Janvier.F8 Janvier.I7:Janvier.I8 Janvier.D7:Janvier.H7 Janvier.F6:Janvier.J6 Janvier.K6:Janvier.L8 Janvier.Q7:Janvier.Q7 Janvier.P7:Janvier.P8 Janvier.M7:Janvier.O7 Janvier.M6:Janvier.Q6 Janvier.X7:Janvier.X7 Janvier.T8:Janvier.T8 Janvier.W7:Janvier.W8 Janvier.T7:Janvier.V7 Janvier.T6:Janvier.X6 Janvier.AF6:Janvier.AF8 Janvier.AE7:Janvier.AE7 Janvier.AA8:Janvier.AA8 Janvier.AD7:Janvier.AD8 Janvier.AA7:Janvier.AC7 Janvier.AA6:Janvier.AE6">
            <calcext:condition calcext:apply-style-name="AM" calcext:value="contains-text([$Janvier.$B$14])" calcext:base-cell-address="Janvier.C6"/>
          </calcext:conditional-format>
          <calcext:conditional-format calcext:target-range-address="Janvier.R6:Janvier.S8 Janvier.Y6:Janvier.Z8 Janvier.C6:Janvier.E6 Janvier.J7:Janvier.J7 Janvier.D8:Janvier.F8 Janvier.I7:Janvier.I8 Janvier.D7:Janvier.H7 Janvier.F6:Janvier.J6 Janvier.K6:Janvier.L8 Janvier.Q7:Janvier.Q7 Janvier.P7:Janvier.P8 Janvier.M7:Janvier.O7 Janvier.M6:Janvier.Q6 Janvier.X7:Janvier.X7 Janvier.T8:Janvier.T8 Janvier.W7:Janvier.W8 Janvier.T7:Janvier.V7 Janvier.T6:Janvier.X6 Janvier.AF6:Janvier.AF8 Janvier.AE7:Janvier.AE7 Janvier.AA8:Janvier.AA8 Janvier.AD7:Janvier.AD8 Janvier.AA7:Janvier.AC7 Janvier.AA6:Janvier.AE6">
            <calcext:condition calcext:apply-style-name="Sans nom1" calcext:value="=[$Janvier.$D$17]" calcext:base-cell-address="Janvier.C6"/>
          </calcext:conditional-format>
        </calcext:conditional-formats>
      </table:table>
      <table:table table:name="Février" table:style-name="ta1" table:print-ranges="Février.A1:Février.AD10">
        <table:table-column table:style-name="co1" table:default-cell-style-name="ce11"/>
        <table:table-column table:style-name="co2" table:number-columns-repeated="29" table:default-cell-style-name="ce11"/>
        <table:table-column table:style-name="co3" table:number-columns-repeated="992" table:default-cell-style-name="ce11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D E S I D E R A T A</text:p>
            <text:p>CCPD TOURNAI</text:p>
          </table:table-cell>
          <table:covered-table-cell table:number-columns-repeated="5" table:style-name="ce88"/>
          <table:table-cell table:style-name="ce33" table:content-validation-name="val1" table:formula="of:=[$Janvier.G1]" office:value-type="float" office:value="2026" calcext:value-type="float" table:number-columns-spanned="7" table:number-rows-spanned="2">
            <text:p>2026</text:p>
          </table:table-cell>
          <table:covered-table-cell table:style-name="ce88"/>
          <table:covered-table-cell table:number-columns-repeated="5" table:style-name="ce133"/>
          <table:table-cell table:style-name="ce42" table:number-columns-repeated="17"/>
          <table:table-cell table:style-name="ce53"/>
          <table:table-cell table:style-name="ce55" table:number-columns-repeated="991"/>
          <table:table-cell table:number-columns-repeated="2"/>
        </table:table-row>
        <table:table-row table:style-name="ro1">
          <table:covered-table-cell table:style-name="ce2"/>
          <table:covered-table-cell table:number-columns-repeated="5" table:style-name="ce88"/>
          <table:covered-table-cell table:style-name="ce34" table:content-validation-name="val2"/>
          <table:covered-table-cell table:style-name="ce88"/>
          <table:covered-table-cell table:number-columns-repeated="5" table:style-name="ce133"/>
          <table:table-cell table:style-name="ce42" table:number-columns-repeated="17"/>
          <table:table-cell table:style-name="ce53"/>
          <table:table-cell table:style-name="ce55" table:number-columns-repeated="991"/>
          <table:table-cell table:number-columns-repeated="2"/>
        </table:table-row>
        <table:table-row table:style-name="ro2">
          <table:table-cell table:style-name="ce3"/>
          <table:table-cell table:style-name="ce13" table:formula="of:=TEXT([.B4];&quot;NN&quot;)" office:value-type="string" office:string-value="dim." calcext:value-type="string">
            <text:p>dim.</text:p>
          </table:table-cell>
          <table:table-cell table:style-name="ce13" table:formula="of:=TEXT([.C4];&quot;NN&quot;)" office:value-type="string" office:string-value="lun." calcext:value-type="string">
            <text:p>lun.</text:p>
          </table:table-cell>
          <table:table-cell table:style-name="ce13" table:formula="of:=TEXT([.D4];&quot;NN&quot;)" office:value-type="string" office:string-value="mar." calcext:value-type="string">
            <text:p>mar.</text:p>
          </table:table-cell>
          <table:table-cell table:style-name="ce13" table:formula="of:=TEXT([.E4];&quot;NN&quot;)" office:value-type="string" office:string-value="mer." calcext:value-type="string">
            <text:p>mer.</text:p>
          </table:table-cell>
          <table:table-cell table:style-name="ce13" table:formula="of:=TEXT([.F4];&quot;NN&quot;)" office:value-type="string" office:string-value="jeu." calcext:value-type="string">
            <text:p>jeu.</text:p>
          </table:table-cell>
          <table:table-cell table:style-name="ce13" table:formula="of:=TEXT([.G4];&quot;NN&quot;)" office:value-type="string" office:string-value="ven." calcext:value-type="string">
            <text:p>ven.</text:p>
          </table:table-cell>
          <table:table-cell table:style-name="ce13" table:formula="of:=TEXT([.H4];&quot;NN&quot;)" office:value-type="string" office:string-value="sam." calcext:value-type="string">
            <text:p>sam.</text:p>
          </table:table-cell>
          <table:table-cell table:style-name="ce13" table:formula="of:=TEXT([.I4];&quot;NN&quot;)" office:value-type="string" office:string-value="dim." calcext:value-type="string">
            <text:p>dim.</text:p>
          </table:table-cell>
          <table:table-cell table:style-name="ce13" table:formula="of:=TEXT([.J4];&quot;NN&quot;)" office:value-type="string" office:string-value="lun." calcext:value-type="string">
            <text:p>lun.</text:p>
          </table:table-cell>
          <table:table-cell table:style-name="ce13" table:formula="of:=TEXT([.K4];&quot;NN&quot;)" office:value-type="string" office:string-value="mar." calcext:value-type="string">
            <text:p>mar.</text:p>
          </table:table-cell>
          <table:table-cell table:style-name="ce13" table:formula="of:=TEXT([.L4];&quot;NN&quot;)" office:value-type="string" office:string-value="mer." calcext:value-type="string">
            <text:p>mer.</text:p>
          </table:table-cell>
          <table:table-cell table:style-name="ce13" table:formula="of:=TEXT([.M4];&quot;NN&quot;)" office:value-type="string" office:string-value="jeu." calcext:value-type="string">
            <text:p>jeu.</text:p>
          </table:table-cell>
          <table:table-cell table:style-name="ce13" table:formula="of:=TEXT([.N4];&quot;NN&quot;)" office:value-type="string" office:string-value="ven." calcext:value-type="string">
            <text:p>ven.</text:p>
          </table:table-cell>
          <table:table-cell table:style-name="ce13" table:formula="of:=TEXT([.O4];&quot;NN&quot;)" office:value-type="string" office:string-value="sam." calcext:value-type="string">
            <text:p>sam.</text:p>
          </table:table-cell>
          <table:table-cell table:style-name="ce13" table:formula="of:=TEXT([.P4];&quot;NN&quot;)" office:value-type="string" office:string-value="dim." calcext:value-type="string">
            <text:p>dim.</text:p>
          </table:table-cell>
          <table:table-cell table:style-name="ce13" table:formula="of:=TEXT([.Q4];&quot;NN&quot;)" office:value-type="string" office:string-value="lun." calcext:value-type="string">
            <text:p>lun.</text:p>
          </table:table-cell>
          <table:table-cell table:style-name="ce13" table:formula="of:=TEXT([.R4];&quot;NN&quot;)" office:value-type="string" office:string-value="mar." calcext:value-type="string">
            <text:p>mar.</text:p>
          </table:table-cell>
          <table:table-cell table:style-name="ce13" table:formula="of:=TEXT([.S4];&quot;NN&quot;)" office:value-type="string" office:string-value="mer." calcext:value-type="string">
            <text:p>mer.</text:p>
          </table:table-cell>
          <table:table-cell table:style-name="ce13" table:formula="of:=TEXT([.T4];&quot;NN&quot;)" office:value-type="string" office:string-value="jeu." calcext:value-type="string">
            <text:p>jeu.</text:p>
          </table:table-cell>
          <table:table-cell table:style-name="ce13" table:formula="of:=TEXT([.U4];&quot;NN&quot;)" office:value-type="string" office:string-value="ven." calcext:value-type="string">
            <text:p>ven.</text:p>
          </table:table-cell>
          <table:table-cell table:style-name="ce13" table:formula="of:=TEXT([.V4];&quot;NN&quot;)" office:value-type="string" office:string-value="sam." calcext:value-type="string">
            <text:p>sam.</text:p>
          </table:table-cell>
          <table:table-cell table:style-name="ce13" table:formula="of:=TEXT([.W4];&quot;NN&quot;)" office:value-type="string" office:string-value="dim." calcext:value-type="string">
            <text:p>dim.</text:p>
          </table:table-cell>
          <table:table-cell table:style-name="ce13" table:formula="of:=TEXT([.X4];&quot;NN&quot;)" office:value-type="string" office:string-value="lun." calcext:value-type="string">
            <text:p>lun.</text:p>
          </table:table-cell>
          <table:table-cell table:style-name="ce13" table:formula="of:=TEXT([.Y4];&quot;NN&quot;)" office:value-type="string" office:string-value="mar." calcext:value-type="string">
            <text:p>mar.</text:p>
          </table:table-cell>
          <table:table-cell table:style-name="ce13" table:formula="of:=TEXT([.Z4];&quot;NN&quot;)" office:value-type="string" office:string-value="mer." calcext:value-type="string">
            <text:p>mer.</text:p>
          </table:table-cell>
          <table:table-cell table:style-name="ce13" table:formula="of:=TEXT([.AA4];&quot;NN&quot;)" office:value-type="string" office:string-value="jeu." calcext:value-type="string">
            <text:p>jeu.</text:p>
          </table:table-cell>
          <table:table-cell table:style-name="ce13" table:formula="of:=TEXT([.AB4];&quot;NN&quot;)" office:value-type="string" office:string-value="ven." calcext:value-type="string">
            <text:p>ven.</text:p>
          </table:table-cell>
          <table:table-cell table:style-name="ce13" table:formula="of:=TEXT([.AC4];&quot;NN&quot;)" office:value-type="string" office:string-value="sam." calcext:value-type="string">
            <text:p>sam.</text:p>
          </table:table-cell>
          <table:table-cell table:style-name="ce163" table:formula="of:=TEXT([.AD4];&quot;NN&quot;)" office:value-type="string" office:string-value="dim." calcext:value-type="string">
            <text:p>dim.</text:p>
          </table:table-cell>
          <table:table-cell table:style-name="ce53"/>
          <table:table-cell table:style-name="ce16" table:number-columns-repeated="991"/>
          <table:table-cell table:number-columns-repeated="2"/>
        </table:table-row>
        <table:table-row table:style-name="ro2">
          <table:table-cell table:style-name="ce57" office:value-type="string" calcext:value-type="string">
            <text:p>FEVRIER</text:p>
          </table:table-cell>
          <table:table-cell table:style-name="ce58" table:formula="of:=DATE([.G1];2;1)" office:value-type="date" office:date-value="2026-02-01" calcext:value-type="date">
            <text:p>01</text:p>
          </table:table-cell>
          <table:table-cell table:style-name="ce58" table:formula="of:=[.B4]+1" office:value-type="date" office:date-value="2026-02-02" calcext:value-type="date">
            <text:p>02</text:p>
          </table:table-cell>
          <table:table-cell table:style-name="ce58" table:formula="of:=[.C4]+1" office:value-type="date" office:date-value="2026-02-03" calcext:value-type="date">
            <text:p>03</text:p>
          </table:table-cell>
          <table:table-cell table:style-name="ce58" table:formula="of:=[.D4]+1" office:value-type="date" office:date-value="2026-02-04" calcext:value-type="date">
            <text:p>04</text:p>
          </table:table-cell>
          <table:table-cell table:style-name="ce58" table:formula="of:=[.E4]+1" office:value-type="date" office:date-value="2026-02-05" calcext:value-type="date">
            <text:p>05</text:p>
          </table:table-cell>
          <table:table-cell table:style-name="ce58" table:formula="of:=[.F4]+1" office:value-type="date" office:date-value="2026-02-06" calcext:value-type="date">
            <text:p>06</text:p>
          </table:table-cell>
          <table:table-cell table:style-name="ce58" table:formula="of:=[.G4]+1" office:value-type="date" office:date-value="2026-02-07" calcext:value-type="date">
            <text:p>07</text:p>
          </table:table-cell>
          <table:table-cell table:style-name="ce58" table:formula="of:=[.H4]+1" office:value-type="date" office:date-value="2026-02-08" calcext:value-type="date">
            <text:p>08</text:p>
          </table:table-cell>
          <table:table-cell table:style-name="ce58" table:formula="of:=[.I4]+1" office:value-type="date" office:date-value="2026-02-09" calcext:value-type="date">
            <text:p>09</text:p>
          </table:table-cell>
          <table:table-cell table:style-name="ce58" table:formula="of:=[.J4]+1" office:value-type="date" office:date-value="2026-02-10" calcext:value-type="date">
            <text:p>10</text:p>
          </table:table-cell>
          <table:table-cell table:style-name="ce58" table:formula="of:=[.K4]+1" office:value-type="date" office:date-value="2026-02-11" calcext:value-type="date">
            <text:p>11</text:p>
          </table:table-cell>
          <table:table-cell table:style-name="ce58" table:formula="of:=[.L4]+1" office:value-type="date" office:date-value="2026-02-12" calcext:value-type="date">
            <text:p>12</text:p>
          </table:table-cell>
          <table:table-cell table:style-name="ce58" table:formula="of:=[.M4]+1" office:value-type="date" office:date-value="2026-02-13" calcext:value-type="date">
            <text:p>13</text:p>
          </table:table-cell>
          <table:table-cell table:style-name="ce58" table:formula="of:=[.N4]+1" office:value-type="date" office:date-value="2026-02-14" calcext:value-type="date">
            <text:p>14</text:p>
          </table:table-cell>
          <table:table-cell table:style-name="ce58" table:formula="of:=[.O4]+1" office:value-type="date" office:date-value="2026-02-15" calcext:value-type="date">
            <text:p>15</text:p>
          </table:table-cell>
          <table:table-cell table:style-name="ce58" table:formula="of:=[.P4]+1" office:value-type="date" office:date-value="2026-02-16" calcext:value-type="date">
            <text:p>16</text:p>
          </table:table-cell>
          <table:table-cell table:style-name="ce58" table:formula="of:=[.Q4]+1" office:value-type="date" office:date-value="2026-02-17" calcext:value-type="date">
            <text:p>17</text:p>
          </table:table-cell>
          <table:table-cell table:style-name="ce58" table:formula="of:=[.R4]+1" office:value-type="date" office:date-value="2026-02-18" calcext:value-type="date">
            <text:p>18</text:p>
          </table:table-cell>
          <table:table-cell table:style-name="ce58" table:formula="of:=[.S4]+1" office:value-type="date" office:date-value="2026-02-19" calcext:value-type="date">
            <text:p>19</text:p>
          </table:table-cell>
          <table:table-cell table:style-name="ce58" table:formula="of:=[.T4]+1" office:value-type="date" office:date-value="2026-02-20" calcext:value-type="date">
            <text:p>20</text:p>
          </table:table-cell>
          <table:table-cell table:style-name="ce58" table:formula="of:=[.U4]+1" office:value-type="date" office:date-value="2026-02-21" calcext:value-type="date">
            <text:p>21</text:p>
          </table:table-cell>
          <table:table-cell table:style-name="ce58" table:formula="of:=[.V4]+1" office:value-type="date" office:date-value="2026-02-22" calcext:value-type="date">
            <text:p>22</text:p>
          </table:table-cell>
          <table:table-cell table:style-name="ce58" table:formula="of:=[.W4]+1" office:value-type="date" office:date-value="2026-02-23" calcext:value-type="date">
            <text:p>23</text:p>
          </table:table-cell>
          <table:table-cell table:style-name="ce58" table:formula="of:=[.X4]+1" office:value-type="date" office:date-value="2026-02-24" calcext:value-type="date">
            <text:p>24</text:p>
          </table:table-cell>
          <table:table-cell table:style-name="ce58" table:formula="of:=[.Y4]+1" office:value-type="date" office:date-value="2026-02-25" calcext:value-type="date">
            <text:p>25</text:p>
          </table:table-cell>
          <table:table-cell table:style-name="ce58" table:formula="of:=[.Z4]+1" office:value-type="date" office:date-value="2026-02-26" calcext:value-type="date">
            <text:p>26</text:p>
          </table:table-cell>
          <table:table-cell table:style-name="ce58" table:formula="of:=[.AA4]+1" office:value-type="date" office:date-value="2026-02-27" calcext:value-type="date">
            <text:p>27</text:p>
          </table:table-cell>
          <table:table-cell table:style-name="ce58" table:formula="of:=[.AB4]+1" office:value-type="date" office:date-value="2026-02-28" calcext:value-type="date">
            <text:p>28</text:p>
          </table:table-cell>
          <table:table-cell table:style-name="ce164" table:formula="of:=[.AC4]+1" office:value-type="date" office:date-value="2026-03-01" calcext:value-type="date">
            <text:p>01</text:p>
          </table:table-cell>
          <table:table-cell table:style-name="ce53"/>
          <table:table-cell table:style-name="ce16" table:number-columns-repeated="991"/>
          <table:table-cell table:style-name="ce59" table:number-columns-repeated="2"/>
        </table:table-row>
        <table:table-row table:style-name="ro3">
          <table:table-cell table:style-name="ce5"/>
          <table:table-cell table:style-name="ce15" table:number-columns-repeated="28"/>
          <table:table-cell table:style-name="ce165"/>
          <table:table-cell table:style-name="ce54"/>
          <table:table-cell table:style-name="ce56" table:number-columns-repeated="991"/>
          <table:table-cell table:number-columns-repeated="2"/>
        </table:table-row>
        <table:table-row table:style-name="ro4">
          <table:table-cell table:style-name="ce6" office:value-type="string" calcext:value-type="string">
            <text:p>MOREAU Philippe</text:p>
          </table:table-cell>
          <table:table-cell table:style-name="ce156" office:value-type="string" calcext:value-type="string">
            <text:p>RH</text:p>
          </table:table-cell>
          <table:table-cell table:style-name="ce157"/>
          <table:table-cell table:style-name="ce24" office:value-type="string" calcext:value-type="string">
            <office:annotation draw:style-name="gr1" draw:text-style-name="P2" svg:width="2.899cm" svg:height="1.799cm" svg:x="9.971cm" svg:y="1.444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157"/>
          <table:table-cell table:style-name="ce162" table:number-columns-repeated="2"/>
          <table:table-cell table:number-columns-repeated="2" table:style-name="ce156" office:value-type="string" calcext:value-type="string">
            <text:p>RH</text:p>
          </table:table-cell>
          <table:table-cell table:style-name="ce157" table:number-columns-repeated="3"/>
          <table:table-cell table:style-name="ce162" table:number-columns-repeated="2"/>
          <table:table-cell table:number-columns-repeated="2" table:style-name="ce156" office:value-type="string" calcext:value-type="string">
            <text:p>RH</text:p>
          </table:table-cell>
          <table:table-cell table:style-name="ce157" table:number-columns-repeated="3"/>
          <table:table-cell table:style-name="ce162" table:number-columns-repeated="2"/>
          <table:table-cell table:number-columns-repeated="2" table:style-name="ce156" office:value-type="string" calcext:value-type="string">
            <text:p>RH</text:p>
          </table:table-cell>
          <table:table-cell table:style-name="ce157" table:number-columns-repeated="3"/>
          <table:table-cell table:style-name="ce162" table:number-columns-repeated="2"/>
          <table:table-cell table:number-columns-repeated="2" table:style-name="ce156" office:value-type="string" calcext:value-type="string">
            <text:p>RH</text:p>
          </table:table-cell>
          <table:table-cell table:style-name="ce16" table:number-columns-repeated="992"/>
          <table:table-cell table:number-columns-repeated="2"/>
        </table:table-row>
        <table:table-row table:style-name="ro4">
          <table:table-cell table:style-name="ce6" office:value-type="string" calcext:value-type="string">
            <text:p>DEMERVAL Coralie</text:p>
          </table:table-cell>
          <table:table-cell table:style-name="ce156" office:value-type="string" calcext:value-type="string">
            <text:p>RH</text:p>
          </table:table-cell>
          <table:table-cell table:number-columns-repeated="5" table:style-name="ce158" office:value-type="string" calcext:value-type="string">
            <text:p>J</text:p>
          </table:table-cell>
          <table:table-cell table:number-columns-repeated="2" table:style-name="ce156" office:value-type="string" calcext:value-type="string">
            <text:p>RH</text:p>
          </table:table-cell>
          <table:table-cell table:number-columns-repeated="5" table:style-name="ce158" office:value-type="string" calcext:value-type="string">
            <text:p>J</text:p>
          </table:table-cell>
          <table:table-cell table:number-columns-repeated="2" table:style-name="ce156" office:value-type="string" calcext:value-type="string">
            <text:p>RH</text:p>
          </table:table-cell>
          <table:table-cell table:style-name="ce24" office:value-type="string" calcext:value-type="string">
            <office:annotation draw:style-name="gr1" draw:text-style-name="P2" svg:width="2.899cm" svg:height="1.799cm" svg:x="27.65cm" svg:y="2.285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29.01cm" svg:y="2.285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30.37cm" svg:y="2.285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31.73cm" svg:y="2.285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33.09cm" svg:y="2.285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34.45cm" svg:y="2.285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35.81cm" svg:y="2.285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5" office:value-type="string" calcext:value-type="string">
            <office:annotation draw:style-name="gr1" draw:text-style-name="P2" svg:width="2.899cm" svg:height="1.799cm" svg:x="37.17cm" svg:y="2.284cm" draw:caption-point-x="-0.609cm" draw:caption-point-y="1.511cm">
              <dc:date>2024-02-21T00:00:00</dc:date>
              <text:p text:style-name="P1"><text:span text:style-name="T1">Journée Non Cotée (récupération horaire)</text:span></text:p>
            </office:annotation>
            <text:p>NC</text:p>
          </table:table-cell>
          <table:table-cell table:style-name="ce25" office:value-type="string" calcext:value-type="string">
            <office:annotation draw:style-name="gr1" draw:text-style-name="P2" svg:width="2.899cm" svg:height="1.799cm" svg:x="38.53cm" svg:y="2.284cm" draw:caption-point-x="-0.609cm" draw:caption-point-y="1.511cm">
              <dc:date>2024-02-21T00:00:00</dc:date>
              <text:p text:style-name="P1"><text:span text:style-name="T1">Journée Non Cotée (récupération horaire)</text:span></text:p>
            </office:annotation>
            <text:p>NC</text:p>
          </table:table-cell>
          <table:table-cell table:style-name="ce25" office:value-type="string" calcext:value-type="string">
            <office:annotation draw:style-name="gr1" draw:text-style-name="P2" svg:width="2.899cm" svg:height="1.799cm" svg:x="39.89cm" svg:y="2.284cm" draw:caption-point-x="-0.609cm" draw:caption-point-y="1.511cm">
              <dc:date>2024-02-21T00:00:00</dc:date>
              <text:p text:style-name="P1"><text:span text:style-name="T1">Journée Non Cotée (récupération horaire)</text:span></text:p>
            </office:annotation>
            <text:p>NC</text:p>
          </table:table-cell>
          <table:table-cell table:style-name="ce25" office:value-type="string" calcext:value-type="string">
            <office:annotation draw:style-name="gr1" draw:text-style-name="P2" svg:width="2.899cm" svg:height="1.799cm" svg:x="41.25cm" svg:y="2.284cm" draw:caption-point-x="-0.609cm" draw:caption-point-y="1.511cm">
              <dc:date>2024-02-21T00:00:00</dc:date>
              <text:p text:style-name="P1"><text:span text:style-name="T1">Journée Non Cotée (récupération horaire)</text:span></text:p>
            </office:annotation>
            <text:p>NC</text:p>
          </table:table-cell>
          <table:table-cell table:style-name="ce25" office:value-type="string" calcext:value-type="string">
            <office:annotation draw:style-name="gr1" draw:text-style-name="P2" svg:width="2.899cm" svg:height="1.799cm" svg:x="42.61cm" svg:y="2.284cm" draw:caption-point-x="-0.609cm" draw:caption-point-y="1.511cm">
              <dc:date>2024-02-21T00:00:00</dc:date>
              <text:p text:style-name="P1"><text:span text:style-name="T1">Journée Non Cotée (récupération horaire)</text:span></text:p>
            </office:annotation>
            <text:p>NC</text:p>
          </table:table-cell>
          <table:table-cell table:number-columns-repeated="2" table:style-name="ce156" office:value-type="string" calcext:value-type="string">
            <text:p>RH</text:p>
          </table:table-cell>
          <table:table-cell table:style-name="ce16" table:number-columns-repeated="992"/>
          <table:table-cell table:number-columns-repeated="2"/>
        </table:table-row>
        <table:table-row table:style-name="ro4">
          <table:table-cell table:style-name="ce6" office:value-type="string" calcext:value-type="string">
            <text:p>LOIN Bruno</text:p>
          </table:table-cell>
          <table:table-cell table:style-name="ce156" office:value-type="string" calcext:value-type="string">
            <text:p>RH</text:p>
          </table:table-cell>
          <table:table-cell table:style-name="ce159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159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56" office:value-type="string" calcext:value-type="string">
            <text:p>RH</text:p>
          </table:table-cell>
          <table:table-cell table:style-name="ce159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159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56" office:value-type="string" calcext:value-type="string">
            <text:p>RH</text:p>
          </table:table-cell>
          <table:table-cell table:style-name="ce159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159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56" office:value-type="string" calcext:value-type="string">
            <text:p>RH</text:p>
          </table:table-cell>
          <table:table-cell table:style-name="ce159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159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56" office:value-type="string" calcext:value-type="string">
            <text:p>RH</text:p>
          </table:table-cell>
          <table:table-cell table:style-name="ce16" table:number-columns-repeated="992"/>
          <table:table-cell table:number-columns-repeated="2"/>
        </table:table-row>
        <table:table-row table:style-name="ro5">
          <table:table-cell table:style-name="ce6"/>
          <table:table-cell table:style-name="ce16"/>
          <table:table-cell table:style-name="ce21"/>
          <table:table-cell table:style-name="ce16" table:number-columns-repeated="11"/>
          <table:table-cell table:style-name="ce94" office:value-type="string" calcext:value-type="string" table:number-columns-spanned="16" table:number-rows-spanned="1">
            <text:p>Zone B</text:p>
          </table:table-cell>
          <table:covered-table-cell table:number-columns-repeated="15" table:style-name="ce100" office:value-type="string" calcext:value-type="string">
            <text:p>Zone B</text:p>
          </table:covered-table-cell>
          <table:table-cell table:style-name="ce16" table:number-columns-repeated="992"/>
          <table:table-cell table:number-columns-repeated="2"/>
        </table:table-row>
        <table:table-row table:style-name="ro9">
          <table:table-cell table:style-name="ce7" office:value-type="string" calcext:value-type="string">
            <text:p>OBSERVATIONS</text:p>
          </table:table-cell>
          <table:table-cell table:style-name="ce17"/>
          <table:table-cell table:style-name="ce22" table:number-columns-repeated="3"/>
          <table:table-cell table:style-name="ce16" table:number-columns-repeated="2"/>
          <table:table-cell table:style-name="ce35"/>
          <table:table-cell table:style-name="ce38"/>
          <table:table-cell table:style-name="ce22" table:number-columns-repeated="20"/>
          <table:table-cell table:style-name="ce51"/>
          <table:table-cell table:style-name="ce16" table:number-columns-repeated="992"/>
          <table:table-cell table:number-columns-repeated="2"/>
        </table:table-row>
        <table:table-row table:style-name="ro7">
          <table:table-cell table:style-name="ce8" table:number-columns-repeated="1022"/>
          <table:table-cell table:number-columns-repeated="2"/>
        </table:table-row>
        <table:table-row table:style-name="ro8">
          <table:table-cell table:style-name="ce8"/>
          <table:table-cell table:style-name="ce18" office:value-type="string" calcext:value-type="string">
            <office:annotation draw:style-name="gr1" draw:text-style-name="P2" svg:width="2.899cm" svg:height="1.799cm" svg:x="7.251cm" svg:y="7.471cm" draw:caption-point-x="-0.609cm" draw:caption-point-y="1.51cm">
              <dc:date>2024-02-21T00:00:00</dc:date>
              <text:p text:style-name="P1"><text:span text:style-name="T1">Horaire de journée (8h30-16h30)</text:span></text:p>
            </office:annotation>
            <text:p>J</text:p>
          </table:table-cell>
          <table:table-cell table:style-name="ce23"/>
          <table:table-cell table:style-name="ce24" office:value-type="string" calcext:value-type="string">
            <office:annotation draw:style-name="gr1" draw:text-style-name="P2" svg:width="2.899cm" svg:height="1.799cm" svg:x="9.971cm" svg:y="7.471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11.331cm" svg:y="7.471cm" draw:caption-point-x="-0.609cm" draw:caption-point-y="1.51cm">
              <dc:date>2024-02-21T00:00:00</dc:date>
              <text:p text:style-name="P1"><text:span text:style-name="T1">Compte Epargne Temps</text:span></text:p>
            </office:annotation>
            <text:p>CET</text:p>
          </table:table-cell>
          <table:table-cell table:style-name="ce8" table:number-columns-repeated="12"/>
          <table:table-cell table:style-name="ce45"/>
          <table:table-cell table:style-name="ce41"/>
          <table:table-cell table:style-name="ce48" table:number-columns-repeated="2"/>
          <table:table-cell table:style-name="ce8" table:number-columns-repeated="1001"/>
          <table:table-cell table:number-columns-repeated="2"/>
        </table:table-row>
        <table:table-row table:style-name="ro8">
          <table:table-cell table:style-name="ce8"/>
          <table:table-cell table:style-name="ce19" office:value-type="string" calcext:value-type="string">
            <office:annotation draw:style-name="gr1" draw:text-style-name="P2" svg:width="2.899cm" svg:height="1.799cm" svg:x="7.251cm" svg:y="8.31cm" draw:caption-point-x="-0.609cm" draw:caption-point-y="1.511cm">
              <dc:date>2024-02-21T00:00:00</dc:date>
              <text:p text:style-name="P1"><text:span text:style-name="T1">Horaire Matin 6h30-14h30</text:span></text:p>
            </office:annotation>
            <text:p>M</text:p>
          </table:table-cell>
          <table:table-cell table:style-name="ce23"/>
          <table:table-cell table:style-name="ce25" office:value-type="string" calcext:value-type="string">
            <office:annotation draw:style-name="gr1" draw:text-style-name="P2" svg:width="2.899cm" svg:height="1.799cm" svg:x="9.971cm" svg:y="8.31cm" draw:caption-point-x="-0.609cm" draw:caption-point-y="1.511cm">
              <dc:date>2024-02-21T00:00:00</dc:date>
              <text:p text:style-name="P1"><text:span text:style-name="T1">Journée Non Cotée (récupération horaire)</text:span></text:p>
            </office:annotation>
            <text:p>NC</text:p>
          </table:table-cell>
          <table:table-cell table:style-name="ce30"/>
          <table:table-cell table:style-name="ce8" table:number-columns-repeated="12"/>
          <table:table-cell table:style-name="ce46"/>
          <table:table-cell table:style-name="ce41"/>
          <table:table-cell table:style-name="ce49"/>
          <table:table-cell table:style-name="ce8" table:number-columns-repeated="1002"/>
          <table:table-cell table:number-columns-repeated="2"/>
        </table:table-row>
        <table:table-row table:style-name="ro8">
          <table:table-cell table:style-name="ce9"/>
          <table:table-cell table:style-name="ce20" office:value-type="string" calcext:value-type="string">
            <office:annotation draw:style-name="gr1" draw:text-style-name="P2" svg:width="2.899cm" svg:height="1.799cm" svg:x="7.251cm" svg:y="9.15cm" draw:caption-point-x="-0.609cm" draw:caption-point-y="1.51cm">
              <dc:date>2024-02-21T00:00:00</dc:date>
              <text:p text:style-name="P1"><text:span text:style-name="T1">Horaire Après-Midi 12h30-20h00</text:span></text:p>
              <text:p text:style-name="P1"><text:span text:style-name="T1"/></text:p>
            </office:annotation>
            <text:p>AM</text:p>
          </table:table-cell>
          <table:table-cell table:style-name="ce23"/>
          <table:table-cell table:style-name="ce26" office:value-type="string" calcext:value-type="string">
            <office:annotation draw:style-name="gr1" draw:text-style-name="P2" svg:width="2.899cm" svg:height="1.799cm" svg:x="9.971cm" svg:y="9.15cm" draw:caption-point-x="-0.609cm" draw:caption-point-y="1.51cm">
              <dc:date>2024-02-21T00:00:00</dc:date>
              <text:p text:style-name="P1"><text:span text:style-name="T1">Congé Maladie</text:span></text:p>
            </office:annotation>
            <text:p>CM</text:p>
          </table:table-cell>
          <table:table-cell table:style-name="ce26" office:value-type="string" calcext:value-type="string">
            <office:annotation draw:style-name="gr1" draw:text-style-name="P2" svg:width="2.899cm" svg:height="1.799cm" svg:x="11.331cm" svg:y="9.15cm" draw:caption-point-x="-0.609cm" draw:caption-point-y="1.51cm">
              <dc:date>2024-02-21T00:00:00</dc:date>
              <text:p text:style-name="P1"><text:span text:style-name="T1">Garde Enfant Malade</text:span></text:p>
            </office:annotation>
            <text:p>GEM</text:p>
          </table:table-cell>
          <table:table-cell table:style-name="ce32" table:number-columns-repeated="4"/>
          <table:table-cell table:style-name="ce40" table:number-columns-repeated="2"/>
          <table:table-cell table:style-name="ce41" table:number-columns-repeated="5"/>
          <table:table-cell table:style-name="ce8"/>
          <table:table-cell table:style-name="ce47"/>
          <table:table-cell table:style-name="ce41"/>
          <table:table-cell table:style-name="ce48" table:number-columns-repeated="2"/>
          <table:table-cell table:style-name="ce8" table:number-columns-repeated="2"/>
          <table:table-cell table:style-name="ce10"/>
          <table:table-cell table:style-name="ce50"/>
          <table:table-cell table:style-name="ce10" table:number-columns-repeated="4"/>
          <table:table-cell table:style-name="ce8" table:number-columns-repeated="993"/>
          <table:table-cell table:number-columns-repeated="2"/>
        </table:table-row>
        <table:table-row table:style-name="ro8">
          <table:table-cell table:style-name="ce10"/>
          <table:table-cell table:number-columns-repeated="2"/>
          <table:table-cell table:style-name="ce27" office:value-type="string" calcext:value-type="string">
            <office:annotation draw:style-name="gr1" draw:text-style-name="P2" svg:width="2.899cm" svg:height="1.799cm" svg:x="9.971cm" svg:y="9.989cm" draw:caption-point-x="-0.609cm" draw:caption-point-y="1.511cm">
              <dc:date>2024-02-21T00:00:00</dc:date>
              <text:p text:style-name="P1"><text:span text:style-name="T1">Autorisation Exceptionnelle d’Absence</text:span></text:p>
            </office:annotation>
            <text:p>AEA</text:p>
          </table:table-cell>
          <table:table-cell table:style-name="ce31"/>
          <table:table-cell table:style-name="ce8" table:number-columns-repeated="14"/>
          <table:table-cell table:style-name="ce48"/>
          <table:table-cell table:style-name="ce10"/>
          <table:table-cell table:style-name="ce43"/>
          <table:table-cell table:style-name="ce8" table:number-columns-repeated="1000"/>
          <table:table-cell table:number-columns-repeated="2"/>
        </table:table-row>
        <table:table-row table:style-name="ro8">
          <table:table-cell table:style-name="ce8"/>
          <table:table-cell table:style-name="ce100" office:value-type="string" calcext:value-type="string">
            <text:p>Zone B</text:p>
          </table:table-cell>
          <table:table-cell/>
          <table:table-cell table:style-name="ce28" office:value-type="string" calcext:value-type="string">
            <office:annotation draw:style-name="gr1" draw:text-style-name="P2" svg:width="2.899cm" svg:height="1.799cm" svg:x="9.971cm" svg:y="10.829cm" draw:caption-point-x="-0.609cm" draw:caption-point-y="1.51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/>
          <table:table-cell table:style-name="ce8" table:number-columns-repeated="14"/>
          <table:table-cell table:style-name="ce46"/>
          <table:table-cell table:style-name="ce8" table:number-columns-repeated="1002"/>
          <table:table-cell table:number-columns-repeated="2"/>
        </table:table-row>
        <table:table-row table:style-name="ro8">
          <table:table-cell table:style-name="ce8"/>
          <table:table-cell table:number-columns-repeated="2"/>
          <table:table-cell table:style-name="ce106" office:value-type="string" calcext:value-type="string">
            <office:annotation draw:style-name="gr1" draw:text-style-name="P2" svg:width="2.899cm" svg:height="1.799cm" svg:x="9.971cm" svg:y="11.669cm" draw:caption-point-x="-0.609cm" draw:caption-point-y="1.51cm">
              <dc:date>2024-02-21T00:00:00</dc:date>
              <text:p text:style-name="P1"><text:span text:style-name="T1">Repos Hebdomadaire</text:span></text:p>
            </office:annotation>
            <text:p>RH</text:p>
          </table:table-cell>
          <table:table-cell/>
          <table:table-cell table:style-name="ce8" table:number-columns-repeated="9"/>
          <table:table-cell table:style-name="ce43"/>
          <table:table-cell table:style-name="ce44" table:number-columns-repeated="2"/>
          <table:table-cell table:style-name="ce8" table:number-columns-repeated="2"/>
          <table:table-cell table:style-name="ce46"/>
          <table:table-cell table:style-name="ce8" table:number-columns-repeated="1002"/>
          <table:table-cell table:number-columns-repeated="2"/>
        </table:table-row>
        <table:table-row table:style-name="ro7" table:number-rows-repeated="7">
          <table:table-cell table:style-name="ce8" table:number-columns-repeated="1022"/>
          <table:table-cell table:number-columns-repeated="2"/>
        </table:table-row>
        <table:table-row table:style-name="ro7">
          <table:table-cell table:style-name="ce8" table:number-columns-repeated="7"/>
          <table:table-cell table:style-name="ce36"/>
          <table:table-cell table:style-name="ce8" table:number-columns-repeated="1014"/>
          <table:table-cell table:number-columns-repeated="2"/>
        </table:table-row>
        <table:table-row table:style-name="ro7" table:number-rows-repeated="5">
          <table:table-cell table:style-name="ce8" table:number-columns-repeated="1022"/>
          <table:table-cell table:number-columns-repeated="2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Février.E6:Février.G6 Février.G7:Février.G7 Février.V8:Février.X8 Février.B6:Février.B8 Février.C8:Février.C8 Février.C7:Février.E7 Février.F7:Février.F8 Février.J8:Février.J8 Février.J7:Février.L7 Février.J6:Février.N6 Février.N7:Février.N7 Février.M7:Février.M8 Février.T8:Février.T8 Février.X6:Février.AB6 Février.AA8:Février.AA8 Février.H6:Février.I8 Février.O6:Février.P8 Février.Q6:Février.U6 Février.V6:Février.W6 Février.AC6:Février.AD8 Février.Q8:Février.Q8 Février.C6:Février.C6">
            <calcext:condition calcext:apply-style-name="AM" calcext:value="contains-text([$Janvier.$B$14])" calcext:base-cell-address="Février.B6"/>
          </calcext:conditional-format>
          <calcext:conditional-format calcext:target-range-address="Février.E6:Février.G6 Février.G7:Février.G7 Février.V8:Février.X8 Février.B6:Février.B8 Février.C8:Février.C8 Février.C7:Février.E7 Février.F7:Février.F8 Février.J8:Février.J8 Février.J7:Février.L7 Février.J6:Février.N6 Février.N7:Février.N7 Février.M7:Février.M8 Février.T8:Février.T8 Février.X6:Février.AB6 Février.AA8:Février.AA8 Février.H6:Février.I8 Février.O6:Février.P8 Février.Q6:Février.U6 Février.V6:Février.W6 Février.AC6:Février.AD8 Février.Q8:Février.Q8 Février.C6:Février.C6">
            <calcext:condition calcext:apply-style-name="Sans nom1" calcext:value="=[$Janvier.$D$17]" calcext:base-cell-address="Février.B6"/>
          </calcext:conditional-format>
        </calcext:conditional-formats>
      </table:table>
      <table:table table:name="Mars" table:style-name="ta1" table:print-ranges="Mars.A1:Mars.AF10">
        <table:table-column table:style-name="co1" table:default-cell-style-name="ce11"/>
        <table:table-column table:style-name="co2" table:number-columns-repeated="31" table:default-cell-style-name="ce11"/>
        <table:table-column table:style-name="co3" table:number-columns-repeated="992" table:default-cell-style-name="ce11"/>
        <table:table-row table:style-name="ro1">
          <table:table-cell table:style-name="ce1" office:value-type="string" calcext:value-type="string" table:number-columns-spanned="6" table:number-rows-spanned="2">
            <text:p>D E S I D E R A T A</text:p>
            <text:p>CCPD TOURNAI</text:p>
          </table:table-cell>
          <table:covered-table-cell table:number-columns-repeated="5" table:style-name="ce88"/>
          <table:table-cell table:style-name="ce33" table:content-validation-name="val1" table:formula="of:=[$Janvier.G1]" office:value-type="float" office:value="2026" calcext:value-type="float" table:number-columns-spanned="7" table:number-rows-spanned="2">
            <text:p>2026</text:p>
          </table:table-cell>
          <table:covered-table-cell table:style-name="ce88"/>
          <table:covered-table-cell table:number-columns-repeated="5" table:style-name="ce133"/>
          <table:table-cell table:style-name="ce42" table:number-columns-repeated="19"/>
          <table:table-cell table:style-name="ce53"/>
          <table:table-cell table:style-name="ce55" table:number-columns-repeated="991"/>
        </table:table-row>
        <table:table-row table:style-name="ro1">
          <table:covered-table-cell table:style-name="ce2"/>
          <table:covered-table-cell table:number-columns-repeated="5" table:style-name="ce88"/>
          <table:covered-table-cell table:style-name="ce34" table:content-validation-name="val2"/>
          <table:covered-table-cell table:style-name="ce88"/>
          <table:covered-table-cell table:number-columns-repeated="5" table:style-name="ce133"/>
          <table:table-cell table:style-name="ce42" table:number-columns-repeated="19"/>
          <table:table-cell table:style-name="ce53"/>
          <table:table-cell table:style-name="ce55" table:number-columns-repeated="991"/>
        </table:table-row>
        <table:table-row table:style-name="ro2">
          <table:table-cell table:style-name="ce3"/>
          <table:table-cell table:style-name="ce13" table:formula="of:=TEXT([.B4];&quot;NN&quot;)" office:value-type="string" office:string-value="dim." calcext:value-type="string">
            <text:p>dim.</text:p>
          </table:table-cell>
          <table:table-cell table:style-name="ce13" table:formula="of:=TEXT([.C4];&quot;NN&quot;)" office:value-type="string" office:string-value="lun." calcext:value-type="string">
            <text:p>lun.</text:p>
          </table:table-cell>
          <table:table-cell table:style-name="ce13" table:formula="of:=TEXT([.D4];&quot;NN&quot;)" office:value-type="string" office:string-value="mar." calcext:value-type="string">
            <text:p>mar.</text:p>
          </table:table-cell>
          <table:table-cell table:style-name="ce13" table:formula="of:=TEXT([.E4];&quot;NN&quot;)" office:value-type="string" office:string-value="mer." calcext:value-type="string">
            <text:p>mer.</text:p>
          </table:table-cell>
          <table:table-cell table:style-name="ce13" table:formula="of:=TEXT([.F4];&quot;NN&quot;)" office:value-type="string" office:string-value="jeu." calcext:value-type="string">
            <text:p>jeu.</text:p>
          </table:table-cell>
          <table:table-cell table:style-name="ce13" table:formula="of:=TEXT([.G4];&quot;NN&quot;)" office:value-type="string" office:string-value="ven." calcext:value-type="string">
            <text:p>ven.</text:p>
          </table:table-cell>
          <table:table-cell table:style-name="ce13" table:formula="of:=TEXT([.H4];&quot;NN&quot;)" office:value-type="string" office:string-value="sam." calcext:value-type="string">
            <text:p>sam.</text:p>
          </table:table-cell>
          <table:table-cell table:style-name="ce13" table:formula="of:=TEXT([.I4];&quot;NN&quot;)" office:value-type="string" office:string-value="dim." calcext:value-type="string">
            <text:p>dim.</text:p>
          </table:table-cell>
          <table:table-cell table:style-name="ce13" table:formula="of:=TEXT([.J4];&quot;NN&quot;)" office:value-type="string" office:string-value="lun." calcext:value-type="string">
            <text:p>lun.</text:p>
          </table:table-cell>
          <table:table-cell table:style-name="ce13" table:formula="of:=TEXT([.K4];&quot;NN&quot;)" office:value-type="string" office:string-value="mar." calcext:value-type="string">
            <text:p>mar.</text:p>
          </table:table-cell>
          <table:table-cell table:style-name="ce13" table:formula="of:=TEXT([.L4];&quot;NN&quot;)" office:value-type="string" office:string-value="mer." calcext:value-type="string">
            <text:p>mer.</text:p>
          </table:table-cell>
          <table:table-cell table:style-name="ce13" table:formula="of:=TEXT([.M4];&quot;NN&quot;)" office:value-type="string" office:string-value="jeu." calcext:value-type="string">
            <text:p>jeu.</text:p>
          </table:table-cell>
          <table:table-cell table:style-name="ce13" table:formula="of:=TEXT([.N4];&quot;NN&quot;)" office:value-type="string" office:string-value="ven." calcext:value-type="string">
            <text:p>ven.</text:p>
          </table:table-cell>
          <table:table-cell table:style-name="ce13" table:formula="of:=TEXT([.O4];&quot;NN&quot;)" office:value-type="string" office:string-value="sam." calcext:value-type="string">
            <text:p>sam.</text:p>
          </table:table-cell>
          <table:table-cell table:style-name="ce13" table:formula="of:=TEXT([.P4];&quot;NN&quot;)" office:value-type="string" office:string-value="dim." calcext:value-type="string">
            <text:p>dim.</text:p>
          </table:table-cell>
          <table:table-cell table:style-name="ce13" table:formula="of:=TEXT([.Q4];&quot;NN&quot;)" office:value-type="string" office:string-value="lun." calcext:value-type="string">
            <text:p>lun.</text:p>
          </table:table-cell>
          <table:table-cell table:style-name="ce13" table:formula="of:=TEXT([.R4];&quot;NN&quot;)" office:value-type="string" office:string-value="mar." calcext:value-type="string">
            <text:p>mar.</text:p>
          </table:table-cell>
          <table:table-cell table:style-name="ce13" table:formula="of:=TEXT([.S4];&quot;NN&quot;)" office:value-type="string" office:string-value="mer." calcext:value-type="string">
            <text:p>mer.</text:p>
          </table:table-cell>
          <table:table-cell table:style-name="ce13" table:formula="of:=TEXT([.T4];&quot;NN&quot;)" office:value-type="string" office:string-value="jeu." calcext:value-type="string">
            <text:p>jeu.</text:p>
          </table:table-cell>
          <table:table-cell table:style-name="ce13" table:formula="of:=TEXT([.U4];&quot;NN&quot;)" office:value-type="string" office:string-value="ven." calcext:value-type="string">
            <text:p>ven.</text:p>
          </table:table-cell>
          <table:table-cell table:style-name="ce13" table:formula="of:=TEXT([.V4];&quot;NN&quot;)" office:value-type="string" office:string-value="sam." calcext:value-type="string">
            <text:p>sam.</text:p>
          </table:table-cell>
          <table:table-cell table:style-name="ce13" table:formula="of:=TEXT([.W4];&quot;NN&quot;)" office:value-type="string" office:string-value="dim." calcext:value-type="string">
            <text:p>dim.</text:p>
          </table:table-cell>
          <table:table-cell table:style-name="ce13" table:formula="of:=TEXT([.X4];&quot;NN&quot;)" office:value-type="string" office:string-value="lun." calcext:value-type="string">
            <text:p>lun.</text:p>
          </table:table-cell>
          <table:table-cell table:style-name="ce13" table:formula="of:=TEXT([.Y4];&quot;NN&quot;)" office:value-type="string" office:string-value="mar." calcext:value-type="string">
            <text:p>mar.</text:p>
          </table:table-cell>
          <table:table-cell table:style-name="ce13" table:formula="of:=TEXT([.Z4];&quot;NN&quot;)" office:value-type="string" office:string-value="mer." calcext:value-type="string">
            <text:p>mer.</text:p>
          </table:table-cell>
          <table:table-cell table:style-name="ce13" table:formula="of:=TEXT([.AA4];&quot;NN&quot;)" office:value-type="string" office:string-value="jeu." calcext:value-type="string">
            <text:p>jeu.</text:p>
          </table:table-cell>
          <table:table-cell table:style-name="ce13" table:formula="of:=TEXT([.AB4];&quot;NN&quot;)" office:value-type="string" office:string-value="ven." calcext:value-type="string">
            <text:p>ven.</text:p>
          </table:table-cell>
          <table:table-cell table:style-name="ce13" table:formula="of:=TEXT([.AC4];&quot;NN&quot;)" office:value-type="string" office:string-value="sam." calcext:value-type="string">
            <text:p>sam.</text:p>
          </table:table-cell>
          <table:table-cell table:style-name="ce13" table:formula="of:=TEXT([.AD4];&quot;NN&quot;)" office:value-type="string" office:string-value="dim." calcext:value-type="string">
            <text:p>dim.</text:p>
          </table:table-cell>
          <table:table-cell table:style-name="ce13" table:formula="of:=TEXT([.AE4];&quot;NN&quot;)" office:value-type="string" office:string-value="lun." calcext:value-type="string">
            <text:p>lun.</text:p>
          </table:table-cell>
          <table:table-cell table:style-name="ce13" table:formula="of:=TEXT([.AF4];&quot;NN&quot;)" office:value-type="string" office:string-value="mar." calcext:value-type="string">
            <text:p>mar.</text:p>
          </table:table-cell>
          <table:table-cell table:style-name="ce53"/>
          <table:table-cell table:style-name="ce16" table:number-columns-repeated="991"/>
        </table:table-row>
        <table:table-row table:style-name="ro2">
          <table:table-cell table:style-name="ce60" office:value-type="string" calcext:value-type="string">
            <text:p>MARS</text:p>
          </table:table-cell>
          <table:table-cell table:style-name="ce61" table:formula="of:=DATE([.G1];3;1)" office:value-type="date" office:date-value="2026-03-01" calcext:value-type="date">
            <text:p>01</text:p>
          </table:table-cell>
          <table:table-cell table:style-name="ce61" table:formula="of:=[.B4]+1" office:value-type="date" office:date-value="2026-03-02" calcext:value-type="date">
            <text:p>02</text:p>
          </table:table-cell>
          <table:table-cell table:style-name="ce61" table:formula="of:=[.C4]+1" office:value-type="date" office:date-value="2026-03-03" calcext:value-type="date">
            <text:p>03</text:p>
          </table:table-cell>
          <table:table-cell table:style-name="ce61" table:formula="of:=[.D4]+1" office:value-type="date" office:date-value="2026-03-04" calcext:value-type="date">
            <text:p>04</text:p>
          </table:table-cell>
          <table:table-cell table:style-name="ce61" table:formula="of:=[.E4]+1" office:value-type="date" office:date-value="2026-03-05" calcext:value-type="date">
            <text:p>05</text:p>
          </table:table-cell>
          <table:table-cell table:style-name="ce61" table:formula="of:=[.F4]+1" office:value-type="date" office:date-value="2026-03-06" calcext:value-type="date">
            <text:p>06</text:p>
          </table:table-cell>
          <table:table-cell table:style-name="ce61" table:formula="of:=[.G4]+1" office:value-type="date" office:date-value="2026-03-07" calcext:value-type="date">
            <text:p>07</text:p>
          </table:table-cell>
          <table:table-cell table:style-name="ce61" table:formula="of:=[.H4]+1" office:value-type="date" office:date-value="2026-03-08" calcext:value-type="date">
            <text:p>08</text:p>
          </table:table-cell>
          <table:table-cell table:style-name="ce61" table:formula="of:=[.I4]+1" office:value-type="date" office:date-value="2026-03-09" calcext:value-type="date">
            <text:p>09</text:p>
          </table:table-cell>
          <table:table-cell table:style-name="ce61" table:formula="of:=[.J4]+1" office:value-type="date" office:date-value="2026-03-10" calcext:value-type="date">
            <text:p>10</text:p>
          </table:table-cell>
          <table:table-cell table:style-name="ce61" table:formula="of:=[.K4]+1" office:value-type="date" office:date-value="2026-03-11" calcext:value-type="date">
            <text:p>11</text:p>
          </table:table-cell>
          <table:table-cell table:style-name="ce61" table:formula="of:=[.L4]+1" office:value-type="date" office:date-value="2026-03-12" calcext:value-type="date">
            <text:p>12</text:p>
          </table:table-cell>
          <table:table-cell table:style-name="ce61" table:formula="of:=[.M4]+1" office:value-type="date" office:date-value="2026-03-13" calcext:value-type="date">
            <text:p>13</text:p>
          </table:table-cell>
          <table:table-cell table:style-name="ce61" table:formula="of:=[.N4]+1" office:value-type="date" office:date-value="2026-03-14" calcext:value-type="date">
            <text:p>14</text:p>
          </table:table-cell>
          <table:table-cell table:style-name="ce61" table:formula="of:=[.O4]+1" office:value-type="date" office:date-value="2026-03-15" calcext:value-type="date">
            <text:p>15</text:p>
          </table:table-cell>
          <table:table-cell table:style-name="ce61" table:formula="of:=[.P4]+1" office:value-type="date" office:date-value="2026-03-16" calcext:value-type="date">
            <text:p>16</text:p>
          </table:table-cell>
          <table:table-cell table:style-name="ce61" table:formula="of:=[.Q4]+1" office:value-type="date" office:date-value="2026-03-17" calcext:value-type="date">
            <text:p>17</text:p>
          </table:table-cell>
          <table:table-cell table:style-name="ce61" table:formula="of:=[.R4]+1" office:value-type="date" office:date-value="2026-03-18" calcext:value-type="date">
            <text:p>18</text:p>
          </table:table-cell>
          <table:table-cell table:style-name="ce61" table:formula="of:=[.S4]+1" office:value-type="date" office:date-value="2026-03-19" calcext:value-type="date">
            <text:p>19</text:p>
          </table:table-cell>
          <table:table-cell table:style-name="ce61" table:formula="of:=[.T4]+1" office:value-type="date" office:date-value="2026-03-20" calcext:value-type="date">
            <text:p>20</text:p>
          </table:table-cell>
          <table:table-cell table:style-name="ce61" table:formula="of:=[.U4]+1" office:value-type="date" office:date-value="2026-03-21" calcext:value-type="date">
            <text:p>21</text:p>
          </table:table-cell>
          <table:table-cell table:style-name="ce61" table:formula="of:=[.V4]+1" office:value-type="date" office:date-value="2026-03-22" calcext:value-type="date">
            <text:p>22</text:p>
          </table:table-cell>
          <table:table-cell table:style-name="ce61" table:formula="of:=[.W4]+1" office:value-type="date" office:date-value="2026-03-23" calcext:value-type="date">
            <text:p>23</text:p>
          </table:table-cell>
          <table:table-cell table:style-name="ce61" table:formula="of:=[.X4]+1" office:value-type="date" office:date-value="2026-03-24" calcext:value-type="date">
            <text:p>24</text:p>
          </table:table-cell>
          <table:table-cell table:style-name="ce61" table:formula="of:=[.Y4]+1" office:value-type="date" office:date-value="2026-03-25" calcext:value-type="date">
            <text:p>25</text:p>
          </table:table-cell>
          <table:table-cell table:style-name="ce61" table:formula="of:=[.Z4]+1" office:value-type="date" office:date-value="2026-03-26" calcext:value-type="date">
            <text:p>26</text:p>
          </table:table-cell>
          <table:table-cell table:style-name="ce61" table:formula="of:=[.AA4]+1" office:value-type="date" office:date-value="2026-03-27" calcext:value-type="date">
            <text:p>27</text:p>
          </table:table-cell>
          <table:table-cell table:style-name="ce61" table:formula="of:=[.AB4]+1" office:value-type="date" office:date-value="2026-03-28" calcext:value-type="date">
            <text:p>28</text:p>
          </table:table-cell>
          <table:table-cell table:style-name="ce61" table:formula="of:=[.AC4]+1" office:value-type="date" office:date-value="2026-03-29" calcext:value-type="date">
            <text:p>29</text:p>
          </table:table-cell>
          <table:table-cell table:style-name="ce61" table:formula="of:=[.AD4]+1" office:value-type="date" office:date-value="2026-03-30" calcext:value-type="date">
            <text:p>30</text:p>
          </table:table-cell>
          <table:table-cell table:style-name="ce61" table:formula="of:=[.AE4]+1" office:value-type="date" office:date-value="2026-03-31" calcext:value-type="date">
            <text:p>31</text:p>
          </table:table-cell>
          <table:table-cell table:style-name="ce53"/>
          <table:table-cell table:style-name="ce16" table:number-columns-repeated="991"/>
        </table:table-row>
        <table:table-row table:style-name="ro3">
          <table:table-cell table:style-name="ce5"/>
          <table:table-cell table:style-name="ce15" table:number-columns-repeated="31"/>
          <table:table-cell table:style-name="ce54"/>
          <table:table-cell table:style-name="ce56" table:number-columns-repeated="991"/>
        </table:table-row>
        <table:table-row table:style-name="ro4">
          <table:table-cell table:style-name="ce6" office:value-type="string" calcext:value-type="string">
            <text:p>MOREAU Philippe</text:p>
          </table:table-cell>
          <table:table-cell table:style-name="ce106" office:value-type="string" calcext:value-type="string">
            <text:p>RH</text:p>
          </table:table-cell>
          <table:table-cell table:style-name="ce21" table:number-columns-repeated="3"/>
          <table:table-cell table:style-name="ce16" table:number-columns-repeated="2"/>
          <table:table-cell table:style-name="ce24" office:value-type="string" calcext:value-type="string">
            <office:annotation draw:style-name="gr1" draw:text-style-name="P2" svg:width="2.899cm" svg:height="1.799cm" svg:x="15.41cm" svg:y="1.444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16.77cm" svg:y="1.444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18.13cm" svg:y="1.444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19.49cm" svg:y="1.444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20.85cm" svg:y="1.444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22.21cm" svg:y="1.444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23.57cm" svg:y="1.444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24.93cm" svg:y="1.444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26.29cm" svg:y="1.444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1" table:number-columns-repeated="3"/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21" table:number-columns-repeated="3"/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21" table:number-columns-repeated="2"/>
          <table:table-cell table:style-name="ce16" table:number-columns-repeated="992"/>
        </table:table-row>
        <table:table-row table:style-name="ro4">
          <table:table-cell table:style-name="ce6" office:value-type="string" calcext:value-type="string">
            <text:p>DEMERVAL Coralie</text:p>
          </table:table-cell>
          <table:table-cell table:style-name="ce106" office:value-type="string" calcext:value-type="string">
            <text:p>RH</text:p>
          </table:table-cell>
          <table:table-cell table:number-columns-repeated="5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5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5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5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2" table:style-name="ce18" office:value-type="string" calcext:value-type="string">
            <text:p>J</text:p>
          </table:table-cell>
          <table:table-cell table:style-name="ce16" table:number-columns-repeated="992"/>
        </table:table-row>
        <table:table-row table:style-name="ro4">
          <table:table-cell table:style-name="ce6" office:value-type="string" calcext:value-type="string">
            <text:p>LOIN Bruno</text:p>
          </table:table-cell>
          <table:table-cell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5" office:value-type="string" calcext:value-type="string">
            <office:annotation draw:style-name="gr1" draw:text-style-name="P2" svg:width="2.899cm" svg:height="1.799cm" svg:x="27.65cm" svg:y="3.126cm" draw:caption-point-x="-0.609cm" draw:caption-point-y="1.511cm">
              <dc:date>2024-02-21T00:00:00</dc:date>
              <text:p text:style-name="P1"><text:span text:style-name="T1">Journée Non Cotée (récupération horaire)</text:span></text:p>
            </office:annotation>
            <text:p>NC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style-name="ce16" table:number-columns-repeated="992"/>
        </table:table-row>
        <table:table-row table:style-name="ro5">
          <table:table-cell table:style-name="ce6"/>
          <table:table-cell table:style-name="ce21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12"/>
        </table:table-row>
        <table:table-row table:style-name="ro9">
          <table:table-cell table:style-name="ce7" office:value-type="string" calcext:value-type="string">
            <text:p>OBSERVATIONS</text:p>
          </table:table-cell>
          <table:table-cell table:style-name="ce17"/>
          <table:table-cell table:style-name="ce22" table:number-columns-repeated="3"/>
          <table:table-cell table:style-name="ce16" table:number-columns-repeated="2"/>
          <table:table-cell table:style-name="ce35"/>
          <table:table-cell table:style-name="ce38"/>
          <table:table-cell table:style-name="ce22" table:number-columns-repeated="20"/>
          <table:table-cell table:style-name="ce51"/>
          <table:table-cell table:style-name="ce52"/>
          <table:table-cell table:style-name="ce51"/>
          <table:table-cell table:style-name="ce16" table:number-columns-repeated="992"/>
        </table:table-row>
        <table:table-row table:style-name="ro7">
          <table:table-cell table:style-name="ce8" table:number-columns-repeated="1024"/>
        </table:table-row>
        <table:table-row table:style-name="ro8">
          <table:table-cell table:style-name="ce8"/>
          <table:table-cell table:style-name="ce18" office:value-type="string" calcext:value-type="string">
            <office:annotation draw:style-name="gr1" draw:text-style-name="P2" svg:width="2.899cm" svg:height="1.799cm" svg:x="7.251cm" svg:y="7.471cm" draw:caption-point-x="-0.609cm" draw:caption-point-y="1.51cm">
              <dc:date>2024-02-21T00:00:00</dc:date>
              <text:p text:style-name="P1"><text:span text:style-name="T1">Horaire de journée (8h30-16h30)</text:span></text:p>
            </office:annotation>
            <text:p>J</text:p>
          </table:table-cell>
          <table:table-cell table:style-name="ce23"/>
          <table:table-cell table:style-name="ce24" office:value-type="string" calcext:value-type="string">
            <office:annotation draw:style-name="gr1" draw:text-style-name="P2" svg:width="2.899cm" svg:height="1.799cm" svg:x="9.971cm" svg:y="7.471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11.331cm" svg:y="7.471cm" draw:caption-point-x="-0.609cm" draw:caption-point-y="1.51cm">
              <dc:date>2024-02-21T00:00:00</dc:date>
              <text:p text:style-name="P1"><text:span text:style-name="T1">Compte Epargne Temps</text:span></text:p>
            </office:annotation>
            <text:p>CET</text:p>
          </table:table-cell>
          <table:table-cell table:style-name="ce8" table:number-columns-repeated="12"/>
          <table:table-cell table:style-name="ce45"/>
          <table:table-cell table:style-name="ce41"/>
          <table:table-cell table:style-name="ce48" table:number-columns-repeated="2"/>
          <table:table-cell table:style-name="ce8" table:number-columns-repeated="1003"/>
        </table:table-row>
        <table:table-row table:style-name="ro8">
          <table:table-cell table:style-name="ce8"/>
          <table:table-cell table:style-name="ce19" office:value-type="string" calcext:value-type="string">
            <office:annotation draw:style-name="gr1" draw:text-style-name="P2" svg:width="2.899cm" svg:height="1.799cm" svg:x="7.251cm" svg:y="8.31cm" draw:caption-point-x="-0.609cm" draw:caption-point-y="1.511cm">
              <dc:date>2024-02-21T00:00:00</dc:date>
              <text:p text:style-name="P1"><text:span text:style-name="T1">Horaire Matin 6h30-14h30</text:span></text:p>
            </office:annotation>
            <text:p>M</text:p>
          </table:table-cell>
          <table:table-cell table:style-name="ce23"/>
          <table:table-cell table:style-name="ce25" office:value-type="string" calcext:value-type="string">
            <office:annotation draw:style-name="gr1" draw:text-style-name="P2" svg:width="2.899cm" svg:height="1.799cm" svg:x="9.971cm" svg:y="8.31cm" draw:caption-point-x="-0.609cm" draw:caption-point-y="1.511cm">
              <dc:date>2024-02-21T00:00:00</dc:date>
              <text:p text:style-name="P1"><text:span text:style-name="T1">Journée Non Cotée (récupération horaire)</text:span></text:p>
            </office:annotation>
            <text:p>NC</text:p>
          </table:table-cell>
          <table:table-cell table:style-name="ce30"/>
          <table:table-cell table:style-name="ce8" table:number-columns-repeated="12"/>
          <table:table-cell table:style-name="ce46"/>
          <table:table-cell table:style-name="ce41"/>
          <table:table-cell table:style-name="ce49"/>
          <table:table-cell table:style-name="ce8" table:number-columns-repeated="1004"/>
        </table:table-row>
        <table:table-row table:style-name="ro8">
          <table:table-cell table:style-name="ce9"/>
          <table:table-cell table:style-name="ce20" office:value-type="string" calcext:value-type="string">
            <office:annotation draw:style-name="gr1" draw:text-style-name="P2" svg:width="2.899cm" svg:height="1.799cm" svg:x="7.251cm" svg:y="9.15cm" draw:caption-point-x="-0.609cm" draw:caption-point-y="1.51cm">
              <dc:date>2024-02-21T00:00:00</dc:date>
              <text:p text:style-name="P1"><text:span text:style-name="T1">Horaire Après-Midi 12h30-20h00</text:span></text:p>
              <text:p text:style-name="P1"><text:span text:style-name="T1"/></text:p>
            </office:annotation>
            <text:p>AM</text:p>
          </table:table-cell>
          <table:table-cell table:style-name="ce23"/>
          <table:table-cell table:style-name="ce26" office:value-type="string" calcext:value-type="string">
            <office:annotation draw:style-name="gr1" draw:text-style-name="P2" svg:width="2.899cm" svg:height="1.799cm" svg:x="9.971cm" svg:y="9.15cm" draw:caption-point-x="-0.609cm" draw:caption-point-y="1.51cm">
              <dc:date>2024-02-21T00:00:00</dc:date>
              <text:p text:style-name="P1"><text:span text:style-name="T1">Congé Maladie</text:span></text:p>
            </office:annotation>
            <text:p>CM</text:p>
          </table:table-cell>
          <table:table-cell table:style-name="ce26" office:value-type="string" calcext:value-type="string">
            <office:annotation draw:style-name="gr1" draw:text-style-name="P2" svg:width="2.899cm" svg:height="1.799cm" svg:x="11.331cm" svg:y="9.15cm" draw:caption-point-x="-0.609cm" draw:caption-point-y="1.51cm">
              <dc:date>2024-02-21T00:00:00</dc:date>
              <text:p text:style-name="P1"><text:span text:style-name="T1">Garde Enfant Malade</text:span></text:p>
            </office:annotation>
            <text:p>GEM</text:p>
          </table:table-cell>
          <table:table-cell table:style-name="ce32" table:number-columns-repeated="4"/>
          <table:table-cell table:style-name="ce40" table:number-columns-repeated="2"/>
          <table:table-cell table:style-name="ce41" table:number-columns-repeated="5"/>
          <table:table-cell table:style-name="ce8"/>
          <table:table-cell table:style-name="ce47"/>
          <table:table-cell table:style-name="ce41"/>
          <table:table-cell table:style-name="ce48" table:number-columns-repeated="2"/>
          <table:table-cell table:style-name="ce8" table:number-columns-repeated="2"/>
          <table:table-cell table:style-name="ce10"/>
          <table:table-cell table:style-name="ce50"/>
          <table:table-cell table:style-name="ce10" table:number-columns-repeated="4"/>
          <table:table-cell table:style-name="ce8" table:number-columns-repeated="995"/>
        </table:table-row>
        <table:table-row table:style-name="ro8">
          <table:table-cell table:style-name="ce10"/>
          <table:table-cell table:number-columns-repeated="2"/>
          <table:table-cell table:style-name="ce27" office:value-type="string" calcext:value-type="string">
            <office:annotation draw:style-name="gr1" draw:text-style-name="P2" svg:width="2.899cm" svg:height="1.799cm" svg:x="9.971cm" svg:y="9.989cm" draw:caption-point-x="-0.609cm" draw:caption-point-y="1.511cm">
              <dc:date>2024-02-21T00:00:00</dc:date>
              <text:p text:style-name="P1"><text:span text:style-name="T1">Autorisation Exceptionnelle d’Absence</text:span></text:p>
            </office:annotation>
            <text:p>AEA</text:p>
          </table:table-cell>
          <table:table-cell table:style-name="ce31"/>
          <table:table-cell table:style-name="ce8" table:number-columns-repeated="14"/>
          <table:table-cell table:style-name="ce48"/>
          <table:table-cell table:style-name="ce10"/>
          <table:table-cell table:style-name="ce43"/>
          <table:table-cell table:style-name="ce8" table:number-columns-repeated="1002"/>
        </table:table-row>
        <table:table-row table:style-name="ro8">
          <table:table-cell table:style-name="ce8"/>
          <table:table-cell table:number-columns-repeated="2"/>
          <table:table-cell table:style-name="ce28" office:value-type="string" calcext:value-type="string">
            <office:annotation draw:style-name="gr1" draw:text-style-name="P2" svg:width="2.899cm" svg:height="1.799cm" svg:x="9.971cm" svg:y="10.829cm" draw:caption-point-x="-0.609cm" draw:caption-point-y="1.51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/>
          <table:table-cell table:style-name="ce8" table:number-columns-repeated="14"/>
          <table:table-cell table:style-name="ce46"/>
          <table:table-cell table:style-name="ce8" table:number-columns-repeated="1004"/>
        </table:table-row>
        <table:table-row table:style-name="ro8">
          <table:table-cell table:style-name="ce8"/>
          <table:table-cell table:number-columns-repeated="2"/>
          <table:table-cell table:style-name="ce106" office:value-type="string" calcext:value-type="string">
            <office:annotation draw:style-name="gr1" draw:text-style-name="P2" svg:width="2.899cm" svg:height="1.799cm" svg:x="9.971cm" svg:y="11.669cm" draw:caption-point-x="-0.609cm" draw:caption-point-y="1.51cm">
              <dc:date>2024-02-21T00:00:00</dc:date>
              <text:p text:style-name="P1"><text:span text:style-name="T1">Repos Hebdomadaire</text:span></text:p>
            </office:annotation>
            <text:p>RH</text:p>
          </table:table-cell>
          <table:table-cell/>
          <table:table-cell table:style-name="ce8" table:number-columns-repeated="9"/>
          <table:table-cell table:style-name="ce43"/>
          <table:table-cell table:style-name="ce44" table:number-columns-repeated="2"/>
          <table:table-cell table:style-name="ce8" table:number-columns-repeated="2"/>
          <table:table-cell table:style-name="ce46"/>
          <table:table-cell table:style-name="ce8" table:number-columns-repeated="1004"/>
        </table:table-row>
        <table:table-row table:style-name="ro7" table:number-rows-repeated="7">
          <table:table-cell table:style-name="ce8" table:number-columns-repeated="1024"/>
        </table:table-row>
        <table:table-row table:style-name="ro7">
          <table:table-cell table:style-name="ce8" table:number-columns-repeated="7"/>
          <table:table-cell table:style-name="ce36"/>
          <table:table-cell table:style-name="ce8" table:number-columns-repeated="1016"/>
        </table:table-row>
        <table:table-row table:style-name="ro7" table:number-rows-repeated="5">
          <table:table-cell table:style-name="ce8" table:number-columns-repeated="1024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vril" table:style-name="ta1" table:print-ranges="Avril.A1:Avril.AE10">
        <table:table-column table:style-name="co1" table:default-cell-style-name="ce11"/>
        <table:table-column table:style-name="co2" table:number-columns-repeated="30" table:default-cell-style-name="ce11"/>
        <table:table-column table:style-name="co3" table:number-columns-repeated="992" table:default-cell-style-name="ce11"/>
        <table:table-column table:style-name="co3" table:number-columns-repeated="15361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D E S I D E R A T A</text:p>
            <text:p>CCPD TOURNAI</text:p>
          </table:table-cell>
          <table:covered-table-cell table:number-columns-repeated="5" table:style-name="ce88"/>
          <table:table-cell table:style-name="ce33" table:content-validation-name="val1" table:formula="of:=[$Janvier.G1]" office:value-type="float" office:value="2026" calcext:value-type="float" table:number-columns-spanned="7" table:number-rows-spanned="2">
            <text:p>2026</text:p>
          </table:table-cell>
          <table:covered-table-cell table:style-name="ce88"/>
          <table:covered-table-cell table:number-columns-repeated="5" table:style-name="ce133"/>
          <table:table-cell table:style-name="ce42" table:number-columns-repeated="18"/>
          <table:table-cell table:style-name="ce53"/>
          <table:table-cell table:style-name="ce55" table:number-columns-repeated="991"/>
          <table:table-cell table:number-columns-repeated="15361"/>
        </table:table-row>
        <table:table-row table:style-name="ro1">
          <table:covered-table-cell table:style-name="ce2"/>
          <table:covered-table-cell table:number-columns-repeated="5" table:style-name="ce88"/>
          <table:covered-table-cell table:style-name="ce34" table:content-validation-name="val2"/>
          <table:covered-table-cell table:style-name="ce88"/>
          <table:covered-table-cell table:number-columns-repeated="5" table:style-name="ce133"/>
          <table:table-cell table:style-name="ce42" table:number-columns-repeated="18"/>
          <table:table-cell table:style-name="ce53"/>
          <table:table-cell table:style-name="ce55" table:number-columns-repeated="991"/>
          <table:table-cell table:number-columns-repeated="15361"/>
        </table:table-row>
        <table:table-row table:style-name="ro2">
          <table:table-cell table:style-name="ce3"/>
          <table:table-cell table:style-name="ce13" table:formula="of:=TEXT([.B4];&quot;NN&quot;)" office:value-type="string" office:string-value="mer." calcext:value-type="string">
            <text:p>mer.</text:p>
          </table:table-cell>
          <table:table-cell table:style-name="ce13" table:formula="of:=TEXT([.C4];&quot;NN&quot;)" office:value-type="string" office:string-value="jeu." calcext:value-type="string">
            <text:p>jeu.</text:p>
          </table:table-cell>
          <table:table-cell table:style-name="ce13" table:formula="of:=TEXT([.D4];&quot;NN&quot;)" office:value-type="string" office:string-value="ven." calcext:value-type="string">
            <text:p>ven.</text:p>
          </table:table-cell>
          <table:table-cell table:style-name="ce13" table:formula="of:=TEXT([.E4];&quot;NN&quot;)" office:value-type="string" office:string-value="sam." calcext:value-type="string">
            <text:p>sam.</text:p>
          </table:table-cell>
          <table:table-cell table:style-name="ce89" table:formula="of:=TEXT([.F4];&quot;NN&quot;)" office:value-type="string" office:string-value="dim." calcext:value-type="string">
            <text:p>dim.</text:p>
          </table:table-cell>
          <table:table-cell table:style-name="ce89" table:formula="of:=TEXT([.G4];&quot;NN&quot;)" office:value-type="string" office:string-value="lun." calcext:value-type="string">
            <text:p>lun.</text:p>
          </table:table-cell>
          <table:table-cell table:style-name="ce13" table:formula="of:=TEXT([.H4];&quot;NN&quot;)" office:value-type="string" office:string-value="mar." calcext:value-type="string">
            <text:p>mar.</text:p>
          </table:table-cell>
          <table:table-cell table:style-name="ce13" table:formula="of:=TEXT([.I4];&quot;NN&quot;)" office:value-type="string" office:string-value="mer." calcext:value-type="string">
            <text:p>mer.</text:p>
          </table:table-cell>
          <table:table-cell table:style-name="ce13" table:formula="of:=TEXT([.J4];&quot;NN&quot;)" office:value-type="string" office:string-value="jeu." calcext:value-type="string">
            <text:p>jeu.</text:p>
          </table:table-cell>
          <table:table-cell table:style-name="ce13" table:formula="of:=TEXT([.K4];&quot;NN&quot;)" office:value-type="string" office:string-value="ven." calcext:value-type="string">
            <text:p>ven.</text:p>
          </table:table-cell>
          <table:table-cell table:style-name="ce13" table:formula="of:=TEXT([.L4];&quot;NN&quot;)" office:value-type="string" office:string-value="sam." calcext:value-type="string">
            <text:p>sam.</text:p>
          </table:table-cell>
          <table:table-cell table:style-name="ce13" table:formula="of:=TEXT([.M4];&quot;NN&quot;)" office:value-type="string" office:string-value="dim." calcext:value-type="string">
            <text:p>dim.</text:p>
          </table:table-cell>
          <table:table-cell table:style-name="ce13" table:formula="of:=TEXT([.N4];&quot;NN&quot;)" office:value-type="string" office:string-value="lun." calcext:value-type="string">
            <text:p>lun.</text:p>
          </table:table-cell>
          <table:table-cell table:style-name="ce13" table:formula="of:=TEXT([.O4];&quot;NN&quot;)" office:value-type="string" office:string-value="mar." calcext:value-type="string">
            <text:p>mar.</text:p>
          </table:table-cell>
          <table:table-cell table:style-name="ce13" table:formula="of:=TEXT([.P4];&quot;NN&quot;)" office:value-type="string" office:string-value="mer." calcext:value-type="string">
            <text:p>mer.</text:p>
          </table:table-cell>
          <table:table-cell table:style-name="ce13" table:formula="of:=TEXT([.Q4];&quot;NN&quot;)" office:value-type="string" office:string-value="jeu." calcext:value-type="string">
            <text:p>jeu.</text:p>
          </table:table-cell>
          <table:table-cell table:style-name="ce13" table:formula="of:=TEXT([.R4];&quot;NN&quot;)" office:value-type="string" office:string-value="ven." calcext:value-type="string">
            <text:p>ven.</text:p>
          </table:table-cell>
          <table:table-cell table:style-name="ce13" table:formula="of:=TEXT([.S4];&quot;NN&quot;)" office:value-type="string" office:string-value="sam." calcext:value-type="string">
            <text:p>sam.</text:p>
          </table:table-cell>
          <table:table-cell table:style-name="ce13" table:formula="of:=TEXT([.T4];&quot;NN&quot;)" office:value-type="string" office:string-value="dim." calcext:value-type="string">
            <text:p>dim.</text:p>
          </table:table-cell>
          <table:table-cell table:style-name="ce13" table:formula="of:=TEXT([.U4];&quot;NN&quot;)" office:value-type="string" office:string-value="lun." calcext:value-type="string">
            <text:p>lun.</text:p>
          </table:table-cell>
          <table:table-cell table:style-name="ce13" table:formula="of:=TEXT([.V4];&quot;NN&quot;)" office:value-type="string" office:string-value="mar." calcext:value-type="string">
            <text:p>mar.</text:p>
          </table:table-cell>
          <table:table-cell table:style-name="ce13" table:formula="of:=TEXT([.W4];&quot;NN&quot;)" office:value-type="string" office:string-value="mer." calcext:value-type="string">
            <text:p>mer.</text:p>
          </table:table-cell>
          <table:table-cell table:style-name="ce13" table:formula="of:=TEXT([.X4];&quot;NN&quot;)" office:value-type="string" office:string-value="jeu." calcext:value-type="string">
            <text:p>jeu.</text:p>
          </table:table-cell>
          <table:table-cell table:style-name="ce13" table:formula="of:=TEXT([.Y4];&quot;NN&quot;)" office:value-type="string" office:string-value="ven." calcext:value-type="string">
            <text:p>ven.</text:p>
          </table:table-cell>
          <table:table-cell table:style-name="ce13" table:formula="of:=TEXT([.Z4];&quot;NN&quot;)" office:value-type="string" office:string-value="sam." calcext:value-type="string">
            <text:p>sam.</text:p>
          </table:table-cell>
          <table:table-cell table:style-name="ce13" table:formula="of:=TEXT([.AA4];&quot;NN&quot;)" office:value-type="string" office:string-value="dim." calcext:value-type="string">
            <text:p>dim.</text:p>
          </table:table-cell>
          <table:table-cell table:style-name="ce13" table:formula="of:=TEXT([.AB4];&quot;NN&quot;)" office:value-type="string" office:string-value="lun." calcext:value-type="string">
            <text:p>lun.</text:p>
          </table:table-cell>
          <table:table-cell table:style-name="ce13" table:formula="of:=TEXT([.AC4];&quot;NN&quot;)" office:value-type="string" office:string-value="mar." calcext:value-type="string">
            <text:p>mar.</text:p>
          </table:table-cell>
          <table:table-cell table:style-name="ce13" table:formula="of:=TEXT([.AD4];&quot;NN&quot;)" office:value-type="string" office:string-value="mer." calcext:value-type="string">
            <text:p>mer.</text:p>
          </table:table-cell>
          <table:table-cell table:style-name="ce13" table:formula="of:=TEXT([.AE4];&quot;NN&quot;)" office:value-type="string" office:string-value="jeu." calcext:value-type="string">
            <text:p>jeu.</text:p>
          </table:table-cell>
          <table:table-cell table:style-name="ce53"/>
          <table:table-cell table:style-name="ce16" table:number-columns-repeated="991"/>
          <table:table-cell table:number-columns-repeated="15361"/>
        </table:table-row>
        <table:table-row table:style-name="ro2">
          <table:table-cell table:style-name="ce62" office:value-type="string" calcext:value-type="string">
            <text:p>AVRIL</text:p>
          </table:table-cell>
          <table:table-cell table:style-name="ce63" table:formula="of:=DATE([.G1];4;1)" office:value-type="date" office:date-value="2026-04-01" calcext:value-type="date">
            <text:p>01</text:p>
          </table:table-cell>
          <table:table-cell table:style-name="ce63" table:formula="of:=[.B4]+1" office:value-type="date" office:date-value="2026-04-02" calcext:value-type="date">
            <text:p>02</text:p>
          </table:table-cell>
          <table:table-cell table:style-name="ce63" table:formula="of:=[.C4]+1" office:value-type="date" office:date-value="2026-04-03" calcext:value-type="date">
            <text:p>03</text:p>
          </table:table-cell>
          <table:table-cell table:style-name="ce63" table:formula="of:=[.D4]+1" office:value-type="date" office:date-value="2026-04-04" calcext:value-type="date">
            <text:p>04</text:p>
          </table:table-cell>
          <table:table-cell table:style-name="ce63" table:formula="of:=[.E4]+1" office:value-type="date" office:date-value="2026-04-05" calcext:value-type="date">
            <text:p>05</text:p>
          </table:table-cell>
          <table:table-cell table:style-name="ce63" table:formula="of:=[.F4]+1" office:value-type="date" office:date-value="2026-04-06" calcext:value-type="date">
            <text:p>06</text:p>
          </table:table-cell>
          <table:table-cell table:style-name="ce63" table:formula="of:=[.G4]+1" office:value-type="date" office:date-value="2026-04-07" calcext:value-type="date">
            <text:p>07</text:p>
          </table:table-cell>
          <table:table-cell table:style-name="ce63" table:formula="of:=[.H4]+1" office:value-type="date" office:date-value="2026-04-08" calcext:value-type="date">
            <text:p>08</text:p>
          </table:table-cell>
          <table:table-cell table:style-name="ce63" table:formula="of:=[.I4]+1" office:value-type="date" office:date-value="2026-04-09" calcext:value-type="date">
            <text:p>09</text:p>
          </table:table-cell>
          <table:table-cell table:style-name="ce63" table:formula="of:=[.J4]+1" office:value-type="date" office:date-value="2026-04-10" calcext:value-type="date">
            <text:p>10</text:p>
          </table:table-cell>
          <table:table-cell table:style-name="ce63" table:formula="of:=[.K4]+1" office:value-type="date" office:date-value="2026-04-11" calcext:value-type="date">
            <text:p>11</text:p>
          </table:table-cell>
          <table:table-cell table:style-name="ce63" table:formula="of:=[.L4]+1" office:value-type="date" office:date-value="2026-04-12" calcext:value-type="date">
            <text:p>12</text:p>
          </table:table-cell>
          <table:table-cell table:style-name="ce63" table:formula="of:=[.M4]+1" office:value-type="date" office:date-value="2026-04-13" calcext:value-type="date">
            <text:p>13</text:p>
          </table:table-cell>
          <table:table-cell table:style-name="ce63" table:formula="of:=[.N4]+1" office:value-type="date" office:date-value="2026-04-14" calcext:value-type="date">
            <text:p>14</text:p>
          </table:table-cell>
          <table:table-cell table:style-name="ce63" table:formula="of:=[.O4]+1" office:value-type="date" office:date-value="2026-04-15" calcext:value-type="date">
            <text:p>15</text:p>
          </table:table-cell>
          <table:table-cell table:style-name="ce63" table:formula="of:=[.P4]+1" office:value-type="date" office:date-value="2026-04-16" calcext:value-type="date">
            <text:p>16</text:p>
          </table:table-cell>
          <table:table-cell table:style-name="ce63" table:formula="of:=[.Q4]+1" office:value-type="date" office:date-value="2026-04-17" calcext:value-type="date">
            <text:p>17</text:p>
          </table:table-cell>
          <table:table-cell table:style-name="ce63" table:formula="of:=[.R4]+1" office:value-type="date" office:date-value="2026-04-18" calcext:value-type="date">
            <text:p>18</text:p>
          </table:table-cell>
          <table:table-cell table:style-name="ce63" table:formula="of:=[.S4]+1" office:value-type="date" office:date-value="2026-04-19" calcext:value-type="date">
            <text:p>19</text:p>
          </table:table-cell>
          <table:table-cell table:style-name="ce63" table:formula="of:=[.T4]+1" office:value-type="date" office:date-value="2026-04-20" calcext:value-type="date">
            <text:p>20</text:p>
          </table:table-cell>
          <table:table-cell table:style-name="ce63" table:formula="of:=[.U4]+1" office:value-type="date" office:date-value="2026-04-21" calcext:value-type="date">
            <text:p>21</text:p>
          </table:table-cell>
          <table:table-cell table:style-name="ce63" table:formula="of:=[.V4]+1" office:value-type="date" office:date-value="2026-04-22" calcext:value-type="date">
            <text:p>22</text:p>
          </table:table-cell>
          <table:table-cell table:style-name="ce63" table:formula="of:=[.W4]+1" office:value-type="date" office:date-value="2026-04-23" calcext:value-type="date">
            <text:p>23</text:p>
          </table:table-cell>
          <table:table-cell table:style-name="ce63" table:formula="of:=[.X4]+1" office:value-type="date" office:date-value="2026-04-24" calcext:value-type="date">
            <text:p>24</text:p>
          </table:table-cell>
          <table:table-cell table:style-name="ce63" table:formula="of:=[.Y4]+1" office:value-type="date" office:date-value="2026-04-25" calcext:value-type="date">
            <text:p>25</text:p>
          </table:table-cell>
          <table:table-cell table:style-name="ce63" table:formula="of:=[.Z4]+1" office:value-type="date" office:date-value="2026-04-26" calcext:value-type="date">
            <text:p>26</text:p>
          </table:table-cell>
          <table:table-cell table:style-name="ce63" table:formula="of:=[.AA4]+1" office:value-type="date" office:date-value="2026-04-27" calcext:value-type="date">
            <text:p>27</text:p>
          </table:table-cell>
          <table:table-cell table:style-name="ce63" table:formula="of:=[.AB4]+1" office:value-type="date" office:date-value="2026-04-28" calcext:value-type="date">
            <text:p>28</text:p>
          </table:table-cell>
          <table:table-cell table:style-name="ce63" table:formula="of:=[.AC4]+1" office:value-type="date" office:date-value="2026-04-29" calcext:value-type="date">
            <text:p>29</text:p>
          </table:table-cell>
          <table:table-cell table:style-name="ce63" table:formula="of:=[.AD4]+1" office:value-type="date" office:date-value="2026-04-30" calcext:value-type="date">
            <text:p>30</text:p>
          </table:table-cell>
          <table:table-cell table:style-name="ce53"/>
          <table:table-cell table:style-name="ce16" table:number-columns-repeated="991"/>
          <table:table-cell table:style-name="ce59"/>
          <table:table-cell table:number-columns-repeated="15360"/>
        </table:table-row>
        <table:table-row table:style-name="ro3">
          <table:table-cell table:style-name="ce5"/>
          <table:table-cell table:style-name="ce15" table:number-columns-repeated="30"/>
          <table:table-cell table:style-name="ce54"/>
          <table:table-cell table:style-name="ce56" table:number-columns-repeated="991"/>
          <table:table-cell table:number-columns-repeated="15361"/>
        </table:table-row>
        <table:table-row table:style-name="ro4">
          <table:table-cell table:style-name="ce6" office:value-type="string" calcext:value-type="string">
            <text:p>MOREAU Philippe</text:p>
          </table:table-cell>
          <table:table-cell table:style-name="ce21" table:number-columns-repeated="2"/>
          <table:table-cell table:style-name="ce16"/>
          <table:table-cell table:number-columns-repeated="2" table:style-name="ce106" office:value-type="string" calcext:value-type="string">
            <text:p>RH</text:p>
          </table:table-cell>
          <table:table-cell table:style-name="ce28" office:value-type="string" calcext:value-type="string">
            <office:annotation draw:style-name="gr1" draw:text-style-name="P2" svg:width="2.899cm" svg:height="1.799cm" svg:x="14.05cm" svg:y="1.443cm" draw:caption-point-x="-0.609cm" draw:caption-point-y="1.51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 table:style-name="ce21" table:number-columns-repeated="2"/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21" table:number-columns-repeated="3"/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21" table:number-columns-repeated="3"/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21" table:number-columns-repeated="3"/>
          <table:table-cell table:style-name="ce16" table:number-columns-repeated="993"/>
          <table:table-cell table:number-columns-repeated="15361"/>
        </table:table-row>
        <table:table-row table:style-name="ro4">
          <table:table-cell table:style-name="ce6" office:value-type="string" calcext:value-type="string">
            <text:p>DEMERVAL Coralie</text:p>
          </table:table-cell>
          <table:table-cell table:number-columns-repeated="3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8" office:value-type="string" calcext:value-type="string">
            <office:annotation draw:style-name="gr1" draw:text-style-name="P2" svg:width="2.899cm" svg:height="1.799cm" svg:x="14.05cm" svg:y="2.285cm" draw:caption-point-x="-0.609cm" draw:caption-point-y="1.5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 table:number-columns-repeated="4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5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5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4" table:style-name="ce18" office:value-type="string" calcext:value-type="string">
            <text:p>J</text:p>
          </table:table-cell>
          <table:table-cell table:style-name="ce16" table:number-columns-repeated="992"/>
          <table:table-cell table:number-columns-repeated="15361"/>
        </table:table-row>
        <table:table-row table:style-name="ro4">
          <table:table-cell table:style-name="ce6" office:value-type="string" calcext:value-type="string">
            <text:p>LOIN Bruno</text:p>
          </table:table-cell>
          <table:table-cell table:style-name="ce19" office:value-type="string" calcext:value-type="string">
            <text:p>M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8" office:value-type="string" calcext:value-type="string">
            <office:annotation draw:style-name="gr1" draw:text-style-name="P2" svg:width="2.899cm" svg:height="1.799cm" svg:x="14.05cm" svg:y="3.126cm" draw:caption-point-x="-0.609cm" draw:caption-point-y="1.51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 table:style-name="ce24" office:value-type="string" calcext:value-type="string">
            <office:annotation draw:style-name="gr1" draw:text-style-name="P2" svg:width="2.899cm" svg:height="1.799cm" svg:x="15.41cm" svg:y="3.126cm" draw:caption-point-x="-0.609cm" draw:caption-point-y="1.51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16.77cm" svg:y="3.126cm" draw:caption-point-x="-0.609cm" draw:caption-point-y="1.51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18.13cm" svg:y="3.126cm" draw:caption-point-x="-0.609cm" draw:caption-point-y="1.51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19.49cm" svg:y="3.126cm" draw:caption-point-x="-0.609cm" draw:caption-point-y="1.51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style-name="ce24" office:value-type="string" calcext:value-type="string">
            <office:annotation draw:style-name="gr1" draw:text-style-name="P2" svg:width="2.899cm" svg:height="1.799cm" svg:x="45.329cm" svg:y="3.126cm" draw:caption-point-x="-0.609cm" draw:caption-point-y="1.51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46.689cm" svg:y="3.126cm" draw:caption-point-x="-0.609cm" draw:caption-point-y="1.51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16" table:number-columns-repeated="992"/>
          <table:table-cell table:number-columns-repeated="15361"/>
        </table:table-row>
        <table:table-row table:style-name="ro10">
          <table:table-cell table:style-name="ce6"/>
          <table:table-cell table:style-name="ce174" office:value-type="string" calcext:value-type="string">
            <text:p></text:p>
          </table:table-cell>
          <table:table-cell table:style-name="ce21"/>
          <table:table-cell table:style-name="ce16" table:number-columns-repeated="8"/>
          <table:table-cell table:style-name="ce176" office:value-type="string" calcext:value-type="string" table:number-columns-spanned="16" table:number-rows-spanned="1">
            <text:p>Zone B</text:p>
          </table:table-cell>
          <table:covered-table-cell table:number-columns-repeated="15" table:style-name="ce177" office:value-type="string" calcext:value-type="string">
            <text:p>Zone B</text:p>
          </table:covered-table-cell>
          <table:table-cell table:style-name="ce16" table:number-columns-repeated="996"/>
          <table:table-cell table:style-name="ce178" table:number-columns-repeated="15361"/>
        </table:table-row>
        <table:table-row table:style-name="ro11">
          <table:table-cell table:style-name="ce7" office:value-type="string" calcext:value-type="string">
            <text:p>OBSERVATIONS</text:p>
          </table:table-cell>
          <table:table-cell table:style-name="ce17"/>
          <table:table-cell table:style-name="ce22" table:number-columns-repeated="3"/>
          <table:table-cell table:style-name="ce16" table:number-columns-repeated="2"/>
          <table:table-cell table:style-name="ce35"/>
          <table:table-cell table:style-name="ce161"/>
          <table:table-cell table:style-name="ce22" table:number-columns-repeated="20"/>
          <table:table-cell table:style-name="ce51"/>
          <table:table-cell table:style-name="ce52"/>
          <table:table-cell table:style-name="ce16" table:number-columns-repeated="992"/>
          <table:table-cell table:number-columns-repeated="15361"/>
        </table:table-row>
        <table:table-row table:style-name="ro7">
          <table:table-cell table:style-name="ce8" table:number-columns-repeated="1023"/>
          <table:table-cell table:number-columns-repeated="15361"/>
        </table:table-row>
        <table:table-row table:style-name="ro8">
          <table:table-cell table:style-name="ce8"/>
          <table:table-cell table:style-name="ce18" office:value-type="string" calcext:value-type="string">
            <office:annotation draw:style-name="gr1" draw:text-style-name="P2" svg:width="2.899cm" svg:height="1.799cm" svg:x="7.251cm" svg:y="10.195cm" draw:caption-point-x="-0.609cm" draw:caption-point-y="1.511cm">
              <dc:date>2024-02-21T00:00:00</dc:date>
              <text:p text:style-name="P1"><text:span text:style-name="T1">Horaire de journée (8h30-16h30)</text:span></text:p>
            </office:annotation>
            <text:p>J</text:p>
          </table:table-cell>
          <table:table-cell table:style-name="ce23"/>
          <table:table-cell table:style-name="ce24" office:value-type="string" calcext:value-type="string">
            <office:annotation draw:style-name="gr1" draw:text-style-name="P2" svg:width="2.899cm" svg:height="1.799cm" svg:x="9.971cm" svg:y="10.195cm" draw:caption-point-x="-0.609cm" draw:caption-point-y="1.51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11.331cm" svg:y="10.195cm" draw:caption-point-x="-0.609cm" draw:caption-point-y="1.511cm">
              <dc:date>2024-02-21T00:00:00</dc:date>
              <text:p text:style-name="P1"><text:span text:style-name="T1">Compte Epargne Temps</text:span></text:p>
            </office:annotation>
            <text:p>CET</text:p>
          </table:table-cell>
          <table:table-cell table:style-name="ce8" table:number-columns-repeated="12"/>
          <table:table-cell table:style-name="ce45"/>
          <table:table-cell table:style-name="ce41"/>
          <table:table-cell table:style-name="ce48" table:number-columns-repeated="2"/>
          <table:table-cell table:style-name="ce8" table:number-columns-repeated="1002"/>
          <table:table-cell table:number-columns-repeated="15361"/>
        </table:table-row>
        <table:table-row table:style-name="ro8">
          <table:table-cell table:style-name="ce8"/>
          <table:table-cell table:style-name="ce19" office:value-type="string" calcext:value-type="string">
            <office:annotation draw:style-name="gr1" draw:text-style-name="P2" svg:width="2.899cm" svg:height="1.799cm" svg:x="7.251cm" svg:y="11.035cm" draw:caption-point-x="-0.609cm" draw:caption-point-y="1.511cm">
              <dc:date>2024-02-21T00:00:00</dc:date>
              <text:p text:style-name="P1"><text:span text:style-name="T1">Horaire Matin 6h30-14h30</text:span></text:p>
            </office:annotation>
            <text:p>M</text:p>
          </table:table-cell>
          <table:table-cell table:style-name="ce23"/>
          <table:table-cell table:style-name="ce25" office:value-type="string" calcext:value-type="string">
            <office:annotation draw:style-name="gr1" draw:text-style-name="P2" svg:width="2.899cm" svg:height="1.799cm" svg:x="9.971cm" svg:y="11.035cm" draw:caption-point-x="-0.609cm" draw:caption-point-y="1.511cm">
              <dc:date>2024-02-21T00:00:00</dc:date>
              <text:p text:style-name="P1"><text:span text:style-name="T1">Journée Non Cotée (récupération horaire)</text:span></text:p>
            </office:annotation>
            <text:p>NC</text:p>
          </table:table-cell>
          <table:table-cell table:style-name="ce30"/>
          <table:table-cell table:style-name="ce8" table:number-columns-repeated="12"/>
          <table:table-cell table:style-name="ce46"/>
          <table:table-cell table:style-name="ce41"/>
          <table:table-cell table:style-name="ce49"/>
          <table:table-cell table:style-name="ce8" table:number-columns-repeated="1003"/>
          <table:table-cell table:number-columns-repeated="15361"/>
        </table:table-row>
        <table:table-row table:style-name="ro8">
          <table:table-cell table:style-name="ce9"/>
          <table:table-cell table:style-name="ce20" office:value-type="string" calcext:value-type="string">
            <office:annotation draw:style-name="gr1" draw:text-style-name="P2" svg:width="2.899cm" svg:height="1.799cm" svg:x="7.251cm" svg:y="11.876cm" draw:caption-point-x="-0.609cm" draw:caption-point-y="1.51cm">
              <dc:date>2024-02-21T00:00:00</dc:date>
              <text:p text:style-name="P1"><text:span text:style-name="T1">Horaire Après-Midi 12h30-20h00</text:span></text:p>
              <text:p text:style-name="P1"><text:span text:style-name="T1"/></text:p>
            </office:annotation>
            <text:p>AM</text:p>
          </table:table-cell>
          <table:table-cell table:style-name="ce23"/>
          <table:table-cell table:style-name="ce26" office:value-type="string" calcext:value-type="string">
            <office:annotation draw:style-name="gr1" draw:text-style-name="P2" svg:width="2.899cm" svg:height="1.799cm" svg:x="9.971cm" svg:y="11.876cm" draw:caption-point-x="-0.609cm" draw:caption-point-y="1.51cm">
              <dc:date>2024-02-21T00:00:00</dc:date>
              <text:p text:style-name="P1"><text:span text:style-name="T1">Congé Maladie</text:span></text:p>
            </office:annotation>
            <text:p>CM</text:p>
          </table:table-cell>
          <table:table-cell table:style-name="ce26" office:value-type="string" calcext:value-type="string">
            <office:annotation draw:style-name="gr1" draw:text-style-name="P2" svg:width="2.899cm" svg:height="1.799cm" svg:x="11.331cm" svg:y="11.876cm" draw:caption-point-x="-0.609cm" draw:caption-point-y="1.51cm">
              <dc:date>2024-02-21T00:00:00</dc:date>
              <text:p text:style-name="P1"><text:span text:style-name="T1">Garde Enfant Malade</text:span></text:p>
            </office:annotation>
            <text:p>GEM</text:p>
          </table:table-cell>
          <table:table-cell table:style-name="ce32" table:number-columns-repeated="4"/>
          <table:table-cell table:style-name="ce40" table:number-columns-repeated="2"/>
          <table:table-cell table:style-name="ce41" table:number-columns-repeated="5"/>
          <table:table-cell table:style-name="ce8"/>
          <table:table-cell table:style-name="ce47"/>
          <table:table-cell table:style-name="ce41"/>
          <table:table-cell table:style-name="ce48" table:number-columns-repeated="2"/>
          <table:table-cell table:style-name="ce8" table:number-columns-repeated="2"/>
          <table:table-cell table:style-name="ce10"/>
          <table:table-cell table:style-name="ce50"/>
          <table:table-cell table:style-name="ce10" table:number-columns-repeated="4"/>
          <table:table-cell table:style-name="ce8" table:number-columns-repeated="994"/>
          <table:table-cell table:number-columns-repeated="15361"/>
        </table:table-row>
        <table:table-row table:style-name="ro8">
          <table:table-cell table:style-name="ce10"/>
          <table:table-cell table:number-columns-repeated="2"/>
          <table:table-cell table:style-name="ce27" office:value-type="string" calcext:value-type="string">
            <office:annotation draw:style-name="gr1" draw:text-style-name="P2" svg:width="2.899cm" svg:height="1.799cm" svg:x="9.971cm" svg:y="12.714cm" draw:caption-point-x="-0.609cm" draw:caption-point-y="1.511cm">
              <dc:date>2024-02-21T00:00:00</dc:date>
              <text:p text:style-name="P1"><text:span text:style-name="T1">Autorisation Exceptionnelle d’Absence</text:span></text:p>
            </office:annotation>
            <text:p>AEA</text:p>
          </table:table-cell>
          <table:table-cell table:style-name="ce31"/>
          <table:table-cell table:style-name="ce8" table:number-columns-repeated="14"/>
          <table:table-cell table:style-name="ce48"/>
          <table:table-cell table:style-name="ce10"/>
          <table:table-cell table:style-name="ce43"/>
          <table:table-cell table:style-name="ce8" table:number-columns-repeated="1001"/>
          <table:table-cell table:number-columns-repeated="15361"/>
        </table:table-row>
        <table:table-row table:style-name="ro8">
          <table:table-cell table:style-name="ce8"/>
          <table:table-cell table:number-columns-repeated="2"/>
          <table:table-cell table:style-name="ce28" office:value-type="string" calcext:value-type="string">
            <office:annotation draw:style-name="gr1" draw:text-style-name="P2" svg:width="2.899cm" svg:height="1.799cm" svg:x="9.971cm" svg:y="13.555cm" draw:caption-point-x="-0.609cm" draw:caption-point-y="1.5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/>
          <table:table-cell table:style-name="ce8" table:number-columns-repeated="14"/>
          <table:table-cell table:style-name="ce46"/>
          <table:table-cell table:style-name="ce8" table:number-columns-repeated="1003"/>
          <table:table-cell table:number-columns-repeated="15361"/>
        </table:table-row>
        <table:table-row table:style-name="ro8">
          <table:table-cell table:style-name="ce8"/>
          <table:table-cell table:number-columns-repeated="2"/>
          <table:table-cell table:style-name="ce106" office:value-type="string" calcext:value-type="string">
            <office:annotation draw:style-name="gr1" draw:text-style-name="P2" svg:width="2.899cm" svg:height="1.799cm" svg:x="9.971cm" svg:y="14.393cm" draw:caption-point-x="-0.609cm" draw:caption-point-y="1.511cm">
              <dc:date>2024-02-21T00:00:00</dc:date>
              <text:p text:style-name="P1"><text:span text:style-name="T1">Repos Hebdomadaire</text:span></text:p>
            </office:annotation>
            <text:p>RH</text:p>
          </table:table-cell>
          <table:table-cell/>
          <table:table-cell table:style-name="ce8" table:number-columns-repeated="9"/>
          <table:table-cell table:style-name="ce43"/>
          <table:table-cell table:style-name="ce44" table:number-columns-repeated="2"/>
          <table:table-cell table:style-name="ce8" table:number-columns-repeated="2"/>
          <table:table-cell table:style-name="ce46"/>
          <table:table-cell table:style-name="ce8" table:number-columns-repeated="1003"/>
          <table:table-cell table:number-columns-repeated="15361"/>
        </table:table-row>
        <table:table-row table:style-name="ro7">
          <table:table-cell table:style-name="ce8" table:number-columns-repeated="1023"/>
          <table:table-cell table:number-columns-repeated="15361"/>
        </table:table-row>
        <table:table-row table:style-name="ro7">
          <table:table-cell table:style-name="ce8"/>
          <table:table-cell table:style-name="Default"/>
          <table:table-cell table:style-name="ce8" table:number-columns-repeated="1021"/>
          <table:table-cell table:number-columns-repeated="15361"/>
        </table:table-row>
        <table:table-row table:style-name="ro7" table:number-rows-repeated="5">
          <table:table-cell table:style-name="ce8" table:number-columns-repeated="1023"/>
          <table:table-cell table:number-columns-repeated="15361"/>
        </table:table-row>
        <table:table-row table:style-name="ro7">
          <table:table-cell table:style-name="ce8" table:number-columns-repeated="7"/>
          <table:table-cell table:style-name="ce36"/>
          <table:table-cell table:style-name="ce8" table:number-columns-repeated="1015"/>
          <table:table-cell table:number-columns-repeated="15361"/>
        </table:table-row>
        <table:table-row table:style-name="ro7" table:number-rows-repeated="5">
          <table:table-cell table:style-name="ce8" table:number-columns-repeated="1023"/>
          <table:table-cell table:number-columns-repeated="15361"/>
        </table:table-row>
        <table:table-row table:style-name="ro7" table:number-rows-repeated="1048545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Mai" table:style-name="ta1" table:print-ranges="Mai.A1:Mai.AF10">
        <table:table-column table:style-name="co1" table:default-cell-style-name="ce11"/>
        <table:table-column table:style-name="co2" table:number-columns-repeated="31" table:default-cell-style-name="ce11"/>
        <table:table-column table:style-name="co3" table:number-columns-repeated="992" table:default-cell-style-name="ce11"/>
        <table:table-row table:style-name="ro1">
          <table:table-cell table:style-name="ce1" office:value-type="string" calcext:value-type="string" table:number-columns-spanned="6" table:number-rows-spanned="2">
            <text:p>D E S I D E R A T A</text:p>
            <text:p>CCPD TOURNAI</text:p>
          </table:table-cell>
          <table:covered-table-cell table:number-columns-repeated="5" table:style-name="ce88"/>
          <table:table-cell table:style-name="ce33" table:content-validation-name="val1" table:formula="of:=[$Janvier.G1]" office:value-type="float" office:value="2026" calcext:value-type="float" table:number-columns-spanned="7" table:number-rows-spanned="2">
            <text:p>2026</text:p>
          </table:table-cell>
          <table:covered-table-cell table:style-name="ce88"/>
          <table:covered-table-cell table:number-columns-repeated="5" table:style-name="ce133"/>
          <table:table-cell table:style-name="ce42" table:number-columns-repeated="19"/>
          <table:table-cell table:style-name="ce53"/>
          <table:table-cell table:style-name="ce55" table:number-columns-repeated="991"/>
        </table:table-row>
        <table:table-row table:style-name="ro1">
          <table:covered-table-cell table:style-name="ce2"/>
          <table:covered-table-cell table:number-columns-repeated="5" table:style-name="ce88"/>
          <table:covered-table-cell table:style-name="ce34" table:content-validation-name="val2"/>
          <table:covered-table-cell table:style-name="ce88"/>
          <table:covered-table-cell table:number-columns-repeated="5" table:style-name="ce133"/>
          <table:table-cell table:style-name="ce42" table:number-columns-repeated="19"/>
          <table:table-cell table:style-name="ce53"/>
          <table:table-cell table:style-name="ce55" table:number-columns-repeated="991"/>
        </table:table-row>
        <table:table-row table:style-name="ro2">
          <table:table-cell table:style-name="ce3"/>
          <table:table-cell table:style-name="ce89" table:formula="of:=TEXT([.B4];&quot;NN&quot;)" office:value-type="string" office:string-value="ven." calcext:value-type="string">
            <text:p>ven.</text:p>
          </table:table-cell>
          <table:table-cell table:style-name="ce13" table:formula="of:=TEXT([.C4];&quot;NN&quot;)" office:value-type="string" office:string-value="sam." calcext:value-type="string">
            <text:p>sam.</text:p>
          </table:table-cell>
          <table:table-cell table:style-name="ce13" table:formula="of:=TEXT([.D4];&quot;NN&quot;)" office:value-type="string" office:string-value="dim." calcext:value-type="string">
            <text:p>dim.</text:p>
          </table:table-cell>
          <table:table-cell table:style-name="ce13" table:formula="of:=TEXT([.E4];&quot;NN&quot;)" office:value-type="string" office:string-value="lun." calcext:value-type="string">
            <text:p>lun.</text:p>
          </table:table-cell>
          <table:table-cell table:style-name="ce13" table:formula="of:=TEXT([.F4];&quot;NN&quot;)" office:value-type="string" office:string-value="mar." calcext:value-type="string">
            <text:p>mar.</text:p>
          </table:table-cell>
          <table:table-cell table:style-name="ce13" table:formula="of:=TEXT([.G4];&quot;NN&quot;)" office:value-type="string" office:string-value="mer." calcext:value-type="string">
            <text:p>mer.</text:p>
          </table:table-cell>
          <table:table-cell table:style-name="ce13" table:formula="of:=TEXT([.H4];&quot;NN&quot;)" office:value-type="string" office:string-value="jeu." calcext:value-type="string">
            <text:p>jeu.</text:p>
          </table:table-cell>
          <table:table-cell table:style-name="ce89" table:formula="of:=TEXT([.I4];&quot;NN&quot;)" office:value-type="string" office:string-value="ven." calcext:value-type="string">
            <text:p>ven.</text:p>
          </table:table-cell>
          <table:table-cell table:style-name="ce13" table:formula="of:=TEXT([.J4];&quot;NN&quot;)" office:value-type="string" office:string-value="sam." calcext:value-type="string">
            <text:p>sam.</text:p>
          </table:table-cell>
          <table:table-cell table:style-name="ce13" table:formula="of:=TEXT([.K4];&quot;NN&quot;)" office:value-type="string" office:string-value="dim." calcext:value-type="string">
            <text:p>dim.</text:p>
          </table:table-cell>
          <table:table-cell table:style-name="ce13" table:formula="of:=TEXT([.L4];&quot;NN&quot;)" office:value-type="string" office:string-value="lun." calcext:value-type="string">
            <text:p>lun.</text:p>
          </table:table-cell>
          <table:table-cell table:style-name="ce13" table:formula="of:=TEXT([.M4];&quot;NN&quot;)" office:value-type="string" office:string-value="mar." calcext:value-type="string">
            <text:p>mar.</text:p>
          </table:table-cell>
          <table:table-cell table:style-name="ce13" table:formula="of:=TEXT([.N4];&quot;NN&quot;)" office:value-type="string" office:string-value="mer." calcext:value-type="string">
            <text:p>mer.</text:p>
          </table:table-cell>
          <table:table-cell table:style-name="ce89" table:formula="of:=TEXT([.O4];&quot;NN&quot;)" office:value-type="string" office:string-value="jeu." calcext:value-type="string">
            <text:p>jeu.</text:p>
          </table:table-cell>
          <table:table-cell table:style-name="ce13" table:formula="of:=TEXT([.P4];&quot;NN&quot;)" office:value-type="string" office:string-value="ven." calcext:value-type="string">
            <text:p>ven.</text:p>
          </table:table-cell>
          <table:table-cell table:style-name="ce13" table:formula="of:=TEXT([.Q4];&quot;NN&quot;)" office:value-type="string" office:string-value="sam." calcext:value-type="string">
            <text:p>sam.</text:p>
          </table:table-cell>
          <table:table-cell table:style-name="ce13" table:formula="of:=TEXT([.R4];&quot;NN&quot;)" office:value-type="string" office:string-value="dim." calcext:value-type="string">
            <text:p>dim.</text:p>
          </table:table-cell>
          <table:table-cell table:style-name="ce13" table:formula="of:=TEXT([.S4];&quot;NN&quot;)" office:value-type="string" office:string-value="lun." calcext:value-type="string">
            <text:p>lun.</text:p>
          </table:table-cell>
          <table:table-cell table:style-name="ce13" table:formula="of:=TEXT([.T4];&quot;NN&quot;)" office:value-type="string" office:string-value="mar." calcext:value-type="string">
            <text:p>mar.</text:p>
          </table:table-cell>
          <table:table-cell table:style-name="ce13" table:formula="of:=TEXT([.U4];&quot;NN&quot;)" office:value-type="string" office:string-value="mer." calcext:value-type="string">
            <text:p>mer.</text:p>
          </table:table-cell>
          <table:table-cell table:style-name="ce13" table:formula="of:=TEXT([.V4];&quot;NN&quot;)" office:value-type="string" office:string-value="jeu." calcext:value-type="string">
            <text:p>jeu.</text:p>
          </table:table-cell>
          <table:table-cell table:style-name="ce13" table:formula="of:=TEXT([.W4];&quot;NN&quot;)" office:value-type="string" office:string-value="ven." calcext:value-type="string">
            <text:p>ven.</text:p>
          </table:table-cell>
          <table:table-cell table:style-name="ce13" table:formula="of:=TEXT([.X4];&quot;NN&quot;)" office:value-type="string" office:string-value="sam." calcext:value-type="string">
            <text:p>sam.</text:p>
          </table:table-cell>
          <table:table-cell table:style-name="ce13" table:formula="of:=TEXT([.Y4];&quot;NN&quot;)" office:value-type="string" office:string-value="dim." calcext:value-type="string">
            <text:p>dim.</text:p>
          </table:table-cell>
          <table:table-cell table:style-name="ce89" table:formula="of:=TEXT([.Z4];&quot;NN&quot;)" office:value-type="string" office:string-value="lun." calcext:value-type="string">
            <text:p>lun.</text:p>
          </table:table-cell>
          <table:table-cell table:style-name="ce13" table:formula="of:=TEXT([.AA4];&quot;NN&quot;)" office:value-type="string" office:string-value="mar." calcext:value-type="string">
            <text:p>mar.</text:p>
          </table:table-cell>
          <table:table-cell table:style-name="ce13" table:formula="of:=TEXT([.AB4];&quot;NN&quot;)" office:value-type="string" office:string-value="mer." calcext:value-type="string">
            <text:p>mer.</text:p>
          </table:table-cell>
          <table:table-cell table:style-name="ce13" table:formula="of:=TEXT([.AC4];&quot;NN&quot;)" office:value-type="string" office:string-value="jeu." calcext:value-type="string">
            <text:p>jeu.</text:p>
          </table:table-cell>
          <table:table-cell table:style-name="ce13" table:formula="of:=TEXT([.AD4];&quot;NN&quot;)" office:value-type="string" office:string-value="ven." calcext:value-type="string">
            <text:p>ven.</text:p>
          </table:table-cell>
          <table:table-cell table:style-name="ce13" table:formula="of:=TEXT([.AE4];&quot;NN&quot;)" office:value-type="string" office:string-value="sam." calcext:value-type="string">
            <text:p>sam.</text:p>
          </table:table-cell>
          <table:table-cell table:style-name="ce13" table:formula="of:=TEXT([.AF4];&quot;NN&quot;)" office:value-type="string" office:string-value="dim." calcext:value-type="string">
            <text:p>dim.</text:p>
          </table:table-cell>
          <table:table-cell table:style-name="ce53"/>
          <table:table-cell table:style-name="ce16" table:number-columns-repeated="991"/>
        </table:table-row>
        <table:table-row table:style-name="ro2">
          <table:table-cell table:style-name="ce64" office:value-type="string" calcext:value-type="string">
            <text:p>MAI</text:p>
          </table:table-cell>
          <table:table-cell table:style-name="ce65" table:formula="of:=DATE([.G1];5;1)" office:value-type="date" office:date-value="2026-05-01" calcext:value-type="date">
            <text:p>01</text:p>
          </table:table-cell>
          <table:table-cell table:style-name="ce65" table:formula="of:=[.B4]+1" office:value-type="date" office:date-value="2026-05-02" calcext:value-type="date">
            <text:p>02</text:p>
          </table:table-cell>
          <table:table-cell table:style-name="ce65" table:formula="of:=[.C4]+1" office:value-type="date" office:date-value="2026-05-03" calcext:value-type="date">
            <text:p>03</text:p>
          </table:table-cell>
          <table:table-cell table:style-name="ce65" table:formula="of:=[.D4]+1" office:value-type="date" office:date-value="2026-05-04" calcext:value-type="date">
            <text:p>04</text:p>
          </table:table-cell>
          <table:table-cell table:style-name="ce65" table:formula="of:=[.E4]+1" office:value-type="date" office:date-value="2026-05-05" calcext:value-type="date">
            <text:p>05</text:p>
          </table:table-cell>
          <table:table-cell table:style-name="ce65" table:formula="of:=[.F4]+1" office:value-type="date" office:date-value="2026-05-06" calcext:value-type="date">
            <text:p>06</text:p>
          </table:table-cell>
          <table:table-cell table:style-name="ce65" table:formula="of:=[.G4]+1" office:value-type="date" office:date-value="2026-05-07" calcext:value-type="date">
            <text:p>07</text:p>
          </table:table-cell>
          <table:table-cell table:style-name="ce65" table:formula="of:=[.H4]+1" office:value-type="date" office:date-value="2026-05-08" calcext:value-type="date">
            <text:p>08</text:p>
          </table:table-cell>
          <table:table-cell table:style-name="ce65" table:formula="of:=[.I4]+1" office:value-type="date" office:date-value="2026-05-09" calcext:value-type="date">
            <text:p>09</text:p>
          </table:table-cell>
          <table:table-cell table:style-name="ce65" table:formula="of:=[.J4]+1" office:value-type="date" office:date-value="2026-05-10" calcext:value-type="date">
            <text:p>10</text:p>
          </table:table-cell>
          <table:table-cell table:style-name="ce65" table:formula="of:=[.K4]+1" office:value-type="date" office:date-value="2026-05-11" calcext:value-type="date">
            <text:p>11</text:p>
          </table:table-cell>
          <table:table-cell table:style-name="ce65" table:formula="of:=[.L4]+1" office:value-type="date" office:date-value="2026-05-12" calcext:value-type="date">
            <text:p>12</text:p>
          </table:table-cell>
          <table:table-cell table:style-name="ce65" table:formula="of:=[.M4]+1" office:value-type="date" office:date-value="2026-05-13" calcext:value-type="date">
            <text:p>13</text:p>
          </table:table-cell>
          <table:table-cell table:style-name="ce65" table:formula="of:=[.N4]+1" office:value-type="date" office:date-value="2026-05-14" calcext:value-type="date">
            <text:p>14</text:p>
          </table:table-cell>
          <table:table-cell table:style-name="ce65" table:formula="of:=[.O4]+1" office:value-type="date" office:date-value="2026-05-15" calcext:value-type="date">
            <text:p>15</text:p>
          </table:table-cell>
          <table:table-cell table:style-name="ce65" table:formula="of:=[.P4]+1" office:value-type="date" office:date-value="2026-05-16" calcext:value-type="date">
            <text:p>16</text:p>
          </table:table-cell>
          <table:table-cell table:style-name="ce65" table:formula="of:=[.Q4]+1" office:value-type="date" office:date-value="2026-05-17" calcext:value-type="date">
            <text:p>17</text:p>
          </table:table-cell>
          <table:table-cell table:style-name="ce65" table:formula="of:=[.R4]+1" office:value-type="date" office:date-value="2026-05-18" calcext:value-type="date">
            <text:p>18</text:p>
          </table:table-cell>
          <table:table-cell table:style-name="ce65" table:formula="of:=[.S4]+1" office:value-type="date" office:date-value="2026-05-19" calcext:value-type="date">
            <text:p>19</text:p>
          </table:table-cell>
          <table:table-cell table:style-name="ce65" table:formula="of:=[.T4]+1" office:value-type="date" office:date-value="2026-05-20" calcext:value-type="date">
            <text:p>20</text:p>
          </table:table-cell>
          <table:table-cell table:style-name="ce65" table:formula="of:=[.U4]+1" office:value-type="date" office:date-value="2026-05-21" calcext:value-type="date">
            <text:p>21</text:p>
          </table:table-cell>
          <table:table-cell table:style-name="ce65" table:formula="of:=[.V4]+1" office:value-type="date" office:date-value="2026-05-22" calcext:value-type="date">
            <text:p>22</text:p>
          </table:table-cell>
          <table:table-cell table:style-name="ce65" table:formula="of:=[.W4]+1" office:value-type="date" office:date-value="2026-05-23" calcext:value-type="date">
            <text:p>23</text:p>
          </table:table-cell>
          <table:table-cell table:style-name="ce65" table:formula="of:=[.X4]+1" office:value-type="date" office:date-value="2026-05-24" calcext:value-type="date">
            <text:p>24</text:p>
          </table:table-cell>
          <table:table-cell table:style-name="ce65" table:formula="of:=[.Y4]+1" office:value-type="date" office:date-value="2026-05-25" calcext:value-type="date">
            <text:p>25</text:p>
          </table:table-cell>
          <table:table-cell table:style-name="ce65" table:formula="of:=[.Z4]+1" office:value-type="date" office:date-value="2026-05-26" calcext:value-type="date">
            <text:p>26</text:p>
          </table:table-cell>
          <table:table-cell table:style-name="ce65" table:formula="of:=[.AA4]+1" office:value-type="date" office:date-value="2026-05-27" calcext:value-type="date">
            <text:p>27</text:p>
          </table:table-cell>
          <table:table-cell table:style-name="ce65" table:formula="of:=[.AB4]+1" office:value-type="date" office:date-value="2026-05-28" calcext:value-type="date">
            <text:p>28</text:p>
          </table:table-cell>
          <table:table-cell table:style-name="ce65" table:formula="of:=[.AC4]+1" office:value-type="date" office:date-value="2026-05-29" calcext:value-type="date">
            <text:p>29</text:p>
          </table:table-cell>
          <table:table-cell table:style-name="ce65" table:formula="of:=[.AD4]+1" office:value-type="date" office:date-value="2026-05-30" calcext:value-type="date">
            <text:p>30</text:p>
          </table:table-cell>
          <table:table-cell table:style-name="ce65" table:formula="of:=[.AE4]+1" office:value-type="date" office:date-value="2026-05-31" calcext:value-type="date">
            <text:p>31</text:p>
          </table:table-cell>
          <table:table-cell table:style-name="ce53"/>
          <table:table-cell table:style-name="ce16" table:number-columns-repeated="991"/>
        </table:table-row>
        <table:table-row table:style-name="ro3">
          <table:table-cell table:style-name="ce5"/>
          <table:table-cell table:style-name="ce15" table:number-columns-repeated="31"/>
          <table:table-cell table:style-name="ce54"/>
          <table:table-cell table:style-name="ce56" table:number-columns-repeated="991"/>
        </table:table-row>
        <table:table-row table:style-name="ro4">
          <table:table-cell table:style-name="ce6" office:value-type="string" calcext:value-type="string">
            <text:p>MOREAU Philippe</text:p>
          </table:table-cell>
          <table:table-cell table:style-name="ce28" office:value-type="string" calcext:value-type="string">
            <office:annotation draw:style-name="gr1" draw:text-style-name="P2" svg:width="2.899cm" svg:height="1.799cm" svg:x="7.251cm" svg:y="1.443cm" draw:caption-point-x="-0.609cm" draw:caption-point-y="1.51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1" table:number-columns-repeated="3"/>
          <table:table-cell table:style-name="ce16"/>
          <table:table-cell table:style-name="ce28" office:value-type="string" calcext:value-type="string">
            <office:annotation draw:style-name="gr1" draw:text-style-name="P2" svg:width="2.899cm" svg:height="1.799cm" svg:x="16.77cm" svg:y="1.443cm" draw:caption-point-x="-0.609cm" draw:caption-point-y="1.51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1" table:number-columns-repeated="3"/>
          <table:table-cell table:style-name="ce28" office:value-type="string" calcext:value-type="string">
            <office:annotation draw:style-name="gr1" draw:text-style-name="P2" svg:width="2.899cm" svg:height="1.799cm" svg:x="24.93cm" svg:y="1.443cm" draw:caption-point-x="-0.609cm" draw:caption-point-y="1.51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 table:style-name="ce24" office:value-type="string" calcext:value-type="string">
            <office:annotation draw:style-name="gr1" draw:text-style-name="P2" svg:width="2.899cm" svg:height="1.799cm" svg:x="26.29cm" svg:y="1.444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1" table:number-columns-repeated="3"/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28" office:value-type="string" calcext:value-type="string">
            <office:annotation draw:style-name="gr1" draw:text-style-name="P2" svg:width="2.899cm" svg:height="1.799cm" svg:x="39.89cm" svg:y="1.443cm" draw:caption-point-x="-0.609cm" draw:caption-point-y="1.51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 table:style-name="ce21" table:number-columns-repeated="2"/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16" table:number-columns-repeated="992"/>
        </table:table-row>
        <table:table-row table:style-name="ro4">
          <table:table-cell table:style-name="ce6" office:value-type="string" calcext:value-type="string">
            <text:p>DEMERVAL Coralie</text:p>
          </table:table-cell>
          <table:table-cell table:style-name="ce28" office:value-type="string" calcext:value-type="string">
            <office:annotation draw:style-name="gr1" draw:text-style-name="P2" svg:width="2.899cm" svg:height="1.799cm" svg:x="7.251cm" svg:y="2.285cm" draw:caption-point-x="-0.609cm" draw:caption-point-y="1.5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4" table:style-name="ce18" office:value-type="string" calcext:value-type="string">
            <text:p>J</text:p>
          </table:table-cell>
          <table:table-cell table:style-name="ce28" office:value-type="string" calcext:value-type="string">
            <office:annotation draw:style-name="gr1" draw:text-style-name="P2" svg:width="2.899cm" svg:height="1.799cm" svg:x="16.77cm" svg:y="2.285cm" draw:caption-point-x="-0.609cm" draw:caption-point-y="1.5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3" table:style-name="ce18" office:value-type="string" calcext:value-type="string">
            <text:p>J</text:p>
          </table:table-cell>
          <table:table-cell table:style-name="ce28" office:value-type="string" calcext:value-type="string">
            <office:annotation draw:style-name="gr1" draw:text-style-name="P2" svg:width="2.899cm" svg:height="1.799cm" svg:x="24.93cm" svg:y="2.285cm" draw:caption-point-x="-0.609cm" draw:caption-point-y="1.5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 table:style-name="ce24" office:value-type="string" calcext:value-type="string">
            <text:p>CA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5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8" office:value-type="string" calcext:value-type="string">
            <office:annotation draw:style-name="gr1" draw:text-style-name="P2" svg:width="2.899cm" svg:height="1.799cm" svg:x="39.89cm" svg:y="2.285cm" draw:caption-point-x="-0.609cm" draw:caption-point-y="1.5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 table:number-columns-repeated="4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16" table:number-columns-repeated="992"/>
        </table:table-row>
        <table:table-row table:style-name="ro4">
          <table:table-cell table:style-name="ce6" office:value-type="string" calcext:value-type="string">
            <text:p>LOIN Bruno</text:p>
          </table:table-cell>
          <table:table-cell table:style-name="ce28" office:value-type="string" calcext:value-type="string">
            <office:annotation draw:style-name="gr1" draw:text-style-name="P2" svg:width="2.899cm" svg:height="1.799cm" svg:x="7.251cm" svg:y="3.126cm" draw:caption-point-x="-0.609cm" draw:caption-point-y="1.51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19" office:value-type="string" calcext:value-type="string">
            <office:annotation draw:style-name="gr1" draw:text-style-name="P2" svg:width="2.899cm" svg:height="1.799cm" svg:x="15.41cm" svg:y="3.126cm" draw:caption-point-x="-0.609cm" draw:caption-point-y="1.511cm">
              <dc:date>2024-02-21T00:00:00</dc:date>
              <text:p text:style-name="P1"><text:span text:style-name="T1">Horaire Matin 6h30-14h30</text:span></text:p>
            </office:annotation>
            <text:p>M</text:p>
          </table:table-cell>
          <table:table-cell table:style-name="ce28" office:value-type="string" calcext:value-type="string">
            <office:annotation draw:style-name="gr1" draw:text-style-name="P2" svg:width="2.899cm" svg:height="1.799cm" svg:x="16.77cm" svg:y="3.126cm" draw:caption-point-x="-0.609cm" draw:caption-point-y="1.51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4" office:value-type="string" calcext:value-type="string">
            <office:annotation draw:style-name="gr1" draw:text-style-name="P2" svg:width="2.899cm" svg:height="1.799cm" svg:x="20.85cm" svg:y="3.127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22.21cm" svg:y="3.127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23.57cm" svg:y="3.127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8" office:value-type="string" calcext:value-type="string">
            <office:annotation draw:style-name="gr1" draw:text-style-name="P2" svg:width="2.899cm" svg:height="1.799cm" svg:x="24.93cm" svg:y="3.126cm" draw:caption-point-x="-0.609cm" draw:caption-point-y="1.51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8" office:value-type="string" calcext:value-type="string">
            <office:annotation draw:style-name="gr1" draw:text-style-name="P2" svg:width="2.899cm" svg:height="1.799cm" svg:x="39.89cm" svg:y="3.126cm" draw:caption-point-x="-0.609cm" draw:caption-point-y="1.51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16" table:number-columns-repeated="992"/>
        </table:table-row>
        <table:table-row table:style-name="ro5">
          <table:table-cell table:style-name="ce6"/>
          <table:table-cell table:style-name="ce16"/>
          <table:table-cell table:style-name="ce21"/>
          <table:table-cell table:style-name="ce16" table:number-columns-repeated="6"/>
          <table:table-cell table:style-name="ce39" table:number-columns-repeated="3"/>
          <table:table-cell table:style-name="ce16" table:number-columns-repeated="1012"/>
        </table:table-row>
        <table:table-row table:style-name="ro9">
          <table:table-cell table:style-name="ce7" office:value-type="string" calcext:value-type="string">
            <text:p>OBSERVATIONS</text:p>
          </table:table-cell>
          <table:table-cell table:style-name="ce17"/>
          <table:table-cell table:style-name="ce22" table:number-columns-repeated="3"/>
          <table:table-cell table:style-name="ce16" table:number-columns-repeated="2"/>
          <table:table-cell table:style-name="ce35"/>
          <table:table-cell table:style-name="ce38"/>
          <table:table-cell table:style-name="ce22" table:number-columns-repeated="20"/>
          <table:table-cell table:style-name="ce51"/>
          <table:table-cell table:style-name="ce52"/>
          <table:table-cell table:style-name="ce51"/>
          <table:table-cell table:style-name="ce16" table:number-columns-repeated="992"/>
        </table:table-row>
        <table:table-row table:style-name="ro7">
          <table:table-cell table:style-name="ce8" table:number-columns-repeated="1024"/>
        </table:table-row>
        <table:table-row table:style-name="ro8">
          <table:table-cell table:style-name="ce8"/>
          <table:table-cell table:style-name="ce18" office:value-type="string" calcext:value-type="string">
            <office:annotation draw:style-name="gr1" draw:text-style-name="P2" svg:width="2.899cm" svg:height="1.799cm" svg:x="7.251cm" svg:y="7.471cm" draw:caption-point-x="-0.609cm" draw:caption-point-y="1.51cm">
              <dc:date>2024-02-21T00:00:00</dc:date>
              <text:p text:style-name="P1"><text:span text:style-name="T1">Horaire de journée (8h30-16h30)</text:span></text:p>
            </office:annotation>
            <text:p>J</text:p>
          </table:table-cell>
          <table:table-cell table:style-name="ce23"/>
          <table:table-cell table:style-name="ce24" office:value-type="string" calcext:value-type="string">
            <office:annotation draw:style-name="gr1" draw:text-style-name="P2" svg:width="2.899cm" svg:height="1.799cm" svg:x="9.971cm" svg:y="7.471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11.331cm" svg:y="7.471cm" draw:caption-point-x="-0.609cm" draw:caption-point-y="1.51cm">
              <dc:date>2024-02-21T00:00:00</dc:date>
              <text:p text:style-name="P1"><text:span text:style-name="T1">Compte Epargne Temps</text:span></text:p>
            </office:annotation>
            <text:p>CET</text:p>
          </table:table-cell>
          <table:table-cell table:style-name="ce8" table:number-columns-repeated="12"/>
          <table:table-cell table:style-name="ce45"/>
          <table:table-cell table:style-name="ce41"/>
          <table:table-cell table:style-name="ce48" table:number-columns-repeated="2"/>
          <table:table-cell table:style-name="ce8" table:number-columns-repeated="1003"/>
        </table:table-row>
        <table:table-row table:style-name="ro8">
          <table:table-cell table:style-name="ce8"/>
          <table:table-cell table:style-name="ce19" office:value-type="string" calcext:value-type="string">
            <office:annotation draw:style-name="gr1" draw:text-style-name="P2" svg:width="2.899cm" svg:height="1.799cm" svg:x="7.251cm" svg:y="8.31cm" draw:caption-point-x="-0.609cm" draw:caption-point-y="1.511cm">
              <dc:date>2024-02-21T00:00:00</dc:date>
              <text:p text:style-name="P1"><text:span text:style-name="T1">Horaire Matin 6h30-14h30</text:span></text:p>
            </office:annotation>
            <text:p>M</text:p>
          </table:table-cell>
          <table:table-cell table:style-name="ce23"/>
          <table:table-cell table:style-name="ce25" office:value-type="string" calcext:value-type="string">
            <office:annotation draw:style-name="gr1" draw:text-style-name="P2" svg:width="2.899cm" svg:height="1.799cm" svg:x="9.971cm" svg:y="8.31cm" draw:caption-point-x="-0.609cm" draw:caption-point-y="1.511cm">
              <dc:date>2024-02-21T00:00:00</dc:date>
              <text:p text:style-name="P1"><text:span text:style-name="T1">Journée Non Cotée (récupération horaire)</text:span></text:p>
            </office:annotation>
            <text:p>NC</text:p>
          </table:table-cell>
          <table:table-cell table:style-name="ce30"/>
          <table:table-cell table:style-name="ce8" table:number-columns-repeated="12"/>
          <table:table-cell table:style-name="ce46"/>
          <table:table-cell table:style-name="ce41"/>
          <table:table-cell table:style-name="ce49"/>
          <table:table-cell table:style-name="ce8" table:number-columns-repeated="1004"/>
        </table:table-row>
        <table:table-row table:style-name="ro8">
          <table:table-cell table:style-name="ce9"/>
          <table:table-cell table:style-name="ce20" office:value-type="string" calcext:value-type="string">
            <office:annotation draw:style-name="gr1" draw:text-style-name="P2" svg:width="2.899cm" svg:height="1.799cm" svg:x="7.251cm" svg:y="9.15cm" draw:caption-point-x="-0.609cm" draw:caption-point-y="1.51cm">
              <dc:date>2024-02-21T00:00:00</dc:date>
              <text:p text:style-name="P1"><text:span text:style-name="T1">Horaire Après-Midi 12h30-20h00</text:span></text:p>
              <text:p text:style-name="P1"><text:span text:style-name="T1"/></text:p>
            </office:annotation>
            <text:p>AM</text:p>
          </table:table-cell>
          <table:table-cell table:style-name="ce23"/>
          <table:table-cell table:style-name="ce26" office:value-type="string" calcext:value-type="string">
            <office:annotation draw:style-name="gr1" draw:text-style-name="P2" svg:width="2.899cm" svg:height="1.799cm" svg:x="9.971cm" svg:y="9.15cm" draw:caption-point-x="-0.609cm" draw:caption-point-y="1.51cm">
              <dc:date>2024-02-21T00:00:00</dc:date>
              <text:p text:style-name="P1"><text:span text:style-name="T1">Congé Maladie</text:span></text:p>
            </office:annotation>
            <text:p>CM</text:p>
          </table:table-cell>
          <table:table-cell table:style-name="ce26" office:value-type="string" calcext:value-type="string">
            <office:annotation draw:style-name="gr1" draw:text-style-name="P2" svg:width="2.899cm" svg:height="1.799cm" svg:x="11.331cm" svg:y="9.15cm" draw:caption-point-x="-0.609cm" draw:caption-point-y="1.51cm">
              <dc:date>2024-02-21T00:00:00</dc:date>
              <text:p text:style-name="P1"><text:span text:style-name="T1">Garde Enfant Malade</text:span></text:p>
            </office:annotation>
            <text:p>GEM</text:p>
          </table:table-cell>
          <table:table-cell table:style-name="ce32" table:number-columns-repeated="4"/>
          <table:table-cell table:style-name="ce40" table:number-columns-repeated="2"/>
          <table:table-cell table:style-name="ce41" table:number-columns-repeated="5"/>
          <table:table-cell table:style-name="ce8"/>
          <table:table-cell table:style-name="ce47"/>
          <table:table-cell table:style-name="ce41"/>
          <table:table-cell table:style-name="ce48" table:number-columns-repeated="2"/>
          <table:table-cell table:style-name="ce8" table:number-columns-repeated="2"/>
          <table:table-cell table:style-name="ce10"/>
          <table:table-cell table:style-name="ce50"/>
          <table:table-cell table:style-name="ce10" table:number-columns-repeated="4"/>
          <table:table-cell table:style-name="ce8" table:number-columns-repeated="995"/>
        </table:table-row>
        <table:table-row table:style-name="ro8">
          <table:table-cell table:style-name="ce10"/>
          <table:table-cell table:number-columns-repeated="2"/>
          <table:table-cell table:style-name="ce27" office:value-type="string" calcext:value-type="string">
            <office:annotation draw:style-name="gr1" draw:text-style-name="P2" svg:width="2.899cm" svg:height="1.799cm" svg:x="9.971cm" svg:y="9.989cm" draw:caption-point-x="-0.609cm" draw:caption-point-y="1.511cm">
              <dc:date>2024-02-21T00:00:00</dc:date>
              <text:p text:style-name="P1"><text:span text:style-name="T1">Autorisation Exceptionnelle d’Absence</text:span></text:p>
            </office:annotation>
            <text:p>AEA</text:p>
          </table:table-cell>
          <table:table-cell table:style-name="ce31"/>
          <table:table-cell table:style-name="ce8" table:number-columns-repeated="14"/>
          <table:table-cell table:style-name="ce48"/>
          <table:table-cell table:style-name="ce10"/>
          <table:table-cell table:style-name="ce43"/>
          <table:table-cell table:style-name="ce8" table:number-columns-repeated="1002"/>
        </table:table-row>
        <table:table-row table:style-name="ro8">
          <table:table-cell table:style-name="ce8"/>
          <table:table-cell table:number-columns-repeated="2"/>
          <table:table-cell table:style-name="ce28" office:value-type="string" calcext:value-type="string">
            <office:annotation draw:style-name="gr1" draw:text-style-name="P2" svg:width="2.899cm" svg:height="1.799cm" svg:x="9.971cm" svg:y="10.829cm" draw:caption-point-x="-0.609cm" draw:caption-point-y="1.51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/>
          <table:table-cell table:style-name="ce8" table:number-columns-repeated="14"/>
          <table:table-cell table:style-name="ce46"/>
          <table:table-cell table:style-name="ce8" table:number-columns-repeated="1004"/>
        </table:table-row>
        <table:table-row table:style-name="ro8">
          <table:table-cell table:style-name="ce8"/>
          <table:table-cell table:number-columns-repeated="2"/>
          <table:table-cell table:style-name="ce106" office:value-type="string" calcext:value-type="string">
            <office:annotation draw:style-name="gr1" draw:text-style-name="P2" svg:width="2.899cm" svg:height="1.799cm" svg:x="9.971cm" svg:y="11.669cm" draw:caption-point-x="-0.609cm" draw:caption-point-y="1.51cm">
              <dc:date>2024-02-21T00:00:00</dc:date>
              <text:p text:style-name="P1"><text:span text:style-name="T1">Repos Hebdomadaire</text:span></text:p>
            </office:annotation>
            <text:p>RH</text:p>
          </table:table-cell>
          <table:table-cell/>
          <table:table-cell table:style-name="ce8" table:number-columns-repeated="9"/>
          <table:table-cell table:style-name="ce43"/>
          <table:table-cell table:style-name="ce44" table:number-columns-repeated="2"/>
          <table:table-cell table:style-name="ce8" table:number-columns-repeated="2"/>
          <table:table-cell table:style-name="ce46"/>
          <table:table-cell table:style-name="ce8" table:number-columns-repeated="1004"/>
        </table:table-row>
        <table:table-row table:style-name="ro7" table:number-rows-repeated="7">
          <table:table-cell table:style-name="ce8" table:number-columns-repeated="1024"/>
        </table:table-row>
        <table:table-row table:style-name="ro7">
          <table:table-cell table:style-name="ce8" table:number-columns-repeated="7"/>
          <table:table-cell table:style-name="ce36"/>
          <table:table-cell table:style-name="ce8" table:number-columns-repeated="1016"/>
        </table:table-row>
        <table:table-row table:style-name="ro7" table:number-rows-repeated="5">
          <table:table-cell table:style-name="ce8" table:number-columns-repeated="1024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Juin" table:style-name="ta1" table:print-ranges="Juin.A1:Juin.AE10">
        <table:table-column table:style-name="co1" table:default-cell-style-name="ce11"/>
        <table:table-column table:style-name="co2" table:number-columns-repeated="30" table:default-cell-style-name="ce11"/>
        <table:table-column table:style-name="co3" table:number-columns-repeated="992" table:default-cell-style-name="ce11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D E S I D E R A T A</text:p>
            <text:p>CCPD TOURNAI</text:p>
          </table:table-cell>
          <table:covered-table-cell table:number-columns-repeated="5" table:style-name="ce88"/>
          <table:table-cell table:style-name="ce33" table:content-validation-name="val1" table:formula="of:=[$Janvier.G1]" office:value-type="float" office:value="2026" calcext:value-type="float" table:number-columns-spanned="7" table:number-rows-spanned="2">
            <text:p>2026</text:p>
          </table:table-cell>
          <table:covered-table-cell table:style-name="ce88"/>
          <table:covered-table-cell table:number-columns-repeated="5" table:style-name="ce133"/>
          <table:table-cell table:style-name="ce42" table:number-columns-repeated="18"/>
          <table:table-cell table:style-name="ce53"/>
          <table:table-cell table:style-name="ce55" table:number-columns-repeated="991"/>
          <table:table-cell/>
        </table:table-row>
        <table:table-row table:style-name="ro1">
          <table:covered-table-cell table:style-name="ce2"/>
          <table:covered-table-cell table:number-columns-repeated="5" table:style-name="ce88"/>
          <table:covered-table-cell table:style-name="ce34" table:content-validation-name="val2"/>
          <table:covered-table-cell table:style-name="ce88"/>
          <table:covered-table-cell table:number-columns-repeated="5" table:style-name="ce133"/>
          <table:table-cell table:style-name="ce42" table:number-columns-repeated="18"/>
          <table:table-cell table:style-name="ce53"/>
          <table:table-cell table:style-name="ce55" table:number-columns-repeated="991"/>
          <table:table-cell/>
        </table:table-row>
        <table:table-row table:style-name="ro2">
          <table:table-cell table:style-name="ce3"/>
          <table:table-cell table:style-name="ce13" table:formula="of:=TEXT([.B4];&quot;NN&quot;)" office:value-type="string" office:string-value="lun." calcext:value-type="string">
            <text:p>lun.</text:p>
          </table:table-cell>
          <table:table-cell table:style-name="ce13" table:formula="of:=TEXT([.C4];&quot;NN&quot;)" office:value-type="string" office:string-value="mar." calcext:value-type="string">
            <text:p>mar.</text:p>
          </table:table-cell>
          <table:table-cell table:style-name="ce13" table:formula="of:=TEXT([.D4];&quot;NN&quot;)" office:value-type="string" office:string-value="mer." calcext:value-type="string">
            <text:p>mer.</text:p>
          </table:table-cell>
          <table:table-cell table:style-name="ce13" table:formula="of:=TEXT([.E4];&quot;NN&quot;)" office:value-type="string" office:string-value="jeu." calcext:value-type="string">
            <text:p>jeu.</text:p>
          </table:table-cell>
          <table:table-cell table:style-name="ce13" table:formula="of:=TEXT([.F4];&quot;NN&quot;)" office:value-type="string" office:string-value="ven." calcext:value-type="string">
            <text:p>ven.</text:p>
          </table:table-cell>
          <table:table-cell table:style-name="ce13" table:formula="of:=TEXT([.G4];&quot;NN&quot;)" office:value-type="string" office:string-value="sam." calcext:value-type="string">
            <text:p>sam.</text:p>
          </table:table-cell>
          <table:table-cell table:style-name="ce13" table:formula="of:=TEXT([.H4];&quot;NN&quot;)" office:value-type="string" office:string-value="dim." calcext:value-type="string">
            <text:p>dim.</text:p>
          </table:table-cell>
          <table:table-cell table:style-name="ce13" table:formula="of:=TEXT([.I4];&quot;NN&quot;)" office:value-type="string" office:string-value="lun." calcext:value-type="string">
            <text:p>lun.</text:p>
          </table:table-cell>
          <table:table-cell table:style-name="ce13" table:formula="of:=TEXT([.J4];&quot;NN&quot;)" office:value-type="string" office:string-value="mar." calcext:value-type="string">
            <text:p>mar.</text:p>
          </table:table-cell>
          <table:table-cell table:style-name="ce13" table:formula="of:=TEXT([.K4];&quot;NN&quot;)" office:value-type="string" office:string-value="mer." calcext:value-type="string">
            <text:p>mer.</text:p>
          </table:table-cell>
          <table:table-cell table:style-name="ce13" table:formula="of:=TEXT([.L4];&quot;NN&quot;)" office:value-type="string" office:string-value="jeu." calcext:value-type="string">
            <text:p>jeu.</text:p>
          </table:table-cell>
          <table:table-cell table:style-name="ce13" table:formula="of:=TEXT([.M4];&quot;NN&quot;)" office:value-type="string" office:string-value="ven." calcext:value-type="string">
            <text:p>ven.</text:p>
          </table:table-cell>
          <table:table-cell table:style-name="ce13" table:formula="of:=TEXT([.N4];&quot;NN&quot;)" office:value-type="string" office:string-value="sam." calcext:value-type="string">
            <text:p>sam.</text:p>
          </table:table-cell>
          <table:table-cell table:style-name="ce13" table:formula="of:=TEXT([.O4];&quot;NN&quot;)" office:value-type="string" office:string-value="dim." calcext:value-type="string">
            <text:p>dim.</text:p>
          </table:table-cell>
          <table:table-cell table:style-name="ce13" table:formula="of:=TEXT([.P4];&quot;NN&quot;)" office:value-type="string" office:string-value="lun." calcext:value-type="string">
            <text:p>lun.</text:p>
          </table:table-cell>
          <table:table-cell table:style-name="ce13" table:formula="of:=TEXT([.Q4];&quot;NN&quot;)" office:value-type="string" office:string-value="mar." calcext:value-type="string">
            <text:p>mar.</text:p>
          </table:table-cell>
          <table:table-cell table:style-name="ce13" table:formula="of:=TEXT([.R4];&quot;NN&quot;)" office:value-type="string" office:string-value="mer." calcext:value-type="string">
            <text:p>mer.</text:p>
          </table:table-cell>
          <table:table-cell table:style-name="ce13" table:formula="of:=TEXT([.S4];&quot;NN&quot;)" office:value-type="string" office:string-value="jeu." calcext:value-type="string">
            <text:p>jeu.</text:p>
          </table:table-cell>
          <table:table-cell table:style-name="ce13" table:formula="of:=TEXT([.T4];&quot;NN&quot;)" office:value-type="string" office:string-value="ven." calcext:value-type="string">
            <text:p>ven.</text:p>
          </table:table-cell>
          <table:table-cell table:style-name="ce13" table:formula="of:=TEXT([.U4];&quot;NN&quot;)" office:value-type="string" office:string-value="sam." calcext:value-type="string">
            <text:p>sam.</text:p>
          </table:table-cell>
          <table:table-cell table:style-name="ce13" table:formula="of:=TEXT([.V4];&quot;NN&quot;)" office:value-type="string" office:string-value="dim." calcext:value-type="string">
            <text:p>dim.</text:p>
          </table:table-cell>
          <table:table-cell table:style-name="ce13" table:formula="of:=TEXT([.W4];&quot;NN&quot;)" office:value-type="string" office:string-value="lun." calcext:value-type="string">
            <text:p>lun.</text:p>
          </table:table-cell>
          <table:table-cell table:style-name="ce13" table:formula="of:=TEXT([.X4];&quot;NN&quot;)" office:value-type="string" office:string-value="mar." calcext:value-type="string">
            <text:p>mar.</text:p>
          </table:table-cell>
          <table:table-cell table:style-name="ce13" table:formula="of:=TEXT([.Y4];&quot;NN&quot;)" office:value-type="string" office:string-value="mer." calcext:value-type="string">
            <text:p>mer.</text:p>
          </table:table-cell>
          <table:table-cell table:style-name="ce13" table:formula="of:=TEXT([.Z4];&quot;NN&quot;)" office:value-type="string" office:string-value="jeu." calcext:value-type="string">
            <text:p>jeu.</text:p>
          </table:table-cell>
          <table:table-cell table:style-name="ce13" table:formula="of:=TEXT([.AA4];&quot;NN&quot;)" office:value-type="string" office:string-value="ven." calcext:value-type="string">
            <text:p>ven.</text:p>
          </table:table-cell>
          <table:table-cell table:style-name="ce13" table:formula="of:=TEXT([.AB4];&quot;NN&quot;)" office:value-type="string" office:string-value="sam." calcext:value-type="string">
            <text:p>sam.</text:p>
          </table:table-cell>
          <table:table-cell table:style-name="ce13" table:formula="of:=TEXT([.AC4];&quot;NN&quot;)" office:value-type="string" office:string-value="dim." calcext:value-type="string">
            <text:p>dim.</text:p>
          </table:table-cell>
          <table:table-cell table:style-name="ce13" table:formula="of:=TEXT([.AD4];&quot;NN&quot;)" office:value-type="string" office:string-value="lun." calcext:value-type="string">
            <text:p>lun.</text:p>
          </table:table-cell>
          <table:table-cell table:style-name="ce13" table:formula="of:=TEXT([.AE4];&quot;NN&quot;)" office:value-type="string" office:string-value="mar." calcext:value-type="string">
            <text:p>mar.</text:p>
          </table:table-cell>
          <table:table-cell table:style-name="ce53"/>
          <table:table-cell table:style-name="ce16" table:number-columns-repeated="991"/>
          <table:table-cell/>
        </table:table-row>
        <table:table-row table:style-name="ro2">
          <table:table-cell table:style-name="ce66" office:value-type="string" calcext:value-type="string">
            <text:p>JUIN</text:p>
          </table:table-cell>
          <table:table-cell table:style-name="ce67" table:formula="of:=DATE([.G1];6;1)" office:value-type="date" office:date-value="2026-06-01" calcext:value-type="date">
            <text:p>01</text:p>
          </table:table-cell>
          <table:table-cell table:style-name="ce67" table:formula="of:=[.B4]+1" office:value-type="date" office:date-value="2026-06-02" calcext:value-type="date">
            <text:p>02</text:p>
          </table:table-cell>
          <table:table-cell table:style-name="ce67" table:formula="of:=[.C4]+1" office:value-type="date" office:date-value="2026-06-03" calcext:value-type="date">
            <text:p>03</text:p>
          </table:table-cell>
          <table:table-cell table:style-name="ce67" table:formula="of:=[.D4]+1" office:value-type="date" office:date-value="2026-06-04" calcext:value-type="date">
            <text:p>04</text:p>
          </table:table-cell>
          <table:table-cell table:style-name="ce67" table:formula="of:=[.E4]+1" office:value-type="date" office:date-value="2026-06-05" calcext:value-type="date">
            <text:p>05</text:p>
          </table:table-cell>
          <table:table-cell table:style-name="ce67" table:formula="of:=[.F4]+1" office:value-type="date" office:date-value="2026-06-06" calcext:value-type="date">
            <text:p>06</text:p>
          </table:table-cell>
          <table:table-cell table:style-name="ce67" table:formula="of:=[.G4]+1" office:value-type="date" office:date-value="2026-06-07" calcext:value-type="date">
            <text:p>07</text:p>
          </table:table-cell>
          <table:table-cell table:style-name="ce67" table:formula="of:=[.H4]+1" office:value-type="date" office:date-value="2026-06-08" calcext:value-type="date">
            <text:p>08</text:p>
          </table:table-cell>
          <table:table-cell table:style-name="ce67" table:formula="of:=[.I4]+1" office:value-type="date" office:date-value="2026-06-09" calcext:value-type="date">
            <text:p>09</text:p>
          </table:table-cell>
          <table:table-cell table:style-name="ce67" table:formula="of:=[.J4]+1" office:value-type="date" office:date-value="2026-06-10" calcext:value-type="date">
            <text:p>10</text:p>
          </table:table-cell>
          <table:table-cell table:style-name="ce67" table:formula="of:=[.K4]+1" office:value-type="date" office:date-value="2026-06-11" calcext:value-type="date">
            <text:p>11</text:p>
          </table:table-cell>
          <table:table-cell table:style-name="ce67" table:formula="of:=[.L4]+1" office:value-type="date" office:date-value="2026-06-12" calcext:value-type="date">
            <text:p>12</text:p>
          </table:table-cell>
          <table:table-cell table:style-name="ce67" table:formula="of:=[.M4]+1" office:value-type="date" office:date-value="2026-06-13" calcext:value-type="date">
            <text:p>13</text:p>
          </table:table-cell>
          <table:table-cell table:style-name="ce67" table:formula="of:=[.N4]+1" office:value-type="date" office:date-value="2026-06-14" calcext:value-type="date">
            <text:p>14</text:p>
          </table:table-cell>
          <table:table-cell table:style-name="ce67" table:formula="of:=[.O4]+1" office:value-type="date" office:date-value="2026-06-15" calcext:value-type="date">
            <text:p>15</text:p>
          </table:table-cell>
          <table:table-cell table:style-name="ce67" table:formula="of:=[.P4]+1" office:value-type="date" office:date-value="2026-06-16" calcext:value-type="date">
            <text:p>16</text:p>
          </table:table-cell>
          <table:table-cell table:style-name="ce67" table:formula="of:=[.Q4]+1" office:value-type="date" office:date-value="2026-06-17" calcext:value-type="date">
            <text:p>17</text:p>
          </table:table-cell>
          <table:table-cell table:style-name="ce67" table:formula="of:=[.R4]+1" office:value-type="date" office:date-value="2026-06-18" calcext:value-type="date">
            <text:p>18</text:p>
          </table:table-cell>
          <table:table-cell table:style-name="ce67" table:formula="of:=[.S4]+1" office:value-type="date" office:date-value="2026-06-19" calcext:value-type="date">
            <text:p>19</text:p>
          </table:table-cell>
          <table:table-cell table:style-name="ce67" table:formula="of:=[.T4]+1" office:value-type="date" office:date-value="2026-06-20" calcext:value-type="date">
            <text:p>20</text:p>
          </table:table-cell>
          <table:table-cell table:style-name="ce67" table:formula="of:=[.U4]+1" office:value-type="date" office:date-value="2026-06-21" calcext:value-type="date">
            <text:p>21</text:p>
          </table:table-cell>
          <table:table-cell table:style-name="ce67" table:formula="of:=[.V4]+1" office:value-type="date" office:date-value="2026-06-22" calcext:value-type="date">
            <text:p>22</text:p>
          </table:table-cell>
          <table:table-cell table:style-name="ce67" table:formula="of:=[.W4]+1" office:value-type="date" office:date-value="2026-06-23" calcext:value-type="date">
            <text:p>23</text:p>
          </table:table-cell>
          <table:table-cell table:style-name="ce67" table:formula="of:=[.X4]+1" office:value-type="date" office:date-value="2026-06-24" calcext:value-type="date">
            <text:p>24</text:p>
          </table:table-cell>
          <table:table-cell table:style-name="ce67" table:formula="of:=[.Y4]+1" office:value-type="date" office:date-value="2026-06-25" calcext:value-type="date">
            <text:p>25</text:p>
          </table:table-cell>
          <table:table-cell table:style-name="ce67" table:formula="of:=[.Z4]+1" office:value-type="date" office:date-value="2026-06-26" calcext:value-type="date">
            <text:p>26</text:p>
          </table:table-cell>
          <table:table-cell table:style-name="ce67" table:formula="of:=[.AA4]+1" office:value-type="date" office:date-value="2026-06-27" calcext:value-type="date">
            <text:p>27</text:p>
          </table:table-cell>
          <table:table-cell table:style-name="ce67" table:formula="of:=[.AB4]+1" office:value-type="date" office:date-value="2026-06-28" calcext:value-type="date">
            <text:p>28</text:p>
          </table:table-cell>
          <table:table-cell table:style-name="ce67" table:formula="of:=[.AC4]+1" office:value-type="date" office:date-value="2026-06-29" calcext:value-type="date">
            <text:p>29</text:p>
          </table:table-cell>
          <table:table-cell table:style-name="ce67" table:formula="of:=[.AD4]+1" office:value-type="date" office:date-value="2026-06-30" calcext:value-type="date">
            <text:p>30</text:p>
          </table:table-cell>
          <table:table-cell table:style-name="ce53"/>
          <table:table-cell table:style-name="ce16" table:number-columns-repeated="991"/>
          <table:table-cell table:style-name="ce59"/>
        </table:table-row>
        <table:table-row table:style-name="ro3">
          <table:table-cell table:style-name="ce5"/>
          <table:table-cell table:style-name="ce15" table:number-columns-repeated="30"/>
          <table:table-cell table:style-name="ce54"/>
          <table:table-cell table:style-name="ce56" table:number-columns-repeated="991"/>
          <table:table-cell/>
        </table:table-row>
        <table:table-row table:style-name="ro4">
          <table:table-cell table:style-name="ce6" office:value-type="string" calcext:value-type="string">
            <text:p>MOREAU Philippe</text:p>
          </table:table-cell>
          <table:table-cell table:style-name="ce21" table:number-columns-repeated="3"/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21" table:number-columns-repeated="3"/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21" table:number-columns-repeated="3"/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21" table:number-columns-repeated="3"/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21" table:number-columns-repeated="2"/>
          <table:table-cell table:style-name="ce16" table:number-columns-repeated="992"/>
          <table:table-cell/>
        </table:table-row>
        <table:table-row table:style-name="ro4">
          <table:table-cell table:style-name="ce6" office:value-type="string" calcext:value-type="string">
            <text:p>DEMERVAL Coralie</text:p>
          </table:table-cell>
          <table:table-cell table:number-columns-repeated="5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5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5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5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2" table:style-name="ce18" office:value-type="string" calcext:value-type="string">
            <text:p>J</text:p>
          </table:table-cell>
          <table:table-cell table:style-name="ce16" table:number-columns-repeated="992"/>
          <table:table-cell/>
        </table:table-row>
        <table:table-row table:style-name="ro4">
          <table:table-cell table:style-name="ce6" office:value-type="string" calcext:value-type="string">
            <text:p>LOIN Bruno</text:p>
          </table:table-cell>
          <table:table-cell table:style-name="ce20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19" office:value-type="string" calcext:value-type="string">
            <office:annotation draw:style-name="gr1" draw:text-style-name="P2" svg:width="2.899cm" svg:height="1.799cm" svg:x="20.85cm" svg:y="3.126cm" draw:caption-point-x="-0.609cm" draw:caption-point-y="1.511cm">
              <dc:date>2024-02-21T00:00:00</dc:date>
              <text:p text:style-name="P1"><text:span text:style-name="T1">Horaire Matin 6h30-14h30</text:span></text:p>
            </office:annotation>
            <text:p>M</text:p>
          </table:table-cell>
          <table:table-cell table:style-name="ce25" office:value-type="string" calcext:value-type="string">
            <office:annotation draw:style-name="gr1" draw:text-style-name="P2" svg:width="2.899cm" svg:height="1.799cm" svg:x="22.21cm" svg:y="3.126cm" draw:caption-point-x="-0.609cm" draw:caption-point-y="1.511cm">
              <dc:date>2024-02-21T00:00:00</dc:date>
              <text:p text:style-name="P1"><text:span text:style-name="T1">Journée Non Cotée (récupération horaire)</text:span></text:p>
            </office:annotation>
            <text:p>NC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5" office:value-type="string" calcext:value-type="string">
            <office:annotation draw:style-name="gr1" draw:text-style-name="P2" svg:width="2.899cm" svg:height="1.799cm" svg:x="26.29cm" svg:y="3.126cm" draw:caption-point-x="-0.609cm" draw:caption-point-y="1.511cm">
              <dc:date>2024-02-21T00:00:00</dc:date>
              <text:p text:style-name="P1"><text:span text:style-name="T1">Journée Non Cotée (récupération horaire)</text:span></text:p>
            </office:annotation>
            <text:p>NC</text:p>
          </table:table-cell>
          <table:table-cell table:style-name="ce25" office:value-type="string" calcext:value-type="string">
            <office:annotation draw:style-name="gr1" draw:text-style-name="P2" svg:width="2.899cm" svg:height="1.799cm" svg:x="27.65cm" svg:y="3.126cm" draw:caption-point-x="-0.609cm" draw:caption-point-y="1.511cm">
              <dc:date>2024-02-21T00:00:00</dc:date>
              <text:p text:style-name="P1"><text:span text:style-name="T1">Journée Non Cotée (récupération horaire)</text:span></text:p>
            </office:annotation>
            <text:p>NC</text:p>
          </table:table-cell>
          <table:table-cell table:style-name="ce25" office:value-type="string" calcext:value-type="string">
            <office:annotation draw:style-name="gr1" draw:text-style-name="P2" svg:width="2.899cm" svg:height="1.799cm" svg:x="29.01cm" svg:y="3.126cm" draw:caption-point-x="-0.609cm" draw:caption-point-y="1.511cm">
              <dc:date>2024-02-21T00:00:00</dc:date>
              <text:p text:style-name="P1"><text:span text:style-name="T1">Journée Non Cotée (récupération horaire)</text:span></text:p>
            </office:annotation>
            <text:p>NC</text:p>
          </table:table-cell>
          <table:table-cell table:style-name="ce25" office:value-type="string" calcext:value-type="string">
            <office:annotation draw:style-name="gr1" draw:text-style-name="P2" svg:width="2.899cm" svg:height="1.799cm" svg:x="30.37cm" svg:y="3.126cm" draw:caption-point-x="-0.609cm" draw:caption-point-y="1.511cm">
              <dc:date>2024-02-21T00:00:00</dc:date>
              <text:p text:style-name="P1"><text:span text:style-name="T1">Journée Non Cotée (récupération horaire)</text:span></text:p>
            </office:annotation>
            <text:p>NC</text:p>
          </table:table-cell>
          <table:table-cell table:style-name="ce25" office:value-type="string" calcext:value-type="string">
            <office:annotation draw:style-name="gr1" draw:text-style-name="P2" svg:width="2.899cm" svg:height="1.799cm" svg:x="31.73cm" svg:y="3.126cm" draw:caption-point-x="-0.609cm" draw:caption-point-y="1.511cm">
              <dc:date>2024-02-21T00:00:00</dc:date>
              <text:p text:style-name="P1"><text:span text:style-name="T1">Journée Non Cotée (récupération horaire)</text:span></text:p>
            </office:annotation>
            <text:p>NC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style-name="ce16" table:number-columns-repeated="992"/>
          <table:table-cell/>
        </table:table-row>
        <table:table-row table:style-name="ro5">
          <table:table-cell table:style-name="ce6"/>
          <table:table-cell table:style-name="ce16"/>
          <table:table-cell table:style-name="ce21"/>
          <table:table-cell table:style-name="ce16" table:number-columns-repeated="6"/>
          <table:table-cell table:style-name="ce39" table:number-columns-repeated="3"/>
          <table:table-cell table:style-name="ce16" table:number-columns-repeated="1011"/>
          <table:table-cell/>
        </table:table-row>
        <table:table-row table:style-name="ro9">
          <table:table-cell table:style-name="ce7" office:value-type="string" calcext:value-type="string">
            <text:p>OBSERVATIONS</text:p>
          </table:table-cell>
          <table:table-cell table:style-name="ce17"/>
          <table:table-cell table:style-name="ce22" table:number-columns-repeated="3"/>
          <table:table-cell table:style-name="ce16" table:number-columns-repeated="2"/>
          <table:table-cell table:style-name="ce35"/>
          <table:table-cell table:style-name="ce38"/>
          <table:table-cell table:style-name="ce22" table:number-columns-repeated="20"/>
          <table:table-cell table:style-name="ce51"/>
          <table:table-cell table:style-name="ce52"/>
          <table:table-cell table:style-name="ce16" table:number-columns-repeated="992"/>
          <table:table-cell/>
        </table:table-row>
        <table:table-row table:style-name="ro7">
          <table:table-cell table:style-name="ce8" table:number-columns-repeated="1023"/>
          <table:table-cell/>
        </table:table-row>
        <table:table-row table:style-name="ro8">
          <table:table-cell table:style-name="ce8"/>
          <table:table-cell table:style-name="ce18" office:value-type="string" calcext:value-type="string">
            <office:annotation draw:style-name="gr1" draw:text-style-name="P2" svg:width="2.899cm" svg:height="1.799cm" svg:x="7.251cm" svg:y="7.471cm" draw:caption-point-x="-0.609cm" draw:caption-point-y="1.51cm">
              <dc:date>2024-02-21T00:00:00</dc:date>
              <text:p text:style-name="P1"><text:span text:style-name="T1">Horaire de journée (8h30-16h30)</text:span></text:p>
            </office:annotation>
            <text:p>J</text:p>
          </table:table-cell>
          <table:table-cell table:style-name="ce23"/>
          <table:table-cell table:style-name="ce24" office:value-type="string" calcext:value-type="string">
            <office:annotation draw:style-name="gr1" draw:text-style-name="P2" svg:width="2.899cm" svg:height="1.799cm" svg:x="9.971cm" svg:y="7.471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11.331cm" svg:y="7.471cm" draw:caption-point-x="-0.609cm" draw:caption-point-y="1.51cm">
              <dc:date>2024-02-21T00:00:00</dc:date>
              <text:p text:style-name="P1"><text:span text:style-name="T1">Compte Epargne Temps</text:span></text:p>
            </office:annotation>
            <text:p>CET</text:p>
          </table:table-cell>
          <table:table-cell table:style-name="ce8" table:number-columns-repeated="12"/>
          <table:table-cell table:style-name="ce45"/>
          <table:table-cell table:style-name="ce41"/>
          <table:table-cell table:style-name="ce48" table:number-columns-repeated="2"/>
          <table:table-cell table:style-name="ce8" table:number-columns-repeated="1002"/>
          <table:table-cell/>
        </table:table-row>
        <table:table-row table:style-name="ro8">
          <table:table-cell table:style-name="ce8"/>
          <table:table-cell table:style-name="ce19" office:value-type="string" calcext:value-type="string">
            <office:annotation draw:style-name="gr1" draw:text-style-name="P2" svg:width="2.899cm" svg:height="1.799cm" svg:x="7.251cm" svg:y="8.31cm" draw:caption-point-x="-0.609cm" draw:caption-point-y="1.511cm">
              <dc:date>2024-02-21T00:00:00</dc:date>
              <text:p text:style-name="P1"><text:span text:style-name="T1">Horaire Matin 6h30-14h30</text:span></text:p>
            </office:annotation>
            <text:p>M</text:p>
          </table:table-cell>
          <table:table-cell table:style-name="ce23"/>
          <table:table-cell table:style-name="ce25" office:value-type="string" calcext:value-type="string">
            <office:annotation draw:style-name="gr1" draw:text-style-name="P2" svg:width="2.899cm" svg:height="1.799cm" svg:x="9.971cm" svg:y="8.31cm" draw:caption-point-x="-0.609cm" draw:caption-point-y="1.511cm">
              <dc:date>2024-02-21T00:00:00</dc:date>
              <text:p text:style-name="P1"><text:span text:style-name="T1">Journée Non Cotée (récupération horaire)</text:span></text:p>
            </office:annotation>
            <text:p>NC</text:p>
          </table:table-cell>
          <table:table-cell table:style-name="ce30"/>
          <table:table-cell table:style-name="ce8" table:number-columns-repeated="12"/>
          <table:table-cell table:style-name="ce46"/>
          <table:table-cell table:style-name="ce41"/>
          <table:table-cell table:style-name="ce49"/>
          <table:table-cell table:style-name="ce8" table:number-columns-repeated="1003"/>
          <table:table-cell/>
        </table:table-row>
        <table:table-row table:style-name="ro8">
          <table:table-cell table:style-name="ce9"/>
          <table:table-cell table:style-name="ce20" office:value-type="string" calcext:value-type="string">
            <office:annotation draw:style-name="gr1" draw:text-style-name="P2" svg:width="2.899cm" svg:height="1.799cm" svg:x="7.251cm" svg:y="9.15cm" draw:caption-point-x="-0.609cm" draw:caption-point-y="1.51cm">
              <dc:date>2024-02-21T00:00:00</dc:date>
              <text:p text:style-name="P1"><text:span text:style-name="T1">Horaire Après-Midi 12h30-20h00</text:span></text:p>
              <text:p text:style-name="P1"><text:span text:style-name="T1"/></text:p>
            </office:annotation>
            <text:p>AM</text:p>
          </table:table-cell>
          <table:table-cell table:style-name="ce23"/>
          <table:table-cell table:style-name="ce26" office:value-type="string" calcext:value-type="string">
            <office:annotation draw:style-name="gr1" draw:text-style-name="P2" svg:width="2.899cm" svg:height="1.799cm" svg:x="9.971cm" svg:y="9.15cm" draw:caption-point-x="-0.609cm" draw:caption-point-y="1.51cm">
              <dc:date>2024-02-21T00:00:00</dc:date>
              <text:p text:style-name="P1"><text:span text:style-name="T1">Congé Maladie</text:span></text:p>
            </office:annotation>
            <text:p>CM</text:p>
          </table:table-cell>
          <table:table-cell table:style-name="ce26" office:value-type="string" calcext:value-type="string">
            <office:annotation draw:style-name="gr1" draw:text-style-name="P2" svg:width="2.899cm" svg:height="1.799cm" svg:x="11.331cm" svg:y="9.15cm" draw:caption-point-x="-0.609cm" draw:caption-point-y="1.51cm">
              <dc:date>2024-02-21T00:00:00</dc:date>
              <text:p text:style-name="P1"><text:span text:style-name="T1">Garde Enfant Malade</text:span></text:p>
            </office:annotation>
            <text:p>GEM</text:p>
          </table:table-cell>
          <table:table-cell table:style-name="ce32" table:number-columns-repeated="4"/>
          <table:table-cell table:style-name="ce40" table:number-columns-repeated="2"/>
          <table:table-cell table:style-name="ce41" table:number-columns-repeated="5"/>
          <table:table-cell table:style-name="ce8"/>
          <table:table-cell table:style-name="ce47"/>
          <table:table-cell table:style-name="ce41"/>
          <table:table-cell table:style-name="ce48" table:number-columns-repeated="2"/>
          <table:table-cell table:style-name="ce8" table:number-columns-repeated="2"/>
          <table:table-cell table:style-name="ce10"/>
          <table:table-cell table:style-name="ce50"/>
          <table:table-cell table:style-name="ce10" table:number-columns-repeated="4"/>
          <table:table-cell table:style-name="ce8" table:number-columns-repeated="994"/>
          <table:table-cell/>
        </table:table-row>
        <table:table-row table:style-name="ro8">
          <table:table-cell table:style-name="ce10"/>
          <table:table-cell table:number-columns-repeated="2"/>
          <table:table-cell table:style-name="ce27" office:value-type="string" calcext:value-type="string">
            <office:annotation draw:style-name="gr1" draw:text-style-name="P2" svg:width="2.899cm" svg:height="1.799cm" svg:x="9.971cm" svg:y="9.989cm" draw:caption-point-x="-0.609cm" draw:caption-point-y="1.511cm">
              <dc:date>2024-02-21T00:00:00</dc:date>
              <text:p text:style-name="P1"><text:span text:style-name="T1">Autorisation Exceptionnelle d’Absence</text:span></text:p>
            </office:annotation>
            <text:p>AEA</text:p>
          </table:table-cell>
          <table:table-cell table:style-name="ce31"/>
          <table:table-cell table:style-name="ce8" table:number-columns-repeated="14"/>
          <table:table-cell table:style-name="ce48"/>
          <table:table-cell table:style-name="ce10"/>
          <table:table-cell table:style-name="ce43"/>
          <table:table-cell table:style-name="ce8" table:number-columns-repeated="1001"/>
          <table:table-cell/>
        </table:table-row>
        <table:table-row table:style-name="ro8">
          <table:table-cell table:style-name="ce8"/>
          <table:table-cell table:number-columns-repeated="2"/>
          <table:table-cell table:style-name="ce28" office:value-type="string" calcext:value-type="string">
            <office:annotation draw:style-name="gr1" draw:text-style-name="P2" svg:width="2.899cm" svg:height="1.799cm" svg:x="9.971cm" svg:y="10.829cm" draw:caption-point-x="-0.609cm" draw:caption-point-y="1.51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/>
          <table:table-cell table:style-name="ce8" table:number-columns-repeated="14"/>
          <table:table-cell table:style-name="ce46"/>
          <table:table-cell table:style-name="ce8" table:number-columns-repeated="1003"/>
          <table:table-cell/>
        </table:table-row>
        <table:table-row table:style-name="ro8">
          <table:table-cell table:style-name="ce8"/>
          <table:table-cell table:number-columns-repeated="2"/>
          <table:table-cell table:style-name="ce106" office:value-type="string" calcext:value-type="string">
            <office:annotation draw:style-name="gr1" draw:text-style-name="P2" svg:width="2.899cm" svg:height="1.799cm" svg:x="9.971cm" svg:y="11.669cm" draw:caption-point-x="-0.609cm" draw:caption-point-y="1.51cm">
              <dc:date>2024-02-21T00:00:00</dc:date>
              <text:p text:style-name="P1"><text:span text:style-name="T1">Repos Hebdomadaire</text:span></text:p>
            </office:annotation>
            <text:p>RH</text:p>
          </table:table-cell>
          <table:table-cell/>
          <table:table-cell table:style-name="ce8" table:number-columns-repeated="9"/>
          <table:table-cell table:style-name="ce43"/>
          <table:table-cell table:style-name="ce44" table:number-columns-repeated="2"/>
          <table:table-cell table:style-name="ce8" table:number-columns-repeated="2"/>
          <table:table-cell table:style-name="ce46"/>
          <table:table-cell table:style-name="ce8" table:number-columns-repeated="1003"/>
          <table:table-cell/>
        </table:table-row>
        <table:table-row table:style-name="ro7" table:number-rows-repeated="7">
          <table:table-cell table:style-name="ce8" table:number-columns-repeated="1023"/>
          <table:table-cell/>
        </table:table-row>
        <table:table-row table:style-name="ro7">
          <table:table-cell table:style-name="ce8" table:number-columns-repeated="7"/>
          <table:table-cell table:style-name="ce36"/>
          <table:table-cell table:style-name="ce8" table:number-columns-repeated="1015"/>
          <table:table-cell/>
        </table:table-row>
        <table:table-row table:style-name="ro7" table:number-rows-repeated="5">
          <table:table-cell table:style-name="ce8" table:number-columns-repeated="1023"/>
          <table:table-cell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Juillet" table:style-name="ta1" table:print-ranges="Juillet.A1:Juillet.AF10">
        <table:table-column table:style-name="co1" table:default-cell-style-name="ce11"/>
        <table:table-column table:style-name="co2" table:number-columns-repeated="31" table:default-cell-style-name="ce11"/>
        <table:table-column table:style-name="co3" table:number-columns-repeated="992" table:default-cell-style-name="ce11"/>
        <table:table-row table:style-name="ro1">
          <table:table-cell table:style-name="ce1" office:value-type="string" calcext:value-type="string" table:number-columns-spanned="6" table:number-rows-spanned="2">
            <text:p>D E S I D E R A T A</text:p>
            <text:p>CCPD TOURNAI</text:p>
          </table:table-cell>
          <table:covered-table-cell table:number-columns-repeated="5" table:style-name="ce88"/>
          <table:table-cell table:style-name="ce33" table:content-validation-name="val1" table:formula="of:=[$Janvier.G1]" office:value-type="float" office:value="2026" calcext:value-type="float" table:number-columns-spanned="7" table:number-rows-spanned="2">
            <text:p>2026</text:p>
          </table:table-cell>
          <table:covered-table-cell table:style-name="ce88"/>
          <table:covered-table-cell table:number-columns-repeated="5" table:style-name="ce133"/>
          <table:table-cell table:style-name="ce42" table:number-columns-repeated="19"/>
          <table:table-cell table:style-name="ce53"/>
          <table:table-cell table:style-name="ce55" table:number-columns-repeated="991"/>
        </table:table-row>
        <table:table-row table:style-name="ro1">
          <table:covered-table-cell table:style-name="ce2"/>
          <table:covered-table-cell table:number-columns-repeated="5" table:style-name="ce88"/>
          <table:covered-table-cell table:style-name="ce34" table:content-validation-name="val2"/>
          <table:covered-table-cell table:style-name="ce88"/>
          <table:covered-table-cell table:number-columns-repeated="5" table:style-name="ce133"/>
          <table:table-cell table:style-name="ce42" table:number-columns-repeated="19"/>
          <table:table-cell table:style-name="ce53"/>
          <table:table-cell table:style-name="ce55" table:number-columns-repeated="991"/>
        </table:table-row>
        <table:table-row table:style-name="ro2">
          <table:table-cell table:style-name="ce3"/>
          <table:table-cell table:style-name="ce13" table:formula="of:=TEXT([.B4];&quot;NN&quot;)" office:value-type="string" office:string-value="mer." calcext:value-type="string">
            <text:p>mer.</text:p>
          </table:table-cell>
          <table:table-cell table:style-name="ce13" table:formula="of:=TEXT([.C4];&quot;NN&quot;)" office:value-type="string" office:string-value="jeu." calcext:value-type="string">
            <text:p>jeu.</text:p>
          </table:table-cell>
          <table:table-cell table:style-name="ce13" table:formula="of:=TEXT([.D4];&quot;NN&quot;)" office:value-type="string" office:string-value="ven." calcext:value-type="string">
            <text:p>ven.</text:p>
          </table:table-cell>
          <table:table-cell table:style-name="ce13" table:formula="of:=TEXT([.E4];&quot;NN&quot;)" office:value-type="string" office:string-value="sam." calcext:value-type="string">
            <text:p>sam.</text:p>
          </table:table-cell>
          <table:table-cell table:style-name="ce13" table:formula="of:=TEXT([.F4];&quot;NN&quot;)" office:value-type="string" office:string-value="dim." calcext:value-type="string">
            <text:p>dim.</text:p>
          </table:table-cell>
          <table:table-cell table:style-name="ce13" table:formula="of:=TEXT([.G4];&quot;NN&quot;)" office:value-type="string" office:string-value="lun." calcext:value-type="string">
            <text:p>lun.</text:p>
          </table:table-cell>
          <table:table-cell table:style-name="ce13" table:formula="of:=TEXT([.H4];&quot;NN&quot;)" office:value-type="string" office:string-value="mar." calcext:value-type="string">
            <text:p>mar.</text:p>
          </table:table-cell>
          <table:table-cell table:style-name="ce13" table:formula="of:=TEXT([.I4];&quot;NN&quot;)" office:value-type="string" office:string-value="mer." calcext:value-type="string">
            <text:p>mer.</text:p>
          </table:table-cell>
          <table:table-cell table:style-name="ce13" table:formula="of:=TEXT([.J4];&quot;NN&quot;)" office:value-type="string" office:string-value="jeu." calcext:value-type="string">
            <text:p>jeu.</text:p>
          </table:table-cell>
          <table:table-cell table:style-name="ce13" table:formula="of:=TEXT([.K4];&quot;NN&quot;)" office:value-type="string" office:string-value="ven." calcext:value-type="string">
            <text:p>ven.</text:p>
          </table:table-cell>
          <table:table-cell table:style-name="ce13" table:formula="of:=TEXT([.L4];&quot;NN&quot;)" office:value-type="string" office:string-value="sam." calcext:value-type="string">
            <text:p>sam.</text:p>
          </table:table-cell>
          <table:table-cell table:style-name="ce13" table:formula="of:=TEXT([.M4];&quot;NN&quot;)" office:value-type="string" office:string-value="dim." calcext:value-type="string">
            <text:p>dim.</text:p>
          </table:table-cell>
          <table:table-cell table:style-name="ce13" table:formula="of:=TEXT([.N4];&quot;NN&quot;)" office:value-type="string" office:string-value="lun." calcext:value-type="string">
            <text:p>lun.</text:p>
          </table:table-cell>
          <table:table-cell table:style-name="ce89" table:formula="of:=TEXT([.O4];&quot;NN&quot;)" office:value-type="string" office:string-value="mar." calcext:value-type="string">
            <text:p>mar.</text:p>
          </table:table-cell>
          <table:table-cell table:style-name="ce13" table:formula="of:=TEXT([.P4];&quot;NN&quot;)" office:value-type="string" office:string-value="mer." calcext:value-type="string">
            <text:p>mer.</text:p>
          </table:table-cell>
          <table:table-cell table:style-name="ce13" table:formula="of:=TEXT([.Q4];&quot;NN&quot;)" office:value-type="string" office:string-value="jeu." calcext:value-type="string">
            <text:p>jeu.</text:p>
          </table:table-cell>
          <table:table-cell table:style-name="ce13" table:formula="of:=TEXT([.R4];&quot;NN&quot;)" office:value-type="string" office:string-value="ven." calcext:value-type="string">
            <text:p>ven.</text:p>
          </table:table-cell>
          <table:table-cell table:style-name="ce13" table:formula="of:=TEXT([.S4];&quot;NN&quot;)" office:value-type="string" office:string-value="sam." calcext:value-type="string">
            <text:p>sam.</text:p>
          </table:table-cell>
          <table:table-cell table:style-name="ce13" table:formula="of:=TEXT([.T4];&quot;NN&quot;)" office:value-type="string" office:string-value="dim." calcext:value-type="string">
            <text:p>dim.</text:p>
          </table:table-cell>
          <table:table-cell table:style-name="ce13" table:formula="of:=TEXT([.U4];&quot;NN&quot;)" office:value-type="string" office:string-value="lun." calcext:value-type="string">
            <text:p>lun.</text:p>
          </table:table-cell>
          <table:table-cell table:style-name="ce13" table:formula="of:=TEXT([.V4];&quot;NN&quot;)" office:value-type="string" office:string-value="mar." calcext:value-type="string">
            <text:p>mar.</text:p>
          </table:table-cell>
          <table:table-cell table:style-name="ce13" table:formula="of:=TEXT([.W4];&quot;NN&quot;)" office:value-type="string" office:string-value="mer." calcext:value-type="string">
            <text:p>mer.</text:p>
          </table:table-cell>
          <table:table-cell table:style-name="ce13" table:formula="of:=TEXT([.X4];&quot;NN&quot;)" office:value-type="string" office:string-value="jeu." calcext:value-type="string">
            <text:p>jeu.</text:p>
          </table:table-cell>
          <table:table-cell table:style-name="ce13" table:formula="of:=TEXT([.Y4];&quot;NN&quot;)" office:value-type="string" office:string-value="ven." calcext:value-type="string">
            <text:p>ven.</text:p>
          </table:table-cell>
          <table:table-cell table:style-name="ce13" table:formula="of:=TEXT([.Z4];&quot;NN&quot;)" office:value-type="string" office:string-value="sam." calcext:value-type="string">
            <text:p>sam.</text:p>
          </table:table-cell>
          <table:table-cell table:style-name="ce13" table:formula="of:=TEXT([.AA4];&quot;NN&quot;)" office:value-type="string" office:string-value="dim." calcext:value-type="string">
            <text:p>dim.</text:p>
          </table:table-cell>
          <table:table-cell table:style-name="ce13" table:formula="of:=TEXT([.AB4];&quot;NN&quot;)" office:value-type="string" office:string-value="lun." calcext:value-type="string">
            <text:p>lun.</text:p>
          </table:table-cell>
          <table:table-cell table:style-name="ce13" table:formula="of:=TEXT([.AC4];&quot;NN&quot;)" office:value-type="string" office:string-value="mar." calcext:value-type="string">
            <text:p>mar.</text:p>
          </table:table-cell>
          <table:table-cell table:style-name="ce13" table:formula="of:=TEXT([.AD4];&quot;NN&quot;)" office:value-type="string" office:string-value="mer." calcext:value-type="string">
            <text:p>mer.</text:p>
          </table:table-cell>
          <table:table-cell table:style-name="ce13" table:formula="of:=TEXT([.AE4];&quot;NN&quot;)" office:value-type="string" office:string-value="jeu." calcext:value-type="string">
            <text:p>jeu.</text:p>
          </table:table-cell>
          <table:table-cell table:style-name="ce13" table:formula="of:=TEXT([.AF4];&quot;NN&quot;)" office:value-type="string" office:string-value="ven." calcext:value-type="string">
            <text:p>ven.</text:p>
          </table:table-cell>
          <table:table-cell table:style-name="ce53"/>
          <table:table-cell table:style-name="ce16" table:number-columns-repeated="991"/>
        </table:table-row>
        <table:table-row table:style-name="ro2">
          <table:table-cell table:style-name="ce68" office:value-type="string" calcext:value-type="string">
            <text:p>JUILLET</text:p>
          </table:table-cell>
          <table:table-cell table:style-name="ce69" table:formula="of:=DATE([.G1];7;1)" office:value-type="date" office:date-value="2026-07-01" calcext:value-type="date">
            <text:p>01</text:p>
          </table:table-cell>
          <table:table-cell table:style-name="ce69" table:formula="of:=[.B4]+1" office:value-type="date" office:date-value="2026-07-02" calcext:value-type="date">
            <text:p>02</text:p>
          </table:table-cell>
          <table:table-cell table:style-name="ce69" table:formula="of:=[.C4]+1" office:value-type="date" office:date-value="2026-07-03" calcext:value-type="date">
            <text:p>03</text:p>
          </table:table-cell>
          <table:table-cell table:style-name="ce69" table:formula="of:=[.D4]+1" office:value-type="date" office:date-value="2026-07-04" calcext:value-type="date">
            <text:p>04</text:p>
          </table:table-cell>
          <table:table-cell table:style-name="ce69" table:formula="of:=[.E4]+1" office:value-type="date" office:date-value="2026-07-05" calcext:value-type="date">
            <text:p>05</text:p>
          </table:table-cell>
          <table:table-cell table:style-name="ce69" table:formula="of:=[.F4]+1" office:value-type="date" office:date-value="2026-07-06" calcext:value-type="date">
            <text:p>06</text:p>
          </table:table-cell>
          <table:table-cell table:style-name="ce69" table:formula="of:=[.G4]+1" office:value-type="date" office:date-value="2026-07-07" calcext:value-type="date">
            <text:p>07</text:p>
          </table:table-cell>
          <table:table-cell table:style-name="ce69" table:formula="of:=[.H4]+1" office:value-type="date" office:date-value="2026-07-08" calcext:value-type="date">
            <text:p>08</text:p>
          </table:table-cell>
          <table:table-cell table:style-name="ce69" table:formula="of:=[.I4]+1" office:value-type="date" office:date-value="2026-07-09" calcext:value-type="date">
            <text:p>09</text:p>
          </table:table-cell>
          <table:table-cell table:style-name="ce69" table:formula="of:=[.J4]+1" office:value-type="date" office:date-value="2026-07-10" calcext:value-type="date">
            <text:p>10</text:p>
          </table:table-cell>
          <table:table-cell table:style-name="ce69" table:formula="of:=[.K4]+1" office:value-type="date" office:date-value="2026-07-11" calcext:value-type="date">
            <text:p>11</text:p>
          </table:table-cell>
          <table:table-cell table:style-name="ce69" table:formula="of:=[.L4]+1" office:value-type="date" office:date-value="2026-07-12" calcext:value-type="date">
            <text:p>12</text:p>
          </table:table-cell>
          <table:table-cell table:style-name="ce69" table:formula="of:=[.M4]+1" office:value-type="date" office:date-value="2026-07-13" calcext:value-type="date">
            <text:p>13</text:p>
          </table:table-cell>
          <table:table-cell table:style-name="ce69" table:formula="of:=[.N4]+1" office:value-type="date" office:date-value="2026-07-14" calcext:value-type="date">
            <text:p>14</text:p>
          </table:table-cell>
          <table:table-cell table:style-name="ce69" table:formula="of:=[.O4]+1" office:value-type="date" office:date-value="2026-07-15" calcext:value-type="date">
            <text:p>15</text:p>
          </table:table-cell>
          <table:table-cell table:style-name="ce69" table:formula="of:=[.P4]+1" office:value-type="date" office:date-value="2026-07-16" calcext:value-type="date">
            <text:p>16</text:p>
          </table:table-cell>
          <table:table-cell table:style-name="ce69" table:formula="of:=[.Q4]+1" office:value-type="date" office:date-value="2026-07-17" calcext:value-type="date">
            <text:p>17</text:p>
          </table:table-cell>
          <table:table-cell table:style-name="ce69" table:formula="of:=[.R4]+1" office:value-type="date" office:date-value="2026-07-18" calcext:value-type="date">
            <text:p>18</text:p>
          </table:table-cell>
          <table:table-cell table:style-name="ce69" table:formula="of:=[.S4]+1" office:value-type="date" office:date-value="2026-07-19" calcext:value-type="date">
            <text:p>19</text:p>
          </table:table-cell>
          <table:table-cell table:style-name="ce69" table:formula="of:=[.T4]+1" office:value-type="date" office:date-value="2026-07-20" calcext:value-type="date">
            <text:p>20</text:p>
          </table:table-cell>
          <table:table-cell table:style-name="ce69" table:formula="of:=[.U4]+1" office:value-type="date" office:date-value="2026-07-21" calcext:value-type="date">
            <text:p>21</text:p>
          </table:table-cell>
          <table:table-cell table:style-name="ce69" table:formula="of:=[.V4]+1" office:value-type="date" office:date-value="2026-07-22" calcext:value-type="date">
            <text:p>22</text:p>
          </table:table-cell>
          <table:table-cell table:style-name="ce69" table:formula="of:=[.W4]+1" office:value-type="date" office:date-value="2026-07-23" calcext:value-type="date">
            <text:p>23</text:p>
          </table:table-cell>
          <table:table-cell table:style-name="ce69" table:formula="of:=[.X4]+1" office:value-type="date" office:date-value="2026-07-24" calcext:value-type="date">
            <text:p>24</text:p>
          </table:table-cell>
          <table:table-cell table:style-name="ce69" table:formula="of:=[.Y4]+1" office:value-type="date" office:date-value="2026-07-25" calcext:value-type="date">
            <text:p>25</text:p>
          </table:table-cell>
          <table:table-cell table:style-name="ce69" table:formula="of:=[.Z4]+1" office:value-type="date" office:date-value="2026-07-26" calcext:value-type="date">
            <text:p>26</text:p>
          </table:table-cell>
          <table:table-cell table:style-name="ce69" table:formula="of:=[.AA4]+1" office:value-type="date" office:date-value="2026-07-27" calcext:value-type="date">
            <text:p>27</text:p>
          </table:table-cell>
          <table:table-cell table:style-name="ce69" table:formula="of:=[.AB4]+1" office:value-type="date" office:date-value="2026-07-28" calcext:value-type="date">
            <text:p>28</text:p>
          </table:table-cell>
          <table:table-cell table:style-name="ce69" table:formula="of:=[.AC4]+1" office:value-type="date" office:date-value="2026-07-29" calcext:value-type="date">
            <text:p>29</text:p>
          </table:table-cell>
          <table:table-cell table:style-name="ce69" table:formula="of:=[.AD4]+1" office:value-type="date" office:date-value="2026-07-30" calcext:value-type="date">
            <text:p>30</text:p>
          </table:table-cell>
          <table:table-cell table:style-name="ce69" table:formula="of:=[.AE4]+1" office:value-type="date" office:date-value="2026-07-31" calcext:value-type="date">
            <text:p>31</text:p>
          </table:table-cell>
          <table:table-cell table:style-name="ce53"/>
          <table:table-cell table:style-name="ce16" table:number-columns-repeated="991"/>
        </table:table-row>
        <table:table-row table:style-name="ro3">
          <table:table-cell table:style-name="ce5"/>
          <table:table-cell table:style-name="ce15" table:number-columns-repeated="31"/>
          <table:table-cell table:style-name="ce54"/>
          <table:table-cell table:style-name="ce56" table:number-columns-repeated="991"/>
        </table:table-row>
        <table:table-row table:style-name="ro4">
          <table:table-cell table:style-name="ce6" office:value-type="string" calcext:value-type="string">
            <text:p>MOREAU Philippe</text:p>
          </table:table-cell>
          <table:table-cell table:style-name="ce21"/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21" table:number-columns-repeated="3"/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24" office:value-type="string" calcext:value-type="string">
            <office:annotation draw:style-name="gr1" draw:text-style-name="P2" svg:width="2.899cm" svg:height="1.799cm" svg:x="23.57cm" svg:y="1.444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8" office:value-type="string" calcext:value-type="string">
            <office:annotation draw:style-name="gr1" draw:text-style-name="P2" svg:width="2.899cm" svg:height="1.799cm" svg:x="24.93cm" svg:y="1.443cm" draw:caption-point-x="-0.609cm" draw:caption-point-y="1.51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 table:style-name="ce21"/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21" table:number-columns-repeated="3"/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21" table:number-columns-repeated="3"/>
          <table:table-cell table:style-name="ce16" table:number-columns-repeated="994"/>
        </table:table-row>
        <table:table-row table:style-name="ro4">
          <table:table-cell table:style-name="ce6" office:value-type="string" calcext:value-type="string">
            <text:p>DEMERVAL Coralie</text:p>
          </table:table-cell>
          <table:table-cell table:number-columns-repeated="3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5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18" office:value-type="string" calcext:value-type="string">
            <text:p>J</text:p>
          </table:table-cell>
          <table:table-cell table:style-name="ce28" office:value-type="string" calcext:value-type="string">
            <office:annotation draw:style-name="gr1" draw:text-style-name="P2" svg:width="2.899cm" svg:height="1.799cm" svg:x="24.93cm" svg:y="2.285cm" draw:caption-point-x="-0.609cm" draw:caption-point-y="1.5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 table:number-columns-repeated="3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5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5" table:style-name="ce18" office:value-type="string" calcext:value-type="string">
            <text:p>J</text:p>
          </table:table-cell>
          <table:table-cell table:style-name="ce16" table:number-columns-repeated="992"/>
        </table:table-row>
        <table:table-row table:style-name="ro4">
          <table:table-cell table:style-name="ce6" office:value-type="string" calcext:value-type="string">
            <text:p>LOIN Bruno</text:p>
          </table:table-cell>
          <table:table-cell table:style-name="ce19" office:value-type="string" calcext:value-type="string">
            <text:p>M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19" office:value-type="string" calcext:value-type="string">
            <office:annotation draw:style-name="gr1" draw:text-style-name="P2" svg:width="2.899cm" svg:height="1.799cm" svg:x="23.57cm" svg:y="3.126cm" draw:caption-point-x="-0.609cm" draw:caption-point-y="1.511cm">
              <dc:date>2024-02-21T00:00:00</dc:date>
              <text:p text:style-name="P1"><text:span text:style-name="T1">Horaire Matin 6h30-14h30</text:span></text:p>
            </office:annotation>
            <text:p>M</text:p>
          </table:table-cell>
          <table:table-cell table:style-name="ce28" office:value-type="string" calcext:value-type="string">
            <office:annotation draw:style-name="gr1" draw:text-style-name="P2" svg:width="2.899cm" svg:height="1.799cm" svg:x="24.93cm" svg:y="3.126cm" draw:caption-point-x="-0.609cm" draw:caption-point-y="1.51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 table:style-name="ce20" office:value-type="string" calcext:value-type="string">
            <office:annotation draw:style-name="gr1" draw:text-style-name="P2" svg:width="2.899cm" svg:height="1.799cm" svg:x="26.29cm" svg:y="3.127cm" draw:caption-point-x="-0.609cm" draw:caption-point-y="1.51cm">
              <dc:date>2024-02-21T00:00:00</dc:date>
              <text:p text:style-name="P1"><text:span text:style-name="T1">Horaire Après-Midi 12h30-20h00</text:span></text:p>
              <text:p text:style-name="P1"><text:span text:style-name="T1"/></text:p>
            </office:annotation>
            <text:p>AM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style-name="ce16" table:number-columns-repeated="992"/>
        </table:table-row>
        <table:table-row table:style-name="ro5">
          <table:table-cell table:style-name="ce6"/>
          <table:table-cell table:style-name="ce16"/>
          <table:table-cell table:style-name="ce21"/>
          <table:table-cell table:style-name="ce16"/>
          <table:table-cell table:style-name="ce94" office:value-type="string" calcext:value-type="string" table:number-columns-spanned="28" table:number-rows-spanned="1">
            <text:p>Zone B</text:p>
          </table:table-cell>
          <table:covered-table-cell table:style-name="ce94" office:value-type="string" calcext:value-type="string">
            <text:p>Zone B</text:p>
          </table:covered-table-cell>
          <table:covered-table-cell table:number-columns-repeated="26" table:style-name="ce100" office:value-type="string" calcext:value-type="string">
            <text:p>Zone B</text:p>
          </table:covered-table-cell>
          <table:table-cell table:style-name="ce16" table:number-columns-repeated="992"/>
        </table:table-row>
        <table:table-row table:style-name="ro9">
          <table:table-cell table:style-name="ce7" office:value-type="string" calcext:value-type="string">
            <text:p>OBSERVATIONS</text:p>
          </table:table-cell>
          <table:table-cell table:style-name="ce17"/>
          <table:table-cell table:style-name="ce22" table:number-columns-repeated="3"/>
          <table:table-cell table:style-name="ce16" table:number-columns-repeated="2"/>
          <table:table-cell table:style-name="ce35"/>
          <table:table-cell table:style-name="ce38"/>
          <table:table-cell table:style-name="ce22" table:number-columns-repeated="20"/>
          <table:table-cell table:style-name="ce51"/>
          <table:table-cell table:style-name="ce52"/>
          <table:table-cell table:style-name="ce51"/>
          <table:table-cell table:style-name="ce16" table:number-columns-repeated="992"/>
        </table:table-row>
        <table:table-row table:style-name="ro7">
          <table:table-cell table:style-name="ce8" table:number-columns-repeated="1024"/>
        </table:table-row>
        <table:table-row table:style-name="ro8">
          <table:table-cell table:style-name="ce8"/>
          <table:table-cell table:style-name="ce18" office:value-type="string" calcext:value-type="string">
            <office:annotation draw:style-name="gr1" draw:text-style-name="P2" svg:width="2.899cm" svg:height="1.799cm" svg:x="7.251cm" svg:y="7.471cm" draw:caption-point-x="-0.609cm" draw:caption-point-y="1.51cm">
              <dc:date>2024-02-21T00:00:00</dc:date>
              <text:p text:style-name="P1"><text:span text:style-name="T1">Horaire de journée (8h30-16h30)</text:span></text:p>
            </office:annotation>
            <text:p>J</text:p>
          </table:table-cell>
          <table:table-cell table:style-name="ce23"/>
          <table:table-cell table:style-name="ce24" office:value-type="string" calcext:value-type="string">
            <office:annotation draw:style-name="gr1" draw:text-style-name="P2" svg:width="2.899cm" svg:height="1.799cm" svg:x="9.971cm" svg:y="7.471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11.331cm" svg:y="7.471cm" draw:caption-point-x="-0.609cm" draw:caption-point-y="1.51cm">
              <dc:date>2024-02-21T00:00:00</dc:date>
              <text:p text:style-name="P1"><text:span text:style-name="T1">Compte Epargne Temps</text:span></text:p>
            </office:annotation>
            <text:p>CET</text:p>
          </table:table-cell>
          <table:table-cell table:style-name="ce8" table:number-columns-repeated="12"/>
          <table:table-cell table:style-name="ce45"/>
          <table:table-cell table:style-name="ce41"/>
          <table:table-cell table:style-name="ce48" table:number-columns-repeated="2"/>
          <table:table-cell table:style-name="ce8" table:number-columns-repeated="1003"/>
        </table:table-row>
        <table:table-row table:style-name="ro8">
          <table:table-cell table:style-name="ce8"/>
          <table:table-cell table:style-name="ce19" office:value-type="string" calcext:value-type="string">
            <office:annotation draw:style-name="gr1" draw:text-style-name="P2" svg:width="2.899cm" svg:height="1.799cm" svg:x="7.251cm" svg:y="8.31cm" draw:caption-point-x="-0.609cm" draw:caption-point-y="1.511cm">
              <dc:date>2024-02-21T00:00:00</dc:date>
              <text:p text:style-name="P1"><text:span text:style-name="T1">Horaire Matin 6h30-14h30</text:span></text:p>
            </office:annotation>
            <text:p>M</text:p>
          </table:table-cell>
          <table:table-cell table:style-name="ce23"/>
          <table:table-cell table:style-name="ce25" office:value-type="string" calcext:value-type="string">
            <office:annotation draw:style-name="gr1" draw:text-style-name="P2" svg:width="2.899cm" svg:height="1.799cm" svg:x="9.971cm" svg:y="8.31cm" draw:caption-point-x="-0.609cm" draw:caption-point-y="1.511cm">
              <dc:date>2024-02-21T00:00:00</dc:date>
              <text:p text:style-name="P1"><text:span text:style-name="T1">Journée Non Cotée (récupération horaire)</text:span></text:p>
            </office:annotation>
            <text:p>NC</text:p>
          </table:table-cell>
          <table:table-cell table:style-name="ce30"/>
          <table:table-cell table:style-name="ce8" table:number-columns-repeated="12"/>
          <table:table-cell table:style-name="ce46"/>
          <table:table-cell table:style-name="ce41"/>
          <table:table-cell table:style-name="ce49"/>
          <table:table-cell table:style-name="ce8" table:number-columns-repeated="1004"/>
        </table:table-row>
        <table:table-row table:style-name="ro8">
          <table:table-cell table:style-name="ce9"/>
          <table:table-cell table:style-name="ce20" office:value-type="string" calcext:value-type="string">
            <office:annotation draw:style-name="gr1" draw:text-style-name="P2" svg:width="2.899cm" svg:height="1.799cm" svg:x="7.251cm" svg:y="9.15cm" draw:caption-point-x="-0.609cm" draw:caption-point-y="1.51cm">
              <dc:date>2024-02-21T00:00:00</dc:date>
              <text:p text:style-name="P1"><text:span text:style-name="T1">Horaire Après-Midi 12h30-20h00</text:span></text:p>
              <text:p text:style-name="P1"><text:span text:style-name="T1"/></text:p>
            </office:annotation>
            <text:p>AM</text:p>
          </table:table-cell>
          <table:table-cell table:style-name="ce23"/>
          <table:table-cell table:style-name="ce26" office:value-type="string" calcext:value-type="string">
            <office:annotation draw:style-name="gr1" draw:text-style-name="P2" svg:width="2.899cm" svg:height="1.799cm" svg:x="9.971cm" svg:y="9.15cm" draw:caption-point-x="-0.609cm" draw:caption-point-y="1.51cm">
              <dc:date>2024-02-21T00:00:00</dc:date>
              <text:p text:style-name="P1"><text:span text:style-name="T1">Congé Maladie</text:span></text:p>
            </office:annotation>
            <text:p>CM</text:p>
          </table:table-cell>
          <table:table-cell table:style-name="ce26" office:value-type="string" calcext:value-type="string">
            <office:annotation draw:style-name="gr1" draw:text-style-name="P2" svg:width="2.899cm" svg:height="1.799cm" svg:x="11.331cm" svg:y="9.15cm" draw:caption-point-x="-0.609cm" draw:caption-point-y="1.51cm">
              <dc:date>2024-02-21T00:00:00</dc:date>
              <text:p text:style-name="P1"><text:span text:style-name="T1">Garde Enfant Malade</text:span></text:p>
            </office:annotation>
            <text:p>GEM</text:p>
          </table:table-cell>
          <table:table-cell table:style-name="ce32" table:number-columns-repeated="4"/>
          <table:table-cell table:style-name="ce40" table:number-columns-repeated="2"/>
          <table:table-cell table:style-name="ce41" table:number-columns-repeated="5"/>
          <table:table-cell table:style-name="ce8"/>
          <table:table-cell table:style-name="ce47"/>
          <table:table-cell table:style-name="ce41"/>
          <table:table-cell table:style-name="ce48" table:number-columns-repeated="2"/>
          <table:table-cell table:style-name="ce8" table:number-columns-repeated="2"/>
          <table:table-cell table:style-name="ce10"/>
          <table:table-cell table:style-name="ce50"/>
          <table:table-cell table:style-name="ce10" table:number-columns-repeated="4"/>
          <table:table-cell table:style-name="ce8" table:number-columns-repeated="995"/>
        </table:table-row>
        <table:table-row table:style-name="ro8">
          <table:table-cell table:style-name="ce10"/>
          <table:table-cell table:number-columns-repeated="2"/>
          <table:table-cell table:style-name="ce27" office:value-type="string" calcext:value-type="string">
            <office:annotation draw:style-name="gr1" draw:text-style-name="P2" svg:width="2.899cm" svg:height="1.799cm" svg:x="9.971cm" svg:y="9.989cm" draw:caption-point-x="-0.609cm" draw:caption-point-y="1.511cm">
              <dc:date>2024-02-21T00:00:00</dc:date>
              <text:p text:style-name="P1"><text:span text:style-name="T1">Autorisation Exceptionnelle d’Absence</text:span></text:p>
            </office:annotation>
            <text:p>AEA</text:p>
          </table:table-cell>
          <table:table-cell table:style-name="ce31"/>
          <table:table-cell table:style-name="ce8" table:number-columns-repeated="14"/>
          <table:table-cell table:style-name="ce48"/>
          <table:table-cell table:style-name="ce10"/>
          <table:table-cell table:style-name="ce43"/>
          <table:table-cell table:style-name="ce8" table:number-columns-repeated="1002"/>
        </table:table-row>
        <table:table-row table:style-name="ro8">
          <table:table-cell table:style-name="ce8"/>
          <table:table-cell table:number-columns-repeated="2"/>
          <table:table-cell table:style-name="ce28" office:value-type="string" calcext:value-type="string">
            <office:annotation draw:style-name="gr1" draw:text-style-name="P2" svg:width="2.899cm" svg:height="1.799cm" svg:x="9.971cm" svg:y="10.829cm" draw:caption-point-x="-0.609cm" draw:caption-point-y="1.51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/>
          <table:table-cell table:style-name="ce8" table:number-columns-repeated="14"/>
          <table:table-cell table:style-name="ce46"/>
          <table:table-cell table:style-name="ce8" table:number-columns-repeated="1004"/>
        </table:table-row>
        <table:table-row table:style-name="ro8">
          <table:table-cell table:style-name="ce8"/>
          <table:table-cell table:number-columns-repeated="2"/>
          <table:table-cell table:style-name="ce106" office:value-type="string" calcext:value-type="string">
            <office:annotation draw:style-name="gr1" draw:text-style-name="P2" svg:width="2.899cm" svg:height="1.799cm" svg:x="9.971cm" svg:y="11.669cm" draw:caption-point-x="-0.609cm" draw:caption-point-y="1.51cm">
              <dc:date>2024-02-21T00:00:00</dc:date>
              <text:p text:style-name="P1"><text:span text:style-name="T1">Repos Hebdomadaire</text:span></text:p>
            </office:annotation>
            <text:p>RH</text:p>
          </table:table-cell>
          <table:table-cell/>
          <table:table-cell table:style-name="ce8" table:number-columns-repeated="9"/>
          <table:table-cell table:style-name="ce43"/>
          <table:table-cell table:style-name="ce44" table:number-columns-repeated="2"/>
          <table:table-cell table:style-name="ce8" table:number-columns-repeated="2"/>
          <table:table-cell table:style-name="ce46"/>
          <table:table-cell table:style-name="ce8" table:number-columns-repeated="1004"/>
        </table:table-row>
        <table:table-row table:style-name="ro7" table:number-rows-repeated="7">
          <table:table-cell table:style-name="ce8" table:number-columns-repeated="1024"/>
        </table:table-row>
        <table:table-row table:style-name="ro7">
          <table:table-cell table:style-name="ce8" table:number-columns-repeated="7"/>
          <table:table-cell table:style-name="ce36"/>
          <table:table-cell table:style-name="ce8" table:number-columns-repeated="1016"/>
        </table:table-row>
        <table:table-row table:style-name="ro7" table:number-rows-repeated="5">
          <table:table-cell table:style-name="ce8" table:number-columns-repeated="1024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oût" table:style-name="ta1" table:print-ranges="Août.A1:Août.AF10">
        <table:table-column table:style-name="co1" table:default-cell-style-name="ce11"/>
        <table:table-column table:style-name="co2" table:number-columns-repeated="31" table:default-cell-style-name="ce11"/>
        <table:table-column table:style-name="co3" table:number-columns-repeated="992" table:default-cell-style-name="ce11"/>
        <table:table-row table:style-name="ro1">
          <table:table-cell table:style-name="ce1" office:value-type="string" calcext:value-type="string" table:number-columns-spanned="6" table:number-rows-spanned="2">
            <text:p>D E S I D E R A T A</text:p>
            <text:p>CCPD TOURNAI</text:p>
          </table:table-cell>
          <table:covered-table-cell table:number-columns-repeated="5" table:style-name="ce88"/>
          <table:table-cell table:style-name="ce33" table:content-validation-name="val1" table:formula="of:=[$Janvier.G1]" office:value-type="float" office:value="2026" calcext:value-type="float" table:number-columns-spanned="7" table:number-rows-spanned="2">
            <text:p>2026</text:p>
          </table:table-cell>
          <table:covered-table-cell table:style-name="ce88"/>
          <table:covered-table-cell table:number-columns-repeated="5" table:style-name="ce133"/>
          <table:table-cell table:style-name="ce42" table:number-columns-repeated="19"/>
          <table:table-cell table:style-name="ce53"/>
          <table:table-cell table:style-name="ce55" table:number-columns-repeated="991"/>
        </table:table-row>
        <table:table-row table:style-name="ro1">
          <table:covered-table-cell table:style-name="ce2"/>
          <table:covered-table-cell table:number-columns-repeated="5" table:style-name="ce88"/>
          <table:covered-table-cell table:style-name="ce34" table:content-validation-name="val2"/>
          <table:covered-table-cell table:style-name="ce88"/>
          <table:covered-table-cell table:number-columns-repeated="5" table:style-name="ce133"/>
          <table:table-cell table:style-name="ce42" table:number-columns-repeated="19"/>
          <table:table-cell table:style-name="ce53"/>
          <table:table-cell table:style-name="ce55" table:number-columns-repeated="991"/>
        </table:table-row>
        <table:table-row table:style-name="ro2">
          <table:table-cell table:style-name="ce3"/>
          <table:table-cell table:style-name="ce13" table:formula="of:=TEXT([.B4];&quot;NN&quot;)" office:value-type="string" office:string-value="sam." calcext:value-type="string">
            <text:p>sam.</text:p>
          </table:table-cell>
          <table:table-cell table:style-name="ce13" table:formula="of:=TEXT([.C4];&quot;NN&quot;)" office:value-type="string" office:string-value="dim." calcext:value-type="string">
            <text:p>dim.</text:p>
          </table:table-cell>
          <table:table-cell table:style-name="ce13" table:formula="of:=TEXT([.D4];&quot;NN&quot;)" office:value-type="string" office:string-value="lun." calcext:value-type="string">
            <text:p>lun.</text:p>
          </table:table-cell>
          <table:table-cell table:style-name="ce13" table:formula="of:=TEXT([.E4];&quot;NN&quot;)" office:value-type="string" office:string-value="mar." calcext:value-type="string">
            <text:p>mar.</text:p>
          </table:table-cell>
          <table:table-cell table:style-name="ce13" table:formula="of:=TEXT([.F4];&quot;NN&quot;)" office:value-type="string" office:string-value="mer." calcext:value-type="string">
            <text:p>mer.</text:p>
          </table:table-cell>
          <table:table-cell table:style-name="ce13" table:formula="of:=TEXT([.G4];&quot;NN&quot;)" office:value-type="string" office:string-value="jeu." calcext:value-type="string">
            <text:p>jeu.</text:p>
          </table:table-cell>
          <table:table-cell table:style-name="ce13" table:formula="of:=TEXT([.H4];&quot;NN&quot;)" office:value-type="string" office:string-value="ven." calcext:value-type="string">
            <text:p>ven.</text:p>
          </table:table-cell>
          <table:table-cell table:style-name="ce13" table:formula="of:=TEXT([.I4];&quot;NN&quot;)" office:value-type="string" office:string-value="sam." calcext:value-type="string">
            <text:p>sam.</text:p>
          </table:table-cell>
          <table:table-cell table:style-name="ce13" table:formula="of:=TEXT([.J4];&quot;NN&quot;)" office:value-type="string" office:string-value="dim." calcext:value-type="string">
            <text:p>dim.</text:p>
          </table:table-cell>
          <table:table-cell table:style-name="ce13" table:formula="of:=TEXT([.K4];&quot;NN&quot;)" office:value-type="string" office:string-value="lun." calcext:value-type="string">
            <text:p>lun.</text:p>
          </table:table-cell>
          <table:table-cell table:style-name="ce13" table:formula="of:=TEXT([.L4];&quot;NN&quot;)" office:value-type="string" office:string-value="mar." calcext:value-type="string">
            <text:p>mar.</text:p>
          </table:table-cell>
          <table:table-cell table:style-name="ce13" table:formula="of:=TEXT([.M4];&quot;NN&quot;)" office:value-type="string" office:string-value="mer." calcext:value-type="string">
            <text:p>mer.</text:p>
          </table:table-cell>
          <table:table-cell table:style-name="ce13" table:formula="of:=TEXT([.N4];&quot;NN&quot;)" office:value-type="string" office:string-value="jeu." calcext:value-type="string">
            <text:p>jeu.</text:p>
          </table:table-cell>
          <table:table-cell table:style-name="ce13" table:formula="of:=TEXT([.O4];&quot;NN&quot;)" office:value-type="string" office:string-value="ven." calcext:value-type="string">
            <text:p>ven.</text:p>
          </table:table-cell>
          <table:table-cell table:style-name="ce89" table:formula="of:=TEXT([.P4];&quot;NN&quot;)" office:value-type="string" office:string-value="sam." calcext:value-type="string">
            <text:p>sam.</text:p>
          </table:table-cell>
          <table:table-cell table:style-name="ce13" table:formula="of:=TEXT([.Q4];&quot;NN&quot;)" office:value-type="string" office:string-value="dim." calcext:value-type="string">
            <text:p>dim.</text:p>
          </table:table-cell>
          <table:table-cell table:style-name="ce13" table:formula="of:=TEXT([.R4];&quot;NN&quot;)" office:value-type="string" office:string-value="lun." calcext:value-type="string">
            <text:p>lun.</text:p>
          </table:table-cell>
          <table:table-cell table:style-name="ce13" table:formula="of:=TEXT([.S4];&quot;NN&quot;)" office:value-type="string" office:string-value="mar." calcext:value-type="string">
            <text:p>mar.</text:p>
          </table:table-cell>
          <table:table-cell table:style-name="ce13" table:formula="of:=TEXT([.T4];&quot;NN&quot;)" office:value-type="string" office:string-value="mer." calcext:value-type="string">
            <text:p>mer.</text:p>
          </table:table-cell>
          <table:table-cell table:style-name="ce13" table:formula="of:=TEXT([.U4];&quot;NN&quot;)" office:value-type="string" office:string-value="jeu." calcext:value-type="string">
            <text:p>jeu.</text:p>
          </table:table-cell>
          <table:table-cell table:style-name="ce13" table:formula="of:=TEXT([.V4];&quot;NN&quot;)" office:value-type="string" office:string-value="ven." calcext:value-type="string">
            <text:p>ven.</text:p>
          </table:table-cell>
          <table:table-cell table:style-name="ce13" table:formula="of:=TEXT([.W4];&quot;NN&quot;)" office:value-type="string" office:string-value="sam." calcext:value-type="string">
            <text:p>sam.</text:p>
          </table:table-cell>
          <table:table-cell table:style-name="ce13" table:formula="of:=TEXT([.X4];&quot;NN&quot;)" office:value-type="string" office:string-value="dim." calcext:value-type="string">
            <text:p>dim.</text:p>
          </table:table-cell>
          <table:table-cell table:style-name="ce13" table:formula="of:=TEXT([.Y4];&quot;NN&quot;)" office:value-type="string" office:string-value="lun." calcext:value-type="string">
            <text:p>lun.</text:p>
          </table:table-cell>
          <table:table-cell table:style-name="ce13" table:formula="of:=TEXT([.Z4];&quot;NN&quot;)" office:value-type="string" office:string-value="mar." calcext:value-type="string">
            <text:p>mar.</text:p>
          </table:table-cell>
          <table:table-cell table:style-name="ce13" table:formula="of:=TEXT([.AA4];&quot;NN&quot;)" office:value-type="string" office:string-value="mer." calcext:value-type="string">
            <text:p>mer.</text:p>
          </table:table-cell>
          <table:table-cell table:style-name="ce13" table:formula="of:=TEXT([.AB4];&quot;NN&quot;)" office:value-type="string" office:string-value="jeu." calcext:value-type="string">
            <text:p>jeu.</text:p>
          </table:table-cell>
          <table:table-cell table:style-name="ce13" table:formula="of:=TEXT([.AC4];&quot;NN&quot;)" office:value-type="string" office:string-value="ven." calcext:value-type="string">
            <text:p>ven.</text:p>
          </table:table-cell>
          <table:table-cell table:style-name="ce13" table:formula="of:=TEXT([.AD4];&quot;NN&quot;)" office:value-type="string" office:string-value="sam." calcext:value-type="string">
            <text:p>sam.</text:p>
          </table:table-cell>
          <table:table-cell table:style-name="ce13" table:formula="of:=TEXT([.AE4];&quot;NN&quot;)" office:value-type="string" office:string-value="dim." calcext:value-type="string">
            <text:p>dim.</text:p>
          </table:table-cell>
          <table:table-cell table:style-name="ce13" table:formula="of:=TEXT([.AF4];&quot;NN&quot;)" office:value-type="string" office:string-value="lun." calcext:value-type="string">
            <text:p>lun.</text:p>
          </table:table-cell>
          <table:table-cell table:style-name="ce53"/>
          <table:table-cell table:style-name="ce16" table:number-columns-repeated="991"/>
        </table:table-row>
        <table:table-row table:style-name="ro2">
          <table:table-cell table:style-name="ce70" office:value-type="string" calcext:value-type="string">
            <text:p>AOUT</text:p>
          </table:table-cell>
          <table:table-cell table:style-name="ce71" table:formula="of:=DATE([.G1];8;1)" office:value-type="date" office:date-value="2026-08-01" calcext:value-type="date">
            <text:p>01</text:p>
          </table:table-cell>
          <table:table-cell table:style-name="ce71" table:formula="of:=[.B4]+1" office:value-type="date" office:date-value="2026-08-02" calcext:value-type="date">
            <text:p>02</text:p>
          </table:table-cell>
          <table:table-cell table:style-name="ce71" table:formula="of:=[.C4]+1" office:value-type="date" office:date-value="2026-08-03" calcext:value-type="date">
            <text:p>03</text:p>
          </table:table-cell>
          <table:table-cell table:style-name="ce71" table:formula="of:=[.D4]+1" office:value-type="date" office:date-value="2026-08-04" calcext:value-type="date">
            <text:p>04</text:p>
          </table:table-cell>
          <table:table-cell table:style-name="ce71" table:formula="of:=[.E4]+1" office:value-type="date" office:date-value="2026-08-05" calcext:value-type="date">
            <text:p>05</text:p>
          </table:table-cell>
          <table:table-cell table:style-name="ce71" table:formula="of:=[.F4]+1" office:value-type="date" office:date-value="2026-08-06" calcext:value-type="date">
            <text:p>06</text:p>
          </table:table-cell>
          <table:table-cell table:style-name="ce71" table:formula="of:=[.G4]+1" office:value-type="date" office:date-value="2026-08-07" calcext:value-type="date">
            <text:p>07</text:p>
          </table:table-cell>
          <table:table-cell table:style-name="ce71" table:formula="of:=[.H4]+1" office:value-type="date" office:date-value="2026-08-08" calcext:value-type="date">
            <text:p>08</text:p>
          </table:table-cell>
          <table:table-cell table:style-name="ce71" table:formula="of:=[.I4]+1" office:value-type="date" office:date-value="2026-08-09" calcext:value-type="date">
            <text:p>09</text:p>
          </table:table-cell>
          <table:table-cell table:style-name="ce71" table:formula="of:=[.J4]+1" office:value-type="date" office:date-value="2026-08-10" calcext:value-type="date">
            <text:p>10</text:p>
          </table:table-cell>
          <table:table-cell table:style-name="ce71" table:formula="of:=[.K4]+1" office:value-type="date" office:date-value="2026-08-11" calcext:value-type="date">
            <text:p>11</text:p>
          </table:table-cell>
          <table:table-cell table:style-name="ce71" table:formula="of:=[.L4]+1" office:value-type="date" office:date-value="2026-08-12" calcext:value-type="date">
            <text:p>12</text:p>
          </table:table-cell>
          <table:table-cell table:style-name="ce71" table:formula="of:=[.M4]+1" office:value-type="date" office:date-value="2026-08-13" calcext:value-type="date">
            <text:p>13</text:p>
          </table:table-cell>
          <table:table-cell table:style-name="ce71" table:formula="of:=[.N4]+1" office:value-type="date" office:date-value="2026-08-14" calcext:value-type="date">
            <text:p>14</text:p>
          </table:table-cell>
          <table:table-cell table:style-name="ce71" table:formula="of:=[.O4]+1" office:value-type="date" office:date-value="2026-08-15" calcext:value-type="date">
            <text:p>15</text:p>
          </table:table-cell>
          <table:table-cell table:style-name="ce71" table:formula="of:=[.P4]+1" office:value-type="date" office:date-value="2026-08-16" calcext:value-type="date">
            <text:p>16</text:p>
          </table:table-cell>
          <table:table-cell table:style-name="ce71" table:formula="of:=[.Q4]+1" office:value-type="date" office:date-value="2026-08-17" calcext:value-type="date">
            <text:p>17</text:p>
          </table:table-cell>
          <table:table-cell table:style-name="ce71" table:formula="of:=[.R4]+1" office:value-type="date" office:date-value="2026-08-18" calcext:value-type="date">
            <text:p>18</text:p>
          </table:table-cell>
          <table:table-cell table:style-name="ce71" table:formula="of:=[.S4]+1" office:value-type="date" office:date-value="2026-08-19" calcext:value-type="date">
            <text:p>19</text:p>
          </table:table-cell>
          <table:table-cell table:style-name="ce71" table:formula="of:=[.T4]+1" office:value-type="date" office:date-value="2026-08-20" calcext:value-type="date">
            <text:p>20</text:p>
          </table:table-cell>
          <table:table-cell table:style-name="ce71" table:formula="of:=[.U4]+1" office:value-type="date" office:date-value="2026-08-21" calcext:value-type="date">
            <text:p>21</text:p>
          </table:table-cell>
          <table:table-cell table:style-name="ce71" table:formula="of:=[.V4]+1" office:value-type="date" office:date-value="2026-08-22" calcext:value-type="date">
            <text:p>22</text:p>
          </table:table-cell>
          <table:table-cell table:style-name="ce71" table:formula="of:=[.W4]+1" office:value-type="date" office:date-value="2026-08-23" calcext:value-type="date">
            <text:p>23</text:p>
          </table:table-cell>
          <table:table-cell table:style-name="ce71" table:formula="of:=[.X4]+1" office:value-type="date" office:date-value="2026-08-24" calcext:value-type="date">
            <text:p>24</text:p>
          </table:table-cell>
          <table:table-cell table:style-name="ce71" table:formula="of:=[.Y4]+1" office:value-type="date" office:date-value="2026-08-25" calcext:value-type="date">
            <text:p>25</text:p>
          </table:table-cell>
          <table:table-cell table:style-name="ce71" table:formula="of:=[.Z4]+1" office:value-type="date" office:date-value="2026-08-26" calcext:value-type="date">
            <text:p>26</text:p>
          </table:table-cell>
          <table:table-cell table:style-name="ce71" table:formula="of:=[.AA4]+1" office:value-type="date" office:date-value="2026-08-27" calcext:value-type="date">
            <text:p>27</text:p>
          </table:table-cell>
          <table:table-cell table:style-name="ce71" table:formula="of:=[.AB4]+1" office:value-type="date" office:date-value="2026-08-28" calcext:value-type="date">
            <text:p>28</text:p>
          </table:table-cell>
          <table:table-cell table:style-name="ce71" table:formula="of:=[.AC4]+1" office:value-type="date" office:date-value="2026-08-29" calcext:value-type="date">
            <text:p>29</text:p>
          </table:table-cell>
          <table:table-cell table:style-name="ce71" table:formula="of:=[.AD4]+1" office:value-type="date" office:date-value="2026-08-30" calcext:value-type="date">
            <text:p>30</text:p>
          </table:table-cell>
          <table:table-cell table:style-name="ce71" table:formula="of:=[.AE4]+1" office:value-type="date" office:date-value="2026-08-31" calcext:value-type="date">
            <text:p>31</text:p>
          </table:table-cell>
          <table:table-cell table:style-name="ce53"/>
          <table:table-cell table:style-name="ce16" table:number-columns-repeated="991"/>
        </table:table-row>
        <table:table-row table:style-name="ro3">
          <table:table-cell table:style-name="ce5"/>
          <table:table-cell table:style-name="ce15" table:number-columns-repeated="31"/>
          <table:table-cell table:style-name="ce54"/>
          <table:table-cell table:style-name="ce56" table:number-columns-repeated="991"/>
        </table:table-row>
        <table:table-row table:style-name="ro4">
          <table:table-cell table:style-name="ce6" office:value-type="string" calcext:value-type="string">
            <text:p>MOREAU Philippe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1" table:number-columns-repeated="3"/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21" table:number-columns-repeated="3"/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21" table:number-columns-repeated="3"/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21" table:number-columns-repeated="3"/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21"/>
          <table:table-cell table:style-name="ce16" table:number-columns-repeated="992"/>
        </table:table-row>
        <table:table-row table:style-name="ro4">
          <table:table-cell table:style-name="ce6" office:value-type="string" calcext:value-type="string">
            <text:p>DEMERVAL Coralie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5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5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5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5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18" office:value-type="string" calcext:value-type="string">
            <text:p>J</text:p>
          </table:table-cell>
          <table:table-cell table:style-name="ce16" table:number-columns-repeated="992"/>
        </table:table-row>
        <table:table-row table:style-name="ro4">
          <table:table-cell table:style-name="ce6" office:value-type="string" calcext:value-type="string">
            <text:p>LOIN Bruno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20" office:value-type="string" calcext:value-type="string">
            <text:p>AM</text:p>
          </table:table-cell>
          <table:table-cell table:style-name="ce25" office:value-type="string" calcext:value-type="string">
            <office:annotation draw:style-name="gr1" draw:text-style-name="P2" svg:width="2.899cm" svg:height="1.799cm" svg:x="15.41cm" svg:y="3.126cm" draw:caption-point-x="-0.609cm" draw:caption-point-y="1.511cm">
              <dc:date>2024-02-21T00:00:00</dc:date>
              <text:p text:style-name="P1"><text:span text:style-name="T1">Journée Non Cotée (récupération horaire)</text:span></text:p>
            </office:annotation>
            <text:p>NC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4" office:value-type="string" calcext:value-type="string">
            <office:annotation draw:style-name="gr1" draw:text-style-name="P2" svg:width="2.899cm" svg:height="1.799cm" svg:x="19.49cm" svg:y="3.126cm" draw:caption-point-x="-0.609cm" draw:caption-point-y="1.51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20.85cm" svg:y="3.126cm" draw:caption-point-x="-0.609cm" draw:caption-point-y="1.51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8" office:value-type="string" calcext:value-type="string">
            <office:annotation draw:style-name="gr1" draw:text-style-name="P2" svg:width="2.899cm" svg:height="1.799cm" svg:x="22.21cm" svg:y="3.127cm" draw:caption-point-x="-0.609cm" draw:caption-point-y="1.5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 table:style-name="ce28" office:value-type="string" calcext:value-type="string">
            <office:annotation draw:style-name="gr1" draw:text-style-name="P2" svg:width="2.899cm" svg:height="1.799cm" svg:x="23.57cm" svg:y="3.127cm" draw:caption-point-x="-0.609cm" draw:caption-point-y="1.5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 table:style-name="ce28" office:value-type="string" calcext:value-type="string">
            <office:annotation draw:style-name="gr1" draw:text-style-name="P2" svg:width="2.899cm" svg:height="1.799cm" svg:x="24.93cm" svg:y="3.127cm" draw:caption-point-x="-0.609cm" draw:caption-point-y="1.5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number-columns-repeated="3" table:style-name="ce19" office:value-type="string" calcext:value-type="string">
            <text:p>M</text:p>
          </table:table-cell>
          <table:table-cell table:style-name="ce19" office:value-type="string" calcext:value-type="string">
            <office:annotation draw:style-name="gr1" draw:text-style-name="P2" svg:width="2.899cm" svg:height="1.799cm" svg:x="43.97cm" svg:y="3.126cm" draw:caption-point-x="-0.609cm" draw:caption-point-y="1.511cm">
              <dc:date>2024-02-21T00:00:00</dc:date>
              <text:p text:style-name="P1"><text:span text:style-name="T1">Horaire Matin 6h30-14h30</text:span></text:p>
            </office:annotation>
            <text:p>M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style-name="ce16" table:number-columns-repeated="992"/>
        </table:table-row>
        <table:table-row table:style-name="ro5">
          <table:table-cell table:style-name="ce6"/>
          <table:table-cell table:style-name="ce95" office:value-type="string" calcext:value-type="string" table:number-columns-spanned="31" table:number-rows-spanned="1">
            <text:p>Zone B</text:p>
          </table:table-cell>
          <table:covered-table-cell table:number-columns-repeated="30" table:style-name="ce100" office:value-type="string" calcext:value-type="string">
            <text:p>Zone B</text:p>
          </table:covered-table-cell>
          <table:table-cell table:style-name="ce16" table:number-columns-repeated="992"/>
        </table:table-row>
        <table:table-row table:style-name="ro7">
          <table:table-cell table:style-name="ce7" office:value-type="string" calcext:value-type="string">
            <text:p>OBSERVATIONS</text:p>
          </table:table-cell>
          <table:table-cell table:style-name="ce17"/>
          <table:table-cell table:style-name="ce22" table:number-columns-repeated="3"/>
          <table:table-cell table:style-name="ce16" table:number-columns-repeated="2"/>
          <table:table-cell table:style-name="ce35"/>
          <table:table-cell table:style-name="ce38"/>
          <table:table-cell table:style-name="ce22" table:number-columns-repeated="20"/>
          <table:table-cell table:style-name="ce51"/>
          <table:table-cell table:style-name="ce52"/>
          <table:table-cell table:style-name="ce51"/>
          <table:table-cell table:style-name="ce16" table:number-columns-repeated="992"/>
        </table:table-row>
        <table:table-row table:style-name="ro7">
          <table:table-cell table:style-name="ce8" table:number-columns-repeated="1024"/>
        </table:table-row>
        <table:table-row table:style-name="ro8">
          <table:table-cell table:style-name="ce8"/>
          <table:table-cell table:style-name="ce18" office:value-type="string" calcext:value-type="string">
            <office:annotation draw:style-name="gr1" draw:text-style-name="P2" svg:width="2.899cm" svg:height="1.799cm" svg:x="7.251cm" svg:y="5.604cm" draw:caption-point-x="-0.609cm" draw:caption-point-y="1.511cm">
              <dc:date>2024-02-21T00:00:00</dc:date>
              <text:p text:style-name="P1"><text:span text:style-name="T1">Horaire de journée (8h30-16h30)</text:span></text:p>
            </office:annotation>
            <text:p>J</text:p>
          </table:table-cell>
          <table:table-cell table:style-name="ce23"/>
          <table:table-cell table:style-name="ce24" office:value-type="string" calcext:value-type="string">
            <office:annotation draw:style-name="gr1" draw:text-style-name="P2" svg:width="2.899cm" svg:height="1.799cm" svg:x="9.971cm" svg:y="5.604cm" draw:caption-point-x="-0.609cm" draw:caption-point-y="1.51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11.331cm" svg:y="5.604cm" draw:caption-point-x="-0.609cm" draw:caption-point-y="1.511cm">
              <dc:date>2024-02-21T00:00:00</dc:date>
              <text:p text:style-name="P1"><text:span text:style-name="T1">Compte Epargne Temps</text:span></text:p>
            </office:annotation>
            <text:p>CET</text:p>
          </table:table-cell>
          <table:table-cell table:style-name="ce8" table:number-columns-repeated="12"/>
          <table:table-cell table:style-name="ce45"/>
          <table:table-cell table:style-name="ce41"/>
          <table:table-cell table:style-name="ce49"/>
          <table:table-cell table:style-name="ce8" table:number-columns-repeated="1004"/>
        </table:table-row>
        <table:table-row table:style-name="ro8">
          <table:table-cell table:style-name="ce8"/>
          <table:table-cell table:style-name="ce19" office:value-type="string" calcext:value-type="string">
            <office:annotation draw:style-name="gr1" draw:text-style-name="P2" svg:width="2.899cm" svg:height="1.799cm" svg:x="7.251cm" svg:y="6.444cm" draw:caption-point-x="-0.609cm" draw:caption-point-y="1.511cm">
              <dc:date>2024-02-21T00:00:00</dc:date>
              <text:p text:style-name="P1"><text:span text:style-name="T1">Horaire Matin 6h30-14h30</text:span></text:p>
            </office:annotation>
            <text:p>M</text:p>
          </table:table-cell>
          <table:table-cell table:style-name="ce23"/>
          <table:table-cell table:style-name="ce25" office:value-type="string" calcext:value-type="string">
            <office:annotation draw:style-name="gr1" draw:text-style-name="P2" svg:width="2.899cm" svg:height="1.799cm" svg:x="9.971cm" svg:y="6.444cm" draw:caption-point-x="-0.609cm" draw:caption-point-y="1.511cm">
              <dc:date>2024-02-21T00:00:00</dc:date>
              <text:p text:style-name="P1"><text:span text:style-name="T1">Journée Non Cotée (récupération horaire)</text:span></text:p>
            </office:annotation>
            <text:p>NC</text:p>
          </table:table-cell>
          <table:table-cell table:style-name="ce30"/>
          <table:table-cell table:style-name="ce8" table:number-columns-repeated="12"/>
          <table:table-cell table:style-name="ce46"/>
          <table:table-cell table:style-name="ce41"/>
          <table:table-cell table:style-name="ce49"/>
          <table:table-cell table:style-name="ce8" table:number-columns-repeated="1004"/>
        </table:table-row>
        <table:table-row table:style-name="ro8">
          <table:table-cell table:style-name="ce9"/>
          <table:table-cell table:style-name="ce20" office:value-type="string" calcext:value-type="string">
            <office:annotation draw:style-name="gr1" draw:text-style-name="P2" svg:width="2.899cm" svg:height="1.799cm" svg:x="7.251cm" svg:y="7.284cm" draw:caption-point-x="-0.609cm" draw:caption-point-y="1.51cm">
              <dc:date>2024-02-21T00:00:00</dc:date>
              <text:p text:style-name="P1"><text:span text:style-name="T1">Horaire Après-Midi 12h30-20h00</text:span></text:p>
              <text:p text:style-name="P1"><text:span text:style-name="T1"/></text:p>
            </office:annotation>
            <text:p>AM</text:p>
          </table:table-cell>
          <table:table-cell table:style-name="ce23"/>
          <table:table-cell table:style-name="ce26" office:value-type="string" calcext:value-type="string">
            <office:annotation draw:style-name="gr1" draw:text-style-name="P2" svg:width="2.899cm" svg:height="1.799cm" svg:x="9.971cm" svg:y="7.284cm" draw:caption-point-x="-0.609cm" draw:caption-point-y="1.51cm">
              <dc:date>2024-02-21T00:00:00</dc:date>
              <text:p text:style-name="P1"><text:span text:style-name="T1">Congé Maladie</text:span></text:p>
            </office:annotation>
            <text:p>CM</text:p>
          </table:table-cell>
          <table:table-cell table:style-name="ce26" office:value-type="string" calcext:value-type="string">
            <office:annotation draw:style-name="gr1" draw:text-style-name="P2" svg:width="2.899cm" svg:height="1.799cm" svg:x="11.331cm" svg:y="7.284cm" draw:caption-point-x="-0.609cm" draw:caption-point-y="1.51cm">
              <dc:date>2024-02-21T00:00:00</dc:date>
              <text:p text:style-name="P1"><text:span text:style-name="T1">Garde Enfant Malade</text:span></text:p>
            </office:annotation>
            <text:p>GEM</text:p>
          </table:table-cell>
          <table:table-cell table:style-name="ce32" table:number-columns-repeated="4"/>
          <table:table-cell table:style-name="ce40" table:number-columns-repeated="2"/>
          <table:table-cell table:style-name="ce41" table:number-columns-repeated="5"/>
          <table:table-cell table:style-name="ce8"/>
          <table:table-cell table:style-name="ce47"/>
          <table:table-cell table:style-name="ce41"/>
          <table:table-cell table:style-name="ce48" table:number-columns-repeated="2"/>
          <table:table-cell table:style-name="ce8" table:number-columns-repeated="2"/>
          <table:table-cell table:style-name="ce10"/>
          <table:table-cell table:style-name="ce50"/>
          <table:table-cell table:style-name="ce10" table:number-columns-repeated="4"/>
          <table:table-cell table:style-name="ce8" table:number-columns-repeated="995"/>
        </table:table-row>
        <table:table-row table:style-name="ro8">
          <table:table-cell table:style-name="ce10"/>
          <table:table-cell table:number-columns-repeated="2"/>
          <table:table-cell table:style-name="ce27" office:value-type="string" calcext:value-type="string">
            <office:annotation draw:style-name="gr1" draw:text-style-name="P2" svg:width="2.899cm" svg:height="1.799cm" svg:x="9.971cm" svg:y="8.123cm" draw:caption-point-x="-0.609cm" draw:caption-point-y="1.511cm">
              <dc:date>2024-02-21T00:00:00</dc:date>
              <text:p text:style-name="P1"><text:span text:style-name="T1">Autorisation Exceptionnelle d’Absence</text:span></text:p>
            </office:annotation>
            <text:p>AEA</text:p>
          </table:table-cell>
          <table:table-cell table:style-name="ce31"/>
          <table:table-cell table:style-name="ce8" table:number-columns-repeated="14"/>
          <table:table-cell table:style-name="ce48"/>
          <table:table-cell table:style-name="ce10"/>
          <table:table-cell table:style-name="ce43"/>
          <table:table-cell table:style-name="ce8" table:number-columns-repeated="1002"/>
        </table:table-row>
        <table:table-row table:style-name="ro8">
          <table:table-cell table:style-name="ce8"/>
          <table:table-cell table:number-columns-repeated="2"/>
          <table:table-cell table:style-name="ce28" office:value-type="string" calcext:value-type="string">
            <office:annotation draw:style-name="gr1" draw:text-style-name="P2" svg:width="2.899cm" svg:height="1.799cm" svg:x="9.971cm" svg:y="8.963cm" draw:caption-point-x="-0.609cm" draw:caption-point-y="1.5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/>
          <table:table-cell table:style-name="ce8" table:number-columns-repeated="14"/>
          <table:table-cell table:style-name="ce46"/>
          <table:table-cell table:style-name="ce8" table:number-columns-repeated="1004"/>
        </table:table-row>
        <table:table-row table:style-name="ro8">
          <table:table-cell table:style-name="ce8"/>
          <table:table-cell table:number-columns-repeated="2"/>
          <table:table-cell table:style-name="ce106" office:value-type="string" calcext:value-type="string">
            <office:annotation draw:style-name="gr1" draw:text-style-name="P2" svg:width="2.899cm" svg:height="1.799cm" svg:x="9.971cm" svg:y="9.803cm" draw:caption-point-x="-0.609cm" draw:caption-point-y="1.51cm">
              <dc:date>2024-02-21T00:00:00</dc:date>
              <text:p text:style-name="P1"><text:span text:style-name="T1">Repos Hebdomadaire</text:span></text:p>
            </office:annotation>
            <text:p>RH</text:p>
          </table:table-cell>
          <table:table-cell/>
          <table:table-cell table:style-name="ce8" table:number-columns-repeated="9"/>
          <table:table-cell table:style-name="ce43"/>
          <table:table-cell table:style-name="ce44" table:number-columns-repeated="2"/>
          <table:table-cell table:style-name="ce8" table:number-columns-repeated="2"/>
          <table:table-cell table:style-name="ce46"/>
          <table:table-cell table:style-name="ce8" table:number-columns-repeated="1004"/>
        </table:table-row>
        <table:table-row table:style-name="ro7" table:number-rows-repeated="7">
          <table:table-cell table:style-name="ce8" table:number-columns-repeated="1024"/>
        </table:table-row>
        <table:table-row table:style-name="ro7">
          <table:table-cell table:style-name="ce8" table:number-columns-repeated="7"/>
          <table:table-cell table:style-name="ce36"/>
          <table:table-cell table:style-name="ce8" table:number-columns-repeated="1016"/>
        </table:table-row>
        <table:table-row table:style-name="ro7" table:number-rows-repeated="5">
          <table:table-cell table:style-name="ce8" table:number-columns-repeated="1024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eptembre" table:style-name="ta1" table:print-ranges="Septembre.A1:Septembre.AE10">
        <table:table-column table:style-name="co1" table:default-cell-style-name="ce11"/>
        <table:table-column table:style-name="co2" table:number-columns-repeated="30" table:default-cell-style-name="ce11"/>
        <table:table-column table:style-name="co3" table:number-columns-repeated="992" table:default-cell-style-name="ce11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D E S I D E R A T A</text:p>
            <text:p>CCPD TOURNAI</text:p>
          </table:table-cell>
          <table:covered-table-cell table:number-columns-repeated="5" table:style-name="ce88"/>
          <table:table-cell table:style-name="ce33" table:content-validation-name="val1" table:formula="of:=[$Janvier.G1]" office:value-type="float" office:value="2026" calcext:value-type="float" table:number-columns-spanned="7" table:number-rows-spanned="2">
            <text:p>2026</text:p>
          </table:table-cell>
          <table:covered-table-cell table:style-name="ce88"/>
          <table:covered-table-cell table:number-columns-repeated="5" table:style-name="ce133"/>
          <table:table-cell table:style-name="ce42" table:number-columns-repeated="18"/>
          <table:table-cell table:style-name="ce53"/>
          <table:table-cell table:style-name="ce55" table:number-columns-repeated="991"/>
          <table:table-cell/>
        </table:table-row>
        <table:table-row table:style-name="ro1">
          <table:covered-table-cell table:style-name="ce2"/>
          <table:covered-table-cell table:number-columns-repeated="5" table:style-name="ce88"/>
          <table:covered-table-cell table:style-name="ce34" table:content-validation-name="val2"/>
          <table:covered-table-cell table:style-name="ce88"/>
          <table:covered-table-cell table:number-columns-repeated="5" table:style-name="ce133"/>
          <table:table-cell table:style-name="ce42" table:number-columns-repeated="18"/>
          <table:table-cell table:style-name="ce53"/>
          <table:table-cell table:style-name="ce55" table:number-columns-repeated="991"/>
          <table:table-cell/>
        </table:table-row>
        <table:table-row table:style-name="ro2">
          <table:table-cell table:style-name="ce3"/>
          <table:table-cell table:style-name="ce13" table:formula="of:=TEXT([.B4];&quot;NN&quot;)" office:value-type="string" office:string-value="mar." calcext:value-type="string">
            <text:p>mar.</text:p>
          </table:table-cell>
          <table:table-cell table:style-name="ce13" table:formula="of:=TEXT([.C4];&quot;NN&quot;)" office:value-type="string" office:string-value="mer." calcext:value-type="string">
            <text:p>mer.</text:p>
          </table:table-cell>
          <table:table-cell table:style-name="ce13" table:formula="of:=TEXT([.D4];&quot;NN&quot;)" office:value-type="string" office:string-value="jeu." calcext:value-type="string">
            <text:p>jeu.</text:p>
          </table:table-cell>
          <table:table-cell table:style-name="ce13" table:formula="of:=TEXT([.E4];&quot;NN&quot;)" office:value-type="string" office:string-value="ven." calcext:value-type="string">
            <text:p>ven.</text:p>
          </table:table-cell>
          <table:table-cell table:style-name="ce13" table:formula="of:=TEXT([.F4];&quot;NN&quot;)" office:value-type="string" office:string-value="sam." calcext:value-type="string">
            <text:p>sam.</text:p>
          </table:table-cell>
          <table:table-cell table:style-name="ce13" table:formula="of:=TEXT([.G4];&quot;NN&quot;)" office:value-type="string" office:string-value="dim." calcext:value-type="string">
            <text:p>dim.</text:p>
          </table:table-cell>
          <table:table-cell table:style-name="ce13" table:formula="of:=TEXT([.H4];&quot;NN&quot;)" office:value-type="string" office:string-value="lun." calcext:value-type="string">
            <text:p>lun.</text:p>
          </table:table-cell>
          <table:table-cell table:style-name="ce13" table:formula="of:=TEXT([.I4];&quot;NN&quot;)" office:value-type="string" office:string-value="mar." calcext:value-type="string">
            <text:p>mar.</text:p>
          </table:table-cell>
          <table:table-cell table:style-name="ce13" table:formula="of:=TEXT([.J4];&quot;NN&quot;)" office:value-type="string" office:string-value="mer." calcext:value-type="string">
            <text:p>mer.</text:p>
          </table:table-cell>
          <table:table-cell table:style-name="ce13" table:formula="of:=TEXT([.K4];&quot;NN&quot;)" office:value-type="string" office:string-value="jeu." calcext:value-type="string">
            <text:p>jeu.</text:p>
          </table:table-cell>
          <table:table-cell table:style-name="ce13" table:formula="of:=TEXT([.L4];&quot;NN&quot;)" office:value-type="string" office:string-value="ven." calcext:value-type="string">
            <text:p>ven.</text:p>
          </table:table-cell>
          <table:table-cell table:style-name="ce13" table:formula="of:=TEXT([.M4];&quot;NN&quot;)" office:value-type="string" office:string-value="sam." calcext:value-type="string">
            <text:p>sam.</text:p>
          </table:table-cell>
          <table:table-cell table:style-name="ce13" table:formula="of:=TEXT([.N4];&quot;NN&quot;)" office:value-type="string" office:string-value="dim." calcext:value-type="string">
            <text:p>dim.</text:p>
          </table:table-cell>
          <table:table-cell table:style-name="ce13" table:formula="of:=TEXT([.O4];&quot;NN&quot;)" office:value-type="string" office:string-value="lun." calcext:value-type="string">
            <text:p>lun.</text:p>
          </table:table-cell>
          <table:table-cell table:style-name="ce13" table:formula="of:=TEXT([.P4];&quot;NN&quot;)" office:value-type="string" office:string-value="mar." calcext:value-type="string">
            <text:p>mar.</text:p>
          </table:table-cell>
          <table:table-cell table:style-name="ce13" table:formula="of:=TEXT([.Q4];&quot;NN&quot;)" office:value-type="string" office:string-value="mer." calcext:value-type="string">
            <text:p>mer.</text:p>
          </table:table-cell>
          <table:table-cell table:style-name="ce13" table:formula="of:=TEXT([.R4];&quot;NN&quot;)" office:value-type="string" office:string-value="jeu." calcext:value-type="string">
            <text:p>jeu.</text:p>
          </table:table-cell>
          <table:table-cell table:style-name="ce13" table:formula="of:=TEXT([.S4];&quot;NN&quot;)" office:value-type="string" office:string-value="ven." calcext:value-type="string">
            <text:p>ven.</text:p>
          </table:table-cell>
          <table:table-cell table:style-name="ce13" table:formula="of:=TEXT([.T4];&quot;NN&quot;)" office:value-type="string" office:string-value="sam." calcext:value-type="string">
            <text:p>sam.</text:p>
          </table:table-cell>
          <table:table-cell table:style-name="ce13" table:formula="of:=TEXT([.U4];&quot;NN&quot;)" office:value-type="string" office:string-value="dim." calcext:value-type="string">
            <text:p>dim.</text:p>
          </table:table-cell>
          <table:table-cell table:style-name="ce13" table:formula="of:=TEXT([.V4];&quot;NN&quot;)" office:value-type="string" office:string-value="lun." calcext:value-type="string">
            <text:p>lun.</text:p>
          </table:table-cell>
          <table:table-cell table:style-name="ce13" table:formula="of:=TEXT([.W4];&quot;NN&quot;)" office:value-type="string" office:string-value="mar." calcext:value-type="string">
            <text:p>mar.</text:p>
          </table:table-cell>
          <table:table-cell table:style-name="ce13" table:formula="of:=TEXT([.X4];&quot;NN&quot;)" office:value-type="string" office:string-value="mer." calcext:value-type="string">
            <text:p>mer.</text:p>
          </table:table-cell>
          <table:table-cell table:style-name="ce13" table:formula="of:=TEXT([.Y4];&quot;NN&quot;)" office:value-type="string" office:string-value="jeu." calcext:value-type="string">
            <text:p>jeu.</text:p>
          </table:table-cell>
          <table:table-cell table:style-name="ce13" table:formula="of:=TEXT([.Z4];&quot;NN&quot;)" office:value-type="string" office:string-value="ven." calcext:value-type="string">
            <text:p>ven.</text:p>
          </table:table-cell>
          <table:table-cell table:style-name="ce13" table:formula="of:=TEXT([.AA4];&quot;NN&quot;)" office:value-type="string" office:string-value="sam." calcext:value-type="string">
            <text:p>sam.</text:p>
          </table:table-cell>
          <table:table-cell table:style-name="ce13" table:formula="of:=TEXT([.AB4];&quot;NN&quot;)" office:value-type="string" office:string-value="dim." calcext:value-type="string">
            <text:p>dim.</text:p>
          </table:table-cell>
          <table:table-cell table:style-name="ce13" table:formula="of:=TEXT([.AC4];&quot;NN&quot;)" office:value-type="string" office:string-value="lun." calcext:value-type="string">
            <text:p>lun.</text:p>
          </table:table-cell>
          <table:table-cell table:style-name="ce13" table:formula="of:=TEXT([.AD4];&quot;NN&quot;)" office:value-type="string" office:string-value="mar." calcext:value-type="string">
            <text:p>mar.</text:p>
          </table:table-cell>
          <table:table-cell table:style-name="ce13" table:formula="of:=TEXT([.AE4];&quot;NN&quot;)" office:value-type="string" office:string-value="mer." calcext:value-type="string">
            <text:p>mer.</text:p>
          </table:table-cell>
          <table:table-cell table:style-name="ce53"/>
          <table:table-cell table:style-name="ce16" table:number-columns-repeated="991"/>
          <table:table-cell/>
        </table:table-row>
        <table:table-row table:style-name="ro2">
          <table:table-cell table:style-name="ce72" office:value-type="string" calcext:value-type="string">
            <text:p>SEPTEMBRE</text:p>
          </table:table-cell>
          <table:table-cell table:style-name="ce73" table:formula="of:=DATE([.G1];9;1)" office:value-type="date" office:date-value="2026-09-01" calcext:value-type="date">
            <text:p>01</text:p>
          </table:table-cell>
          <table:table-cell table:style-name="ce73" table:formula="of:=[.B4]+1" office:value-type="date" office:date-value="2026-09-02" calcext:value-type="date">
            <text:p>02</text:p>
          </table:table-cell>
          <table:table-cell table:style-name="ce73" table:formula="of:=[.C4]+1" office:value-type="date" office:date-value="2026-09-03" calcext:value-type="date">
            <text:p>03</text:p>
          </table:table-cell>
          <table:table-cell table:style-name="ce73" table:formula="of:=[.D4]+1" office:value-type="date" office:date-value="2026-09-04" calcext:value-type="date">
            <text:p>04</text:p>
          </table:table-cell>
          <table:table-cell table:style-name="ce73" table:formula="of:=[.E4]+1" office:value-type="date" office:date-value="2026-09-05" calcext:value-type="date">
            <text:p>05</text:p>
          </table:table-cell>
          <table:table-cell table:style-name="ce73" table:formula="of:=[.F4]+1" office:value-type="date" office:date-value="2026-09-06" calcext:value-type="date">
            <text:p>06</text:p>
          </table:table-cell>
          <table:table-cell table:style-name="ce73" table:formula="of:=[.G4]+1" office:value-type="date" office:date-value="2026-09-07" calcext:value-type="date">
            <text:p>07</text:p>
          </table:table-cell>
          <table:table-cell table:style-name="ce73" table:formula="of:=[.H4]+1" office:value-type="date" office:date-value="2026-09-08" calcext:value-type="date">
            <text:p>08</text:p>
          </table:table-cell>
          <table:table-cell table:style-name="ce73" table:formula="of:=[.I4]+1" office:value-type="date" office:date-value="2026-09-09" calcext:value-type="date">
            <text:p>09</text:p>
          </table:table-cell>
          <table:table-cell table:style-name="ce73" table:formula="of:=[.J4]+1" office:value-type="date" office:date-value="2026-09-10" calcext:value-type="date">
            <text:p>10</text:p>
          </table:table-cell>
          <table:table-cell table:style-name="ce73" table:formula="of:=[.K4]+1" office:value-type="date" office:date-value="2026-09-11" calcext:value-type="date">
            <text:p>11</text:p>
          </table:table-cell>
          <table:table-cell table:style-name="ce73" table:formula="of:=[.L4]+1" office:value-type="date" office:date-value="2026-09-12" calcext:value-type="date">
            <text:p>12</text:p>
          </table:table-cell>
          <table:table-cell table:style-name="ce73" table:formula="of:=[.M4]+1" office:value-type="date" office:date-value="2026-09-13" calcext:value-type="date">
            <text:p>13</text:p>
          </table:table-cell>
          <table:table-cell table:style-name="ce73" table:formula="of:=[.N4]+1" office:value-type="date" office:date-value="2026-09-14" calcext:value-type="date">
            <text:p>14</text:p>
          </table:table-cell>
          <table:table-cell table:style-name="ce73" table:formula="of:=[.O4]+1" office:value-type="date" office:date-value="2026-09-15" calcext:value-type="date">
            <text:p>15</text:p>
          </table:table-cell>
          <table:table-cell table:style-name="ce73" table:formula="of:=[.P4]+1" office:value-type="date" office:date-value="2026-09-16" calcext:value-type="date">
            <text:p>16</text:p>
          </table:table-cell>
          <table:table-cell table:style-name="ce73" table:formula="of:=[.Q4]+1" office:value-type="date" office:date-value="2026-09-17" calcext:value-type="date">
            <text:p>17</text:p>
          </table:table-cell>
          <table:table-cell table:style-name="ce73" table:formula="of:=[.R4]+1" office:value-type="date" office:date-value="2026-09-18" calcext:value-type="date">
            <text:p>18</text:p>
          </table:table-cell>
          <table:table-cell table:style-name="ce73" table:formula="of:=[.S4]+1" office:value-type="date" office:date-value="2026-09-19" calcext:value-type="date">
            <text:p>19</text:p>
          </table:table-cell>
          <table:table-cell table:style-name="ce73" table:formula="of:=[.T4]+1" office:value-type="date" office:date-value="2026-09-20" calcext:value-type="date">
            <text:p>20</text:p>
          </table:table-cell>
          <table:table-cell table:style-name="ce73" table:formula="of:=[.U4]+1" office:value-type="date" office:date-value="2026-09-21" calcext:value-type="date">
            <text:p>21</text:p>
          </table:table-cell>
          <table:table-cell table:style-name="ce73" table:formula="of:=[.V4]+1" office:value-type="date" office:date-value="2026-09-22" calcext:value-type="date">
            <text:p>22</text:p>
          </table:table-cell>
          <table:table-cell table:style-name="ce73" table:formula="of:=[.W4]+1" office:value-type="date" office:date-value="2026-09-23" calcext:value-type="date">
            <text:p>23</text:p>
          </table:table-cell>
          <table:table-cell table:style-name="ce73" table:formula="of:=[.X4]+1" office:value-type="date" office:date-value="2026-09-24" calcext:value-type="date">
            <text:p>24</text:p>
          </table:table-cell>
          <table:table-cell table:style-name="ce73" table:formula="of:=[.Y4]+1" office:value-type="date" office:date-value="2026-09-25" calcext:value-type="date">
            <text:p>25</text:p>
          </table:table-cell>
          <table:table-cell table:style-name="ce73" table:formula="of:=[.Z4]+1" office:value-type="date" office:date-value="2026-09-26" calcext:value-type="date">
            <text:p>26</text:p>
          </table:table-cell>
          <table:table-cell table:style-name="ce73" table:formula="of:=[.AA4]+1" office:value-type="date" office:date-value="2026-09-27" calcext:value-type="date">
            <text:p>27</text:p>
          </table:table-cell>
          <table:table-cell table:style-name="ce73" table:formula="of:=[.AB4]+1" office:value-type="date" office:date-value="2026-09-28" calcext:value-type="date">
            <text:p>28</text:p>
          </table:table-cell>
          <table:table-cell table:style-name="ce73" table:formula="of:=[.AC4]+1" office:value-type="date" office:date-value="2026-09-29" calcext:value-type="date">
            <text:p>29</text:p>
          </table:table-cell>
          <table:table-cell table:style-name="ce73" table:formula="of:=[.AD4]+1" office:value-type="date" office:date-value="2026-09-30" calcext:value-type="date">
            <text:p>30</text:p>
          </table:table-cell>
          <table:table-cell table:style-name="ce53"/>
          <table:table-cell table:style-name="ce16" table:number-columns-repeated="991"/>
          <table:table-cell table:style-name="ce59"/>
        </table:table-row>
        <table:table-row table:style-name="ro3">
          <table:table-cell table:style-name="ce5"/>
          <table:table-cell table:style-name="ce15" table:number-columns-repeated="30"/>
          <table:table-cell table:style-name="ce54"/>
          <table:table-cell table:style-name="ce56" table:number-columns-repeated="991"/>
          <table:table-cell/>
        </table:table-row>
        <table:table-row table:style-name="ro4">
          <table:table-cell table:style-name="ce6" office:value-type="string" calcext:value-type="string">
            <text:p>MOREAU Philippe</text:p>
          </table:table-cell>
          <table:table-cell table:style-name="ce21" table:number-columns-repeated="2"/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21" table:number-columns-repeated="3"/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21" table:number-columns-repeated="3"/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21" table:number-columns-repeated="3"/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21" table:number-columns-repeated="3"/>
          <table:table-cell table:style-name="ce16" table:number-columns-repeated="992"/>
          <table:table-cell/>
        </table:table-row>
        <table:table-row table:style-name="ro4">
          <table:table-cell table:style-name="ce6" office:value-type="string" calcext:value-type="string">
            <text:p>DEMERVAL Coralie</text:p>
          </table:table-cell>
          <table:table-cell table:number-columns-repeated="4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5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5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5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3" table:style-name="ce18" office:value-type="string" calcext:value-type="string">
            <text:p>J</text:p>
          </table:table-cell>
          <table:table-cell table:style-name="ce16" table:number-columns-repeated="992"/>
          <table:table-cell/>
        </table:table-row>
        <table:table-row table:style-name="ro4">
          <table:table-cell table:style-name="ce6" office:value-type="string" calcext:value-type="string">
            <text:p>LOIN Bruno</text:p>
          </table:table-cell>
          <table:table-cell table:style-name="ce19" office:value-type="string" calcext:value-type="string">
            <office:annotation draw:style-name="gr1" draw:text-style-name="P2" svg:width="2.899cm" svg:height="1.799cm" svg:x="7.251cm" svg:y="3.126cm" draw:caption-point-x="-0.609cm" draw:caption-point-y="1.511cm">
              <dc:date>2024-02-21T00:00:00</dc:date>
              <text:p text:style-name="P1"><text:span text:style-name="T1">Horaire Matin 6h30-14h30</text:span></text:p>
            </office:annotation>
            <text:p>M</text:p>
          </table:table-cell>
          <table:table-cell table:style-name="ce19" office:value-type="string" calcext:value-type="string">
            <office:annotation draw:style-name="gr1" draw:text-style-name="P2" svg:width="2.899cm" svg:height="1.799cm" svg:x="8.611cm" svg:y="3.126cm" draw:caption-point-x="-0.609cm" draw:caption-point-y="1.511cm">
              <dc:date>2024-02-21T00:00:00</dc:date>
              <text:p text:style-name="P1"><text:span text:style-name="T1">Horaire Matin 6h30-14h30</text:span></text:p>
            </office:annotation>
            <text:p>M</text:p>
          </table:table-cell>
          <table:table-cell table:style-name="ce19" office:value-type="string" calcext:value-type="string">
            <office:annotation draw:style-name="gr1" draw:text-style-name="P2" svg:width="2.899cm" svg:height="1.799cm" svg:x="9.971cm" svg:y="3.126cm" draw:caption-point-x="-0.609cm" draw:caption-point-y="1.511cm">
              <dc:date>2024-02-21T00:00:00</dc:date>
              <text:p text:style-name="P1"><text:span text:style-name="T1">Horaire Matin 6h30-14h30</text:span></text:p>
            </office:annotation>
            <text:p>M</text:p>
          </table:table-cell>
          <table:table-cell table:style-name="ce27" office:value-type="string" calcext:value-type="string">
            <office:annotation draw:style-name="gr1" draw:text-style-name="P2" svg:width="2.899cm" svg:height="1.799cm" svg:x="11.331cm" svg:y="3.126cm" draw:caption-point-x="-0.609cm" draw:caption-point-y="1.511cm">
              <dc:date>2024-02-21T00:00:00</dc:date>
              <text:p text:style-name="P1"><text:span text:style-name="T1">Autorisation Exceptionnelle d’Absence</text:span></text:p>
            </office:annotation>
            <text:p>AEA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4" office:value-type="string" calcext:value-type="string">
            <office:annotation draw:style-name="gr1" draw:text-style-name="P2" svg:width="2.899cm" svg:height="1.799cm" svg:x="15.41cm" svg:y="3.126cm" draw:caption-point-x="-0.609cm" draw:caption-point-y="1.51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16.77cm" svg:y="3.126cm" draw:caption-point-x="-0.609cm" draw:caption-point-y="1.51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18.13cm" svg:y="3.126cm" draw:caption-point-x="-0.609cm" draw:caption-point-y="1.51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19.49cm" svg:y="3.126cm" draw:caption-point-x="-0.609cm" draw:caption-point-y="1.51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20.85cm" svg:y="3.126cm" draw:caption-point-x="-0.609cm" draw:caption-point-y="1.51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22.21cm" svg:y="3.126cm" draw:caption-point-x="-0.609cm" draw:caption-point-y="1.51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23.57cm" svg:y="3.126cm" draw:caption-point-x="-0.609cm" draw:caption-point-y="1.51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24.93cm" svg:y="3.127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26.29cm" svg:y="3.127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27.65cm" svg:y="3.127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29.01cm" svg:y="3.127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30.37cm" svg:y="3.127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31.73cm" svg:y="3.127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33.09cm" svg:y="3.127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34.45cm" svg:y="3.127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16" table:number-columns-repeated="992"/>
          <table:table-cell/>
        </table:table-row>
        <table:table-row table:style-name="ro5">
          <table:table-cell table:style-name="ce6"/>
          <table:table-cell table:style-name="ce16"/>
          <table:table-cell table:style-name="ce21"/>
          <table:table-cell table:style-name="ce16" table:number-columns-repeated="6"/>
          <table:table-cell table:style-name="ce39" table:number-columns-repeated="3"/>
          <table:table-cell table:style-name="ce16" table:number-columns-repeated="1011"/>
          <table:table-cell/>
        </table:table-row>
        <table:table-row table:style-name="ro9">
          <table:table-cell table:style-name="ce7" office:value-type="string" calcext:value-type="string">
            <text:p>OBSERVATIONS</text:p>
          </table:table-cell>
          <table:table-cell table:style-name="ce17"/>
          <table:table-cell table:style-name="ce22" table:number-columns-repeated="3"/>
          <table:table-cell table:style-name="ce16" table:number-columns-repeated="2"/>
          <table:table-cell table:style-name="ce35"/>
          <table:table-cell table:style-name="ce38"/>
          <table:table-cell table:style-name="ce22" table:number-columns-repeated="20"/>
          <table:table-cell table:style-name="ce51"/>
          <table:table-cell table:style-name="ce52"/>
          <table:table-cell table:style-name="ce16" table:number-columns-repeated="992"/>
          <table:table-cell/>
        </table:table-row>
        <table:table-row table:style-name="ro7">
          <table:table-cell table:style-name="ce8" table:number-columns-repeated="1023"/>
          <table:table-cell/>
        </table:table-row>
        <table:table-row table:style-name="ro8">
          <table:table-cell table:style-name="ce8"/>
          <table:table-cell table:style-name="ce18" office:value-type="string" calcext:value-type="string">
            <office:annotation draw:style-name="gr1" draw:text-style-name="P2" svg:width="2.899cm" svg:height="1.799cm" svg:x="7.251cm" svg:y="7.471cm" draw:caption-point-x="-0.609cm" draw:caption-point-y="1.51cm">
              <dc:date>2024-02-21T00:00:00</dc:date>
              <text:p text:style-name="P1"><text:span text:style-name="T1">Horaire de journée (8h30-16h30)</text:span></text:p>
            </office:annotation>
            <text:p>J</text:p>
          </table:table-cell>
          <table:table-cell table:style-name="ce23"/>
          <table:table-cell table:style-name="ce24" office:value-type="string" calcext:value-type="string">
            <office:annotation draw:style-name="gr1" draw:text-style-name="P2" svg:width="2.899cm" svg:height="1.799cm" svg:x="9.971cm" svg:y="7.471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11.331cm" svg:y="7.471cm" draw:caption-point-x="-0.609cm" draw:caption-point-y="1.51cm">
              <dc:date>2024-02-21T00:00:00</dc:date>
              <text:p text:style-name="P1"><text:span text:style-name="T1">Compte Epargne Temps</text:span></text:p>
            </office:annotation>
            <text:p>CET</text:p>
          </table:table-cell>
          <table:table-cell table:style-name="ce8" table:number-columns-repeated="12"/>
          <table:table-cell table:style-name="ce45"/>
          <table:table-cell table:style-name="ce41"/>
          <table:table-cell table:style-name="ce48" table:number-columns-repeated="2"/>
          <table:table-cell table:style-name="ce8" table:number-columns-repeated="1002"/>
          <table:table-cell/>
        </table:table-row>
        <table:table-row table:style-name="ro8">
          <table:table-cell table:style-name="ce8"/>
          <table:table-cell table:style-name="ce19" office:value-type="string" calcext:value-type="string">
            <office:annotation draw:style-name="gr1" draw:text-style-name="P2" svg:width="2.899cm" svg:height="1.799cm" svg:x="7.251cm" svg:y="8.31cm" draw:caption-point-x="-0.609cm" draw:caption-point-y="1.511cm">
              <dc:date>2024-02-21T00:00:00</dc:date>
              <text:p text:style-name="P1"><text:span text:style-name="T1">Horaire Matin 6h30-14h30</text:span></text:p>
            </office:annotation>
            <text:p>M</text:p>
          </table:table-cell>
          <table:table-cell table:style-name="ce23"/>
          <table:table-cell table:style-name="ce25" office:value-type="string" calcext:value-type="string">
            <office:annotation draw:style-name="gr1" draw:text-style-name="P2" svg:width="2.899cm" svg:height="1.799cm" svg:x="9.971cm" svg:y="8.31cm" draw:caption-point-x="-0.609cm" draw:caption-point-y="1.511cm">
              <dc:date>2024-02-21T00:00:00</dc:date>
              <text:p text:style-name="P1"><text:span text:style-name="T1">Journée Non Cotée (récupération horaire)</text:span></text:p>
            </office:annotation>
            <text:p>NC</text:p>
          </table:table-cell>
          <table:table-cell table:style-name="ce30"/>
          <table:table-cell table:style-name="ce8" table:number-columns-repeated="12"/>
          <table:table-cell table:style-name="ce46"/>
          <table:table-cell table:style-name="ce41"/>
          <table:table-cell table:style-name="ce49"/>
          <table:table-cell table:style-name="ce8" table:number-columns-repeated="1003"/>
          <table:table-cell/>
        </table:table-row>
        <table:table-row table:style-name="ro8">
          <table:table-cell table:style-name="ce9"/>
          <table:table-cell table:style-name="ce20" office:value-type="string" calcext:value-type="string">
            <office:annotation draw:style-name="gr1" draw:text-style-name="P2" svg:width="2.899cm" svg:height="1.799cm" svg:x="7.251cm" svg:y="9.15cm" draw:caption-point-x="-0.609cm" draw:caption-point-y="1.51cm">
              <dc:date>2024-02-21T00:00:00</dc:date>
              <text:p text:style-name="P1"><text:span text:style-name="T1">Horaire Après-Midi 12h30-20h00</text:span></text:p>
              <text:p text:style-name="P1"><text:span text:style-name="T1"/></text:p>
            </office:annotation>
            <text:p>AM</text:p>
          </table:table-cell>
          <table:table-cell table:style-name="ce23"/>
          <table:table-cell table:style-name="ce26" office:value-type="string" calcext:value-type="string">
            <office:annotation draw:style-name="gr1" draw:text-style-name="P2" svg:width="2.899cm" svg:height="1.799cm" svg:x="9.971cm" svg:y="9.15cm" draw:caption-point-x="-0.609cm" draw:caption-point-y="1.51cm">
              <dc:date>2024-02-21T00:00:00</dc:date>
              <text:p text:style-name="P1"><text:span text:style-name="T1">Congé Maladie</text:span></text:p>
            </office:annotation>
            <text:p>CM</text:p>
          </table:table-cell>
          <table:table-cell table:style-name="ce26" office:value-type="string" calcext:value-type="string">
            <office:annotation draw:style-name="gr1" draw:text-style-name="P2" svg:width="2.899cm" svg:height="1.799cm" svg:x="11.331cm" svg:y="9.15cm" draw:caption-point-x="-0.609cm" draw:caption-point-y="1.51cm">
              <dc:date>2024-02-21T00:00:00</dc:date>
              <text:p text:style-name="P1"><text:span text:style-name="T1">Garde Enfant Malade</text:span></text:p>
            </office:annotation>
            <text:p>GEM</text:p>
          </table:table-cell>
          <table:table-cell table:style-name="ce32" table:number-columns-repeated="4"/>
          <table:table-cell table:style-name="ce40" table:number-columns-repeated="2"/>
          <table:table-cell table:style-name="ce41" table:number-columns-repeated="5"/>
          <table:table-cell table:style-name="ce8"/>
          <table:table-cell table:style-name="ce47"/>
          <table:table-cell table:style-name="ce41"/>
          <table:table-cell table:style-name="ce48" table:number-columns-repeated="2"/>
          <table:table-cell table:style-name="ce8" table:number-columns-repeated="2"/>
          <table:table-cell table:style-name="ce10"/>
          <table:table-cell table:style-name="ce50"/>
          <table:table-cell table:style-name="ce10" table:number-columns-repeated="4"/>
          <table:table-cell table:style-name="ce8" table:number-columns-repeated="994"/>
          <table:table-cell/>
        </table:table-row>
        <table:table-row table:style-name="ro8">
          <table:table-cell table:style-name="ce10"/>
          <table:table-cell table:number-columns-repeated="2"/>
          <table:table-cell table:style-name="ce27" office:value-type="string" calcext:value-type="string">
            <office:annotation draw:style-name="gr1" draw:text-style-name="P2" svg:width="2.899cm" svg:height="1.799cm" svg:x="9.971cm" svg:y="9.989cm" draw:caption-point-x="-0.609cm" draw:caption-point-y="1.511cm">
              <dc:date>2024-02-21T00:00:00</dc:date>
              <text:p text:style-name="P1"><text:span text:style-name="T1">Autorisation Exceptionnelle d’Absence</text:span></text:p>
            </office:annotation>
            <text:p>AEA</text:p>
          </table:table-cell>
          <table:table-cell table:style-name="ce31"/>
          <table:table-cell table:style-name="ce8" table:number-columns-repeated="14"/>
          <table:table-cell table:style-name="ce48"/>
          <table:table-cell table:style-name="ce10"/>
          <table:table-cell table:style-name="ce43"/>
          <table:table-cell table:style-name="ce8" table:number-columns-repeated="1001"/>
          <table:table-cell/>
        </table:table-row>
        <table:table-row table:style-name="ro8">
          <table:table-cell table:style-name="ce8"/>
          <table:table-cell table:number-columns-repeated="2"/>
          <table:table-cell table:style-name="ce28" office:value-type="string" calcext:value-type="string">
            <office:annotation draw:style-name="gr1" draw:text-style-name="P2" svg:width="2.899cm" svg:height="1.799cm" svg:x="9.971cm" svg:y="10.829cm" draw:caption-point-x="-0.609cm" draw:caption-point-y="1.51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/>
          <table:table-cell table:style-name="ce8" table:number-columns-repeated="14"/>
          <table:table-cell table:style-name="ce46"/>
          <table:table-cell table:style-name="ce8" table:number-columns-repeated="1003"/>
          <table:table-cell/>
        </table:table-row>
        <table:table-row table:style-name="ro8">
          <table:table-cell table:style-name="ce8"/>
          <table:table-cell table:number-columns-repeated="2"/>
          <table:table-cell table:style-name="ce106" office:value-type="string" calcext:value-type="string">
            <office:annotation draw:style-name="gr1" draw:text-style-name="P2" svg:width="2.899cm" svg:height="1.799cm" svg:x="9.971cm" svg:y="11.669cm" draw:caption-point-x="-0.609cm" draw:caption-point-y="1.51cm">
              <dc:date>2024-02-21T00:00:00</dc:date>
              <text:p text:style-name="P1"><text:span text:style-name="T1">Repos Hebdomadaire</text:span></text:p>
            </office:annotation>
            <text:p>RH</text:p>
          </table:table-cell>
          <table:table-cell/>
          <table:table-cell table:style-name="ce8" table:number-columns-repeated="9"/>
          <table:table-cell table:style-name="ce43"/>
          <table:table-cell table:style-name="ce44" table:number-columns-repeated="2"/>
          <table:table-cell table:style-name="ce8" table:number-columns-repeated="2"/>
          <table:table-cell table:style-name="ce46"/>
          <table:table-cell table:style-name="ce8" table:number-columns-repeated="1003"/>
          <table:table-cell/>
        </table:table-row>
        <table:table-row table:style-name="ro7" table:number-rows-repeated="7">
          <table:table-cell table:style-name="ce8" table:number-columns-repeated="1023"/>
          <table:table-cell/>
        </table:table-row>
        <table:table-row table:style-name="ro7">
          <table:table-cell table:style-name="ce8" table:number-columns-repeated="7"/>
          <table:table-cell table:style-name="ce36"/>
          <table:table-cell table:style-name="ce8" table:number-columns-repeated="1015"/>
          <table:table-cell/>
        </table:table-row>
        <table:table-row table:style-name="ro7" table:number-rows-repeated="5">
          <table:table-cell table:style-name="ce8" table:number-columns-repeated="1023"/>
          <table:table-cell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ctobre" table:style-name="ta1" table:print-ranges="Octobre.A1:Octobre.AF10">
        <table:table-column table:style-name="co1" table:default-cell-style-name="ce11"/>
        <table:table-column table:style-name="co2" table:number-columns-repeated="31" table:default-cell-style-name="ce11"/>
        <table:table-column table:style-name="co3" table:number-columns-repeated="992" table:default-cell-style-name="ce11"/>
        <table:table-row table:style-name="ro1">
          <table:table-cell table:style-name="ce1" office:value-type="string" calcext:value-type="string" table:number-columns-spanned="6" table:number-rows-spanned="2">
            <text:p>D E S I D E R A T A</text:p>
            <text:p>CCPD TOURNAI</text:p>
          </table:table-cell>
          <table:covered-table-cell table:number-columns-repeated="5" table:style-name="ce88"/>
          <table:table-cell table:style-name="ce33" table:content-validation-name="val1" table:formula="of:=[$Janvier.G1]" office:value-type="float" office:value="2026" calcext:value-type="float" table:number-columns-spanned="7" table:number-rows-spanned="2">
            <text:p>2026</text:p>
          </table:table-cell>
          <table:covered-table-cell table:style-name="ce88"/>
          <table:covered-table-cell table:number-columns-repeated="5" table:style-name="ce133"/>
          <table:table-cell table:style-name="ce42" table:number-columns-repeated="19"/>
          <table:table-cell table:style-name="ce53"/>
          <table:table-cell table:style-name="ce55" table:number-columns-repeated="991"/>
        </table:table-row>
        <table:table-row table:style-name="ro1">
          <table:covered-table-cell table:style-name="ce2"/>
          <table:covered-table-cell table:number-columns-repeated="5" table:style-name="ce88"/>
          <table:covered-table-cell table:style-name="ce34" table:content-validation-name="val2"/>
          <table:covered-table-cell table:style-name="ce88"/>
          <table:covered-table-cell table:number-columns-repeated="5" table:style-name="ce133"/>
          <table:table-cell table:style-name="ce42" table:number-columns-repeated="19"/>
          <table:table-cell table:style-name="ce53"/>
          <table:table-cell table:style-name="ce55" table:number-columns-repeated="991"/>
        </table:table-row>
        <table:table-row table:style-name="ro2">
          <table:table-cell table:style-name="ce3"/>
          <table:table-cell table:style-name="ce13" table:formula="of:=TEXT([.B4];&quot;NN&quot;)" office:value-type="string" office:string-value="jeu." calcext:value-type="string">
            <text:p>jeu.</text:p>
          </table:table-cell>
          <table:table-cell table:style-name="ce13" table:formula="of:=TEXT([.C4];&quot;NN&quot;)" office:value-type="string" office:string-value="ven." calcext:value-type="string">
            <text:p>ven.</text:p>
          </table:table-cell>
          <table:table-cell table:style-name="ce13" table:formula="of:=TEXT([.D4];&quot;NN&quot;)" office:value-type="string" office:string-value="sam." calcext:value-type="string">
            <text:p>sam.</text:p>
          </table:table-cell>
          <table:table-cell table:style-name="ce13" table:formula="of:=TEXT([.E4];&quot;NN&quot;)" office:value-type="string" office:string-value="dim." calcext:value-type="string">
            <text:p>dim.</text:p>
          </table:table-cell>
          <table:table-cell table:style-name="ce13" table:formula="of:=TEXT([.F4];&quot;NN&quot;)" office:value-type="string" office:string-value="lun." calcext:value-type="string">
            <text:p>lun.</text:p>
          </table:table-cell>
          <table:table-cell table:style-name="ce13" table:formula="of:=TEXT([.G4];&quot;NN&quot;)" office:value-type="string" office:string-value="mar." calcext:value-type="string">
            <text:p>mar.</text:p>
          </table:table-cell>
          <table:table-cell table:style-name="ce13" table:formula="of:=TEXT([.H4];&quot;NN&quot;)" office:value-type="string" office:string-value="mer." calcext:value-type="string">
            <text:p>mer.</text:p>
          </table:table-cell>
          <table:table-cell table:style-name="ce13" table:formula="of:=TEXT([.I4];&quot;NN&quot;)" office:value-type="string" office:string-value="jeu." calcext:value-type="string">
            <text:p>jeu.</text:p>
          </table:table-cell>
          <table:table-cell table:style-name="ce13" table:formula="of:=TEXT([.J4];&quot;NN&quot;)" office:value-type="string" office:string-value="ven." calcext:value-type="string">
            <text:p>ven.</text:p>
          </table:table-cell>
          <table:table-cell table:style-name="ce13" table:formula="of:=TEXT([.K4];&quot;NN&quot;)" office:value-type="string" office:string-value="sam." calcext:value-type="string">
            <text:p>sam.</text:p>
          </table:table-cell>
          <table:table-cell table:style-name="ce13" table:formula="of:=TEXT([.L4];&quot;NN&quot;)" office:value-type="string" office:string-value="dim." calcext:value-type="string">
            <text:p>dim.</text:p>
          </table:table-cell>
          <table:table-cell table:style-name="ce13" table:formula="of:=TEXT([.M4];&quot;NN&quot;)" office:value-type="string" office:string-value="lun." calcext:value-type="string">
            <text:p>lun.</text:p>
          </table:table-cell>
          <table:table-cell table:style-name="ce13" table:formula="of:=TEXT([.N4];&quot;NN&quot;)" office:value-type="string" office:string-value="mar." calcext:value-type="string">
            <text:p>mar.</text:p>
          </table:table-cell>
          <table:table-cell table:style-name="ce13" table:formula="of:=TEXT([.O4];&quot;NN&quot;)" office:value-type="string" office:string-value="mer." calcext:value-type="string">
            <text:p>mer.</text:p>
          </table:table-cell>
          <table:table-cell table:style-name="ce13" table:formula="of:=TEXT([.P4];&quot;NN&quot;)" office:value-type="string" office:string-value="jeu." calcext:value-type="string">
            <text:p>jeu.</text:p>
          </table:table-cell>
          <table:table-cell table:style-name="ce13" table:formula="of:=TEXT([.Q4];&quot;NN&quot;)" office:value-type="string" office:string-value="ven." calcext:value-type="string">
            <text:p>ven.</text:p>
          </table:table-cell>
          <table:table-cell table:style-name="ce13" table:formula="of:=TEXT([.R4];&quot;NN&quot;)" office:value-type="string" office:string-value="sam." calcext:value-type="string">
            <text:p>sam.</text:p>
          </table:table-cell>
          <table:table-cell table:style-name="ce13" table:formula="of:=TEXT([.S4];&quot;NN&quot;)" office:value-type="string" office:string-value="dim." calcext:value-type="string">
            <text:p>dim.</text:p>
          </table:table-cell>
          <table:table-cell table:style-name="ce13" table:formula="of:=TEXT([.T4];&quot;NN&quot;)" office:value-type="string" office:string-value="lun." calcext:value-type="string">
            <text:p>lun.</text:p>
          </table:table-cell>
          <table:table-cell table:style-name="ce13" table:formula="of:=TEXT([.U4];&quot;NN&quot;)" office:value-type="string" office:string-value="mar." calcext:value-type="string">
            <text:p>mar.</text:p>
          </table:table-cell>
          <table:table-cell table:style-name="ce13" table:formula="of:=TEXT([.V4];&quot;NN&quot;)" office:value-type="string" office:string-value="mer." calcext:value-type="string">
            <text:p>mer.</text:p>
          </table:table-cell>
          <table:table-cell table:style-name="ce13" table:formula="of:=TEXT([.W4];&quot;NN&quot;)" office:value-type="string" office:string-value="jeu." calcext:value-type="string">
            <text:p>jeu.</text:p>
          </table:table-cell>
          <table:table-cell table:style-name="ce13" table:formula="of:=TEXT([.X4];&quot;NN&quot;)" office:value-type="string" office:string-value="ven." calcext:value-type="string">
            <text:p>ven.</text:p>
          </table:table-cell>
          <table:table-cell table:style-name="ce13" table:formula="of:=TEXT([.Y4];&quot;NN&quot;)" office:value-type="string" office:string-value="sam." calcext:value-type="string">
            <text:p>sam.</text:p>
          </table:table-cell>
          <table:table-cell table:style-name="ce13" table:formula="of:=TEXT([.Z4];&quot;NN&quot;)" office:value-type="string" office:string-value="dim." calcext:value-type="string">
            <text:p>dim.</text:p>
          </table:table-cell>
          <table:table-cell table:style-name="ce13" table:formula="of:=TEXT([.AA4];&quot;NN&quot;)" office:value-type="string" office:string-value="lun." calcext:value-type="string">
            <text:p>lun.</text:p>
          </table:table-cell>
          <table:table-cell table:style-name="ce13" table:formula="of:=TEXT([.AB4];&quot;NN&quot;)" office:value-type="string" office:string-value="mar." calcext:value-type="string">
            <text:p>mar.</text:p>
          </table:table-cell>
          <table:table-cell table:style-name="ce13" table:formula="of:=TEXT([.AC4];&quot;NN&quot;)" office:value-type="string" office:string-value="mer." calcext:value-type="string">
            <text:p>mer.</text:p>
          </table:table-cell>
          <table:table-cell table:style-name="ce13" table:formula="of:=TEXT([.AD4];&quot;NN&quot;)" office:value-type="string" office:string-value="jeu." calcext:value-type="string">
            <text:p>jeu.</text:p>
          </table:table-cell>
          <table:table-cell table:style-name="ce13" table:formula="of:=TEXT([.AE4];&quot;NN&quot;)" office:value-type="string" office:string-value="ven." calcext:value-type="string">
            <text:p>ven.</text:p>
          </table:table-cell>
          <table:table-cell table:style-name="ce13" table:formula="of:=TEXT([.AF4];&quot;NN&quot;)" office:value-type="string" office:string-value="sam." calcext:value-type="string">
            <text:p>sam.</text:p>
          </table:table-cell>
          <table:table-cell table:style-name="ce53"/>
          <table:table-cell table:style-name="ce16" table:number-columns-repeated="991"/>
        </table:table-row>
        <table:table-row table:style-name="ro2">
          <table:table-cell table:style-name="ce74" office:value-type="string" calcext:value-type="string">
            <text:p>OCTOBRE</text:p>
          </table:table-cell>
          <table:table-cell table:style-name="ce75" table:formula="of:=DATE([.G1];10;1)" office:value-type="date" office:date-value="2026-10-01" calcext:value-type="date">
            <text:p>01</text:p>
          </table:table-cell>
          <table:table-cell table:style-name="ce75" table:formula="of:=[.B4]+1" office:value-type="date" office:date-value="2026-10-02" calcext:value-type="date">
            <text:p>02</text:p>
          </table:table-cell>
          <table:table-cell table:style-name="ce75" table:formula="of:=[.C4]+1" office:value-type="date" office:date-value="2026-10-03" calcext:value-type="date">
            <text:p>03</text:p>
          </table:table-cell>
          <table:table-cell table:style-name="ce75" table:formula="of:=[.D4]+1" office:value-type="date" office:date-value="2026-10-04" calcext:value-type="date">
            <text:p>04</text:p>
          </table:table-cell>
          <table:table-cell table:style-name="ce75" table:formula="of:=[.E4]+1" office:value-type="date" office:date-value="2026-10-05" calcext:value-type="date">
            <text:p>05</text:p>
          </table:table-cell>
          <table:table-cell table:style-name="ce75" table:formula="of:=[.F4]+1" office:value-type="date" office:date-value="2026-10-06" calcext:value-type="date">
            <text:p>06</text:p>
          </table:table-cell>
          <table:table-cell table:style-name="ce75" table:formula="of:=[.G4]+1" office:value-type="date" office:date-value="2026-10-07" calcext:value-type="date">
            <text:p>07</text:p>
          </table:table-cell>
          <table:table-cell table:style-name="ce75" table:formula="of:=[.H4]+1" office:value-type="date" office:date-value="2026-10-08" calcext:value-type="date">
            <text:p>08</text:p>
          </table:table-cell>
          <table:table-cell table:style-name="ce75" table:formula="of:=[.I4]+1" office:value-type="date" office:date-value="2026-10-09" calcext:value-type="date">
            <text:p>09</text:p>
          </table:table-cell>
          <table:table-cell table:style-name="ce75" table:formula="of:=[.J4]+1" office:value-type="date" office:date-value="2026-10-10" calcext:value-type="date">
            <text:p>10</text:p>
          </table:table-cell>
          <table:table-cell table:style-name="ce75" table:formula="of:=[.K4]+1" office:value-type="date" office:date-value="2026-10-11" calcext:value-type="date">
            <text:p>11</text:p>
          </table:table-cell>
          <table:table-cell table:style-name="ce75" table:formula="of:=[.L4]+1" office:value-type="date" office:date-value="2026-10-12" calcext:value-type="date">
            <text:p>12</text:p>
          </table:table-cell>
          <table:table-cell table:style-name="ce75" table:formula="of:=[.M4]+1" office:value-type="date" office:date-value="2026-10-13" calcext:value-type="date">
            <text:p>13</text:p>
          </table:table-cell>
          <table:table-cell table:style-name="ce75" table:formula="of:=[.N4]+1" office:value-type="date" office:date-value="2026-10-14" calcext:value-type="date">
            <text:p>14</text:p>
          </table:table-cell>
          <table:table-cell table:style-name="ce75" table:formula="of:=[.O4]+1" office:value-type="date" office:date-value="2026-10-15" calcext:value-type="date">
            <text:p>15</text:p>
          </table:table-cell>
          <table:table-cell table:style-name="ce75" table:formula="of:=[.P4]+1" office:value-type="date" office:date-value="2026-10-16" calcext:value-type="date">
            <text:p>16</text:p>
          </table:table-cell>
          <table:table-cell table:style-name="ce75" table:formula="of:=[.Q4]+1" office:value-type="date" office:date-value="2026-10-17" calcext:value-type="date">
            <text:p>17</text:p>
          </table:table-cell>
          <table:table-cell table:style-name="ce75" table:formula="of:=[.R4]+1" office:value-type="date" office:date-value="2026-10-18" calcext:value-type="date">
            <text:p>18</text:p>
          </table:table-cell>
          <table:table-cell table:style-name="ce75" table:formula="of:=[.S4]+1" office:value-type="date" office:date-value="2026-10-19" calcext:value-type="date">
            <text:p>19</text:p>
          </table:table-cell>
          <table:table-cell table:style-name="ce75" table:formula="of:=[.T4]+1" office:value-type="date" office:date-value="2026-10-20" calcext:value-type="date">
            <text:p>20</text:p>
          </table:table-cell>
          <table:table-cell table:style-name="ce75" table:formula="of:=[.U4]+1" office:value-type="date" office:date-value="2026-10-21" calcext:value-type="date">
            <text:p>21</text:p>
          </table:table-cell>
          <table:table-cell table:style-name="ce75" table:formula="of:=[.V4]+1" office:value-type="date" office:date-value="2026-10-22" calcext:value-type="date">
            <text:p>22</text:p>
          </table:table-cell>
          <table:table-cell table:style-name="ce75" table:formula="of:=[.W4]+1" office:value-type="date" office:date-value="2026-10-23" calcext:value-type="date">
            <text:p>23</text:p>
          </table:table-cell>
          <table:table-cell table:style-name="ce75" table:formula="of:=[.X4]+1" office:value-type="date" office:date-value="2026-10-24" calcext:value-type="date">
            <text:p>24</text:p>
          </table:table-cell>
          <table:table-cell table:style-name="ce75" table:formula="of:=[.Y4]+1" office:value-type="date" office:date-value="2026-10-25" calcext:value-type="date">
            <text:p>25</text:p>
          </table:table-cell>
          <table:table-cell table:style-name="ce75" table:formula="of:=[.Z4]+1" office:value-type="date" office:date-value="2026-10-26" calcext:value-type="date">
            <text:p>26</text:p>
          </table:table-cell>
          <table:table-cell table:style-name="ce75" table:formula="of:=[.AA4]+1" office:value-type="date" office:date-value="2026-10-27" calcext:value-type="date">
            <text:p>27</text:p>
          </table:table-cell>
          <table:table-cell table:style-name="ce75" table:formula="of:=[.AB4]+1" office:value-type="date" office:date-value="2026-10-28" calcext:value-type="date">
            <text:p>28</text:p>
          </table:table-cell>
          <table:table-cell table:style-name="ce75" table:formula="of:=[.AC4]+1" office:value-type="date" office:date-value="2026-10-29" calcext:value-type="date">
            <text:p>29</text:p>
          </table:table-cell>
          <table:table-cell table:style-name="ce75" table:formula="of:=[.AD4]+1" office:value-type="date" office:date-value="2026-10-30" calcext:value-type="date">
            <text:p>30</text:p>
          </table:table-cell>
          <table:table-cell table:style-name="ce75" table:formula="of:=[.AE4]+1" office:value-type="date" office:date-value="2026-10-31" calcext:value-type="date">
            <text:p>31</text:p>
          </table:table-cell>
          <table:table-cell table:style-name="ce53"/>
          <table:table-cell table:style-name="ce16" table:number-columns-repeated="991"/>
        </table:table-row>
        <table:table-row table:style-name="ro3">
          <table:table-cell table:style-name="ce5"/>
          <table:table-cell table:style-name="ce15" table:number-columns-repeated="31"/>
          <table:table-cell table:style-name="ce54"/>
          <table:table-cell table:style-name="ce56" table:number-columns-repeated="991"/>
        </table:table-row>
        <table:table-row table:style-name="ro4">
          <table:table-cell table:style-name="ce6" office:value-type="string" calcext:value-type="string">
            <text:p>MOREAU Philippe</text:p>
          </table:table-cell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21" table:number-columns-repeated="3"/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21" table:number-columns-repeated="3"/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21" table:number-columns-repeated="3"/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21" table:number-columns-repeated="3"/>
          <table:table-cell table:style-name="ce16" table:number-columns-repeated="2"/>
          <table:table-cell table:style-name="ce106" office:value-type="string" calcext:value-type="string">
            <text:p>RH</text:p>
          </table:table-cell>
          <table:table-cell table:style-name="ce16" table:number-columns-repeated="992"/>
        </table:table-row>
        <table:table-row table:style-name="ro4">
          <table:table-cell table:style-name="ce6" office:value-type="string" calcext:value-type="string">
            <text:p>DEMERVAL Coralie</text:p>
          </table:table-cell>
          <table:table-cell table:number-columns-repeated="2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5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5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5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5" table:style-name="ce18" office:value-type="string" calcext:value-type="string">
            <text:p>J</text:p>
          </table:table-cell>
          <table:table-cell table:style-name="ce106" office:value-type="string" calcext:value-type="string">
            <text:p>RH</text:p>
          </table:table-cell>
          <table:table-cell table:style-name="ce16" table:number-columns-repeated="992"/>
        </table:table-row>
        <table:table-row table:style-name="ro4">
          <table:table-cell table:style-name="ce6" office:value-type="string" calcext:value-type="string">
            <text:p>LOIN Bruno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style-name="ce106" office:value-type="string" calcext:value-type="string">
            <text:p>RH</text:p>
          </table:table-cell>
          <table:table-cell table:style-name="ce16" table:number-columns-repeated="992"/>
        </table:table-row>
        <table:table-row table:style-name="ro5">
          <table:table-cell table:style-name="ce6"/>
          <table:table-cell table:style-name="ce16"/>
          <table:table-cell table:style-name="ce21"/>
          <table:table-cell table:style-name="ce16" table:number-columns-repeated="6"/>
          <table:table-cell table:style-name="ce39" table:number-columns-repeated="3"/>
          <table:table-cell table:style-name="ce16" table:number-columns-repeated="1012"/>
        </table:table-row>
        <table:table-row table:style-name="ro9">
          <table:table-cell table:style-name="ce7" office:value-type="string" calcext:value-type="string">
            <text:p>OBSERVATIONS</text:p>
          </table:table-cell>
          <table:table-cell table:style-name="ce17"/>
          <table:table-cell table:style-name="ce22" table:number-columns-repeated="3"/>
          <table:table-cell table:style-name="ce16" table:number-columns-repeated="2"/>
          <table:table-cell table:style-name="ce35"/>
          <table:table-cell table:style-name="ce38"/>
          <table:table-cell table:style-name="ce22" table:number-columns-repeated="20"/>
          <table:table-cell table:style-name="ce51"/>
          <table:table-cell table:style-name="ce52"/>
          <table:table-cell table:style-name="ce51"/>
          <table:table-cell table:style-name="ce16" table:number-columns-repeated="992"/>
        </table:table-row>
        <table:table-row table:style-name="ro7">
          <table:table-cell table:style-name="ce8" table:number-columns-repeated="1024"/>
        </table:table-row>
        <table:table-row table:style-name="ro8">
          <table:table-cell table:style-name="ce8"/>
          <table:table-cell table:style-name="ce18" office:value-type="string" calcext:value-type="string">
            <office:annotation draw:style-name="gr1" draw:text-style-name="P2" svg:width="2.899cm" svg:height="1.799cm" svg:x="7.251cm" svg:y="7.471cm" draw:caption-point-x="-0.609cm" draw:caption-point-y="1.51cm">
              <dc:date>2024-02-21T00:00:00</dc:date>
              <text:p text:style-name="P1"><text:span text:style-name="T1">Horaire de journée (8h30-16h30)</text:span></text:p>
            </office:annotation>
            <text:p>J</text:p>
          </table:table-cell>
          <table:table-cell table:style-name="ce23"/>
          <table:table-cell table:style-name="ce24" office:value-type="string" calcext:value-type="string">
            <office:annotation draw:style-name="gr1" draw:text-style-name="P2" svg:width="2.899cm" svg:height="1.799cm" svg:x="9.971cm" svg:y="7.471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11.331cm" svg:y="7.471cm" draw:caption-point-x="-0.609cm" draw:caption-point-y="1.51cm">
              <dc:date>2024-02-21T00:00:00</dc:date>
              <text:p text:style-name="P1"><text:span text:style-name="T1">Compte Epargne Temps</text:span></text:p>
            </office:annotation>
            <text:p>CET</text:p>
          </table:table-cell>
          <table:table-cell table:style-name="ce8" table:number-columns-repeated="12"/>
          <table:table-cell table:style-name="ce45"/>
          <table:table-cell table:style-name="ce41"/>
          <table:table-cell table:style-name="ce48" table:number-columns-repeated="2"/>
          <table:table-cell table:style-name="ce8" table:number-columns-repeated="1003"/>
        </table:table-row>
        <table:table-row table:style-name="ro8">
          <table:table-cell table:style-name="ce8"/>
          <table:table-cell table:style-name="ce19" office:value-type="string" calcext:value-type="string">
            <office:annotation draw:style-name="gr1" draw:text-style-name="P2" svg:width="2.899cm" svg:height="1.799cm" svg:x="7.251cm" svg:y="8.31cm" draw:caption-point-x="-0.609cm" draw:caption-point-y="1.511cm">
              <dc:date>2024-02-21T00:00:00</dc:date>
              <text:p text:style-name="P1"><text:span text:style-name="T1">Horaire Matin 6h30-14h30</text:span></text:p>
            </office:annotation>
            <text:p>M</text:p>
          </table:table-cell>
          <table:table-cell table:style-name="ce23"/>
          <table:table-cell table:style-name="ce25" office:value-type="string" calcext:value-type="string">
            <office:annotation draw:style-name="gr1" draw:text-style-name="P2" svg:width="2.899cm" svg:height="1.799cm" svg:x="9.971cm" svg:y="8.31cm" draw:caption-point-x="-0.609cm" draw:caption-point-y="1.511cm">
              <dc:date>2024-02-21T00:00:00</dc:date>
              <text:p text:style-name="P1"><text:span text:style-name="T1">Journée Non Cotée (récupération horaire)</text:span></text:p>
            </office:annotation>
            <text:p>NC</text:p>
          </table:table-cell>
          <table:table-cell table:style-name="ce30"/>
          <table:table-cell table:style-name="ce8" table:number-columns-repeated="12"/>
          <table:table-cell table:style-name="ce46"/>
          <table:table-cell table:style-name="ce41"/>
          <table:table-cell table:style-name="ce49"/>
          <table:table-cell table:style-name="ce8" table:number-columns-repeated="1004"/>
        </table:table-row>
        <table:table-row table:style-name="ro8">
          <table:table-cell table:style-name="ce9"/>
          <table:table-cell table:style-name="ce20" office:value-type="string" calcext:value-type="string">
            <office:annotation draw:style-name="gr1" draw:text-style-name="P2" svg:width="2.899cm" svg:height="1.799cm" svg:x="7.251cm" svg:y="9.15cm" draw:caption-point-x="-0.609cm" draw:caption-point-y="1.51cm">
              <dc:date>2024-02-21T00:00:00</dc:date>
              <text:p text:style-name="P1"><text:span text:style-name="T1">Horaire Après-Midi 12h30-20h00</text:span></text:p>
              <text:p text:style-name="P1"><text:span text:style-name="T1"/></text:p>
            </office:annotation>
            <text:p>AM</text:p>
          </table:table-cell>
          <table:table-cell table:style-name="ce23"/>
          <table:table-cell table:style-name="ce26" office:value-type="string" calcext:value-type="string">
            <office:annotation draw:style-name="gr1" draw:text-style-name="P2" svg:width="2.899cm" svg:height="1.799cm" svg:x="9.971cm" svg:y="9.15cm" draw:caption-point-x="-0.609cm" draw:caption-point-y="1.51cm">
              <dc:date>2024-02-21T00:00:00</dc:date>
              <text:p text:style-name="P1"><text:span text:style-name="T1">Congé Maladie</text:span></text:p>
            </office:annotation>
            <text:p>CM</text:p>
          </table:table-cell>
          <table:table-cell table:style-name="ce26" office:value-type="string" calcext:value-type="string">
            <office:annotation draw:style-name="gr1" draw:text-style-name="P2" svg:width="2.899cm" svg:height="1.799cm" svg:x="11.331cm" svg:y="9.15cm" draw:caption-point-x="-0.609cm" draw:caption-point-y="1.51cm">
              <dc:date>2024-02-21T00:00:00</dc:date>
              <text:p text:style-name="P1"><text:span text:style-name="T1">Garde Enfant Malade</text:span></text:p>
            </office:annotation>
            <text:p>GEM</text:p>
          </table:table-cell>
          <table:table-cell table:style-name="ce32" table:number-columns-repeated="4"/>
          <table:table-cell table:style-name="ce40" table:number-columns-repeated="2"/>
          <table:table-cell table:style-name="ce41" table:number-columns-repeated="5"/>
          <table:table-cell table:style-name="ce8"/>
          <table:table-cell table:style-name="ce47"/>
          <table:table-cell table:style-name="ce41"/>
          <table:table-cell table:style-name="ce48" table:number-columns-repeated="2"/>
          <table:table-cell table:style-name="ce8" table:number-columns-repeated="2"/>
          <table:table-cell table:style-name="ce10"/>
          <table:table-cell table:style-name="ce50"/>
          <table:table-cell table:style-name="ce10" table:number-columns-repeated="4"/>
          <table:table-cell table:style-name="ce8" table:number-columns-repeated="995"/>
        </table:table-row>
        <table:table-row table:style-name="ro8">
          <table:table-cell table:style-name="ce10"/>
          <table:table-cell table:number-columns-repeated="2"/>
          <table:table-cell table:style-name="ce27" office:value-type="string" calcext:value-type="string">
            <office:annotation draw:style-name="gr1" draw:text-style-name="P2" svg:width="2.899cm" svg:height="1.799cm" svg:x="9.971cm" svg:y="9.989cm" draw:caption-point-x="-0.609cm" draw:caption-point-y="1.511cm">
              <dc:date>2024-02-21T00:00:00</dc:date>
              <text:p text:style-name="P1"><text:span text:style-name="T1">Autorisation Exceptionnelle d’Absence</text:span></text:p>
            </office:annotation>
            <text:p>AEA</text:p>
          </table:table-cell>
          <table:table-cell table:style-name="ce31"/>
          <table:table-cell table:style-name="ce8" table:number-columns-repeated="14"/>
          <table:table-cell table:style-name="ce48"/>
          <table:table-cell table:style-name="ce10"/>
          <table:table-cell table:style-name="ce43"/>
          <table:table-cell table:style-name="ce8" table:number-columns-repeated="1002"/>
        </table:table-row>
        <table:table-row table:style-name="ro8">
          <table:table-cell table:style-name="ce8"/>
          <table:table-cell table:number-columns-repeated="2"/>
          <table:table-cell table:style-name="ce28" office:value-type="string" calcext:value-type="string">
            <office:annotation draw:style-name="gr1" draw:text-style-name="P2" svg:width="2.899cm" svg:height="1.799cm" svg:x="9.971cm" svg:y="10.829cm" draw:caption-point-x="-0.609cm" draw:caption-point-y="1.51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/>
          <table:table-cell table:style-name="ce8" table:number-columns-repeated="14"/>
          <table:table-cell table:style-name="ce46"/>
          <table:table-cell table:style-name="ce8" table:number-columns-repeated="1004"/>
        </table:table-row>
        <table:table-row table:style-name="ro8">
          <table:table-cell table:style-name="ce8"/>
          <table:table-cell table:number-columns-repeated="2"/>
          <table:table-cell table:style-name="ce106" office:value-type="string" calcext:value-type="string">
            <office:annotation draw:style-name="gr1" draw:text-style-name="P2" svg:width="2.899cm" svg:height="1.799cm" svg:x="9.971cm" svg:y="11.669cm" draw:caption-point-x="-0.609cm" draw:caption-point-y="1.51cm">
              <dc:date>2024-02-21T00:00:00</dc:date>
              <text:p text:style-name="P1"><text:span text:style-name="T1">Repos Hebdomadaire</text:span></text:p>
            </office:annotation>
            <text:p>RH</text:p>
          </table:table-cell>
          <table:table-cell/>
          <table:table-cell table:style-name="ce8" table:number-columns-repeated="9"/>
          <table:table-cell table:style-name="ce43"/>
          <table:table-cell table:style-name="ce44" table:number-columns-repeated="2"/>
          <table:table-cell table:style-name="ce8" table:number-columns-repeated="2"/>
          <table:table-cell table:style-name="ce46"/>
          <table:table-cell table:style-name="ce8" table:number-columns-repeated="1004"/>
        </table:table-row>
        <table:table-row table:style-name="ro7" table:number-rows-repeated="7">
          <table:table-cell table:style-name="ce8" table:number-columns-repeated="1024"/>
        </table:table-row>
        <table:table-row table:style-name="ro7">
          <table:table-cell table:style-name="ce8" table:number-columns-repeated="7"/>
          <table:table-cell table:style-name="ce36"/>
          <table:table-cell table:style-name="ce8" table:number-columns-repeated="1016"/>
        </table:table-row>
        <table:table-row table:style-name="ro7" table:number-rows-repeated="5">
          <table:table-cell table:style-name="ce8" table:number-columns-repeated="1024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Novembre" table:style-name="ta1" table:print-ranges="Novembre.A1:Novembre.AE10">
        <table:table-column table:style-name="co1" table:default-cell-style-name="ce11"/>
        <table:table-column table:style-name="co2" table:number-columns-repeated="30" table:default-cell-style-name="ce11"/>
        <table:table-column table:style-name="co3" table:number-columns-repeated="992" table:default-cell-style-name="ce11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D E S I D E R A T A</text:p>
            <text:p>CCPD TOURNAI</text:p>
          </table:table-cell>
          <table:covered-table-cell table:number-columns-repeated="5" table:style-name="ce88"/>
          <table:table-cell table:style-name="ce33" table:content-validation-name="val1" table:formula="of:=[$Janvier.G1]" office:value-type="float" office:value="2026" calcext:value-type="float" table:number-columns-spanned="7" table:number-rows-spanned="2">
            <text:p>2026</text:p>
          </table:table-cell>
          <table:covered-table-cell table:style-name="ce88"/>
          <table:covered-table-cell table:number-columns-repeated="5" table:style-name="ce133"/>
          <table:table-cell table:style-name="ce42" table:number-columns-repeated="18"/>
          <table:table-cell table:style-name="ce53"/>
          <table:table-cell table:style-name="ce55" table:number-columns-repeated="991"/>
          <table:table-cell/>
        </table:table-row>
        <table:table-row table:style-name="ro1">
          <table:covered-table-cell table:style-name="ce2"/>
          <table:covered-table-cell table:number-columns-repeated="5" table:style-name="ce88"/>
          <table:covered-table-cell table:style-name="ce34" table:content-validation-name="val2"/>
          <table:covered-table-cell table:style-name="ce88"/>
          <table:covered-table-cell table:number-columns-repeated="5" table:style-name="ce133"/>
          <table:table-cell table:style-name="ce42" table:number-columns-repeated="18"/>
          <table:table-cell table:style-name="ce53"/>
          <table:table-cell table:style-name="ce55" table:number-columns-repeated="991"/>
          <table:table-cell/>
        </table:table-row>
        <table:table-row table:style-name="ro2">
          <table:table-cell table:style-name="ce3"/>
          <table:table-cell table:style-name="ce89" table:formula="of:=TEXT([.B4];&quot;NN&quot;)" office:value-type="string" office:string-value="dim." calcext:value-type="string">
            <text:p>dim.</text:p>
          </table:table-cell>
          <table:table-cell table:style-name="ce13" table:formula="of:=TEXT([.C4];&quot;NN&quot;)" office:value-type="string" office:string-value="lun." calcext:value-type="string">
            <text:p>lun.</text:p>
          </table:table-cell>
          <table:table-cell table:style-name="ce13" table:formula="of:=TEXT([.D4];&quot;NN&quot;)" office:value-type="string" office:string-value="mar." calcext:value-type="string">
            <text:p>mar.</text:p>
          </table:table-cell>
          <table:table-cell table:style-name="ce13" table:formula="of:=TEXT([.E4];&quot;NN&quot;)" office:value-type="string" office:string-value="mer." calcext:value-type="string">
            <text:p>mer.</text:p>
          </table:table-cell>
          <table:table-cell table:style-name="ce13" table:formula="of:=TEXT([.F4];&quot;NN&quot;)" office:value-type="string" office:string-value="jeu." calcext:value-type="string">
            <text:p>jeu.</text:p>
          </table:table-cell>
          <table:table-cell table:style-name="ce13" table:formula="of:=TEXT([.G4];&quot;NN&quot;)" office:value-type="string" office:string-value="ven." calcext:value-type="string">
            <text:p>ven.</text:p>
          </table:table-cell>
          <table:table-cell table:style-name="ce13" table:formula="of:=TEXT([.H4];&quot;NN&quot;)" office:value-type="string" office:string-value="sam." calcext:value-type="string">
            <text:p>sam.</text:p>
          </table:table-cell>
          <table:table-cell table:style-name="ce13" table:formula="of:=TEXT([.I4];&quot;NN&quot;)" office:value-type="string" office:string-value="dim." calcext:value-type="string">
            <text:p>dim.</text:p>
          </table:table-cell>
          <table:table-cell table:style-name="ce13" table:formula="of:=TEXT([.J4];&quot;NN&quot;)" office:value-type="string" office:string-value="lun." calcext:value-type="string">
            <text:p>lun.</text:p>
          </table:table-cell>
          <table:table-cell table:style-name="ce13" table:formula="of:=TEXT([.K4];&quot;NN&quot;)" office:value-type="string" office:string-value="mar." calcext:value-type="string">
            <text:p>mar.</text:p>
          </table:table-cell>
          <table:table-cell table:style-name="ce89" table:formula="of:=TEXT([.L4];&quot;NN&quot;)" office:value-type="string" office:string-value="mer." calcext:value-type="string">
            <text:p>mer.</text:p>
          </table:table-cell>
          <table:table-cell table:style-name="ce13" table:formula="of:=TEXT([.M4];&quot;NN&quot;)" office:value-type="string" office:string-value="jeu." calcext:value-type="string">
            <text:p>jeu.</text:p>
          </table:table-cell>
          <table:table-cell table:style-name="ce13" table:formula="of:=TEXT([.N4];&quot;NN&quot;)" office:value-type="string" office:string-value="ven." calcext:value-type="string">
            <text:p>ven.</text:p>
          </table:table-cell>
          <table:table-cell table:style-name="ce13" table:formula="of:=TEXT([.O4];&quot;NN&quot;)" office:value-type="string" office:string-value="sam." calcext:value-type="string">
            <text:p>sam.</text:p>
          </table:table-cell>
          <table:table-cell table:style-name="ce13" table:formula="of:=TEXT([.P4];&quot;NN&quot;)" office:value-type="string" office:string-value="dim." calcext:value-type="string">
            <text:p>dim.</text:p>
          </table:table-cell>
          <table:table-cell table:style-name="ce13" table:formula="of:=TEXT([.Q4];&quot;NN&quot;)" office:value-type="string" office:string-value="lun." calcext:value-type="string">
            <text:p>lun.</text:p>
          </table:table-cell>
          <table:table-cell table:style-name="ce13" table:formula="of:=TEXT([.R4];&quot;NN&quot;)" office:value-type="string" office:string-value="mar." calcext:value-type="string">
            <text:p>mar.</text:p>
          </table:table-cell>
          <table:table-cell table:style-name="ce13" table:formula="of:=TEXT([.S4];&quot;NN&quot;)" office:value-type="string" office:string-value="mer." calcext:value-type="string">
            <text:p>mer.</text:p>
          </table:table-cell>
          <table:table-cell table:style-name="ce13" table:formula="of:=TEXT([.T4];&quot;NN&quot;)" office:value-type="string" office:string-value="jeu." calcext:value-type="string">
            <text:p>jeu.</text:p>
          </table:table-cell>
          <table:table-cell table:style-name="ce13" table:formula="of:=TEXT([.U4];&quot;NN&quot;)" office:value-type="string" office:string-value="ven." calcext:value-type="string">
            <text:p>ven.</text:p>
          </table:table-cell>
          <table:table-cell table:style-name="ce13" table:formula="of:=TEXT([.V4];&quot;NN&quot;)" office:value-type="string" office:string-value="sam." calcext:value-type="string">
            <text:p>sam.</text:p>
          </table:table-cell>
          <table:table-cell table:style-name="ce13" table:formula="of:=TEXT([.W4];&quot;NN&quot;)" office:value-type="string" office:string-value="dim." calcext:value-type="string">
            <text:p>dim.</text:p>
          </table:table-cell>
          <table:table-cell table:style-name="ce13" table:formula="of:=TEXT([.X4];&quot;NN&quot;)" office:value-type="string" office:string-value="lun." calcext:value-type="string">
            <text:p>lun.</text:p>
          </table:table-cell>
          <table:table-cell table:style-name="ce13" table:formula="of:=TEXT([.Y4];&quot;NN&quot;)" office:value-type="string" office:string-value="mar." calcext:value-type="string">
            <text:p>mar.</text:p>
          </table:table-cell>
          <table:table-cell table:style-name="ce13" table:formula="of:=TEXT([.Z4];&quot;NN&quot;)" office:value-type="string" office:string-value="mer." calcext:value-type="string">
            <text:p>mer.</text:p>
          </table:table-cell>
          <table:table-cell table:style-name="ce13" table:formula="of:=TEXT([.AA4];&quot;NN&quot;)" office:value-type="string" office:string-value="jeu." calcext:value-type="string">
            <text:p>jeu.</text:p>
          </table:table-cell>
          <table:table-cell table:style-name="ce13" table:formula="of:=TEXT([.AB4];&quot;NN&quot;)" office:value-type="string" office:string-value="ven." calcext:value-type="string">
            <text:p>ven.</text:p>
          </table:table-cell>
          <table:table-cell table:style-name="ce13" table:formula="of:=TEXT([.AC4];&quot;NN&quot;)" office:value-type="string" office:string-value="sam." calcext:value-type="string">
            <text:p>sam.</text:p>
          </table:table-cell>
          <table:table-cell table:style-name="ce13" table:formula="of:=TEXT([.AD4];&quot;NN&quot;)" office:value-type="string" office:string-value="dim." calcext:value-type="string">
            <text:p>dim.</text:p>
          </table:table-cell>
          <table:table-cell table:style-name="ce13" table:formula="of:=TEXT([.AE4];&quot;NN&quot;)" office:value-type="string" office:string-value="lun." calcext:value-type="string">
            <text:p>lun.</text:p>
          </table:table-cell>
          <table:table-cell table:style-name="ce53"/>
          <table:table-cell table:style-name="ce16" table:number-columns-repeated="991"/>
          <table:table-cell/>
        </table:table-row>
        <table:table-row table:style-name="ro2">
          <table:table-cell table:style-name="ce76" office:value-type="string" calcext:value-type="string">
            <text:p>NOVEMBRE</text:p>
          </table:table-cell>
          <table:table-cell table:style-name="ce77" table:formula="of:=DATE([.G1];11;1)" office:value-type="date" office:date-value="2026-11-01" calcext:value-type="date">
            <text:p>01</text:p>
          </table:table-cell>
          <table:table-cell table:style-name="ce77" table:formula="of:=[.B4]+1" office:value-type="date" office:date-value="2026-11-02" calcext:value-type="date">
            <text:p>02</text:p>
          </table:table-cell>
          <table:table-cell table:style-name="ce77" table:formula="of:=[.C4]+1" office:value-type="date" office:date-value="2026-11-03" calcext:value-type="date">
            <text:p>03</text:p>
          </table:table-cell>
          <table:table-cell table:style-name="ce77" table:formula="of:=[.D4]+1" office:value-type="date" office:date-value="2026-11-04" calcext:value-type="date">
            <text:p>04</text:p>
          </table:table-cell>
          <table:table-cell table:style-name="ce77" table:formula="of:=[.E4]+1" office:value-type="date" office:date-value="2026-11-05" calcext:value-type="date">
            <text:p>05</text:p>
          </table:table-cell>
          <table:table-cell table:style-name="ce77" table:formula="of:=[.F4]+1" office:value-type="date" office:date-value="2026-11-06" calcext:value-type="date">
            <text:p>06</text:p>
          </table:table-cell>
          <table:table-cell table:style-name="ce77" table:formula="of:=[.G4]+1" office:value-type="date" office:date-value="2026-11-07" calcext:value-type="date">
            <text:p>07</text:p>
          </table:table-cell>
          <table:table-cell table:style-name="ce77" table:formula="of:=[.H4]+1" office:value-type="date" office:date-value="2026-11-08" calcext:value-type="date">
            <text:p>08</text:p>
          </table:table-cell>
          <table:table-cell table:style-name="ce77" table:formula="of:=[.I4]+1" office:value-type="date" office:date-value="2026-11-09" calcext:value-type="date">
            <text:p>09</text:p>
          </table:table-cell>
          <table:table-cell table:style-name="ce77" table:formula="of:=[.J4]+1" office:value-type="date" office:date-value="2026-11-10" calcext:value-type="date">
            <text:p>10</text:p>
          </table:table-cell>
          <table:table-cell table:style-name="ce77" table:formula="of:=[.K4]+1" office:value-type="date" office:date-value="2026-11-11" calcext:value-type="date">
            <text:p>11</text:p>
          </table:table-cell>
          <table:table-cell table:style-name="ce77" table:formula="of:=[.L4]+1" office:value-type="date" office:date-value="2026-11-12" calcext:value-type="date">
            <text:p>12</text:p>
          </table:table-cell>
          <table:table-cell table:style-name="ce77" table:formula="of:=[.M4]+1" office:value-type="date" office:date-value="2026-11-13" calcext:value-type="date">
            <text:p>13</text:p>
          </table:table-cell>
          <table:table-cell table:style-name="ce77" table:formula="of:=[.N4]+1" office:value-type="date" office:date-value="2026-11-14" calcext:value-type="date">
            <text:p>14</text:p>
          </table:table-cell>
          <table:table-cell table:style-name="ce77" table:formula="of:=[.O4]+1" office:value-type="date" office:date-value="2026-11-15" calcext:value-type="date">
            <text:p>15</text:p>
          </table:table-cell>
          <table:table-cell table:style-name="ce77" table:formula="of:=[.P4]+1" office:value-type="date" office:date-value="2026-11-16" calcext:value-type="date">
            <text:p>16</text:p>
          </table:table-cell>
          <table:table-cell table:style-name="ce77" table:formula="of:=[.Q4]+1" office:value-type="date" office:date-value="2026-11-17" calcext:value-type="date">
            <text:p>17</text:p>
          </table:table-cell>
          <table:table-cell table:style-name="ce77" table:formula="of:=[.R4]+1" office:value-type="date" office:date-value="2026-11-18" calcext:value-type="date">
            <text:p>18</text:p>
          </table:table-cell>
          <table:table-cell table:style-name="ce77" table:formula="of:=[.S4]+1" office:value-type="date" office:date-value="2026-11-19" calcext:value-type="date">
            <text:p>19</text:p>
          </table:table-cell>
          <table:table-cell table:style-name="ce77" table:formula="of:=[.T4]+1" office:value-type="date" office:date-value="2026-11-20" calcext:value-type="date">
            <text:p>20</text:p>
          </table:table-cell>
          <table:table-cell table:style-name="ce77" table:formula="of:=[.U4]+1" office:value-type="date" office:date-value="2026-11-21" calcext:value-type="date">
            <text:p>21</text:p>
          </table:table-cell>
          <table:table-cell table:style-name="ce77" table:formula="of:=[.V4]+1" office:value-type="date" office:date-value="2026-11-22" calcext:value-type="date">
            <text:p>22</text:p>
          </table:table-cell>
          <table:table-cell table:style-name="ce77" table:formula="of:=[.W4]+1" office:value-type="date" office:date-value="2026-11-23" calcext:value-type="date">
            <text:p>23</text:p>
          </table:table-cell>
          <table:table-cell table:style-name="ce77" table:formula="of:=[.X4]+1" office:value-type="date" office:date-value="2026-11-24" calcext:value-type="date">
            <text:p>24</text:p>
          </table:table-cell>
          <table:table-cell table:style-name="ce77" table:formula="of:=[.Y4]+1" office:value-type="date" office:date-value="2026-11-25" calcext:value-type="date">
            <text:p>25</text:p>
          </table:table-cell>
          <table:table-cell table:style-name="ce77" table:formula="of:=[.Z4]+1" office:value-type="date" office:date-value="2026-11-26" calcext:value-type="date">
            <text:p>26</text:p>
          </table:table-cell>
          <table:table-cell table:style-name="ce77" table:formula="of:=[.AA4]+1" office:value-type="date" office:date-value="2026-11-27" calcext:value-type="date">
            <text:p>27</text:p>
          </table:table-cell>
          <table:table-cell table:style-name="ce77" table:formula="of:=[.AB4]+1" office:value-type="date" office:date-value="2026-11-28" calcext:value-type="date">
            <text:p>28</text:p>
          </table:table-cell>
          <table:table-cell table:style-name="ce77" table:formula="of:=[.AC4]+1" office:value-type="date" office:date-value="2026-11-29" calcext:value-type="date">
            <text:p>29</text:p>
          </table:table-cell>
          <table:table-cell table:style-name="ce77" table:formula="of:=[.AD4]+1" office:value-type="date" office:date-value="2026-11-30" calcext:value-type="date">
            <text:p>30</text:p>
          </table:table-cell>
          <table:table-cell table:style-name="ce53"/>
          <table:table-cell table:style-name="ce16" table:number-columns-repeated="991"/>
          <table:table-cell table:style-name="ce59"/>
        </table:table-row>
        <table:table-row table:style-name="ro3">
          <table:table-cell table:style-name="ce5"/>
          <table:table-cell table:style-name="ce15" table:number-columns-repeated="30"/>
          <table:table-cell table:style-name="ce54"/>
          <table:table-cell table:style-name="ce56" table:number-columns-repeated="991"/>
          <table:table-cell/>
        </table:table-row>
        <table:table-row table:style-name="ro4">
          <table:table-cell table:style-name="ce6" office:value-type="string" calcext:value-type="string">
            <text:p>MOREAU Philippe</text:p>
          </table:table-cell>
          <table:table-cell table:style-name="ce106" office:value-type="string" calcext:value-type="string">
            <text:p>RH</text:p>
          </table:table-cell>
          <table:table-cell table:style-name="ce21" table:number-columns-repeated="3"/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21" table:number-columns-repeated="2"/>
          <table:table-cell table:style-name="ce28" office:value-type="string" calcext:value-type="string">
            <office:annotation draw:style-name="gr1" draw:text-style-name="P2" svg:width="2.899cm" svg:height="1.799cm" svg:x="20.85cm" svg:y="1.443cm" draw:caption-point-x="-0.609cm" draw:caption-point-y="1.51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21" table:number-columns-repeated="3"/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21" table:number-columns-repeated="3"/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21"/>
          <table:table-cell table:style-name="ce16" table:number-columns-repeated="992"/>
          <table:table-cell/>
        </table:table-row>
        <table:table-row table:style-name="ro4">
          <table:table-cell table:style-name="ce6" office:value-type="string" calcext:value-type="string">
            <text:p>DEMERVAL Coralie</text:p>
          </table:table-cell>
          <table:table-cell table:style-name="ce106" office:value-type="string" calcext:value-type="string">
            <text:p>RH</text:p>
          </table:table-cell>
          <table:table-cell table:number-columns-repeated="5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2" table:style-name="ce18" office:value-type="string" calcext:value-type="string">
            <text:p>J</text:p>
          </table:table-cell>
          <table:table-cell table:style-name="ce28" office:value-type="string" calcext:value-type="string">
            <office:annotation draw:style-name="gr1" draw:text-style-name="P2" svg:width="2.899cm" svg:height="1.799cm" svg:x="20.85cm" svg:y="2.285cm" draw:caption-point-x="-0.609cm" draw:caption-point-y="1.5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 table:number-columns-repeated="2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5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5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18" office:value-type="string" calcext:value-type="string">
            <text:p>J</text:p>
          </table:table-cell>
          <table:table-cell table:style-name="ce16" table:number-columns-repeated="992"/>
          <table:table-cell/>
        </table:table-row>
        <table:table-row table:style-name="ro4">
          <table:table-cell table:style-name="ce6" office:value-type="string" calcext:value-type="string">
            <text:p>LOIN Bruno</text:p>
          </table:table-cell>
          <table:table-cell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style-name="ce28" office:value-type="string" calcext:value-type="string">
            <office:annotation draw:style-name="gr1" draw:text-style-name="P2" svg:width="2.899cm" svg:height="1.799cm" svg:x="20.85cm" svg:y="3.126cm" draw:caption-point-x="-0.609cm" draw:caption-point-y="1.51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 table:style-name="ce24" office:value-type="string" calcext:value-type="string">
            <office:annotation draw:style-name="gr1" draw:text-style-name="P2" svg:width="2.899cm" svg:height="1.799cm" svg:x="22.21cm" svg:y="3.127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23.57cm" svg:y="3.127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style-name="ce16" table:number-columns-repeated="992"/>
          <table:table-cell/>
        </table:table-row>
        <table:table-row table:style-name="ro5">
          <table:table-cell table:style-name="ce6"/>
          <table:table-cell table:style-name="ce16"/>
          <table:table-cell table:style-name="ce21"/>
          <table:table-cell table:style-name="ce16" table:number-columns-repeated="6"/>
          <table:table-cell table:style-name="ce39" table:number-columns-repeated="3"/>
          <table:table-cell table:style-name="ce16" table:number-columns-repeated="1011"/>
          <table:table-cell/>
        </table:table-row>
        <table:table-row table:style-name="ro9">
          <table:table-cell table:style-name="ce7" office:value-type="string" calcext:value-type="string">
            <text:p>OBSERVATIONS</text:p>
          </table:table-cell>
          <table:table-cell table:style-name="ce17"/>
          <table:table-cell table:style-name="ce22" table:number-columns-repeated="3"/>
          <table:table-cell table:style-name="ce16" table:number-columns-repeated="2"/>
          <table:table-cell table:style-name="ce35"/>
          <table:table-cell table:style-name="ce38"/>
          <table:table-cell table:style-name="ce22" table:number-columns-repeated="20"/>
          <table:table-cell table:style-name="ce51"/>
          <table:table-cell table:style-name="ce52"/>
          <table:table-cell table:style-name="ce16" table:number-columns-repeated="992"/>
          <table:table-cell/>
        </table:table-row>
        <table:table-row table:style-name="ro7">
          <table:table-cell table:style-name="ce8" table:number-columns-repeated="1023"/>
          <table:table-cell/>
        </table:table-row>
        <table:table-row table:style-name="ro8">
          <table:table-cell table:style-name="ce8"/>
          <table:table-cell table:style-name="ce18" office:value-type="string" calcext:value-type="string">
            <office:annotation draw:style-name="gr1" draw:text-style-name="P2" svg:width="2.899cm" svg:height="1.799cm" svg:x="7.251cm" svg:y="7.471cm" draw:caption-point-x="-0.609cm" draw:caption-point-y="1.51cm">
              <dc:date>2024-02-21T00:00:00</dc:date>
              <text:p text:style-name="P1"><text:span text:style-name="T1">Horaire de journée (8h30-16h30)</text:span></text:p>
            </office:annotation>
            <text:p>J</text:p>
          </table:table-cell>
          <table:table-cell table:style-name="ce23"/>
          <table:table-cell table:style-name="ce24" office:value-type="string" calcext:value-type="string">
            <office:annotation draw:style-name="gr1" draw:text-style-name="P2" svg:width="2.899cm" svg:height="1.799cm" svg:x="9.971cm" svg:y="7.471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11.331cm" svg:y="7.471cm" draw:caption-point-x="-0.609cm" draw:caption-point-y="1.51cm">
              <dc:date>2024-02-21T00:00:00</dc:date>
              <text:p text:style-name="P1"><text:span text:style-name="T1">Compte Epargne Temps</text:span></text:p>
            </office:annotation>
            <text:p>CET</text:p>
          </table:table-cell>
          <table:table-cell table:style-name="ce8" table:number-columns-repeated="12"/>
          <table:table-cell table:style-name="ce45"/>
          <table:table-cell table:style-name="ce41"/>
          <table:table-cell table:style-name="ce48" table:number-columns-repeated="2"/>
          <table:table-cell table:style-name="ce8" table:number-columns-repeated="1002"/>
          <table:table-cell/>
        </table:table-row>
        <table:table-row table:style-name="ro8">
          <table:table-cell table:style-name="ce8"/>
          <table:table-cell table:style-name="ce19" office:value-type="string" calcext:value-type="string">
            <office:annotation draw:style-name="gr1" draw:text-style-name="P2" svg:width="2.899cm" svg:height="1.799cm" svg:x="7.251cm" svg:y="8.31cm" draw:caption-point-x="-0.609cm" draw:caption-point-y="1.511cm">
              <dc:date>2024-02-21T00:00:00</dc:date>
              <text:p text:style-name="P1"><text:span text:style-name="T1">Horaire Matin 6h30-14h30</text:span></text:p>
            </office:annotation>
            <text:p>M</text:p>
          </table:table-cell>
          <table:table-cell table:style-name="ce23"/>
          <table:table-cell table:style-name="ce25" office:value-type="string" calcext:value-type="string">
            <office:annotation draw:style-name="gr1" draw:text-style-name="P2" svg:width="2.899cm" svg:height="1.799cm" svg:x="9.971cm" svg:y="8.31cm" draw:caption-point-x="-0.609cm" draw:caption-point-y="1.511cm">
              <dc:date>2024-02-21T00:00:00</dc:date>
              <text:p text:style-name="P1"><text:span text:style-name="T1">Journée Non Cotée (récupération horaire)</text:span></text:p>
            </office:annotation>
            <text:p>NC</text:p>
          </table:table-cell>
          <table:table-cell table:style-name="ce30"/>
          <table:table-cell table:style-name="ce8" table:number-columns-repeated="12"/>
          <table:table-cell table:style-name="ce46"/>
          <table:table-cell table:style-name="ce41"/>
          <table:table-cell table:style-name="ce49"/>
          <table:table-cell table:style-name="ce8" table:number-columns-repeated="1003"/>
          <table:table-cell/>
        </table:table-row>
        <table:table-row table:style-name="ro8">
          <table:table-cell table:style-name="ce9"/>
          <table:table-cell table:style-name="ce20" office:value-type="string" calcext:value-type="string">
            <office:annotation draw:style-name="gr1" draw:text-style-name="P2" svg:width="2.899cm" svg:height="1.799cm" svg:x="7.251cm" svg:y="9.15cm" draw:caption-point-x="-0.609cm" draw:caption-point-y="1.51cm">
              <dc:date>2024-02-21T00:00:00</dc:date>
              <text:p text:style-name="P1"><text:span text:style-name="T1">Horaire Après-Midi 12h30-20h00</text:span></text:p>
              <text:p text:style-name="P1"><text:span text:style-name="T1"/></text:p>
            </office:annotation>
            <text:p>AM</text:p>
          </table:table-cell>
          <table:table-cell table:style-name="ce23"/>
          <table:table-cell table:style-name="ce26" office:value-type="string" calcext:value-type="string">
            <office:annotation draw:style-name="gr1" draw:text-style-name="P2" svg:width="2.899cm" svg:height="1.799cm" svg:x="9.971cm" svg:y="9.15cm" draw:caption-point-x="-0.609cm" draw:caption-point-y="1.51cm">
              <dc:date>2024-02-21T00:00:00</dc:date>
              <text:p text:style-name="P1"><text:span text:style-name="T1">Congé Maladie</text:span></text:p>
            </office:annotation>
            <text:p>CM</text:p>
          </table:table-cell>
          <table:table-cell table:style-name="ce26" office:value-type="string" calcext:value-type="string">
            <office:annotation draw:style-name="gr1" draw:text-style-name="P2" svg:width="2.899cm" svg:height="1.799cm" svg:x="11.331cm" svg:y="9.15cm" draw:caption-point-x="-0.609cm" draw:caption-point-y="1.51cm">
              <dc:date>2024-02-21T00:00:00</dc:date>
              <text:p text:style-name="P1"><text:span text:style-name="T1">Garde Enfant Malade</text:span></text:p>
            </office:annotation>
            <text:p>GEM</text:p>
          </table:table-cell>
          <table:table-cell table:style-name="ce32" table:number-columns-repeated="4"/>
          <table:table-cell table:style-name="ce40" table:number-columns-repeated="2"/>
          <table:table-cell table:style-name="ce41" table:number-columns-repeated="5"/>
          <table:table-cell table:style-name="ce8"/>
          <table:table-cell table:style-name="ce47"/>
          <table:table-cell table:style-name="ce41"/>
          <table:table-cell table:style-name="ce48" table:number-columns-repeated="2"/>
          <table:table-cell table:style-name="ce8" table:number-columns-repeated="2"/>
          <table:table-cell table:style-name="ce10"/>
          <table:table-cell table:style-name="ce50"/>
          <table:table-cell table:style-name="ce10" table:number-columns-repeated="4"/>
          <table:table-cell table:style-name="ce8" table:number-columns-repeated="994"/>
          <table:table-cell/>
        </table:table-row>
        <table:table-row table:style-name="ro8">
          <table:table-cell table:style-name="ce10"/>
          <table:table-cell table:number-columns-repeated="2"/>
          <table:table-cell table:style-name="ce27" office:value-type="string" calcext:value-type="string">
            <office:annotation draw:style-name="gr1" draw:text-style-name="P2" svg:width="2.899cm" svg:height="1.799cm" svg:x="9.971cm" svg:y="9.989cm" draw:caption-point-x="-0.609cm" draw:caption-point-y="1.511cm">
              <dc:date>2024-02-21T00:00:00</dc:date>
              <text:p text:style-name="P1"><text:span text:style-name="T1">Autorisation Exceptionnelle d’Absence</text:span></text:p>
            </office:annotation>
            <text:p>AEA</text:p>
          </table:table-cell>
          <table:table-cell table:style-name="ce31"/>
          <table:table-cell table:style-name="ce8" table:number-columns-repeated="14"/>
          <table:table-cell table:style-name="ce48"/>
          <table:table-cell table:style-name="ce10"/>
          <table:table-cell table:style-name="ce43"/>
          <table:table-cell table:style-name="ce8" table:number-columns-repeated="1001"/>
          <table:table-cell/>
        </table:table-row>
        <table:table-row table:style-name="ro8">
          <table:table-cell table:style-name="ce8"/>
          <table:table-cell table:number-columns-repeated="2"/>
          <table:table-cell table:style-name="ce28" office:value-type="string" calcext:value-type="string">
            <office:annotation draw:style-name="gr1" draw:text-style-name="P2" svg:width="2.899cm" svg:height="1.799cm" svg:x="9.971cm" svg:y="10.829cm" draw:caption-point-x="-0.609cm" draw:caption-point-y="1.51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/>
          <table:table-cell table:style-name="ce8" table:number-columns-repeated="14"/>
          <table:table-cell table:style-name="ce46"/>
          <table:table-cell table:style-name="ce8" table:number-columns-repeated="1003"/>
          <table:table-cell/>
        </table:table-row>
        <table:table-row table:style-name="ro8">
          <table:table-cell table:style-name="ce8"/>
          <table:table-cell table:number-columns-repeated="2"/>
          <table:table-cell table:style-name="ce106" office:value-type="string" calcext:value-type="string">
            <office:annotation draw:style-name="gr1" draw:text-style-name="P2" svg:width="2.899cm" svg:height="1.799cm" svg:x="9.971cm" svg:y="11.669cm" draw:caption-point-x="-0.609cm" draw:caption-point-y="1.51cm">
              <dc:date>2024-02-21T00:00:00</dc:date>
              <text:p text:style-name="P1"><text:span text:style-name="T1">Repos Hebdomadaire</text:span></text:p>
            </office:annotation>
            <text:p>RH</text:p>
          </table:table-cell>
          <table:table-cell/>
          <table:table-cell table:style-name="ce8" table:number-columns-repeated="9"/>
          <table:table-cell table:style-name="ce43"/>
          <table:table-cell table:style-name="ce44" table:number-columns-repeated="2"/>
          <table:table-cell table:style-name="ce8" table:number-columns-repeated="2"/>
          <table:table-cell table:style-name="ce46"/>
          <table:table-cell table:style-name="ce8" table:number-columns-repeated="1003"/>
          <table:table-cell/>
        </table:table-row>
        <table:table-row table:style-name="ro7" table:number-rows-repeated="7">
          <table:table-cell table:style-name="ce8" table:number-columns-repeated="1023"/>
          <table:table-cell/>
        </table:table-row>
        <table:table-row table:style-name="ro7">
          <table:table-cell table:style-name="ce8" table:number-columns-repeated="7"/>
          <table:table-cell table:style-name="ce36"/>
          <table:table-cell table:style-name="ce8" table:number-columns-repeated="1015"/>
          <table:table-cell/>
        </table:table-row>
        <table:table-row table:style-name="ro7" table:number-rows-repeated="5">
          <table:table-cell table:style-name="ce8" table:number-columns-repeated="1023"/>
          <table:table-cell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écembre" table:style-name="ta1" table:print-ranges="Décembre.A1:Décembre.AF10">
        <table:table-column table:style-name="co1" table:default-cell-style-name="ce11"/>
        <table:table-column table:style-name="co2" table:number-columns-repeated="31" table:default-cell-style-name="ce11"/>
        <table:table-column table:style-name="co3" table:number-columns-repeated="992" table:default-cell-style-name="ce11"/>
        <table:table-row table:style-name="ro1">
          <table:table-cell table:style-name="ce1" office:value-type="string" calcext:value-type="string" table:number-columns-spanned="6" table:number-rows-spanned="2">
            <text:p>D E S I D E R A T A</text:p>
            <text:p>CCPD TOURNAI</text:p>
          </table:table-cell>
          <table:covered-table-cell table:number-columns-repeated="5" table:style-name="ce88"/>
          <table:table-cell table:style-name="ce33" table:content-validation-name="val1" table:formula="of:=[$Janvier.G1]" office:value-type="float" office:value="2026" calcext:value-type="float" table:number-columns-spanned="7" table:number-rows-spanned="2">
            <text:p>2026</text:p>
          </table:table-cell>
          <table:covered-table-cell table:style-name="ce88"/>
          <table:covered-table-cell table:number-columns-repeated="5" table:style-name="ce133"/>
          <table:table-cell table:style-name="ce42" table:number-columns-repeated="19"/>
          <table:table-cell table:style-name="ce53"/>
          <table:table-cell table:style-name="ce55" table:number-columns-repeated="991"/>
        </table:table-row>
        <table:table-row table:style-name="ro1">
          <table:covered-table-cell table:style-name="ce2"/>
          <table:covered-table-cell table:number-columns-repeated="5" table:style-name="ce88"/>
          <table:covered-table-cell table:style-name="ce34" table:content-validation-name="val2"/>
          <table:covered-table-cell table:style-name="ce88"/>
          <table:covered-table-cell table:number-columns-repeated="5" table:style-name="ce133"/>
          <table:table-cell table:style-name="ce42" table:number-columns-repeated="19"/>
          <table:table-cell table:style-name="ce53"/>
          <table:table-cell table:style-name="ce55" table:number-columns-repeated="991"/>
        </table:table-row>
        <table:table-row table:style-name="ro2">
          <table:table-cell table:style-name="ce3"/>
          <table:table-cell table:style-name="ce13" table:formula="of:=TEXT([.B4];&quot;NN&quot;)" office:value-type="string" office:string-value="mar." calcext:value-type="string">
            <text:p>mar.</text:p>
          </table:table-cell>
          <table:table-cell table:style-name="ce13" table:formula="of:=TEXT([.C4];&quot;NN&quot;)" office:value-type="string" office:string-value="mer." calcext:value-type="string">
            <text:p>mer.</text:p>
          </table:table-cell>
          <table:table-cell table:style-name="ce13" table:formula="of:=TEXT([.D4];&quot;NN&quot;)" office:value-type="string" office:string-value="jeu." calcext:value-type="string">
            <text:p>jeu.</text:p>
          </table:table-cell>
          <table:table-cell table:style-name="ce13" table:formula="of:=TEXT([.E4];&quot;NN&quot;)" office:value-type="string" office:string-value="ven." calcext:value-type="string">
            <text:p>ven.</text:p>
          </table:table-cell>
          <table:table-cell table:style-name="ce13" table:formula="of:=TEXT([.F4];&quot;NN&quot;)" office:value-type="string" office:string-value="sam." calcext:value-type="string">
            <text:p>sam.</text:p>
          </table:table-cell>
          <table:table-cell table:style-name="ce13" table:formula="of:=TEXT([.G4];&quot;NN&quot;)" office:value-type="string" office:string-value="dim." calcext:value-type="string">
            <text:p>dim.</text:p>
          </table:table-cell>
          <table:table-cell table:style-name="ce13" table:formula="of:=TEXT([.H4];&quot;NN&quot;)" office:value-type="string" office:string-value="lun." calcext:value-type="string">
            <text:p>lun.</text:p>
          </table:table-cell>
          <table:table-cell table:style-name="ce13" table:formula="of:=TEXT([.I4];&quot;NN&quot;)" office:value-type="string" office:string-value="mar." calcext:value-type="string">
            <text:p>mar.</text:p>
          </table:table-cell>
          <table:table-cell table:style-name="ce13" table:formula="of:=TEXT([.J4];&quot;NN&quot;)" office:value-type="string" office:string-value="mer." calcext:value-type="string">
            <text:p>mer.</text:p>
          </table:table-cell>
          <table:table-cell table:style-name="ce13" table:formula="of:=TEXT([.K4];&quot;NN&quot;)" office:value-type="string" office:string-value="jeu." calcext:value-type="string">
            <text:p>jeu.</text:p>
          </table:table-cell>
          <table:table-cell table:style-name="ce13" table:formula="of:=TEXT([.L4];&quot;NN&quot;)" office:value-type="string" office:string-value="ven." calcext:value-type="string">
            <text:p>ven.</text:p>
          </table:table-cell>
          <table:table-cell table:style-name="ce13" table:formula="of:=TEXT([.M4];&quot;NN&quot;)" office:value-type="string" office:string-value="sam." calcext:value-type="string">
            <text:p>sam.</text:p>
          </table:table-cell>
          <table:table-cell table:style-name="ce13" table:formula="of:=TEXT([.N4];&quot;NN&quot;)" office:value-type="string" office:string-value="dim." calcext:value-type="string">
            <text:p>dim.</text:p>
          </table:table-cell>
          <table:table-cell table:style-name="ce13" table:formula="of:=TEXT([.O4];&quot;NN&quot;)" office:value-type="string" office:string-value="lun." calcext:value-type="string">
            <text:p>lun.</text:p>
          </table:table-cell>
          <table:table-cell table:style-name="ce13" table:formula="of:=TEXT([.P4];&quot;NN&quot;)" office:value-type="string" office:string-value="mar." calcext:value-type="string">
            <text:p>mar.</text:p>
          </table:table-cell>
          <table:table-cell table:style-name="ce13" table:formula="of:=TEXT([.Q4];&quot;NN&quot;)" office:value-type="string" office:string-value="mer." calcext:value-type="string">
            <text:p>mer.</text:p>
          </table:table-cell>
          <table:table-cell table:style-name="ce13" table:formula="of:=TEXT([.R4];&quot;NN&quot;)" office:value-type="string" office:string-value="jeu." calcext:value-type="string">
            <text:p>jeu.</text:p>
          </table:table-cell>
          <table:table-cell table:style-name="ce13" table:formula="of:=TEXT([.S4];&quot;NN&quot;)" office:value-type="string" office:string-value="ven." calcext:value-type="string">
            <text:p>ven.</text:p>
          </table:table-cell>
          <table:table-cell table:style-name="ce13" table:formula="of:=TEXT([.T4];&quot;NN&quot;)" office:value-type="string" office:string-value="sam." calcext:value-type="string">
            <text:p>sam.</text:p>
          </table:table-cell>
          <table:table-cell table:style-name="ce13" table:formula="of:=TEXT([.U4];&quot;NN&quot;)" office:value-type="string" office:string-value="dim." calcext:value-type="string">
            <text:p>dim.</text:p>
          </table:table-cell>
          <table:table-cell table:style-name="ce13" table:formula="of:=TEXT([.V4];&quot;NN&quot;)" office:value-type="string" office:string-value="lun." calcext:value-type="string">
            <text:p>lun.</text:p>
          </table:table-cell>
          <table:table-cell table:style-name="ce13" table:formula="of:=TEXT([.W4];&quot;NN&quot;)" office:value-type="string" office:string-value="mar." calcext:value-type="string">
            <text:p>mar.</text:p>
          </table:table-cell>
          <table:table-cell table:style-name="ce13" table:formula="of:=TEXT([.X4];&quot;NN&quot;)" office:value-type="string" office:string-value="mer." calcext:value-type="string">
            <text:p>mer.</text:p>
          </table:table-cell>
          <table:table-cell table:style-name="ce13" table:formula="of:=TEXT([.Y4];&quot;NN&quot;)" office:value-type="string" office:string-value="jeu." calcext:value-type="string">
            <text:p>jeu.</text:p>
          </table:table-cell>
          <table:table-cell table:style-name="ce89" table:formula="of:=TEXT([.Z4];&quot;NN&quot;)" office:value-type="string" office:string-value="ven." calcext:value-type="string">
            <text:p>ven.</text:p>
          </table:table-cell>
          <table:table-cell table:style-name="ce13" table:formula="of:=TEXT([.AA4];&quot;NN&quot;)" office:value-type="string" office:string-value="sam." calcext:value-type="string">
            <text:p>sam.</text:p>
          </table:table-cell>
          <table:table-cell table:style-name="ce13" table:formula="of:=TEXT([.AB4];&quot;NN&quot;)" office:value-type="string" office:string-value="dim." calcext:value-type="string">
            <text:p>dim.</text:p>
          </table:table-cell>
          <table:table-cell table:style-name="ce13" table:formula="of:=TEXT([.AC4];&quot;NN&quot;)" office:value-type="string" office:string-value="lun." calcext:value-type="string">
            <text:p>lun.</text:p>
          </table:table-cell>
          <table:table-cell table:style-name="ce13" table:formula="of:=TEXT([.AD4];&quot;NN&quot;)" office:value-type="string" office:string-value="mar." calcext:value-type="string">
            <text:p>mar.</text:p>
          </table:table-cell>
          <table:table-cell table:style-name="ce13" table:formula="of:=TEXT([.AE4];&quot;NN&quot;)" office:value-type="string" office:string-value="mer." calcext:value-type="string">
            <text:p>mer.</text:p>
          </table:table-cell>
          <table:table-cell table:style-name="ce13" table:formula="of:=TEXT([.AF4];&quot;NN&quot;)" office:value-type="string" office:string-value="jeu." calcext:value-type="string">
            <text:p>jeu.</text:p>
          </table:table-cell>
          <table:table-cell table:style-name="ce53"/>
          <table:table-cell table:style-name="ce16" table:number-columns-repeated="991"/>
        </table:table-row>
        <table:table-row table:style-name="ro2">
          <table:table-cell table:style-name="ce78" office:value-type="string" calcext:value-type="string">
            <text:p>DECEMBRE</text:p>
          </table:table-cell>
          <table:table-cell table:style-name="ce79" table:formula="of:=DATE([.G1];12;1)" office:value-type="date" office:date-value="2026-12-01" calcext:value-type="date">
            <text:p>01</text:p>
          </table:table-cell>
          <table:table-cell table:style-name="ce79" table:formula="of:=[.B4]+1" office:value-type="date" office:date-value="2026-12-02" calcext:value-type="date">
            <text:p>02</text:p>
          </table:table-cell>
          <table:table-cell table:style-name="ce79" table:formula="of:=[.C4]+1" office:value-type="date" office:date-value="2026-12-03" calcext:value-type="date">
            <text:p>03</text:p>
          </table:table-cell>
          <table:table-cell table:style-name="ce79" table:formula="of:=[.D4]+1" office:value-type="date" office:date-value="2026-12-04" calcext:value-type="date">
            <text:p>04</text:p>
          </table:table-cell>
          <table:table-cell table:style-name="ce79" table:formula="of:=[.E4]+1" office:value-type="date" office:date-value="2026-12-05" calcext:value-type="date">
            <text:p>05</text:p>
          </table:table-cell>
          <table:table-cell table:style-name="ce79" table:formula="of:=[.F4]+1" office:value-type="date" office:date-value="2026-12-06" calcext:value-type="date">
            <text:p>06</text:p>
          </table:table-cell>
          <table:table-cell table:style-name="ce79" table:formula="of:=[.G4]+1" office:value-type="date" office:date-value="2026-12-07" calcext:value-type="date">
            <text:p>07</text:p>
          </table:table-cell>
          <table:table-cell table:style-name="ce79" table:formula="of:=[.H4]+1" office:value-type="date" office:date-value="2026-12-08" calcext:value-type="date">
            <text:p>08</text:p>
          </table:table-cell>
          <table:table-cell table:style-name="ce79" table:formula="of:=[.I4]+1" office:value-type="date" office:date-value="2026-12-09" calcext:value-type="date">
            <text:p>09</text:p>
          </table:table-cell>
          <table:table-cell table:style-name="ce79" table:formula="of:=[.J4]+1" office:value-type="date" office:date-value="2026-12-10" calcext:value-type="date">
            <text:p>10</text:p>
          </table:table-cell>
          <table:table-cell table:style-name="ce79" table:formula="of:=[.K4]+1" office:value-type="date" office:date-value="2026-12-11" calcext:value-type="date">
            <text:p>11</text:p>
          </table:table-cell>
          <table:table-cell table:style-name="ce79" table:formula="of:=[.L4]+1" office:value-type="date" office:date-value="2026-12-12" calcext:value-type="date">
            <text:p>12</text:p>
          </table:table-cell>
          <table:table-cell table:style-name="ce79" table:formula="of:=[.M4]+1" office:value-type="date" office:date-value="2026-12-13" calcext:value-type="date">
            <text:p>13</text:p>
          </table:table-cell>
          <table:table-cell table:style-name="ce79" table:formula="of:=[.N4]+1" office:value-type="date" office:date-value="2026-12-14" calcext:value-type="date">
            <text:p>14</text:p>
          </table:table-cell>
          <table:table-cell table:style-name="ce79" table:formula="of:=[.O4]+1" office:value-type="date" office:date-value="2026-12-15" calcext:value-type="date">
            <text:p>15</text:p>
          </table:table-cell>
          <table:table-cell table:style-name="ce79" table:formula="of:=[.P4]+1" office:value-type="date" office:date-value="2026-12-16" calcext:value-type="date">
            <text:p>16</text:p>
          </table:table-cell>
          <table:table-cell table:style-name="ce79" table:formula="of:=[.Q4]+1" office:value-type="date" office:date-value="2026-12-17" calcext:value-type="date">
            <text:p>17</text:p>
          </table:table-cell>
          <table:table-cell table:style-name="ce79" table:formula="of:=[.R4]+1" office:value-type="date" office:date-value="2026-12-18" calcext:value-type="date">
            <text:p>18</text:p>
          </table:table-cell>
          <table:table-cell table:style-name="ce79" table:formula="of:=[.S4]+1" office:value-type="date" office:date-value="2026-12-19" calcext:value-type="date">
            <text:p>19</text:p>
          </table:table-cell>
          <table:table-cell table:style-name="ce79" table:formula="of:=[.T4]+1" office:value-type="date" office:date-value="2026-12-20" calcext:value-type="date">
            <text:p>20</text:p>
          </table:table-cell>
          <table:table-cell table:style-name="ce79" table:formula="of:=[.U4]+1" office:value-type="date" office:date-value="2026-12-21" calcext:value-type="date">
            <text:p>21</text:p>
          </table:table-cell>
          <table:table-cell table:style-name="ce79" table:formula="of:=[.V4]+1" office:value-type="date" office:date-value="2026-12-22" calcext:value-type="date">
            <text:p>22</text:p>
          </table:table-cell>
          <table:table-cell table:style-name="ce79" table:formula="of:=[.W4]+1" office:value-type="date" office:date-value="2026-12-23" calcext:value-type="date">
            <text:p>23</text:p>
          </table:table-cell>
          <table:table-cell table:style-name="ce79" table:formula="of:=[.X4]+1" office:value-type="date" office:date-value="2026-12-24" calcext:value-type="date">
            <text:p>24</text:p>
          </table:table-cell>
          <table:table-cell table:style-name="ce79" table:formula="of:=[.Y4]+1" office:value-type="date" office:date-value="2026-12-25" calcext:value-type="date">
            <text:p>25</text:p>
          </table:table-cell>
          <table:table-cell table:style-name="ce79" table:formula="of:=[.Z4]+1" office:value-type="date" office:date-value="2026-12-26" calcext:value-type="date">
            <text:p>26</text:p>
          </table:table-cell>
          <table:table-cell table:style-name="ce79" table:formula="of:=[.AA4]+1" office:value-type="date" office:date-value="2026-12-27" calcext:value-type="date">
            <text:p>27</text:p>
          </table:table-cell>
          <table:table-cell table:style-name="ce79" table:formula="of:=[.AB4]+1" office:value-type="date" office:date-value="2026-12-28" calcext:value-type="date">
            <text:p>28</text:p>
          </table:table-cell>
          <table:table-cell table:style-name="ce79" table:formula="of:=[.AC4]+1" office:value-type="date" office:date-value="2026-12-29" calcext:value-type="date">
            <text:p>29</text:p>
          </table:table-cell>
          <table:table-cell table:style-name="ce79" table:formula="of:=[.AD4]+1" office:value-type="date" office:date-value="2026-12-30" calcext:value-type="date">
            <text:p>30</text:p>
          </table:table-cell>
          <table:table-cell table:style-name="ce79" table:formula="of:=[.AE4]+1" office:value-type="date" office:date-value="2026-12-31" calcext:value-type="date">
            <text:p>31</text:p>
          </table:table-cell>
          <table:table-cell table:style-name="ce53"/>
          <table:table-cell table:style-name="ce16" table:number-columns-repeated="991"/>
        </table:table-row>
        <table:table-row table:style-name="ro3">
          <table:table-cell table:style-name="ce5"/>
          <table:table-cell table:style-name="ce15" table:number-columns-repeated="31"/>
          <table:table-cell table:style-name="ce54"/>
          <table:table-cell table:style-name="ce56" table:number-columns-repeated="991"/>
        </table:table-row>
        <table:table-row table:style-name="ro4">
          <table:table-cell table:style-name="ce6" office:value-type="string" calcext:value-type="string">
            <text:p>MOREAU Philippe</text:p>
          </table:table-cell>
          <table:table-cell table:style-name="ce21" table:number-columns-repeated="2"/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21" table:number-columns-repeated="3"/>
          <table:table-cell table:style-name="ce16" table:number-columns-repeated="2"/>
          <table:table-cell table:number-columns-repeated="2" table:style-name="ce106" office:value-type="string" calcext:value-type="string">
            <text:p>RH</text:p>
          </table:table-cell>
          <table:table-cell table:style-name="ce21" table:number-columns-repeated="3"/>
          <table:table-cell table:style-name="ce16" table:number-columns-repeated="2"/>
          <table:table-cell table:style-name="ce24" office:value-type="string" calcext:value-type="string">
            <office:annotation draw:style-name="gr1" draw:text-style-name="P2" svg:width="2.899cm" svg:height="1.799cm" svg:x="31.73cm" svg:y="1.444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33.09cm" svg:y="1.444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34.45cm" svg:y="1.444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35.81cm" svg:y="1.444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37.17cm" svg:y="1.444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38.53cm" svg:y="1.444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39.89cm" svg:y="1.444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41.25cm" svg:y="1.444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42.61cm" svg:y="1.444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1" table:number-columns-repeated="3"/>
          <table:table-cell table:style-name="ce16" table:number-columns-repeated="993"/>
        </table:table-row>
        <table:table-row table:style-name="ro4">
          <table:table-cell table:style-name="ce6" office:value-type="string" calcext:value-type="string">
            <text:p>DEMERVAL Coralie</text:p>
          </table:table-cell>
          <table:table-cell table:number-columns-repeated="4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5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5" table:style-name="ce18" office:value-type="string" calcext:value-type="string">
            <text:p>J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4" table:style-name="ce18" office:value-type="string" calcext:value-type="string">
            <text:p>J</text:p>
          </table:table-cell>
          <table:table-cell table:style-name="ce28" office:value-type="string" calcext:value-type="string">
            <office:annotation draw:style-name="gr1" draw:text-style-name="P2" svg:width="2.899cm" svg:height="1.799cm" svg:x="39.89cm" svg:y="2.284cm" draw:caption-point-x="-0.609cm" draw:caption-point-y="1.51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 table:number-columns-repeated="2" table:style-name="ce106" office:value-type="string" calcext:value-type="string">
            <text:p>RH</text:p>
          </table:table-cell>
          <table:table-cell table:number-columns-repeated="4" table:style-name="ce18" office:value-type="string" calcext:value-type="string">
            <text:p>J</text:p>
          </table:table-cell>
          <table:table-cell table:style-name="ce16" table:number-columns-repeated="992"/>
        </table:table-row>
        <table:table-row table:style-name="ro4">
          <table:table-cell table:style-name="ce6" office:value-type="string" calcext:value-type="string">
            <text:p>LOIN Bruno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20" office:value-type="string" calcext:value-type="string">
            <text:p>AM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20" office:value-type="string" calcext:value-type="string">
            <text:p>AM</text:p>
          </table:table-cell>
          <table:table-cell table:style-name="ce28" office:value-type="string" calcext:value-type="string">
            <office:annotation draw:style-name="gr1" draw:text-style-name="P2" svg:width="2.899cm" svg:height="1.799cm" svg:x="39.89cm" svg:y="3.126cm" draw:caption-point-x="-0.609cm" draw:caption-point-y="1.51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 table:number-columns-repeated="2" table:style-name="ce106" office:value-type="string" calcext:value-type="string">
            <text:p>RH</text:p>
          </table:table-cell>
          <table:table-cell table:style-name="ce20" office:value-type="string" calcext:value-type="string">
            <text:p>AM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27" office:value-type="string" calcext:value-type="string">
            <office:annotation draw:style-name="gr1" draw:text-style-name="P2" svg:width="2.899cm" svg:height="1.799cm" svg:x="48.049cm" svg:y="3.126cm" draw:caption-point-x="-0.609cm" draw:caption-point-y="1.511cm">
              <dc:date>2024-02-21T00:00:00</dc:date>
              <text:p text:style-name="P1"><text:span text:style-name="T1">Autorisation Exceptionnelle d’Absence</text:span></text:p>
            </office:annotation>
            <text:p>AEA</text:p>
          </table:table-cell>
          <table:table-cell table:style-name="ce16" table:number-columns-repeated="992"/>
        </table:table-row>
        <table:table-row table:style-name="ro5">
          <table:table-cell table:style-name="ce6"/>
          <table:table-cell table:style-name="ce16"/>
          <table:table-cell table:style-name="ce21"/>
          <table:table-cell table:style-name="ce16" table:number-columns-repeated="6"/>
          <table:table-cell table:style-name="ce39" table:number-columns-repeated="3"/>
          <table:table-cell table:style-name="ce16" table:number-columns-repeated="1012"/>
        </table:table-row>
        <table:table-row table:style-name="ro9">
          <table:table-cell table:style-name="ce7" office:value-type="string" calcext:value-type="string">
            <text:p>OBSERVATIONS</text:p>
          </table:table-cell>
          <table:table-cell table:style-name="ce17"/>
          <table:table-cell table:style-name="ce22" table:number-columns-repeated="3"/>
          <table:table-cell table:style-name="ce16" table:number-columns-repeated="2"/>
          <table:table-cell table:style-name="ce35"/>
          <table:table-cell table:style-name="ce38"/>
          <table:table-cell table:style-name="ce22" table:number-columns-repeated="20"/>
          <table:table-cell table:style-name="ce51"/>
          <table:table-cell table:style-name="ce52"/>
          <table:table-cell table:style-name="ce51"/>
          <table:table-cell table:style-name="ce16" table:number-columns-repeated="992"/>
        </table:table-row>
        <table:table-row table:style-name="ro7">
          <table:table-cell table:style-name="ce8" table:number-columns-repeated="1024"/>
        </table:table-row>
        <table:table-row table:style-name="ro8">
          <table:table-cell table:style-name="ce8"/>
          <table:table-cell table:style-name="ce18" office:value-type="string" calcext:value-type="string">
            <office:annotation draw:style-name="gr1" draw:text-style-name="P2" svg:width="2.899cm" svg:height="1.799cm" svg:x="7.251cm" svg:y="7.471cm" draw:caption-point-x="-0.609cm" draw:caption-point-y="1.51cm">
              <dc:date>2024-02-21T00:00:00</dc:date>
              <text:p text:style-name="P1"><text:span text:style-name="T1">Horaire de journée (8h30-16h30)</text:span></text:p>
            </office:annotation>
            <text:p>J</text:p>
          </table:table-cell>
          <table:table-cell table:style-name="ce23"/>
          <table:table-cell table:style-name="ce24" office:value-type="string" calcext:value-type="string">
            <office:annotation draw:style-name="gr1" draw:text-style-name="P2" svg:width="2.899cm" svg:height="1.799cm" svg:x="9.971cm" svg:y="7.471cm" draw:caption-point-x="-0.609cm" draw:caption-point-y="1.51cm">
              <dc:date>2024-02-21T00:00:00</dc:date>
              <text:p text:style-name="P1"><text:span text:style-name="T1">Congé annuel</text:span></text:p>
            </office:annotation>
            <text:p>CA</text:p>
          </table:table-cell>
          <table:table-cell table:style-name="ce24" office:value-type="string" calcext:value-type="string">
            <office:annotation draw:style-name="gr1" draw:text-style-name="P2" svg:width="2.899cm" svg:height="1.799cm" svg:x="11.331cm" svg:y="7.471cm" draw:caption-point-x="-0.609cm" draw:caption-point-y="1.51cm">
              <dc:date>2024-02-21T00:00:00</dc:date>
              <text:p text:style-name="P1"><text:span text:style-name="T1">Compte Epargne Temps</text:span></text:p>
            </office:annotation>
            <text:p>CET</text:p>
          </table:table-cell>
          <table:table-cell table:style-name="ce8" table:number-columns-repeated="12"/>
          <table:table-cell table:style-name="ce45"/>
          <table:table-cell table:style-name="ce41"/>
          <table:table-cell table:style-name="ce48" table:number-columns-repeated="2"/>
          <table:table-cell table:style-name="ce8" table:number-columns-repeated="1003"/>
        </table:table-row>
        <table:table-row table:style-name="ro8">
          <table:table-cell table:style-name="ce8"/>
          <table:table-cell table:style-name="ce19" office:value-type="string" calcext:value-type="string">
            <office:annotation draw:style-name="gr1" draw:text-style-name="P2" svg:width="2.899cm" svg:height="1.799cm" svg:x="7.251cm" svg:y="8.31cm" draw:caption-point-x="-0.609cm" draw:caption-point-y="1.511cm">
              <dc:date>2024-02-21T00:00:00</dc:date>
              <text:p text:style-name="P1"><text:span text:style-name="T1">Horaire Matin 6h30-14h30</text:span></text:p>
            </office:annotation>
            <text:p>M</text:p>
          </table:table-cell>
          <table:table-cell table:style-name="ce23"/>
          <table:table-cell table:style-name="ce25" office:value-type="string" calcext:value-type="string">
            <office:annotation draw:style-name="gr1" draw:text-style-name="P2" svg:width="2.899cm" svg:height="1.799cm" svg:x="9.971cm" svg:y="8.31cm" draw:caption-point-x="-0.609cm" draw:caption-point-y="1.511cm">
              <dc:date>2024-02-21T00:00:00</dc:date>
              <text:p text:style-name="P1"><text:span text:style-name="T1">Journée Non Cotée (récupération horaire)</text:span></text:p>
            </office:annotation>
            <text:p>NC</text:p>
          </table:table-cell>
          <table:table-cell table:style-name="ce30"/>
          <table:table-cell table:style-name="ce8" table:number-columns-repeated="12"/>
          <table:table-cell table:style-name="ce46"/>
          <table:table-cell table:style-name="ce41"/>
          <table:table-cell table:style-name="ce49"/>
          <table:table-cell table:style-name="ce8" table:number-columns-repeated="1004"/>
        </table:table-row>
        <table:table-row table:style-name="ro8">
          <table:table-cell table:style-name="ce9"/>
          <table:table-cell table:style-name="ce20" office:value-type="string" calcext:value-type="string">
            <office:annotation draw:style-name="gr1" draw:text-style-name="P2" svg:width="2.899cm" svg:height="1.799cm" svg:x="7.251cm" svg:y="9.15cm" draw:caption-point-x="-0.609cm" draw:caption-point-y="1.51cm">
              <dc:date>2024-02-21T00:00:00</dc:date>
              <text:p text:style-name="P1"><text:span text:style-name="T1">Horaire Après-Midi 12h30-20h00</text:span></text:p>
              <text:p text:style-name="P1"><text:span text:style-name="T1"/></text:p>
            </office:annotation>
            <text:p>AM</text:p>
          </table:table-cell>
          <table:table-cell table:style-name="ce23"/>
          <table:table-cell table:style-name="ce26" office:value-type="string" calcext:value-type="string">
            <office:annotation draw:style-name="gr1" draw:text-style-name="P2" svg:width="2.899cm" svg:height="1.799cm" svg:x="9.971cm" svg:y="9.15cm" draw:caption-point-x="-0.609cm" draw:caption-point-y="1.51cm">
              <dc:date>2024-02-21T00:00:00</dc:date>
              <text:p text:style-name="P1"><text:span text:style-name="T1">Congé Maladie</text:span></text:p>
            </office:annotation>
            <text:p>CM</text:p>
          </table:table-cell>
          <table:table-cell table:style-name="ce26" office:value-type="string" calcext:value-type="string">
            <office:annotation draw:style-name="gr1" draw:text-style-name="P2" svg:width="2.899cm" svg:height="1.799cm" svg:x="11.331cm" svg:y="9.15cm" draw:caption-point-x="-0.609cm" draw:caption-point-y="1.51cm">
              <dc:date>2024-02-21T00:00:00</dc:date>
              <text:p text:style-name="P1"><text:span text:style-name="T1">Garde Enfant Malade</text:span></text:p>
            </office:annotation>
            <text:p>GEM</text:p>
          </table:table-cell>
          <table:table-cell table:style-name="ce32" table:number-columns-repeated="4"/>
          <table:table-cell table:style-name="ce40" table:number-columns-repeated="2"/>
          <table:table-cell table:style-name="ce41" table:number-columns-repeated="5"/>
          <table:table-cell table:style-name="ce8"/>
          <table:table-cell table:style-name="ce47"/>
          <table:table-cell table:style-name="ce41"/>
          <table:table-cell table:style-name="ce48" table:number-columns-repeated="2"/>
          <table:table-cell table:style-name="ce8" table:number-columns-repeated="2"/>
          <table:table-cell table:style-name="ce10"/>
          <table:table-cell table:style-name="ce50"/>
          <table:table-cell table:style-name="ce10" table:number-columns-repeated="4"/>
          <table:table-cell table:style-name="ce8" table:number-columns-repeated="995"/>
        </table:table-row>
        <table:table-row table:style-name="ro8">
          <table:table-cell table:style-name="ce10"/>
          <table:table-cell table:number-columns-repeated="2"/>
          <table:table-cell table:style-name="ce27" office:value-type="string" calcext:value-type="string">
            <office:annotation draw:style-name="gr1" draw:text-style-name="P2" svg:width="2.899cm" svg:height="1.799cm" svg:x="9.971cm" svg:y="9.989cm" draw:caption-point-x="-0.609cm" draw:caption-point-y="1.511cm">
              <dc:date>2024-02-21T00:00:00</dc:date>
              <text:p text:style-name="P1"><text:span text:style-name="T1">Autorisation Exceptionnelle d’Absence</text:span></text:p>
            </office:annotation>
            <text:p>AEA</text:p>
          </table:table-cell>
          <table:table-cell table:style-name="ce31"/>
          <table:table-cell table:style-name="ce8" table:number-columns-repeated="14"/>
          <table:table-cell table:style-name="ce48"/>
          <table:table-cell table:style-name="ce10"/>
          <table:table-cell table:style-name="ce43"/>
          <table:table-cell table:style-name="ce8" table:number-columns-repeated="1002"/>
        </table:table-row>
        <table:table-row table:style-name="ro8">
          <table:table-cell table:style-name="ce8"/>
          <table:table-cell table:number-columns-repeated="2"/>
          <table:table-cell table:style-name="ce28" office:value-type="string" calcext:value-type="string">
            <office:annotation draw:style-name="gr1" draw:text-style-name="P2" svg:width="2.899cm" svg:height="1.799cm" svg:x="9.971cm" svg:y="10.829cm" draw:caption-point-x="-0.609cm" draw:caption-point-y="1.511cm">
              <dc:date>2024-02-21T00:00:00</dc:date>
              <text:p text:style-name="P1"><text:span text:style-name="T1">Repos Compensatoire (Jour Férié)</text:span></text:p>
            </office:annotation>
            <text:p>RC</text:p>
          </table:table-cell>
          <table:table-cell/>
          <table:table-cell table:style-name="ce8" table:number-columns-repeated="14"/>
          <table:table-cell table:style-name="ce46"/>
          <table:table-cell table:style-name="ce8" table:number-columns-repeated="1004"/>
        </table:table-row>
        <table:table-row table:style-name="ro8">
          <table:table-cell table:style-name="ce8"/>
          <table:table-cell table:number-columns-repeated="2"/>
          <table:table-cell table:style-name="ce106" office:value-type="string" calcext:value-type="string">
            <office:annotation draw:style-name="gr1" draw:text-style-name="P2" svg:width="2.899cm" svg:height="1.799cm" svg:x="9.971cm" svg:y="11.669cm" draw:caption-point-x="-0.609cm" draw:caption-point-y="1.51cm">
              <dc:date>2024-02-21T00:00:00</dc:date>
              <text:p text:style-name="P1"><text:span text:style-name="T1">Repos Hebdomadaire</text:span></text:p>
            </office:annotation>
            <text:p>RH</text:p>
          </table:table-cell>
          <table:table-cell/>
          <table:table-cell table:style-name="ce8" table:number-columns-repeated="9"/>
          <table:table-cell table:style-name="ce43"/>
          <table:table-cell table:style-name="ce44" table:number-columns-repeated="2"/>
          <table:table-cell table:style-name="ce8" table:number-columns-repeated="2"/>
          <table:table-cell table:style-name="ce46"/>
          <table:table-cell table:style-name="ce8" table:number-columns-repeated="1004"/>
        </table:table-row>
        <table:table-row table:style-name="ro7" table:number-rows-repeated="7">
          <table:table-cell table:style-name="ce8" table:number-columns-repeated="1024"/>
        </table:table-row>
        <table:table-row table:style-name="ro7">
          <table:table-cell table:style-name="ce8" table:number-columns-repeated="7"/>
          <table:table-cell table:style-name="ce36"/>
          <table:table-cell table:style-name="ce8" table:number-columns-repeated="1016"/>
        </table:table-row>
        <table:table-row table:style-name="ro7" table:number-rows-repeated="5">
          <table:table-cell table:style-name="ce8" table:number-columns-repeated="1024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bdings" svg:font-family="Webdings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5P0" style:volatile="true">
      <number:number number:decimal-places="0" number:min-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decimal-places="0" number:min-integer-digits="1" number:grouping="true"/>
      <number:text> € </number:text>
    </number:number-style>
    <number:number-style style:name="N129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9P2" style:volatile="true">
      <number:text> -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3P2" style:volatile="true">
      <number:text>-</number:text>
      <number:number number:decimal-places="0" number:min-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-</number:text>
      <number:number number:decimal-places="0" number:min-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3P0" style:volatile="true">
      <number:number number:decimal-places="0" number:min-decimal-places="0" number:min-integer-digits="1" number:grouping="true"/>
      <number:text> FB</number:text>
    </number:number-style>
    <number:number-style style:name="N143">
      <number:text>-</number:text>
      <number:number number:decimal-places="0" number:min-decimal-places="0" number:min-integer-digits="1" number:grouping="true"/>
      <number:text> FB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FB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FB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FB</number:text>
    </number:number-style>
    <number:number-style style:name="N146">
      <number:text>-</number:text>
      <number:number number:decimal-places="2" number:min-decimal-places="2" number:min-integer-digits="1" number:grouping="true"/>
      <number:text> FB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FB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FB</number:text>
      <style:map style:condition="value()&gt;=0" style:apply-style-name="N147P0"/>
    </number:number-style>
    <number:number-style style:name="N151P0" style:volatile="true">
      <number:number number:decimal-places="0" number:min-decimal-places="0" number:min-integer-digits="1" number:grouping="true"/>
      <number:text> FB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FB </number:text>
    </number:number-style>
    <number:number-style style:name="N151P2" style:volatile="true">
      <number:text> - FB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0" number:min-decimal-places="0" number:min-integer-digits="1" number:grouping="true"/>
      <number:text>     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55P2" style:volatile="true">
      <number:text> -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decimal-places="2" number:min-integer-digits="1" number:grouping="true"/>
      <number:text> FB 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FB </number:text>
    </number:number-style>
    <number:number-style style:name="N159P2" style:volatile="true">
      <number:text>-</number:text>
      <number:number number:decimal-places="0" number:min-decimal-places="0" number:min-integer-digits="0"/>
      <number:text> FB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number number:decimal-places="2" number:min-decimal-places="2" number:min-integer-digits="1" number:grouping="true"/>
      <number:text>      </number:text>
    </number:number-style>
    <number:number-style style:name="N163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163P2" style:volatile="true">
      <number:text>-</number:text>
      <number:number number:decimal-places="0" number:min-decimal-places="0" number:min-integer-digits="0"/>
      <number:text>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decimal-places="0" number:min-integer-digits="1" number:grouping="true"/>
      <number:text> F</number:text>
    </number:number-style>
    <number:number-style style:name="N165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F</number:text>
    </number:number-style>
    <number:number-style style:name="N166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66P0"/>
    </number:number-style>
    <number:number-style style:name="N168P0" style:volatile="true">
      <number:number number:decimal-places="2" number:min-decimal-places="2" number:min-integer-digits="1" number:grouping="true"/>
      <number:text> F</number:text>
    </number:number-style>
    <number:number-style style:name="N168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F</number:text>
    </number:number-style>
    <number:number-style style:name="N169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69P0"/>
    </number:number-style>
    <number:number-style style:name="N173P0" style:volatile="true">
      <number:number number:decimal-places="0" number:min-decimal-places="0" number:min-integer-digits="1" number:grouping="true"/>
      <number:text> F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73P2" style:volatile="true">
      <number:text> - F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decimal-places="2" number:min-integer-digits="1" number:grouping="true"/>
      <number:text> F </number:text>
    </number:number-style>
    <number:number-style style:name="N177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77P2" style:volatile="true">
      <number:text>-</number:text>
      <number:number number:decimal-places="0" number:min-decimal-places="0" number:min-integer-digits="0"/>
      <number:text> F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date-style style:name="N178">
      <number:day/>
      <number:text>/</number:text>
      <number:month number:style="long"/>
      <number:text>/</number:text>
      <number:year number:style="long"/>
    </number:date-style>
    <number:number-style style:name="N179">
      <number:number number:decimal-places="0" number:min-decimal-places="0" number:min-integer-digits="5"/>
    </number:number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date-style style:name="N184">
      <number:month number:style="long" number:textual="true"/>
      <number:text>-</number:text>
      <number:year/>
    </number:date-style>
    <number:number-style style:name="N186P0" style:volatile="true">
      <number:number number:decimal-places="0" number:min-decimal-places="0" number:min-integer-digits="1" number:grouping="true"/>
      <number:text>   </number:text>
    </number:number-style>
    <number:number-style style:name="N18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86P0"/>
    </number:number-style>
    <number:number-style style:name="N187P0" style:volatile="true">
      <number:number number:decimal-places="0" number:min-decimal-places="0" number:min-integer-digits="1" number:grouping="true"/>
      <number:text>   </number:text>
    </number:number-style>
    <number:number-style style:name="N18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87P0"/>
    </number:number-style>
    <number:number-style style:name="N189P0" style:volatile="true">
      <number:number number:decimal-places="2" number:min-decimal-places="2" number:min-integer-digits="1" number:grouping="true"/>
      <number:text>   </number:text>
    </number:number-style>
    <number:number-style style:name="N18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89P0"/>
    </number:number-style>
    <number:number-style style:name="N190P0" style:volatile="true">
      <number:number number:decimal-places="2" number:min-decimal-places="2" number:min-integer-digits="1" number:grouping="true"/>
      <number:text>   </number:text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90P0"/>
    </number:number-style>
    <number:number-style style:name="N191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92">
      <number:day/>
    </number:date-style>
    <number:date-style style:name="N193">
      <number:day number:style="long"/>
      <number:text> </number:text>
      <number:month number:style="long" number:textual="true"/>
    </number:date-style>
    <number:currency-style style:name="N19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9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95P0"/>
    </number:currency-style>
    <number:date-style style:name="N196">
      <number:day-of-week/>
      <number:text> </number:text>
      <number:day/>
      <number:text> </number:text>
    </number:date-style>
    <number:date-style style:name="N197">
      <number:day number:style="long"/>
    </number:date-style>
    <number:date-style style:name="N198">
      <number:day-of-week/>
    </number:date-style>
    <number:date-style style:name="N199">
      <number:month number:style="long" number:textual="true"/>
      <number:text> </number:text>
      <number:year number:style="long"/>
    </number:date-style>
    <number:percentage-style style:name="N200">
      <number:number number:decimal-places="1" number:min-decimal-places="1" number:min-integer-digits="1"/>
      <number:text>%</number:text>
    </number:percentage-style>
    <number:time-style style:name="N201" number:title="Défini par l'utilisateur" number:truncate-on-overflow="false">
      <number:hours number:style="long"/>
      <number:text>:</number:text>
      <number:minutes number:style="long"/>
    </number:time-style>
    <number:date-style style:name="N202">
      <number:year number:style="long"/>
    </number:date-style>
    <number:date-style style:name="N203">
      <number:day-of-week number:style="long"/>
      <number:text> </number:text>
    </number:date-style>
    <number:number-style style:name="N204">
      <number:number number:decimal-places="9" number:min-decimal-places="9" number:min-integer-digits="1"/>
    </number:number-style>
    <number:number-style style:name="N205">
      <number:number number:decimal-places="8" number:min-decimal-places="8" number:min-integer-digits="1"/>
    </number:number-style>
    <number:number-style style:name="N206">
      <number:number number:decimal-places="7" number:min-decimal-places="7" number:min-integer-digits="1"/>
    </number:number-style>
    <number:number-style style:name="N207">
      <number:number number:decimal-places="6" number:min-decimal-places="6" number:min-integer-digits="1"/>
    </number:number-style>
    <number:number-style style:name="N208">
      <number:number number:decimal-places="5" number:min-decimal-places="5" number:min-integer-digits="1"/>
    </number:number-style>
    <number:number-style style:name="N209">
      <number:number number:decimal-places="4" number:min-decimal-places="4" number:min-integer-digits="1"/>
    </number:number-style>
    <number:number-style style:name="N210">
      <number:number number:decimal-places="3" number:min-decimal-places="3" number:min-integer-digits="1"/>
    </number:number-style>
    <number:number-style style:name="N211">
      <number:number number:decimal-places="1" number:min-decimal-places="1" number:min-integer-digits="1"/>
    </number:number-style>
    <number:date-style style:name="N212">
      <number:day number:style="long"/>
      <number:text>-</number:text>
      <number:month number:textual="true"/>
      <number:text>-</number:text>
      <number:year/>
    </number:date-style>
    <number:date-style style:name="N213">
      <number:day number:style="long"/>
      <number:text>-</number:text>
      <number:month number:textual="true"/>
    </number:date-style>
    <number:date-style style:name="N214">
      <number:month number:textual="true"/>
      <number:text>-</number:text>
      <number:year/>
    </number:date-style>
    <number:time-style style:name="N215">
      <number:hours/>
      <number:text>:</number:text>
      <number:minutes number:style="long"/>
      <number:text> </number:text>
      <number:am-pm/>
    </number:time-style>
    <number:time-style style:name="N21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0P2" style:volatile="true">
      <number:text> </number:text>
      <number:fill-character> </number:fill-character>
      <number:text>-    </number:text>
    </number:number-style>
    <number:text-style style:name="N220">
      <number:text> </number:text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2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24P2" style:volatile="true">
      <number:text> </number:text>
      <number:fill-character> </number:fill-character>
      <number:text>- € </number:text>
    </number:number-style>
    <number:text-style style:name="N224">
      <number:text> </number:text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32">
      <number:text> </number:text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234">
      <number:day-of-week/>
      <number:text>, </number:text>
      <number:month number:textual="true"/>
      <number:text> </number:text>
      <number:day/>
      <number:text>, </number:text>
      <number:year/>
    </number:date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AM" style:family="table-cell" style:parent-style-name="Default">
      <style:table-cell-properties fo:background-color="#5770be" style:diagonal-bl-tr="none" style:diagonal-tl-br="none" fo:border="0.06pt solid #000000"/>
      <style:text-properties fo:font-size="12pt" fo:font-weight="bold"/>
    </style:style>
    <style:style style:name="J" style:family="table-cell" style:parent-style-name="Default">
      <style:table-cell-properties fo:background-color="#ffff00"/>
    </style:style>
    <style:style style:name="M" style:family="table-cell" style:parent-style-name="Default">
      <style:table-cell-properties fo:background-color="#cccccc"/>
    </style:style>
    <style:style style:name="invisible2" style:family="table-cell" style:parent-style-name="Default">
      <style:table-cell-properties fo:border-bottom="0.06pt solid #ffffff" fo:background-color="#ffffff" fo:border-left="none" fo:border-right="0.06pt solid #ffffff" fo:border-top="0.06pt solid #ffffff"/>
      <style:text-properties fo:color="#ffffff"/>
    </style:style>
    <style:style style:name="Sans_20_nom1" style:display-name="Sans nom1" style:family="table-cell" style:parent-style-name="Default" style:data-style-name="N100">
      <style:table-cell-properties fo:background-color="#ffe800" style:diagonal-bl-tr="none" style:diagonal-tl-br="none" fo:border="0.06pt solid #000000"/>
      <style:text-properties fo:font-size="12pt"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scale-to="54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2T10:25:58.558000000</meta:creation-date>
    <meta:editing-duration>P0D</meta:editing-duration>
    <meta:editing-cycles>1</meta:editing-cycles>
    <meta:generator>LibreOffice/7.5.3.2$Windows_X86_64 LibreOffice_project/9f56dff12ba03b9acd7730a5a481eea045e468f3</meta:generator>
    <meta:document-statistic meta:table-count="12" meta:cell-count="1901" meta:object-count="0"/>
  </office:meta>
</office:document-meta>
</file>